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2.75pt"/>
    </style:style>
    <style:style style:name="co2" style:family="table-column">
      <style:table-column-properties fo:break-before="auto" style:column-width="59.05pt"/>
    </style:style>
    <style:style style:name="co3" style:family="table-column">
      <style:table-column-properties fo:break-before="auto" style:column-width="58.34pt"/>
    </style:style>
    <style:style style:name="co4" style:family="table-column">
      <style:table-column-properties fo:break-before="auto" style:column-width="42.55pt"/>
    </style:style>
    <style:style style:name="co5" style:family="table-column">
      <style:table-column-properties fo:break-before="auto" style:column-width="99.44pt"/>
    </style:style>
    <style:style style:name="co6" style:family="table-column">
      <style:table-column-properties fo:break-before="auto" style:column-width="63.41pt"/>
    </style:style>
    <style:style style:name="co7" style:family="table-column">
      <style:table-column-properties fo:break-before="auto" style:column-width="64.91pt"/>
    </style:style>
    <style:style style:name="co8" style:family="table-column">
      <style:table-column-properties fo:break-before="auto" style:column-width="65.59pt"/>
    </style:style>
    <style:style style:name="co9" style:family="table-column">
      <style:table-column-properties fo:break-before="auto" style:column-width="70.64pt"/>
    </style:style>
    <style:style style:name="co10" style:family="table-column">
      <style:table-column-properties fo:break-before="auto" style:column-width="67.04pt"/>
    </style:style>
    <style:style style:name="co11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87.25pt"/>
    </style:style>
    <style:style style:name="co13" style:family="table-column">
      <style:table-column-properties fo:break-before="auto" style:column-width="68.46pt"/>
    </style:style>
    <style:style style:name="co14" style:family="table-column">
      <style:table-column-properties fo:break-before="auto" style:column-width="60.55pt"/>
    </style:style>
    <style:style style:name="co15" style:family="table-column">
      <style:table-column-properties fo:break-before="auto" style:column-width="57.71pt"/>
    </style:style>
    <style:style style:name="co16" style:family="table-column">
      <style:table-column-properties fo:break-before="auto" style:column-width="67.8pt"/>
    </style:style>
    <style:style style:name="co17" style:family="table-column">
      <style:table-column-properties fo:break-before="auto" style:column-width="72.79pt"/>
    </style:style>
    <style:style style:name="co18" style:family="table-column">
      <style:table-column-properties fo:break-before="auto" style:column-width="56.21pt"/>
    </style:style>
    <style:style style:name="co19" style:family="table-column">
      <style:table-column-properties fo:break-before="auto" style:column-width="84.3pt"/>
    </style:style>
    <style:style style:name="co20" style:family="table-column">
      <style:table-column-properties fo:break-before="auto" style:column-width="61.26pt"/>
    </style:style>
    <style:style style:name="co21" style:family="table-column">
      <style:table-column-properties fo:break-before="auto" style:column-width="85.04pt"/>
    </style:style>
    <style:style style:name="co22" style:family="table-column">
      <style:table-column-properties fo:break-before="auto" style:column-width="76.39pt"/>
    </style:style>
    <style:style style:name="co23" style:family="table-column">
      <style:table-column-properties fo:break-before="auto" style:column-width="61.9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Email_20_Comparison">
      <style:table-properties table:display="true" style:writing-mode="lr-tb"/>
    </style:style>
    <style:style style:name="ce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9999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'Email Comparison'.B6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'Email Comparison'.B6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'Email Comparison'.B6"/>
    </style:style>
    <style:style style:name="ce18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0.5" style:apply-style-name="ConditionalStyle_5f_6" style:base-cell-address="'Email Comparison'.C6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0.5" style:apply-style-name="ConditionalStyle_5f_6" style:base-cell-address="'Email Comparison'.C6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0.5" style:apply-style-name="ConditionalStyle_5f_6" style:base-cell-address="'Email Comparison'.C6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2" style:apply-style-name="ConditionalStyle_5f_6" style:base-cell-address="'Email Comparison'.D6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2" style:apply-style-name="ConditionalStyle_5f_6" style:base-cell-address="'Email Comparison'.D6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2" style:apply-style-name="ConditionalStyle_5f_6" style:base-cell-address="'Email Comparison'.D6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0.5" style:apply-style-name="ConditionalStyle_5f_6" style:base-cell-address="'Email Comparison'.E6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0.5" style:apply-style-name="ConditionalStyle_5f_6" style:base-cell-address="'Email Comparison'.E6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0.5" style:apply-style-name="ConditionalStyle_5f_6" style:base-cell-address="'Email Comparison'.E6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0.5" style:apply-style-name="ConditionalStyle_5f_6" style:base-cell-address="'Email Comparison'.F6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0.5" style:apply-style-name="ConditionalStyle_5f_6" style:base-cell-address="'Email Comparison'.F6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0.5" style:apply-style-name="ConditionalStyle_5f_6" style:base-cell-address="'Email Comparison'.F6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6" style:base-cell-address="'Email Comparison'.G6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6" style:base-cell-address="'Email Comparison'.G6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6" style:base-cell-address="'Email Comparison'.G6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3" style:apply-style-name="ConditionalStyle_5f_6" style:base-cell-address="'Email Comparison'.H6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3" style:apply-style-name="ConditionalStyle_5f_6" style:base-cell-address="'Email Comparison'.H6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3" style:apply-style-name="ConditionalStyle_5f_6" style:base-cell-address="'Email Comparison'.I6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3" style:apply-style-name="ConditionalStyle_5f_6" style:base-cell-address="'Email Comparison'.I6"/>
    </style:style>
    <style:style style:name="ce4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'Email Comparison'.J6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'Email Comparison'.J6"/>
    </style:style>
    <style:style style:name="ce4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1" style:base-cell-address="'Email Comparison'.N6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1" style:base-cell-address="'Email Comparison'.N6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1" style:base-cell-address="'Email Comparison'.N6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d9d9d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mail Compariso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5" table:default-cell-style-name="Default"/>
        <table:table-column table:style-name="co13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14" table:number-columns-repeated="5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3" table:default-cell-style-name="Default"/>
        <table:table-column table:style-name="co6" table:default-cell-style-name="Default"/>
        <table:table-column table:style-name="co17" table:number-columns-repeated="967" table:default-cell-style-name="Default"/>
        <table:table-row table:style-name="ro1">
          <table:table-cell table:style-name="ce1" table:number-columns-spanned="1" table:number-rows-spanned="3"/>
          <table:table-cell table:style-name="ce11"/>
          <table:table-cell table:style-name="ce19" table:number-columns-repeated="7"/>
          <table:table-cell table:style-name="ce43"/>
          <table:table-cell table:style-name="ce11"/>
          <table:table-cell table:style-name="ce43" table:number-columns-repeated="46"/>
          <table:table-cell table:number-columns-repeated="967"/>
        </table:table-row>
        <table:table-row table:style-name="ro1">
          <table:covered-table-cell table:style-name="ce2"/>
          <table:table-cell table:style-name="ce12" office:value-type="string" calcext:value-type="string" table:number-columns-spanned="9" table:number-rows-spanned="1">
            <text:p>SIMPLE COMPARISON</text:p>
          </table:table-cell>
          <table:covered-table-cell table:number-columns-repeated="7" table:style-name="ce20"/>
          <table:covered-table-cell table:style-name="ce44"/>
          <table:table-cell table:style-name="ce43"/>
          <table:table-cell table:style-name="ce4" office:value-type="string" calcext:value-type="string" table:number-columns-spanned="13" table:number-rows-spanned="1">
            <text:p>PRIVACY</text:p>
          </table:table-cell>
          <table:covered-table-cell table:number-columns-repeated="11" table:style-name="ce57"/>
          <table:covered-table-cell table:style-name="ce83"/>
          <table:table-cell table:style-name="ce86" office:value-type="string" calcext:value-type="string" table:number-columns-spanned="17" table:number-rows-spanned="1">
            <text:p>TECHNICAL</text:p>
          </table:table-cell>
          <table:covered-table-cell table:number-columns-repeated="16" table:style-name="ce57"/>
          <table:table-cell table:style-name="ce123" office:value-type="string" calcext:value-type="string" table:number-columns-spanned="5" table:number-rows-spanned="1">
            <text:p>WEBSITE</text:p>
          </table:table-cell>
          <table:covered-table-cell table:number-columns-repeated="4" table:style-name="ce57"/>
          <table:table-cell table:style-name="ce4" office:value-type="string" calcext:value-type="string" table:number-columns-spanned="4" table:number-rows-spanned="3">
            <text:p>PRICING</text:p>
          </table:table-cell>
          <table:covered-table-cell table:number-columns-repeated="2" table:style-name="ce20"/>
          <table:covered-table-cell table:style-name="ce44"/>
          <table:table-cell table:style-name="ce4" office:value-type="string" calcext:value-type="string" table:number-columns-spanned="7" table:number-rows-spanned="1">
            <text:p>ETHICS</text:p>
          </table:table-cell>
          <table:covered-table-cell table:number-columns-repeated="5" table:style-name="ce57"/>
          <table:covered-table-cell table:style-name="ce83"/>
          <table:table-cell table:number-columns-repeated="967"/>
        </table:table-row>
        <table:table-row table:style-name="ro1">
          <table:covered-table-cell table:style-name="ce2"/>
          <table:table-cell table:style-name="ce13" office:value-type="string" calcext:value-type="string" table:number-columns-spanned="9" table:number-rows-spanned="1">
            <text:p><text:s text:c="6"/>(RAW DATA TO THE RIGHT) ---&gt;</text:p>
          </table:table-cell>
          <table:covered-table-cell table:number-columns-repeated="7" table:style-name="ce21"/>
          <table:covered-table-cell table:style-name="ce25"/>
          <table:table-cell table:style-name="ce43"/>
          <table:table-cell table:style-name="ce52" office:value-type="string" calcext:value-type="string" table:number-columns-spanned="3" table:number-rows-spanned="2">
            <text:p>JURISDICTION</text:p>
          </table:table-cell>
          <table:covered-table-cell table:style-name="ce20"/>
          <table:covered-table-cell table:style-name="ce44"/>
          <table:table-cell table:style-name="ce52" office:value-type="string" calcext:value-type="string" table:number-columns-spanned="2" table:number-rows-spanned="2">
            <text:p>LOGGING</text:p>
          </table:table-cell>
          <table:covered-table-cell table:style-name="ce44"/>
          <table:table-cell table:style-name="ce70" office:value-type="string" calcext:value-type="string" table:number-columns-spanned="8" table:number-rows-spanned="2">
            <text:p>ACTIVISM</text:p>
          </table:table-cell>
          <table:covered-table-cell table:number-columns-repeated="6" table:style-name="ce20"/>
          <table:covered-table-cell table:style-name="ce44"/>
          <table:table-cell table:style-name="ce87" office:value-type="string" calcext:value-type="string" table:number-columns-spanned="5" table:number-rows-spanned="1">
            <text:p>SERVICE CONFIGURATION</text:p>
          </table:table-cell>
          <table:covered-table-cell table:number-columns-repeated="4" table:style-name="ce20"/>
          <table:table-cell table:style-name="ce52" office:value-type="string" calcext:value-type="string" table:number-columns-spanned="4" table:number-rows-spanned="1">
            <text:p>SECURITY</text:p>
          </table:table-cell>
          <table:covered-table-cell table:number-columns-repeated="2" table:style-name="ce20"/>
          <table:covered-table-cell table:style-name="ce44"/>
          <table:table-cell table:style-name="ce70" office:value-type="string" calcext:value-type="string" table:number-columns-spanned="8" table:number-rows-spanned="1">
            <text:p>AVAILABILITY</text:p>
          </table:table-cell>
          <table:covered-table-cell table:number-columns-repeated="6" table:style-name="ce57"/>
          <table:covered-table-cell table:style-name="ce83"/>
          <table:table-cell table:style-name="ce124" office:value-type="string" calcext:value-type="string" table:number-columns-spanned="2" table:number-rows-spanned="2">
            <text:p>COOKIES</text:p>
          </table:table-cell>
          <table:covered-table-cell table:style-name="ce44"/>
          <table:table-cell table:style-name="ce124" office:value-type="string" calcext:value-type="string" table:number-columns-spanned="3" table:number-rows-spanned="2">
            <text:p>CONFIGURATION</text:p>
          </table:table-cell>
          <table:covered-table-cell table:style-name="ce20"/>
          <table:covered-table-cell table:style-name="ce44"/>
          <table:covered-table-cell table:style-name="ce53"/>
          <table:covered-table-cell table:number-columns-repeated="2"/>
          <table:covered-table-cell table:style-name="ce60"/>
          <table:table-cell table:style-name="ce150" office:value-type="string" calcext:value-type="string" table:number-columns-spanned="5" table:number-rows-spanned="1">
            <text:p>BUSINESS PRACTICES</text:p>
          </table:table-cell>
          <table:covered-table-cell table:number-columns-repeated="4" table:style-name="ce57"/>
          <table:table-cell table:style-name="ce70" office:value-type="string" calcext:value-type="string" table:number-columns-spanned="2" table:number-rows-spanned="2">
            <text:p>AFFILIATES</text:p>
          </table:table-cell>
          <table:covered-table-cell table:style-name="ce44"/>
          <table:table-cell table:number-columns-repeated="967"/>
        </table:table-row>
        <table:table-row table:style-name="ro2">
          <table:table-cell table:style-name="ce3" office:value-type="string" calcext:value-type="string">
            <text:p>Sheet last updated 6/17/2018</text:p>
          </table:table-cell>
          <table:table-cell table:style-name="ce13" office:value-type="string" calcext:value-type="string" table:number-columns-spanned="3" table:number-rows-spanned="1">
            <text:p>PRIVACY</text:p>
          </table:table-cell>
          <table:covered-table-cell table:style-name="ce21"/>
          <table:covered-table-cell table:style-name="ce25"/>
          <table:table-cell table:style-name="ce13" office:value-type="string" calcext:value-type="string" table:number-columns-spanned="3" table:number-rows-spanned="1">
            <text:p>TECHNICAL</text:p>
          </table:table-cell>
          <table:covered-table-cell table:style-name="ce21"/>
          <table:covered-table-cell table:style-name="ce25"/>
          <table:table-cell table:style-name="ce13" office:value-type="string" calcext:value-type="string" table:number-columns-spanned="3" table:number-rows-spanned="1">
            <text:p>BUSINESS</text:p>
          </table:table-cell>
          <table:covered-table-cell table:style-name="ce21"/>
          <table:covered-table-cell table:style-name="ce25"/>
          <table:table-cell table:style-name="ce47"/>
          <table:covered-table-cell table:style-name="ce53"/>
          <table:covered-table-cell/>
          <table:covered-table-cell table:style-name="ce60"/>
          <table:covered-table-cell table:style-name="ce53"/>
          <table:covered-table-cell table:style-name="ce60"/>
          <table:covered-table-cell table:style-name="ce71"/>
          <table:covered-table-cell table:number-columns-repeated="6" table:style-name="ce21"/>
          <table:covered-table-cell table:style-name="ce25"/>
          <table:table-cell table:style-name="ce88" office:value-type="string" calcext:value-type="string" table:number-columns-spanned="2" table:number-rows-spanned="1">
            <text:p>WEBMAIL</text:p>
          </table:table-cell>
          <table:covered-table-cell table:style-name="ce57"/>
          <table:table-cell table:style-name="ce14" office:value-type="string" calcext:value-type="string" table:number-columns-spanned="3" table:number-rows-spanned="1">
            <text:p>PROTOCOLS</text:p>
          </table:table-cell>
          <table:covered-table-cell table:style-name="ce57"/>
          <table:covered-table-cell table:style-name="ce83"/>
          <table:table-cell table:style-name="ce32" office:value-type="string" calcext:value-type="string" table:number-columns-spanned="3" table:number-rows-spanned="1">
            <text:p>ENCRYPTION</text:p>
          </table:table-cell>
          <table:covered-table-cell table:style-name="ce20"/>
          <table:covered-table-cell table:style-name="ce44"/>
          <table:table-cell table:style-name="ce32" office:value-type="string" calcext:value-type="string">
            <text:p>2FA</text:p>
          </table:table-cell>
          <table:table-cell table:style-name="ce107" office:value-type="string" calcext:value-type="string" table:number-columns-spanned="2" table:number-rows-spanned="1">
            <text:p>ADDRESSES</text:p>
          </table:table-cell>
          <table:covered-table-cell table:style-name="ce83"/>
          <table:table-cell table:style-name="ce107" office:value-type="string" calcext:value-type="string" table:number-columns-spanned="4" table:number-rows-spanned="1">
            <text:p>FEATURES</text:p>
          </table:table-cell>
          <table:covered-table-cell table:number-columns-repeated="2" table:style-name="ce57"/>
          <table:covered-table-cell table:style-name="ce83"/>
          <table:table-cell table:style-name="ce107" office:value-type="string" calcext:value-type="string" table:number-columns-spanned="2" table:number-rows-spanned="1">
            <text:p>STORAGE</text:p>
          </table:table-cell>
          <table:covered-table-cell table:style-name="ce83"/>
          <table:covered-table-cell table:style-name="ce71"/>
          <table:covered-table-cell table:style-name="ce25"/>
          <table:covered-table-cell table:style-name="ce71"/>
          <table:covered-table-cell table:style-name="ce21"/>
          <table:covered-table-cell table:style-name="ce25"/>
          <table:covered-table-cell table:style-name="ce71"/>
          <table:covered-table-cell table:number-columns-repeated="2" table:style-name="ce21"/>
          <table:covered-table-cell table:style-name="ce25"/>
          <table:table-cell table:style-name="ce107" office:value-type="string" calcext:value-type="string" table:number-columns-spanned="2" table:number-rows-spanned="1">
            <text:p>GOOD FAITH</text:p>
          </table:table-cell>
          <table:covered-table-cell table:style-name="ce83"/>
          <table:table-cell table:style-name="ce107" office:value-type="string" calcext:value-type="string" table:number-columns-spanned="3" table:number-rows-spanned="1">
            <text:p>AFFILIATE / RESELLER POLICY</text:p>
          </table:table-cell>
          <table:covered-table-cell table:style-name="ce57"/>
          <table:covered-table-cell table:style-name="ce83"/>
          <table:covered-table-cell table:style-name="ce71"/>
          <table:covered-table-cell table:style-name="ce25"/>
          <table:table-cell table:number-columns-repeated="967"/>
        </table:table-row>
        <table:table-row table:style-name="ro1">
          <table:table-cell table:style-name="ce4" office:value-type="string" calcext:value-type="string">
            <text:p>EMAIL SERVICE</text:p>
          </table:table-cell>
          <table:table-cell table:style-name="ce14" office:value-type="string" calcext:value-type="string">
            <text:p>Jurisdiction</text:p>
          </table:table-cell>
          <table:table-cell table:style-name="ce14" office:value-type="string" calcext:value-type="string">
            <text:p>Logging</text:p>
          </table:table-cell>
          <table:table-cell table:style-name="ce14" office:value-type="string" calcext:value-type="string">
            <text:p>Activism</text:p>
          </table:table-cell>
          <table:table-cell table:style-name="ce14" office:value-type="string" calcext:value-type="string">
            <text:p>Service Config</text:p>
          </table:table-cell>
          <table:table-cell table:style-name="ce32" office:value-type="string" calcext:value-type="string">
            <text:p>Security</text:p>
          </table:table-cell>
          <table:table-cell table:style-name="ce14" office:value-type="string" calcext:value-type="string">
            <text:p>Availability</text:p>
          </table:table-cell>
          <table:table-cell table:style-name="ce14" office:value-type="string" calcext:value-type="string">
            <text:p>Website</text:p>
          </table:table-cell>
          <table:table-cell table:style-name="ce14" office:value-type="string" calcext:value-type="string">
            <text:p>Pricing</text:p>
          </table:table-cell>
          <table:table-cell table:style-name="ce14" office:value-type="string" calcext:value-type="string">
            <text:p>Ethics</text:p>
          </table:table-cell>
          <table:table-cell table:style-name="ce48"/>
          <table:table-cell table:style-name="ce14" office:value-type="string" calcext:value-type="string">
            <text:p>Based in (Country)</text:p>
          </table:table-cell>
          <table:table-cell table:style-name="ce14" office:value-type="string" calcext:value-type="string">
            <text:p>"Fourteen Eyes" Country</text:p>
          </table:table-cell>
          <table:table-cell table:style-name="ce14" office:value-type="string" calcext:value-type="string">
            <text:p>Enemy of the Internet</text:p>
          </table:table-cell>
          <table:table-cell table:style-name="ce14" office:value-type="string" calcext:value-type="string">
            <text:p>Payment Info</text:p>
          </table:table-cell>
          <table:table-cell table:style-name="ce14" office:value-type="string" calcext:value-type="string">
            <text:p>IP Address</text:p>
          </table:table-cell>
          <table:table-cell table:style-name="ce14" office:value-type="string" calcext:value-type="string">
            <text:p>Anonymous Payment Method</text:p>
          </table:table-cell>
          <table:table-cell table:style-name="ce14" office:value-type="string" calcext:value-type="string">
            <text:p>Accepts Cash</text:p>
          </table:table-cell>
          <table:table-cell table:style-name="ce14" office:value-type="string" calcext:value-type="string">
            <text:p>Accepts Gift Cards</text:p>
          </table:table-cell>
          <table:table-cell table:style-name="ce14" office:value-type="string" calcext:value-type="string">
            <text:p>Accepts Crypto Currency</text:p>
          </table:table-cell>
          <table:table-cell table:style-name="ce14" office:value-type="string" calcext:value-type="string">
            <text:p>Open Source Platform</text:p>
          </table:table-cell>
          <table:table-cell table:style-name="ce14" office:value-type="string" calcext:value-type="string">
            <text:p>PGP Key Available</text:p>
          </table:table-cell>
          <table:table-cell table:style-name="ce14" office:value-type="string" calcext:value-type="string">
            <text:p>Gives back to Privacy Causes</text:p>
          </table:table-cell>
          <table:table-cell table:style-name="ce14" office:value-type="string" calcext:value-type="string">
            <text:p>Meets PrivacyToolsIO Criteria</text:p>
          </table:table-cell>
          <table:table-cell table:style-name="ce14" office:value-type="string" calcext:value-type="string">
            <text:p>Web Mail Access</text:p>
          </table:table-cell>
          <table:table-cell table:style-name="ce14" office:value-type="string" calcext:value-type="string">
            <text:p>Header Info Stripped</text:p>
          </table:table-cell>
          <table:table-cell table:style-name="ce14" office:value-type="string" calcext:value-type="string">
            <text:p>POP3</text:p>
          </table:table-cell>
          <table:table-cell table:style-name="ce14" office:value-type="string" calcext:value-type="string">
            <text:p>IMAP</text:p>
          </table:table-cell>
          <table:table-cell table:style-name="ce14" office:value-type="string" calcext:value-type="string">
            <text:p>SMTP</text:p>
          </table:table-cell>
          <table:table-cell table:style-name="ce14" office:value-type="string" calcext:value-type="string">
            <text:p>User can Control Private Key</text:p>
          </table:table-cell>
          <table:table-cell table:style-name="ce14" office:value-type="string" calcext:value-type="string">
            <text:p>Encryption (In Transit)</text:p>
          </table:table-cell>
          <table:table-cell table:style-name="ce14" office:value-type="string" calcext:value-type="string">
            <text:p>Encryption (At Rest)</text:p>
          </table:table-cell>
          <table:table-cell table:style-name="ce14" office:value-type="string" calcext:value-type="string">
            <text:p>2FA Option</text:p>
          </table:table-cell>
          <table:table-cell table:style-name="ce108" office:value-type="string" calcext:value-type="string">
            <text:p># of Addresses</text:p>
          </table:table-cell>
          <table:table-cell table:style-name="ce14" office:value-type="string" calcext:value-type="string">
            <text:p>Custom Domain</text:p>
          </table:table-cell>
          <table:table-cell table:style-name="ce88" office:value-type="string" calcext:value-type="string">
            <text:p>Supports CalDAV</text:p>
          </table:table-cell>
          <table:table-cell table:style-name="ce88" office:value-type="string" calcext:value-type="string">
            <text:p>Supports WebDAV</text:p>
          </table:table-cell>
          <table:table-cell table:style-name="ce88" office:value-type="string" calcext:value-type="string">
            <text:p>Supports CardDAV</text:p>
          </table:table-cell>
          <table:table-cell table:style-name="ce14" office:value-type="string" calcext:value-type="string">
            <text:p>Supports ActiveSync</text:p>
          </table:table-cell>
          <table:table-cell table:style-name="ce88" office:value-type="string" calcext:value-type="string">
            <text:p>Email Storage (in GB)</text:p>
          </table:table-cell>
          <table:table-cell table:style-name="ce14" office:value-type="string" calcext:value-type="string">
            <text:p>Document Storage (in GB)</text:p>
          </table:table-cell>
          <table:table-cell table:style-name="ce14" office:value-type="string" calcext:value-type="string">
            <text:p># of Persistent Cookies</text:p>
          </table:table-cell>
          <table:table-cell table:style-name="ce14" office:value-type="string" calcext:value-type="string">
            <text:p># of External Trackers</text:p>
          </table:table-cell>
          <table:table-cell table:style-name="ce14" office:value-type="string" calcext:value-type="string">
            <text:p># of Proprietary API's</text:p>
          </table:table-cell>
          <table:table-cell table:style-name="ce14" office:value-type="string" calcext:value-type="string">
            <text:p>Server SSL Rating</text:p>
          </table:table-cell>
          <table:table-cell table:style-name="ce14" office:value-type="string" calcext:value-type="string">
            <text:p>SSL Certificate issued to</text:p>
          </table:table-cell>
          <table:table-cell table:style-name="ce14" office:value-type="string" calcext:value-type="string">
            <text:p>$ / Month - (Annual Pricing)</text:p>
          </table:table-cell>
          <table:table-cell table:style-name="ce14" office:value-type="string" calcext:value-type="string">
            <text:p>$ / Addresses / Month</text:p>
          </table:table-cell>
          <table:table-cell table:style-name="ce14" office:value-type="string" calcext:value-type="string">
            <text:p>Free Trial</text:p>
          </table:table-cell>
          <table:table-cell table:style-name="ce14" office:value-type="string" calcext:value-type="string">
            <text:p>Refund Window (Days)</text:p>
          </table:table-cell>
          <table:table-cell table:style-name="ce14" office:value-type="string" calcext:value-type="string">
            <text:p>Falsely Claims Service is 100% Secure</text:p>
          </table:table-cell>
          <table:table-cell table:style-name="ce14" office:value-type="string" calcext:value-type="string">
            <text:p>Incentivizes social media spam</text:p>
          </table:table-cell>
          <table:table-cell table:style-name="ce88" office:value-type="string" calcext:value-type="string">
            <text:p>Forbids spam</text:p>
          </table:table-cell>
          <table:table-cell table:style-name="ce88" office:value-type="string" calcext:value-type="string">
            <text:p>Requires ethical copy</text:p>
          </table:table-cell>
          <table:table-cell table:style-name="ce14" office:value-type="string" calcext:value-type="string">
            <text:p>Requires full disclosure</text:p>
          </table:table-cell>
          <table:table-cell table:style-name="ce14" office:value-type="string" calcext:value-type="string">
            <text:p>Practice ethical copy</text:p>
          </table:table-cell>
          <table:table-cell table:style-name="ce14" office:value-type="string" calcext:value-type="string">
            <text:p>Give full disclosure</text:p>
          </table:table-cell>
          <table:table-cell table:number-columns-repeated="967"/>
        </table:table-row>
        <table:table-row table:style-name="ro1">
          <table:table-cell table:style-name="ce5" office:value-type="string" calcext:value-type="string">
            <text:p>AOL Mail</text:p>
          </table:table-cell>
          <table:table-cell table:style-name="ce15" table:formula="of:=IF(OR([.M6]=&quot;Five&quot;);2;0)+IF(OR([.M6]=&quot;Not Disclosed&quot;);1.5;0)+IF(OR([.M6]=&quot;Nine&quot;;[.M6]=&quot;Fourteen&quot;;[.M6]=&quot;See Note&quot;;[.M6]=&quot;Cooperative&quot;);1;0)+IF(OR([.N6]=&quot;Yes&quot;);2;0)+IF(OR([.N6]=&quot;Not Disclosed&quot;);1.5;0)+IF(OR([.N6]=&quot;Owned&quot;);1;0)" office:value-type="float" office:value="4" calcext:value-type="float">
            <text:p>4</text:p>
          </table:table-cell>
          <table:table-cell table:style-name="ce22" table:formula="of:=(COUNTIF([.P6];&quot;Yes&quot;))+(0.5*COUNTIF([.P6];&quot;&quot;))+(0.5*COUNTIF([.P6];&quot;See Note&quot;))+(COUNTIF([.O6];&quot;Yes&quot;))+(0.5*COUNTIF([.O6];&quot;&quot;))" office:value-type="float" office:value="2" calcext:value-type="float">
            <text:p>2</text:p>
          </table:table-cell>
          <table:table-cell table:style-name="ce26" table:formula="of:=(3*COUNTIF([.Q6];&quot;No&quot;))+COUNTIF([.T6:.V6];&quot;No&quot;)+(0.5*COUNTIF([.U6];&quot;Some&quot;))" office:value-type="float" office:value="6" calcext:value-type="float">
            <text:p>6</text:p>
          </table:table-cell>
          <table:table-cell table:style-name="ce29" table:formula="of:=IF([.Y6]=&quot;No&quot;;1;0)+IF([.Z6]=&quot;No&quot;;1;0)+IF([.Z6]=&quot;&quot;;1;0)+(0.5*COUNTIF([.AA6];&quot;No&quot;))+COUNTIF([.AB6];&quot;No&quot;)+COUNTIF([.AC6];&quot;No&quot;)" office:value-type="float" office:value="1" calcext:value-type="float">
            <text:p>1</text:p>
          </table:table-cell>
          <table:table-cell table:style-name="ce33" table:formula="of:=COUNTIF([.AD6];&quot;No&quot;)+COUNTIF([.AE6];&quot;None&quot;)+COUNTIF([.AE6];&quot;&quot;)+IF([.AF6]=&quot;TDE&quot;;1;0)+IF([.AF6]=&quot;BitLocker&quot;;1;0)+IF([.AF6]=&quot;TrueCrypt&quot;;1;0)+COUNTIF([.AF6];&quot;None&quot;)+COUNTIF([.AF6];&quot;&quot;)+COUNTIF([.AG6];&quot;No&quot;)" office:value-type="float" office:value="1" calcext:value-type="float">
            <text:p>1</text:p>
          </table:table-cell>
          <table:table-cell table:style-name="ce36" table:formula="of:=IF([.AH6]&lt;3;1;0)+IF([.AI6]=&quot;No&quot;;1)+IF([.AJ6]=&quot;No&quot;;1)+IF([.AK6]=&quot;No&quot;;1)+IF([.AL6]=&quot;No&quot;;1)+IF([.AM6]=&quot;No&quot;;1)+IF([.AN6]&lt;1;1)+IF([.AO6]&lt;1;1)" office:value-type="float" office:value="4" calcext:value-type="float">
            <text:p>4</text:p>
          </table:table-cell>
          <table:table-cell table:style-name="ce39" table:formula="of:=IF([.AP6]=0;0;IF([.AP6]&lt;5;1;IF([.AP6]&lt;10;2;3)))+IF([.AQ6]=0;0;IF([.AQ6]&lt;3;1;IF([.AQ6]&lt;10;2;3)))+IF([.AR6]=0;0;IF([.AR6]&lt;5;1;IF([.AR6]&lt;10;2;3)))+IF([.AS6]=&quot;A&quot;;0;IF([.AS6]=&quot;A+&quot;;0;IF([.AS6]=&quot;B&quot;;1;5))+IF([.AT6]=&quot;Self&quot;;0;IF([.AT6]=&quot;CloudFlare&quot;;2;IF([.AT6]=&quot;Incapsula&quot;;2;3))))" office:value-type="float" office:value="12" calcext:value-type="float">
            <text:p>12</text:p>
          </table:table-cell>
          <table:table-cell table:style-name="ce41" table:formula="of:=IF([.AU6]&lt;PricePercentile33;0;IF([.AU6]&lt;PricePercentile66;1;2))+IF([.AV6]&lt;ConPricePercentile33;0;IF([.AV6]&lt;ConPricePercentile66;1;2))+IF([.AW6]=&quot;Free&quot;;0;IF([.AW6]=&quot;Yes&quot;;0;1))+IF([.AX6]=&quot;Free&quot;;0;IF([.AX6]&gt;29;0;IF([.AX6]&gt;13;1;IF([.AX6]&gt;6;2;3))))" office:value-type="float" office:value="0" calcext:value-type="float">
            <text:p>0</text:p>
          </table:table-cell>
          <table:table-cell table:style-name="ce45" table:formula="of:=IF([.AY6]=&quot;Yes&quot;;1;0)+IF([.AZ6]=&quot;Yes&quot;;1;0)+IF([.BA6]=&quot;No&quot;;1;IF([.BA6]=&quot;&quot;;0;IF([.BA6]=&quot;Some&quot;;0.5;0)))+IF([.BB6]=&quot;No&quot;;1;IF([.BB6]=&quot;&quot;;0;IF([.BB6]=&quot;Some&quot;;0.5;0)))+IF([.BC6]=&quot;No&quot;;1;IF([.BC6]=&quot;&quot;;0;IF([.BC6]=&quot;Some&quot;;0.5;0)))+IF([.BD6]=&quot;&quot;;0;1)+IF([.BE6]=&quot;&quot;;0;1)" office:value-type="float" office:value="4" calcext:value-type="float">
            <text:p>4</text:p>
          </table:table-cell>
          <table:table-cell table:style-name="ce18"/>
          <table:table-cell table:style-name="ce54" office:value-type="string" calcext:value-type="string">
            <text:p>USA</text:p>
          </table:table-cell>
          <table:table-cell table:style-name="ce58" table:formula="of:=IF(OR([.L6]=&quot;USA&quot;;[.L6]=&quot;UK&quot;;[.L6]=&quot;Canada&quot;;[.L6]=&quot;Australia&quot;;[.L6]=&quot;New Zealand&quot;);&quot;Five&quot;;(IF(OR([.L6]=&quot;Denmark&quot;;[.L6]=&quot;France&quot;;[.L6]=&quot;Netherlands&quot;;[.L6]=&quot;Norway&quot;);&quot;Nine&quot;;IF(OR([.L6]=&quot;Belgium&quot;;[.L6]=&quot;Germany&quot;;[.L6]=&quot;Italy&quot;;[.L6]=&quot;Spain&quot;;[.L6]=&quot;Sweden&quot;);&quot;Fourteen&quot;;IF([.L6]=&quot;&quot;;&quot;Not Disclosed&quot;;IF(OR([.L6]=&quot;British Virgin Islands&quot;;[.L6]=&quot;Gibraltar&quot;;[.L6]=&quot;British Indian Ocean&quot;;[.L6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Yes</text:p>
          </table:table-cell>
          <table:table-cell table:style-name="ce64" office:value-type="string" calcext:value-type="string">
            <text:p>Yes</text:p>
          </table:table-cell>
          <table:table-cell table:style-name="ce67" office:value-type="string" calcext:value-type="string">
            <text:p>Yes</text:p>
          </table:table-cell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6]=&quot;USA&quot;); [.AE6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 office:value-type="string" calcext:value-type="string">
            <text:p>None</text:p>
          </table:table-cell>
          <table:table-cell table:style-name="ce102" office:value-type="string" calcext:value-type="string">
            <text:p>Yes</text:p>
          </table:table-cell>
          <table:table-cell table:style-name="ce109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1000" calcext:value-type="float">
            <text:p>1000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11" calcext:value-type="float">
            <text:p>11</text:p>
          </table:table-cell>
          <table:table-cell table:style-name="ce128" office:value-type="float" office:value="6" calcext:value-type="float">
            <text:p>6</text:p>
          </table:table-cell>
          <table:table-cell table:style-name="ce131" office:value-type="float" office:value="9" calcext:value-type="float">
            <text:p>9</text:p>
          </table:table-cell>
          <table:table-cell table:style-name="ce134" office:value-type="string" calcext:value-type="string">
            <text:p>A-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0" calcext:value-type="float">
            <text:p>$0.00</text:p>
          </table:table-cell>
          <table:table-cell table:style-name="ce143" office:value-type="float" office:value="0" calcext:value-type="float">
            <text:p>$0.00</text:p>
          </table:table-cell>
          <table:table-cell table:style-name="ce145" office:value-type="string" calcext:value-type="string">
            <text:p>Free</text:p>
          </table:table-cell>
          <table:table-cell table:style-name="ce147" office:value-type="string" calcext:value-type="string">
            <text:p>Free</text:p>
          </table:table-cell>
          <table:table-cell table:style-name="ce151"/>
          <table:table-cell table:style-name="ce154"/>
          <table:table-cell table:style-name="ce156" office:value-type="string" calcext:value-type="string">
            <text:p>No</text:p>
          </table:table-cell>
          <table:table-cell table:style-name="ce157" office:value-type="string" calcext:value-type="string">
            <text:p>No</text:p>
          </table:table-cell>
          <table:table-cell table:style-name="ce159" office:value-type="string" calcext:value-type="string">
            <text:p>No</text:p>
          </table:table-cell>
          <table:table-cell table:style-name="ce162"/>
          <table:table-cell table:style-name="ce165" office:value-type="string" calcext:value-type="string">
            <text:p>No</text:p>
          </table:table-cell>
          <table:table-cell table:number-columns-repeated="967"/>
        </table:table-row>
        <table:table-row table:style-name="ro1">
          <table:table-cell table:style-name="ce5" office:value-type="string" calcext:value-type="string">
            <text:p>AtMail</text:p>
          </table:table-cell>
          <table:table-cell table:style-name="ce16" table:formula="of:=IF(OR([.M7]=&quot;Five&quot;);2;0)+IF(OR([.M7]=&quot;Not Disclosed&quot;);1.5;0)+IF(OR([.M7]=&quot;Nine&quot;;[.M7]=&quot;Fourteen&quot;;[.M7]=&quot;See Note&quot;;[.M7]=&quot;Cooperative&quot;);1;0)+IF(OR([.N7]=&quot;Yes&quot;);2;0)+IF(OR([.N7]=&quot;Not Disclosed&quot;);1.5;0)+IF(OR([.N7]=&quot;Owned&quot;);1;0)" office:value-type="float" office:value="2" calcext:value-type="float">
            <text:p>2</text:p>
          </table:table-cell>
          <table:table-cell table:style-name="ce23" table:formula="of:=(COUNTIF([.P7];&quot;Yes&quot;))+(0.5*COUNTIF([.P7];&quot;&quot;))+(0.5*COUNTIF([.P7];&quot;See Note&quot;))+(COUNTIF([.O7];&quot;Yes&quot;))+(0.5*COUNTIF([.O7];&quot;&quot;))" office:value-type="float" office:value="2" calcext:value-type="float">
            <text:p>2</text:p>
          </table:table-cell>
          <table:table-cell table:style-name="ce27" table:formula="of:=(3*COUNTIF([.Q7];&quot;No&quot;))+COUNTIF([.T7:.V7];&quot;No&quot;)+(0.5*COUNTIF([.U7];&quot;Some&quot;))" office:value-type="float" office:value="1" calcext:value-type="float">
            <text:p>1</text:p>
          </table:table-cell>
          <table:table-cell table:style-name="ce30" table:formula="of:=IF([.Y7]=&quot;No&quot;;1;0)+IF([.Z7]=&quot;No&quot;;1;0)+IF([.Z7]=&quot;&quot;;1;0)+(0.5*COUNTIF([.AA7];&quot;No&quot;))+COUNTIF([.AB7];&quot;No&quot;)+COUNTIF([.AC7];&quot;No&quot;)" office:value-type="float" office:value="1" calcext:value-type="float">
            <text:p>1</text:p>
          </table:table-cell>
          <table:table-cell table:style-name="ce34" table:formula="of:=COUNTIF([.AD7];&quot;No&quot;)+COUNTIF([.AE7];&quot;None&quot;)+COUNTIF([.AE7];&quot;&quot;)+IF([.AF7]=&quot;TDE&quot;;1;0)+IF([.AF7]=&quot;BitLocker&quot;;1;0)+IF([.AF7]=&quot;TrueCrypt&quot;;1;0)+COUNTIF([.AF7];&quot;None&quot;)+COUNTIF([.AF7];&quot;&quot;)+COUNTIF([.AG7];&quot;No&quot;)" office:value-type="float" office:value="1" calcext:value-type="float">
            <text:p>1</text:p>
          </table:table-cell>
          <table:table-cell table:style-name="ce37" table:formula="of:=IF([.AH7]&lt;3;1;0)+IF([.AI7]=&quot;No&quot;;1)+IF([.AJ7]=&quot;No&quot;;1)+IF([.AK7]=&quot;No&quot;;1)+IF([.AL7]=&quot;No&quot;;1)+IF([.AM7]=&quot;No&quot;;1)+IF([.AN7]&lt;1;1)+IF([.AO7]&lt;1;1)" office:value-type="float" office:value="0" calcext:value-type="float">
            <text:p>0</text:p>
          </table:table-cell>
          <table:table-cell table:style-name="ce39" table:formula="of:=IF([.AP7]=0;0;IF([.AP7]&lt;5;1;IF([.AP7]&lt;10;2;3)))+IF([.AQ7]=0;0;IF([.AQ7]&lt;3;1;IF([.AQ7]&lt;10;2;3)))+IF([.AR7]=0;0;IF([.AR7]&lt;5;1;IF([.AR7]&lt;10;2;3)))+IF([.AS7]=&quot;A&quot;;0;IF([.AS7]=&quot;A+&quot;;0;IF([.AS7]=&quot;B&quot;;1;5))+IF([.AT7]=&quot;Self&quot;;0;IF([.AT7]=&quot;CloudFlare&quot;;2;IF([.AT7]=&quot;Incapsula&quot;;2;3))))" office:value-type="float" office:value="8" calcext:value-type="float">
            <text:p>8</text:p>
          </table:table-cell>
          <table:table-cell table:style-name="ce41" table:formula="of:=IF([.AU7]&lt;PricePercentile33;0;IF([.AU7]&lt;PricePercentile66;1;2))+IF([.AV7]&lt;ConPricePercentile33;0;IF([.AV7]&lt;ConPricePercentile66;1;2))+IF([.AW7]=&quot;Free&quot;;0;IF([.AW7]=&quot;Yes&quot;;0;1))+IF([.AX7]=&quot;Free&quot;;0;IF([.AX7]&gt;29;0;IF([.AX7]&gt;13;1;IF([.AX7]&gt;6;2;3))))" office:value-type="float" office:value="6" calcext:value-type="float">
            <text:p>6</text:p>
          </table:table-cell>
          <table:table-cell table:style-name="ce45" table:formula="of:=IF([.AY7]=&quot;Yes&quot;;1;0)+IF([.AZ7]=&quot;Yes&quot;;1;0)+IF([.BA7]=&quot;No&quot;;1;IF([.BA7]=&quot;&quot;;0;IF([.BA7]=&quot;Some&quot;;0.5;0)))+IF([.BB7]=&quot;No&quot;;1;IF([.BB7]=&quot;&quot;;0;IF([.BB7]=&quot;Some&quot;;0.5;0)))+IF([.BC7]=&quot;No&quot;;1;IF([.BC7]=&quot;&quot;;0;IF([.BC7]=&quot;Some&quot;;0.5;0)))+IF([.BD7]=&quot;&quot;;0;1)+IF([.BE7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Australia</text:p>
          </table:table-cell>
          <table:table-cell table:style-name="ce58" table:formula="of:=IF(OR([.L7]=&quot;USA&quot;;[.L7]=&quot;UK&quot;;[.L7]=&quot;Canada&quot;;[.L7]=&quot;Australia&quot;;[.L7]=&quot;New Zealand&quot;);&quot;Five&quot;;(IF(OR([.L7]=&quot;Denmark&quot;;[.L7]=&quot;France&quot;;[.L7]=&quot;Netherlands&quot;;[.L7]=&quot;Norway&quot;);&quot;Nine&quot;;IF(OR([.L7]=&quot;Belgium&quot;;[.L7]=&quot;Germany&quot;;[.L7]=&quot;Italy&quot;;[.L7]=&quot;Spain&quot;;[.L7]=&quot;Sweden&quot;);&quot;Fourteen&quot;;IF([.L7]=&quot;&quot;;&quot;Not Disclosed&quot;;IF(OR([.L7]=&quot;British Virgin Islands&quot;;[.L7]=&quot;Gibraltar&quot;;[.L7]=&quot;British Indian Ocean&quot;;[.L7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7" office:value-type="string" calcext:value-type="string">
            <text:p>Yes</text:p>
          </table:table-cell>
          <table:table-cell table:style-name="ce73" office:value-type="string" calcext:value-type="string">
            <text:p>Email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Yes</text:p>
          </table:table-cell>
          <table:table-cell table:style-name="ce79" office:value-type="string" calcext:value-type="string">
            <text:p>Yes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7]=&quot;USA&quot;); [.AE7]=&quot;SSL/TLS&quot;); &quot;Yes&quot;; &quot;No&quot;)" office:value-type="string" office:string-value="Yes" calcext:value-type="string">
            <text:p>Yes</text:p>
          </table:table-cell>
          <table:table-cell table:style-name="ce90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5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100"/>
          <table:table-cell table:style-name="ce103" office:value-type="string" calcext:value-type="string">
            <text:p>Yes</text:p>
          </table:table-cell>
          <table:table-cell table:style-name="ce109" office:value-type="float" office:value="25" calcext:value-type="float">
            <text:p>25</text:p>
          </table:table-cell>
          <table:table-cell table:style-name="ce112" office:value-type="string" calcext:value-type="string">
            <text:p>Yes</text:p>
          </table:table-cell>
          <table:table-cell table:number-columns-repeated="3" table:style-name="ce113" office:value-type="string" calcext:value-type="string">
            <text:p>Yes</text:p>
          </table:table-cell>
          <table:table-cell table:style-name="ce112" office:value-type="string" calcext:value-type="string">
            <text:p>Yes</text:p>
          </table:table-cell>
          <table:table-cell table:style-name="ce118" office:value-type="float" office:value="10" calcext:value-type="float">
            <text:p>10</text:p>
          </table:table-cell>
          <table:table-cell table:style-name="ce120" office:value-type="float" office:value="10" calcext:value-type="float">
            <text:p>10</text:p>
          </table:table-cell>
          <table:table-cell table:style-name="ce126" office:value-type="float" office:value="4" calcext:value-type="float">
            <text:p>4</text:p>
          </table:table-cell>
          <table:table-cell table:style-name="ce128" office:value-type="float" office:value="4" calcext:value-type="float">
            <text:p>4</text:p>
          </table:table-cell>
          <table:table-cell table:style-name="ce132" office:value-type="float" office:value="14" calcext:value-type="float">
            <text:p>14</text:p>
          </table:table-cell>
          <table:table-cell table:style-name="ce134" office:value-type="string" calcext:value-type="string">
            <text:p>A+</text:p>
          </table:table-cell>
          <table:table-cell table:style-name="ce136" office:value-type="string" calcext:value-type="string">
            <text:p>CloudFlare</text:p>
          </table:table-cell>
          <table:table-cell table:style-name="ce140" office:value-type="float" office:value="40.21" calcext:value-type="float">
            <text:p>$40.21</text:p>
          </table:table-cell>
          <table:table-cell table:style-name="ce143" table:formula="of:=[.AU7]/[.AH7]" office:value-type="float" office:value="1.6084" calcext:value-type="float">
            <text:p>$1.61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float" office:value="0" calcext:value-type="float">
            <text:p>0</text:p>
          </table:table-cell>
          <table:table-cell table:style-name="ce152"/>
          <table:table-cell table:style-name="ce154"/>
          <table:table-cell table:style-name="ce157" table:number-columns-repeated="2"/>
          <table:table-cell table:style-name="ce159"/>
          <table:table-cell table:style-name="ce163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CounterMail</text:p>
          </table:table-cell>
          <table:table-cell table:style-name="ce16" table:formula="of:=IF(OR([.M8]=&quot;Five&quot;);2;0)+IF(OR([.M8]=&quot;Not Disclosed&quot;);1.5;0)+IF(OR([.M8]=&quot;Nine&quot;;[.M8]=&quot;Fourteen&quot;;[.M8]=&quot;See Note&quot;;[.M8]=&quot;Cooperative&quot;);1;0)+IF(OR([.N8]=&quot;Yes&quot;);2;0)+IF(OR([.N8]=&quot;Not Disclosed&quot;);1.5;0)+IF(OR([.N8]=&quot;Owned&quot;);1;0)" office:value-type="float" office:value="1" calcext:value-type="float">
            <text:p>1</text:p>
          </table:table-cell>
          <table:table-cell table:style-name="ce23" table:formula="of:=(COUNTIF([.P8];&quot;Yes&quot;))+(0.5*COUNTIF([.P8];&quot;&quot;))+(0.5*COUNTIF([.P8];&quot;See Note&quot;))+(COUNTIF([.O8];&quot;Yes&quot;))+(0.5*COUNTIF([.O8];&quot;&quot;))" office:value-type="float" office:value="1" calcext:value-type="float">
            <text:p>1</text:p>
          </table:table-cell>
          <table:table-cell table:style-name="ce27" table:formula="of:=(3*COUNTIF([.Q8];&quot;No&quot;))+COUNTIF([.T8:.V8];&quot;No&quot;)+(0.5*COUNTIF([.U8];&quot;Some&quot;))" office:value-type="float" office:value="5" calcext:value-type="float">
            <text:p>5</text:p>
          </table:table-cell>
          <table:table-cell table:style-name="ce30" table:formula="of:=IF([.Y8]=&quot;No&quot;;1;0)+IF([.Z8]=&quot;No&quot;;1;0)+IF([.Z8]=&quot;&quot;;1;0)+(0.5*COUNTIF([.AA8];&quot;No&quot;))+COUNTIF([.AB8];&quot;No&quot;)+COUNTIF([.AC8];&quot;No&quot;)" office:value-type="float" office:value="0.5" calcext:value-type="float">
            <text:p>0.5</text:p>
          </table:table-cell>
          <table:table-cell table:style-name="ce34" table:formula="of:=COUNTIF([.AD8];&quot;No&quot;)+COUNTIF([.AE8];&quot;None&quot;)+COUNTIF([.AE8];&quot;&quot;)+IF([.AF8]=&quot;TDE&quot;;1;0)+IF([.AF8]=&quot;BitLocker&quot;;1;0)+IF([.AF8]=&quot;TrueCrypt&quot;;1;0)+COUNTIF([.AF8];&quot;None&quot;)+COUNTIF([.AF8];&quot;&quot;)+COUNTIF([.AG8];&quot;No&quot;)" office:value-type="float" office:value="0" calcext:value-type="float">
            <text:p>0</text:p>
          </table:table-cell>
          <table:table-cell table:style-name="ce37" table:formula="of:=IF([.AH8]&lt;3;1;0)+IF([.AI8]=&quot;No&quot;;1)+IF([.AJ8]=&quot;No&quot;;1)+IF([.AK8]=&quot;No&quot;;1)+IF([.AL8]=&quot;No&quot;;1)+IF([.AM8]=&quot;No&quot;;1)+IF([.AN8]&lt;1;1)+IF([.AO8]&lt;1;1)" office:value-type="float" office:value="7" calcext:value-type="float">
            <text:p>7</text:p>
          </table:table-cell>
          <table:table-cell table:style-name="ce39" table:formula="of:=IF([.AP8]=0;0;IF([.AP8]&lt;5;1;IF([.AP8]&lt;10;2;3)))+IF([.AQ8]=0;0;IF([.AQ8]&lt;3;1;IF([.AQ8]&lt;10;2;3)))+IF([.AR8]=0;0;IF([.AR8]&lt;5;1;IF([.AR8]&lt;10;2;3)))+IF([.AS8]=&quot;A&quot;;0;IF([.AS8]=&quot;A+&quot;;0;IF([.AS8]=&quot;B&quot;;1;5))+IF([.AT8]=&quot;Self&quot;;0;IF([.AT8]=&quot;CloudFlare&quot;;2;IF([.AT8]=&quot;Incapsula&quot;;2;3))))" office:value-type="float" office:value="5" calcext:value-type="float">
            <text:p>5</text:p>
          </table:table-cell>
          <table:table-cell table:style-name="ce41" table:formula="of:=IF([.AU8]&lt;PricePercentile33;0;IF([.AU8]&lt;PricePercentile66;1;2))+IF([.AV8]&lt;ConPricePercentile33;0;IF([.AV8]&lt;ConPricePercentile66;1;2))+IF([.AW8]=&quot;Free&quot;;0;IF([.AW8]=&quot;Yes&quot;;0;1))+IF([.AX8]=&quot;Free&quot;;0;IF([.AX8]&gt;29;0;IF([.AX8]&gt;13;1;IF([.AX8]&gt;6;2;3))))" office:value-type="float" office:value="6" calcext:value-type="float">
            <text:p>6</text:p>
          </table:table-cell>
          <table:table-cell table:style-name="ce45" table:formula="of:=IF([.AY8]=&quot;Yes&quot;;1;0)+IF([.AZ8]=&quot;Yes&quot;;1;0)+IF([.BA8]=&quot;No&quot;;1;IF([.BA8]=&quot;&quot;;0;IF([.BA8]=&quot;Some&quot;;0.5;0)))+IF([.BB8]=&quot;No&quot;;1;IF([.BB8]=&quot;&quot;;0;IF([.BB8]=&quot;Some&quot;;0.5;0)))+IF([.BC8]=&quot;No&quot;;1;IF([.BC8]=&quot;&quot;;0;IF([.BC8]=&quot;Some&quot;;0.5;0)))+IF([.BD8]=&quot;&quot;;0;1)+IF([.BE8]=&quot;&quot;;0;1)" office:value-type="float" office:value="0" calcext:value-type="float">
            <text:p>0</text:p>
          </table:table-cell>
          <table:table-cell table:style-name="ce49"/>
          <table:table-cell table:style-name="ce55" office:value-type="string" calcext:value-type="string">
            <text:p>Sweden</text:p>
          </table:table-cell>
          <table:table-cell table:style-name="ce58" table:formula="of:=IF(OR([.L8]=&quot;USA&quot;;[.L8]=&quot;UK&quot;;[.L8]=&quot;Canada&quot;;[.L8]=&quot;Australia&quot;;[.L8]=&quot;New Zealand&quot;);&quot;Five&quot;;(IF(OR([.L8]=&quot;Denmark&quot;;[.L8]=&quot;France&quot;;[.L8]=&quot;Netherlands&quot;;[.L8]=&quot;Norway&quot;);&quot;Nine&quot;;IF(OR([.L8]=&quot;Belgium&quot;;[.L8]=&quot;Germany&quot;;[.L8]=&quot;Italy&quot;;[.L8]=&quot;Spain&quot;;[.L8]=&quot;Sweden&quot;);&quot;Fourteen&quot;;IF([.L8]=&quot;&quot;;&quot;Not Disclosed&quot;;IF(OR([.L8]=&quot;British Virgin Islands&quot;;[.L8]=&quot;Gibraltar&quot;;[.L8]=&quot;British Indian Ocean&quot;;[.L8]=&quot;Barbados&quot;);&quot;See Note&quot;;&quot;No&quot;))))))" office:value-type="string" office:string-value="Fourteen" calcext:value-type="string">
            <text:p>Fourteen</text:p>
          </table:table-cell>
          <table:table-cell table:style-name="ce61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7" office:value-type="string" calcext:value-type="string">
            <text:p>No</text:p>
          </table:table-cell>
          <table:table-cell table:style-name="ce73" office:value-type="string" calcext:value-type="string">
            <text:p>No</text:p>
          </table:table-cell>
          <table:table-cell table:number-columns-repeated="2" table:style-name="ce75" office:value-type="string" calcext:value-type="string">
            <text:p>No</text:p>
          </table:table-cell>
          <table:table-cell table:style-name="ce75" office:value-type="string" calcext:value-type="string">
            <text:p>Yes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8]=&quot;USA&quot;); [.AE8]=&quot;SSL/TLS&quot;); &quot;Yes&quot;; &quot;No&quot;)" office:value-type="string" office:string-value="Yes" calcext:value-type="string">
            <text:p>Yes</text:p>
          </table:table-cell>
          <table:table-cell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0" office:value-type="string" calcext:value-type="string">
            <text:p>No</text:p>
          </table:table-cell>
          <table:table-cell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5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100" office:value-type="string" calcext:value-type="string">
            <text:p>OpenPGP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number-columns-repeated="3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8" office:value-type="float" office:value="0.5" calcext:value-type="float">
            <text:p>0.5</text:p>
          </table:table-cell>
          <table:table-cell table:style-name="ce120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134" office:value-type="string" calcext:value-type="string">
            <text:p>C</text:p>
          </table:table-cell>
          <table:table-cell table:style-name="ce136" office:value-type="string" calcext:value-type="string">
            <text:p>Self</text:p>
          </table:table-cell>
          <table:table-cell table:style-name="ce140" office:value-type="float" office:value="4.91" calcext:value-type="float">
            <text:p>$4.91</text:p>
          </table:table-cell>
          <table:table-cell table:style-name="ce143" table:formula="of:=[.AU8]/[.AH8]" office:value-type="float" office:value="4.91" calcext:value-type="float">
            <text:p>$4.91</text:p>
          </table:table-cell>
          <table:table-cell table:style-name="ce145" office:value-type="string" calcext:value-type="string">
            <text:p>No</text:p>
          </table:table-cell>
          <table:table-cell table:style-name="ce147" office:value-type="float" office:value="14" calcext:value-type="float">
            <text:p>14</text:p>
          </table:table-cell>
          <table:table-cell table:style-name="ce152"/>
          <table:table-cell table:style-name="ce154"/>
          <table:table-cell table:style-name="ce157" table:number-columns-repeated="2"/>
          <table:table-cell table:style-name="ce159"/>
          <table:table-cell table:style-name="ce163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CryptoHeaven</text:p>
          </table:table-cell>
          <table:table-cell table:style-name="ce16" table:formula="of:=IF(OR([.M9]=&quot;Five&quot;);2;0)+IF(OR([.M9]=&quot;Not Disclosed&quot;);1.5;0)+IF(OR([.M9]=&quot;Nine&quot;;[.M9]=&quot;Fourteen&quot;;[.M9]=&quot;See Note&quot;;[.M9]=&quot;Cooperative&quot;);1;0)+IF(OR([.N9]=&quot;Yes&quot;);2;0)+IF(OR([.N9]=&quot;Not Disclosed&quot;);1.5;0)+IF(OR([.N9]=&quot;Owned&quot;);1;0)" office:value-type="float" office:value="2" calcext:value-type="float">
            <text:p>2</text:p>
          </table:table-cell>
          <table:table-cell table:style-name="ce23" table:formula="of:=(COUNTIF([.P9];&quot;Yes&quot;))+(0.5*COUNTIF([.P9];&quot;&quot;))+(0.5*COUNTIF([.P9];&quot;See Note&quot;))+(COUNTIF([.O9];&quot;Yes&quot;))+(0.5*COUNTIF([.O9];&quot;&quot;))" office:value-type="float" office:value="0.5" calcext:value-type="float">
            <text:p>0.5</text:p>
          </table:table-cell>
          <table:table-cell table:style-name="ce27" table:formula="of:=(3*COUNTIF([.Q9];&quot;No&quot;))+COUNTIF([.T9:.V9];&quot;No&quot;)+(0.5*COUNTIF([.U9];&quot;Some&quot;))" office:value-type="float" office:value="6" calcext:value-type="float">
            <text:p>6</text:p>
          </table:table-cell>
          <table:table-cell table:style-name="ce30" table:formula="of:=IF([.Y9]=&quot;No&quot;;1;0)+IF([.Z9]=&quot;No&quot;;1;0)+IF([.Z9]=&quot;&quot;;1;0)+(0.5*COUNTIF([.AA9];&quot;No&quot;))+COUNTIF([.AB9];&quot;No&quot;)+COUNTIF([.AC9];&quot;No&quot;)" office:value-type="float" office:value="2.5" calcext:value-type="float">
            <text:p>2.5</text:p>
          </table:table-cell>
          <table:table-cell table:style-name="ce34" table:formula="of:=COUNTIF([.AD9];&quot;No&quot;)+COUNTIF([.AE9];&quot;None&quot;)+COUNTIF([.AE9];&quot;&quot;)+IF([.AF9]=&quot;TDE&quot;;1;0)+IF([.AF9]=&quot;BitLocker&quot;;1;0)+IF([.AF9]=&quot;TrueCrypt&quot;;1;0)+COUNTIF([.AF9];&quot;None&quot;)+COUNTIF([.AF9];&quot;&quot;)+COUNTIF([.AG9];&quot;No&quot;)" office:value-type="float" office:value="1" calcext:value-type="float">
            <text:p>1</text:p>
          </table:table-cell>
          <table:table-cell table:style-name="ce37" table:formula="of:=IF([.AH9]&lt;3;1;0)+IF([.AI9]=&quot;No&quot;;1)+IF([.AJ9]=&quot;No&quot;;1)+IF([.AK9]=&quot;No&quot;;1)+IF([.AL9]=&quot;No&quot;;1)+IF([.AM9]=&quot;No&quot;;1)+IF([.AN9]&lt;1;1)+IF([.AO9]&lt;1;1)" office:value-type="float" office:value="6" calcext:value-type="float">
            <text:p>6</text:p>
          </table:table-cell>
          <table:table-cell table:style-name="ce39" table:formula="of:=IF([.AP9]=0;0;IF([.AP9]&lt;5;1;IF([.AP9]&lt;10;2;3)))+IF([.AQ9]=0;0;IF([.AQ9]&lt;3;1;IF([.AQ9]&lt;10;2;3)))+IF([.AR9]=0;0;IF([.AR9]&lt;5;1;IF([.AR9]&lt;10;2;3)))+IF([.AS9]=&quot;A&quot;;0;IF([.AS9]=&quot;A+&quot;;0;IF([.AS9]=&quot;B&quot;;1;5))+IF([.AT9]=&quot;Self&quot;;0;IF([.AT9]=&quot;CloudFlare&quot;;2;IF([.AT9]=&quot;Incapsula&quot;;2;3))))" office:value-type="float" office:value="13" calcext:value-type="float">
            <text:p>13</text:p>
          </table:table-cell>
          <table:table-cell table:style-name="ce41" table:formula="of:=IF([.AU9]&lt;PricePercentile33;0;IF([.AU9]&lt;PricePercentile66;1;2))+IF([.AV9]&lt;ConPricePercentile33;0;IF([.AV9]&lt;ConPricePercentile66;1;2))+IF([.AW9]=&quot;Free&quot;;0;IF([.AW9]=&quot;Yes&quot;;0;1))+IF([.AX9]=&quot;Free&quot;;0;IF([.AX9]&gt;29;0;IF([.AX9]&gt;13;1;IF([.AX9]&gt;6;2;3))))" office:value-type="float" office:value="3" calcext:value-type="float">
            <text:p>3</text:p>
          </table:table-cell>
          <table:table-cell table:style-name="ce45" table:formula="of:=IF([.AY9]=&quot;Yes&quot;;1;0)+IF([.AZ9]=&quot;Yes&quot;;1;0)+IF([.BA9]=&quot;No&quot;;1;IF([.BA9]=&quot;&quot;;0;IF([.BA9]=&quot;Some&quot;;0.5;0)))+IF([.BB9]=&quot;No&quot;;1;IF([.BB9]=&quot;&quot;;0;IF([.BB9]=&quot;Some&quot;;0.5;0)))+IF([.BC9]=&quot;No&quot;;1;IF([.BC9]=&quot;&quot;;0;IF([.BC9]=&quot;Some&quot;;0.5;0)))+IF([.BD9]=&quot;&quot;;0;1)+IF([.BE9]=&quot;&quot;;0;1)" office:value-type="float" office:value="4" calcext:value-type="float">
            <text:p>4</text:p>
          </table:table-cell>
          <table:table-cell table:style-name="ce18"/>
          <table:table-cell table:style-name="ce54" office:value-type="string" calcext:value-type="string">
            <text:p>Canada</text:p>
          </table:table-cell>
          <table:table-cell table:style-name="ce58" table:formula="of:=IF(OR([.L9]=&quot;USA&quot;;[.L9]=&quot;UK&quot;;[.L9]=&quot;Canada&quot;;[.L9]=&quot;Australia&quot;;[.L9]=&quot;New Zealand&quot;);&quot;Five&quot;;(IF(OR([.L9]=&quot;Denmark&quot;;[.L9]=&quot;France&quot;;[.L9]=&quot;Netherlands&quot;;[.L9]=&quot;Norway&quot;);&quot;Nine&quot;;IF(OR([.L9]=&quot;Belgium&quot;;[.L9]=&quot;Germany&quot;;[.L9]=&quot;Italy&quot;;[.L9]=&quot;Spain&quot;;[.L9]=&quot;Sweden&quot;);&quot;Fourteen&quot;;IF([.L9]=&quot;&quot;;&quot;Not Disclosed&quot;;IF(OR([.L9]=&quot;British Virgin Islands&quot;;[.L9]=&quot;Gibraltar&quot;;[.L9]=&quot;British Indian Ocean&quot;;[.L9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No</text:p>
          </table:table-cell>
          <table:table-cell table:style-name="ce64"/>
          <table:table-cell table:style-name="ce67" office:value-type="string" calcext:value-type="string">
            <text:p>No</text:p>
          </table:table-cell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9]=&quot;USA&quot;); [.AE9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style-name="ce90" office:value-type="string" calcext:value-type="string">
            <text:p>No</text:p>
          </table:table-cell>
          <table:table-cell table:style-name="ce90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 office:value-type="string" calcext:value-type="string">
            <text:p>TDE</text:p>
          </table:table-cell>
          <table:table-cell table:style-name="ce102" office:value-type="string" calcext:value-type="string">
            <text:p>Yes</text:p>
          </table:table-cell>
          <table:table-cell table:style-name="ce110" office:value-type="float" office:value="5" calcext:value-type="float">
            <text:p>5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0.2" calcext:value-type="float">
            <text:p>0.2</text:p>
          </table:table-cell>
          <table:table-cell table:style-name="ce120" office:value-type="float" office:value="0" calcext:value-type="float">
            <text:p>0</text:p>
          </table:table-cell>
          <table:table-cell table:style-name="ce125" office:value-type="float" office:value="9" calcext:value-type="float">
            <text:p>9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No SSL Cert</text:p>
          </table:table-cell>
          <table:table-cell table:style-name="ce139" office:value-type="float" office:value="5.5" calcext:value-type="float">
            <text:p>$5.50</text:p>
          </table:table-cell>
          <table:table-cell table:style-name="ce143" table:formula="of:=[.AU9]/[.AH9]" office:value-type="float" office:value="1.1" calcext:value-type="float">
            <text:p>$1.10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float" office:value="30" calcext:value-type="float">
            <text:p>30</text:p>
          </table:table-cell>
          <table:table-cell table:style-name="ce151"/>
          <table:table-cell table:style-name="ce154"/>
          <table:table-cell table:style-name="ce156" office:value-type="string" calcext:value-type="string">
            <text:p>No</text:p>
          </table:table-cell>
          <table:table-cell table:style-name="ce157" office:value-type="string" calcext:value-type="string">
            <text:p>No</text:p>
          </table:table-cell>
          <table:table-cell table:style-name="ce159" office:value-type="string" calcext:value-type="string">
            <text:p>No</text:p>
          </table:table-cell>
          <table:table-cell table:style-name="ce162"/>
          <table:table-cell table:style-name="ce165" office:value-type="string" calcext:value-type="string">
            <text:p>No</text:p>
          </table:table-cell>
          <table:table-cell table:number-columns-repeated="967"/>
        </table:table-row>
        <table:table-row table:style-name="ro1">
          <table:table-cell table:style-name="ce5" office:value-type="string" calcext:value-type="string">
            <text:p>DigitalSafe</text:p>
          </table:table-cell>
          <table:table-cell table:style-name="ce16" table:formula="of:=IF(OR([.M10]=&quot;Five&quot;);2;0)+IF(OR([.M10]=&quot;Not Disclosed&quot;);1.5;0)+IF(OR([.M10]=&quot;Nine&quot;;[.M10]=&quot;Fourteen&quot;;[.M10]=&quot;See Note&quot;;[.M10]=&quot;Cooperative&quot;);1;0)+IF(OR([.N10]=&quot;Yes&quot;);2;0)+IF(OR([.N10]=&quot;Not Disclosed&quot;);1.5;0)+IF(OR([.N10]=&quot;Owned&quot;);1;0)" office:value-type="float" office:value="1" calcext:value-type="float">
            <text:p>1</text:p>
          </table:table-cell>
          <table:table-cell table:style-name="ce23" table:formula="of:=(COUNTIF([.P10];&quot;Yes&quot;))+(0.5*COUNTIF([.P10];&quot;&quot;))+(0.5*COUNTIF([.P10];&quot;See Note&quot;))+(COUNTIF([.O10];&quot;Yes&quot;))+(0.5*COUNTIF([.O10];&quot;&quot;))" office:value-type="float" office:value="1" calcext:value-type="float">
            <text:p>1</text:p>
          </table:table-cell>
          <table:table-cell table:style-name="ce27" table:formula="of:=(3*COUNTIF([.Q10];&quot;No&quot;))+COUNTIF([.T10:.V10];&quot;No&quot;)+(0.5*COUNTIF([.U10];&quot;Some&quot;))" office:value-type="float" office:value="6" calcext:value-type="float">
            <text:p>6</text:p>
          </table:table-cell>
          <table:table-cell table:style-name="ce30" table:formula="of:=IF([.Y10]=&quot;No&quot;;1;0)+IF([.Z10]=&quot;No&quot;;1;0)+IF([.Z10]=&quot;&quot;;1;0)+(0.5*COUNTIF([.AA10];&quot;No&quot;))+COUNTIF([.AB10];&quot;No&quot;)+COUNTIF([.AC10];&quot;No&quot;)" office:value-type="float" office:value="3.5" calcext:value-type="float">
            <text:p>3.5</text:p>
          </table:table-cell>
          <table:table-cell table:style-name="ce34" table:formula="of:=COUNTIF([.AD10];&quot;No&quot;)+COUNTIF([.AE10];&quot;None&quot;)+COUNTIF([.AE10];&quot;&quot;)+IF([.AF10]=&quot;TDE&quot;;1;0)+IF([.AF10]=&quot;BitLocker&quot;;1;0)+IF([.AF10]=&quot;TrueCrypt&quot;;1;0)+COUNTIF([.AF10];&quot;None&quot;)+COUNTIF([.AF10];&quot;&quot;)+COUNTIF([.AG10];&quot;No&quot;)" office:value-type="float" office:value="3" calcext:value-type="float">
            <text:p>3</text:p>
          </table:table-cell>
          <table:table-cell table:style-name="ce37" table:formula="of:=IF([.AH10]&lt;3;1;0)+IF([.AI10]=&quot;No&quot;;1)+IF([.AJ10]=&quot;No&quot;;1)+IF([.AK10]=&quot;No&quot;;1)+IF([.AL10]=&quot;No&quot;;1)+IF([.AM10]=&quot;No&quot;;1)+IF([.AN10]&lt;1;1)+IF([.AO10]&lt;1;1)" office:value-type="float" office:value="7" calcext:value-type="float">
            <text:p>7</text:p>
          </table:table-cell>
          <table:table-cell table:style-name="ce39" table:formula="of:=IF([.AP10]=0;0;IF([.AP10]&lt;5;1;IF([.AP10]&lt;10;2;3)))+IF([.AQ10]=0;0;IF([.AQ10]&lt;3;1;IF([.AQ10]&lt;10;2;3)))+IF([.AR10]=0;0;IF([.AR10]&lt;5;1;IF([.AR10]&lt;10;2;3)))+IF([.AS10]=&quot;A&quot;;0;IF([.AS10]=&quot;A+&quot;;0;IF([.AS10]=&quot;B&quot;;1;5))+IF([.AT10]=&quot;Self&quot;;0;IF([.AT10]=&quot;CloudFlare&quot;;2;IF([.AT10]=&quot;Incapsula&quot;;2;3))))" office:value-type="float" office:value="3" calcext:value-type="float">
            <text:p>3</text:p>
          </table:table-cell>
          <table:table-cell table:style-name="ce41" table:formula="of:=IF([.AU10]&lt;PricePercentile33;0;IF([.AU10]&lt;PricePercentile66;1;2))+IF([.AV10]&lt;ConPricePercentile33;0;IF([.AV10]&lt;ConPricePercentile66;1;2))+IF([.AW10]=&quot;Free&quot;;0;IF([.AW10]=&quot;Yes&quot;;0;1))+IF([.AX10]=&quot;Free&quot;;0;IF([.AX10]&gt;29;0;IF([.AX10]&gt;13;1;IF([.AX10]&gt;6;2;3))))" office:value-type="float" office:value="8" calcext:value-type="float">
            <text:p>8</text:p>
          </table:table-cell>
          <table:table-cell table:style-name="ce45" table:formula="of:=IF([.AY10]=&quot;Yes&quot;;1;0)+IF([.AZ10]=&quot;Yes&quot;;1;0)+IF([.BA10]=&quot;No&quot;;1;IF([.BA10]=&quot;&quot;;0;IF([.BA10]=&quot;Some&quot;;0.5;0)))+IF([.BB10]=&quot;No&quot;;1;IF([.BB10]=&quot;&quot;;0;IF([.BB10]=&quot;Some&quot;;0.5;0)))+IF([.BC10]=&quot;No&quot;;1;IF([.BC10]=&quot;&quot;;0;IF([.BC10]=&quot;Some&quot;;0.5;0)))+IF([.BD10]=&quot;&quot;;0;1)+IF([.BE10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Switzerland</text:p>
          </table:table-cell>
          <table:table-cell table:style-name="ce58" office:value-type="string" calcext:value-type="string">
            <text:p>Cooperative</text:p>
          </table:table-cell>
          <table:table-cell table:style-name="ce61" office:value-type="string" calcext:value-type="string">
            <text:p>No</text:p>
          </table:table-cell>
          <table:table-cell table:style-name="ce64"/>
          <table:table-cell table:style-name="ce67"/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10]=&quot;USA&quot;); [.AE10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4" office:value-type="string" calcext:value-type="string">
            <text:p>No</text:p>
          </table:table-cell>
          <table:table-cell table:style-name="ce97" office:value-type="string" calcext:value-type="string">
            <text:p>SSL/TLS</text:p>
          </table:table-cell>
          <table:table-cell table:style-name="ce99"/>
          <table:table-cell table:style-name="ce102" office:value-type="string" calcext:value-type="string">
            <text:p>No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5" calcext:value-type="float">
            <text:p>5</text:p>
          </table:table-cell>
          <table:table-cell table:style-name="ce120"/>
          <table:table-cell table:style-name="ce125" office:value-type="float" office:value="3" calcext:value-type="float">
            <text:p>3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A+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7.5" calcext:value-type="float">
            <text:p>$7.50</text:p>
          </table:table-cell>
          <table:table-cell table:style-name="ce143" table:formula="of:=[.AU10]/[.AH10]" office:value-type="float" office:value="7.5" calcext:value-type="float">
            <text:p>$7.50</text:p>
          </table:table-cell>
          <table:table-cell table:style-name="ce145" office:value-type="string" calcext:value-type="string">
            <text:p>No</text:p>
          </table:table-cell>
          <table:table-cell table:style-name="ce147" office:value-type="float" office:value="0" calcext:value-type="float">
            <text:p>0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Disroot</text:p>
          </table:table-cell>
          <table:table-cell table:style-name="ce16" table:formula="of:=IF(OR([.M11]=&quot;Five&quot;);2;0)+IF(OR([.M11]=&quot;Not Disclosed&quot;);1.5;0)+IF(OR([.M11]=&quot;Nine&quot;;[.M11]=&quot;Fourteen&quot;;[.M11]=&quot;See Note&quot;;[.M11]=&quot;Cooperative&quot;);1;0)+IF(OR([.N11]=&quot;Yes&quot;);2;0)+IF(OR([.N11]=&quot;Not Disclosed&quot;);1.5;0)+IF(OR([.N11]=&quot;Owned&quot;);1;0)" office:value-type="float" office:value="1" calcext:value-type="float">
            <text:p>1</text:p>
          </table:table-cell>
          <table:table-cell table:style-name="ce23" table:formula="of:=(COUNTIF([.P11];&quot;Yes&quot;))+(0.5*COUNTIF([.P11];&quot;&quot;))+(0.5*COUNTIF([.P11];&quot;See Note&quot;))+(COUNTIF([.O11];&quot;Yes&quot;))+(0.5*COUNTIF([.O11];&quot;&quot;))" office:value-type="float" office:value="1.5" calcext:value-type="float">
            <text:p>1.5</text:p>
          </table:table-cell>
          <table:table-cell table:style-name="ce27" table:formula="of:=(3*COUNTIF([.Q11];&quot;No&quot;))+COUNTIF([.T11:.V11];&quot;No&quot;)+(0.5*COUNTIF([.U11];&quot;Some&quot;))" office:value-type="float" office:value="1" calcext:value-type="float">
            <text:p>1</text:p>
          </table:table-cell>
          <table:table-cell table:style-name="ce30" table:formula="of:=IF([.Y11]=&quot;No&quot;;1;0)+IF([.Z11]=&quot;No&quot;;1;0)+IF([.Z11]=&quot;&quot;;1;0)+(0.5*COUNTIF([.AA11];&quot;No&quot;))+COUNTIF([.AB11];&quot;No&quot;)+COUNTIF([.AC11];&quot;No&quot;)" office:value-type="float" office:value="1" calcext:value-type="float">
            <text:p>1</text:p>
          </table:table-cell>
          <table:table-cell table:style-name="ce34" table:formula="of:=COUNTIF([.AD11];&quot;No&quot;)+COUNTIF([.AE11];&quot;None&quot;)+COUNTIF([.AE11];&quot;&quot;)+IF([.AF11]=&quot;TDE&quot;;1;0)+IF([.AF11]=&quot;BitLocker&quot;;1;0)+IF([.AF11]=&quot;TrueCrypt&quot;;1;0)+COUNTIF([.AF11];&quot;None&quot;)+COUNTIF([.AF11];&quot;&quot;)+COUNTIF([.AG11];&quot;No&quot;)" office:value-type="float" office:value="2" calcext:value-type="float">
            <text:p>2</text:p>
          </table:table-cell>
          <table:table-cell table:style-name="ce37" table:formula="of:=IF([.AH11]&lt;3;1;0)+IF([.AI11]=&quot;No&quot;;1)+IF([.AJ11]=&quot;No&quot;;1)+IF([.AK11]=&quot;No&quot;;1)+IF([.AL11]=&quot;No&quot;;1)+IF([.AM11]=&quot;No&quot;;1)+IF([.AN11]&lt;1;1)+IF([.AO11]&lt;1;1)" office:value-type="float" office:value="4" calcext:value-type="float">
            <text:p>4</text:p>
          </table:table-cell>
          <table:table-cell table:style-name="ce39" table:formula="of:=IF([.AP11]=0;0;IF([.AP11]&lt;5;1;IF([.AP11]&lt;10;2;3)))+IF([.AQ11]=0;0;IF([.AQ11]&lt;3;1;IF([.AQ11]&lt;10;2;3)))+IF([.AR11]=0;0;IF([.AR11]&lt;5;1;IF([.AR11]&lt;10;2;3)))+IF([.AS11]=&quot;A&quot;;0;IF([.AS11]=&quot;A+&quot;;0;IF([.AS11]=&quot;B&quot;;1;5))+IF([.AT11]=&quot;Self&quot;;0;IF([.AT11]=&quot;CloudFlare&quot;;2;IF([.AT11]=&quot;Incapsula&quot;;2;3))))" office:value-type="float" office:value="0" calcext:value-type="float">
            <text:p>0</text:p>
          </table:table-cell>
          <table:table-cell table:style-name="ce41" table:formula="of:=IF([.AU11]&lt;PricePercentile33;0;IF([.AU11]&lt;PricePercentile66;1;2))+IF([.AV11]&lt;ConPricePercentile33;0;IF([.AV11]&lt;ConPricePercentile66;1;2))+IF([.AW11]=&quot;Free&quot;;0;IF([.AW11]=&quot;Yes&quot;;0;1))+IF([.AX11]=&quot;Free&quot;;0;IF([.AX11]&gt;29;0;IF([.AX11]&gt;13;1;IF([.AX11]&gt;6;2;3))))" office:value-type="float" office:value="0" calcext:value-type="float">
            <text:p>0</text:p>
          </table:table-cell>
          <table:table-cell table:style-name="ce45" table:formula="of:=IF([.AY11]=&quot;Yes&quot;;1;0)+IF([.AZ11]=&quot;Yes&quot;;1;0)+IF([.BA11]=&quot;No&quot;;1;IF([.BA11]=&quot;&quot;;0;IF([.BA11]=&quot;Some&quot;;0.5;0)))+IF([.BB11]=&quot;No&quot;;1;IF([.BB11]=&quot;&quot;;0;IF([.BB11]=&quot;Some&quot;;0.5;0)))+IF([.BC11]=&quot;No&quot;;1;IF([.BC11]=&quot;&quot;;0;IF([.BC11]=&quot;Some&quot;;0.5;0)))+IF([.BD11]=&quot;&quot;;0;1)+IF([.BE11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Netherlands</text:p>
          </table:table-cell>
          <table:table-cell table:style-name="ce58" table:formula="of:=IF(OR([.L11]=&quot;USA&quot;;[.L11]=&quot;UK&quot;;[.L11]=&quot;Canada&quot;;[.L11]=&quot;Australia&quot;;[.L11]=&quot;New Zealand&quot;);&quot;Five&quot;;(IF(OR([.L11]=&quot;Denmark&quot;;[.L11]=&quot;France&quot;;[.L11]=&quot;Netherlands&quot;;[.L11]=&quot;Norway&quot;);&quot;Nine&quot;;IF(OR([.L11]=&quot;Belgium&quot;;[.L11]=&quot;Germany&quot;;[.L11]=&quot;Italy&quot;;[.L11]=&quot;Spain&quot;;[.L11]=&quot;Sweden&quot;);&quot;Fourteen&quot;;IF([.L11]=&quot;&quot;;&quot;Not Disclosed&quot;;IF(OR([.L11]=&quot;British Virgin Islands&quot;;[.L11]=&quot;Gibraltar&quot;;[.L11]=&quot;British Indian Ocean&quot;;[.L11]=&quot;Barbados&quot;);&quot;See Note&quot;;&quot;No&quot;))))))" office:value-type="string" office:string-value="Nine" calcext:value-type="string">
            <text:p>Nine</text:p>
          </table:table-cell>
          <table:table-cell table:style-name="ce61" office:value-type="string" calcext:value-type="string">
            <text:p>No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2" office:value-type="string" calcext:value-type="string">
            <text:p>Yes</text:p>
          </table:table-cell>
          <table:table-cell table:number-columns-repeated="2" table:style-name="ce75" office:value-type="string" calcext:value-type="string">
            <text:p>No</text:p>
          </table:table-cell>
          <table:table-cell table:style-name="ce75" office:value-type="string" calcext:value-type="string">
            <text:p>Yes</text:p>
          </table:table-cell>
          <table:table-cell table:style-name="ce77" office:value-type="string" calcext:value-type="string">
            <text:p>Yes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Yes</text:p>
          </table:table-cell>
          <table:table-cell table:style-name="ce84" table:formula="of:=IF(AND(NOT([.L11]=&quot;USA&quot;); [.AE11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 office:value-type="string" calcext:value-type="string">
            <text:p>None</text:p>
          </table:table-cell>
          <table:table-cell table:style-name="ce102" office:value-type="string" calcext:value-type="string">
            <text:p>No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4" calcext:value-type="float">
            <text:p>4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A+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0" calcext:value-type="float">
            <text:p>$0.00</text:p>
          </table:table-cell>
          <table:table-cell table:style-name="ce143" office:value-type="float" office:value="0" calcext:value-type="float">
            <text:p>$0.00</text:p>
          </table:table-cell>
          <table:table-cell table:style-name="ce145" office:value-type="string" calcext:value-type="string">
            <text:p>Free</text:p>
          </table:table-cell>
          <table:table-cell table:style-name="ce147" office:value-type="string" calcext:value-type="string">
            <text:p>Free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EuMX</text:p>
          </table:table-cell>
          <table:table-cell table:style-name="ce16" table:formula="of:=IF(OR([.M12]=&quot;Five&quot;);2;0)+IF(OR([.M12]=&quot;Not Disclosed&quot;);1.5;0)+IF(OR([.M12]=&quot;Nine&quot;;[.M12]=&quot;Fourteen&quot;;[.M12]=&quot;See Note&quot;;[.M12]=&quot;Cooperative&quot;);1;0)+IF(OR([.N12]=&quot;Yes&quot;);2;0)+IF(OR([.N12]=&quot;Not Disclosed&quot;);1.5;0)+IF(OR([.N12]=&quot;Owned&quot;);1;0)" office:value-type="float" office:value="3" calcext:value-type="float">
            <text:p>3</text:p>
          </table:table-cell>
          <table:table-cell table:style-name="ce23" table:formula="of:=(COUNTIF([.P12];&quot;Yes&quot;))+(0.5*COUNTIF([.P12];&quot;&quot;))+(0.5*COUNTIF([.P12];&quot;See Note&quot;))+(COUNTIF([.O12];&quot;Yes&quot;))+(0.5*COUNTIF([.O12];&quot;&quot;))" office:value-type="float" office:value="2" calcext:value-type="float">
            <text:p>2</text:p>
          </table:table-cell>
          <table:table-cell table:style-name="ce27" table:formula="of:=(3*COUNTIF([.Q12];&quot;No&quot;))+COUNTIF([.T12:.V12];&quot;No&quot;)+(0.5*COUNTIF([.U12];&quot;Some&quot;))" office:value-type="float" office:value="6" calcext:value-type="float">
            <text:p>6</text:p>
          </table:table-cell>
          <table:table-cell table:style-name="ce30" table:formula="of:=IF([.Y12]=&quot;No&quot;;1;0)+IF([.Z12]=&quot;No&quot;;1;0)+IF([.Z12]=&quot;&quot;;1;0)+(0.5*COUNTIF([.AA12];&quot;No&quot;))+COUNTIF([.AB12];&quot;No&quot;)+COUNTIF([.AC12];&quot;No&quot;)" office:value-type="float" office:value="1" calcext:value-type="float">
            <text:p>1</text:p>
          </table:table-cell>
          <table:table-cell table:style-name="ce34" table:formula="of:=COUNTIF([.AD12];&quot;No&quot;)+COUNTIF([.AE12];&quot;None&quot;)+COUNTIF([.AE12];&quot;&quot;)+IF([.AF12]=&quot;TDE&quot;;1;0)+IF([.AF12]=&quot;BitLocker&quot;;1;0)+IF([.AF12]=&quot;TrueCrypt&quot;;1;0)+COUNTIF([.AF12];&quot;None&quot;)+COUNTIF([.AF12];&quot;&quot;)+COUNTIF([.AG12];&quot;No&quot;)" office:value-type="float" office:value="3" calcext:value-type="float">
            <text:p>3</text:p>
          </table:table-cell>
          <table:table-cell table:style-name="ce37" table:formula="of:=IF([.AH12]&lt;3;1;0)+IF([.AI12]=&quot;No&quot;;1)+IF([.AJ12]=&quot;No&quot;;1)+IF([.AK12]=&quot;No&quot;;1)+IF([.AL12]=&quot;No&quot;;1)+IF([.AM12]=&quot;No&quot;;1)+IF([.AN12]&lt;1;1)+IF([.AO12]&lt;1;1)" office:value-type="float" office:value="7" calcext:value-type="float">
            <text:p>7</text:p>
          </table:table-cell>
          <table:table-cell table:style-name="ce39" table:formula="of:=IF([.AP12]=0;0;IF([.AP12]&lt;5;1;IF([.AP12]&lt;10;2;3)))+IF([.AQ12]=0;0;IF([.AQ12]&lt;3;1;IF([.AQ12]&lt;10;2;3)))+IF([.AR12]=0;0;IF([.AR12]&lt;5;1;IF([.AR12]&lt;10;2;3)))+IF([.AS12]=&quot;A&quot;;0;IF([.AS12]=&quot;A+&quot;;0;IF([.AS12]=&quot;B&quot;;1;5))+IF([.AT12]=&quot;Self&quot;;0;IF([.AT12]=&quot;CloudFlare&quot;;2;IF([.AT12]=&quot;Incapsula&quot;;2;3))))" office:value-type="float" office:value="8" calcext:value-type="float">
            <text:p>8</text:p>
          </table:table-cell>
          <table:table-cell table:style-name="ce41" table:formula="of:=IF([.AU12]&lt;PricePercentile33;0;IF([.AU12]&lt;PricePercentile66;1;2))+IF([.AV12]&lt;ConPricePercentile33;0;IF([.AV12]&lt;ConPricePercentile66;1;2))+IF([.AW12]=&quot;Free&quot;;0;IF([.AW12]=&quot;Yes&quot;;0;1))+IF([.AX12]=&quot;Free&quot;;0;IF([.AX12]&gt;29;0;IF([.AX12]&gt;13;1;IF([.AX12]&gt;6;2;3))))" office:value-type="float" office:value="4" calcext:value-type="float">
            <text:p>4</text:p>
          </table:table-cell>
          <table:table-cell table:style-name="ce45" table:formula="of:=IF([.AY12]=&quot;Yes&quot;;1;0)+IF([.AZ12]=&quot;Yes&quot;;1;0)+IF([.BA12]=&quot;No&quot;;1;IF([.BA12]=&quot;&quot;;0;IF([.BA12]=&quot;Some&quot;;0.5;0)))+IF([.BB12]=&quot;No&quot;;1;IF([.BB12]=&quot;&quot;;0;IF([.BB12]=&quot;Some&quot;;0.5;0)))+IF([.BC12]=&quot;No&quot;;1;IF([.BC12]=&quot;&quot;;0;IF([.BC12]=&quot;Some&quot;;0.5;0)))+IF([.BD12]=&quot;&quot;;0;1)+IF([.BE12]=&quot;&quot;;0;1)" office:value-type="float" office:value="0" calcext:value-type="float">
            <text:p>0</text:p>
          </table:table-cell>
          <table:table-cell table:style-name="ce18"/>
          <table:table-cell table:style-name="ce54"/>
          <table:table-cell table:style-name="ce58" table:formula="of:=IF(OR([.L12]=&quot;USA&quot;;[.L12]=&quot;UK&quot;;[.L12]=&quot;Canada&quot;;[.L12]=&quot;Australia&quot;;[.L12]=&quot;New Zealand&quot;);&quot;Five&quot;;(IF(OR([.L12]=&quot;Denmark&quot;;[.L12]=&quot;France&quot;;[.L12]=&quot;Netherlands&quot;;[.L12]=&quot;Norway&quot;);&quot;Nine&quot;;IF(OR([.L12]=&quot;Belgium&quot;;[.L12]=&quot;Germany&quot;;[.L12]=&quot;Italy&quot;;[.L12]=&quot;Spain&quot;;[.L12]=&quot;Sweden&quot;);&quot;Fourteen&quot;;IF([.L12]=&quot;&quot;;&quot;Not Disclosed&quot;;IF(OR([.L12]=&quot;British Virgin Islands&quot;;[.L12]=&quot;Gibraltar&quot;;[.L12]=&quot;British Indian Ocean&quot;;[.L12]=&quot;Barbados&quot;);&quot;See Note&quot;;&quot;No&quot;))))))" office:value-type="string" office:string-value="Not Disclosed" calcext:value-type="string">
            <text:p>Not Disclosed</text:p>
          </table:table-cell>
          <table:table-cell table:style-name="ce61" office:value-type="string" calcext:value-type="string">
            <text:p>Not Disclosed</text:p>
          </table:table-cell>
          <table:table-cell table:style-name="ce64" office:value-type="string" calcext:value-type="string">
            <text:p>Yes</text:p>
          </table:table-cell>
          <table:table-cell table:style-name="ce67" office:value-type="string" calcext:value-type="string">
            <text:p>Yes</text:p>
          </table:table-cell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12]=&quot;USA&quot;); [.AE12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No</text:p>
          </table:table-cell>
          <table:table-cell table:style-name="ce97" office:value-type="string" calcext:value-type="string">
            <text:p>SSL/TLS</text:p>
          </table:table-cell>
          <table:table-cell table:style-name="ce99"/>
          <table:table-cell table:style-name="ce102" office:value-type="string" calcext:value-type="string">
            <text:p>No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25" calcext:value-type="float">
            <text:p>25</text:p>
          </table:table-cell>
          <table:table-cell table:style-name="ce120"/>
          <table:table-cell table:style-name="ce125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T</text:p>
          </table:table-cell>
          <table:table-cell table:style-name="ce136" office:value-type="string" calcext:value-type="string">
            <text:p>No SSL Cert</text:p>
          </table:table-cell>
          <table:table-cell table:style-name="ce139"/>
          <table:table-cell table:style-name="ce143"/>
          <table:table-cell table:style-name="ce145" office:value-type="string" calcext:value-type="string">
            <text:p>No</text:p>
          </table:table-cell>
          <table:table-cell table:style-name="ce147" office:value-type="float" office:value="0" calcext:value-type="float">
            <text:p>0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Fastmail</text:p>
          </table:table-cell>
          <table:table-cell table:style-name="ce16" table:formula="of:=IF(OR([.M13]=&quot;Five&quot;);2;0)+IF(OR([.M13]=&quot;Not Disclosed&quot;);1.5;0)+IF(OR([.M13]=&quot;Nine&quot;;[.M13]=&quot;Fourteen&quot;;[.M13]=&quot;See Note&quot;;[.M13]=&quot;Cooperative&quot;);1;0)+IF(OR([.N13]=&quot;Yes&quot;);2;0)+IF(OR([.N13]=&quot;Not Disclosed&quot;);1.5;0)+IF(OR([.N13]=&quot;Owned&quot;);1;0)" office:value-type="float" office:value="2" calcext:value-type="float">
            <text:p>2</text:p>
          </table:table-cell>
          <table:table-cell table:style-name="ce23" table:formula="of:=(COUNTIF([.P13];&quot;Yes&quot;))+(0.5*COUNTIF([.P13];&quot;&quot;))+(0.5*COUNTIF([.P13];&quot;See Note&quot;))+(COUNTIF([.O13];&quot;Yes&quot;))+(0.5*COUNTIF([.O13];&quot;&quot;))" office:value-type="float" office:value="1" calcext:value-type="float">
            <text:p>1</text:p>
          </table:table-cell>
          <table:table-cell table:style-name="ce27" table:formula="of:=(3*COUNTIF([.Q13];&quot;No&quot;))+COUNTIF([.T13:.V13];&quot;No&quot;)+(0.5*COUNTIF([.U13];&quot;Some&quot;))" office:value-type="float" office:value="4.5" calcext:value-type="float">
            <text:p>4.5</text:p>
          </table:table-cell>
          <table:table-cell table:style-name="ce30" table:formula="of:=IF([.Y13]=&quot;No&quot;;1;0)+IF([.Z13]=&quot;No&quot;;1;0)+IF([.Z13]=&quot;&quot;;1;0)+(0.5*COUNTIF([.AA13];&quot;No&quot;))+COUNTIF([.AB13];&quot;No&quot;)+COUNTIF([.AC13];&quot;No&quot;)" office:value-type="float" office:value="1" calcext:value-type="float">
            <text:p>1</text:p>
          </table:table-cell>
          <table:table-cell table:style-name="ce34" table:formula="of:=COUNTIF([.AD13];&quot;No&quot;)+COUNTIF([.AE13];&quot;None&quot;)+COUNTIF([.AE13];&quot;&quot;)+IF([.AF13]=&quot;TDE&quot;;1;0)+IF([.AF13]=&quot;BitLocker&quot;;1;0)+IF([.AF13]=&quot;TrueCrypt&quot;;1;0)+COUNTIF([.AF13];&quot;None&quot;)+COUNTIF([.AF13];&quot;&quot;)+COUNTIF([.AG13];&quot;No&quot;)" office:value-type="float" office:value="1" calcext:value-type="float">
            <text:p>1</text:p>
          </table:table-cell>
          <table:table-cell table:style-name="ce37" table:formula="of:=IF([.AH13]&lt;3;1;0)+IF([.AI13]=&quot;No&quot;;1)+IF([.AJ13]=&quot;No&quot;;1)+IF([.AK13]=&quot;No&quot;;1)+IF([.AL13]=&quot;No&quot;;1)+IF([.AM13]=&quot;No&quot;;1)+IF([.AN13]&lt;1;1)+IF([.AO13]&lt;1;1)" office:value-type="float" office:value="2" calcext:value-type="float">
            <text:p>2</text:p>
          </table:table-cell>
          <table:table-cell table:style-name="ce39" table:formula="of:=IF([.AP13]=0;0;IF([.AP13]&lt;5;1;IF([.AP13]&lt;10;2;3)))+IF([.AQ13]=0;0;IF([.AQ13]&lt;3;1;IF([.AQ13]&lt;10;2;3)))+IF([.AR13]=0;0;IF([.AR13]&lt;5;1;IF([.AR13]&lt;10;2;3)))+IF([.AS13]=&quot;A&quot;;0;IF([.AS13]=&quot;A+&quot;;0;IF([.AS13]=&quot;B&quot;;1;5))+IF([.AT13]=&quot;Self&quot;;0;IF([.AT13]=&quot;CloudFlare&quot;;2;IF([.AT13]=&quot;Incapsula&quot;;2;3))))" office:value-type="float" office:value="2" calcext:value-type="float">
            <text:p>2</text:p>
          </table:table-cell>
          <table:table-cell table:style-name="ce41" table:formula="of:=IF([.AU13]&lt;PricePercentile33;0;IF([.AU13]&lt;PricePercentile66;1;2))+IF([.AV13]&lt;ConPricePercentile33;0;IF([.AV13]&lt;ConPricePercentile66;1;2))+IF([.AW13]=&quot;Free&quot;;0;IF([.AW13]=&quot;Yes&quot;;0;1))+IF([.AX13]=&quot;Free&quot;;0;IF([.AX13]&gt;29;0;IF([.AX13]&gt;13;1;IF([.AX13]&gt;6;2;3))))" office:value-type="float" office:value="7" calcext:value-type="float">
            <text:p>7</text:p>
          </table:table-cell>
          <table:table-cell table:style-name="ce45" table:formula="of:=IF([.AY13]=&quot;Yes&quot;;1;0)+IF([.AZ13]=&quot;Yes&quot;;1;0)+IF([.BA13]=&quot;No&quot;;1;IF([.BA13]=&quot;&quot;;0;IF([.BA13]=&quot;Some&quot;;0.5;0)))+IF([.BB13]=&quot;No&quot;;1;IF([.BB13]=&quot;&quot;;0;IF([.BB13]=&quot;Some&quot;;0.5;0)))+IF([.BC13]=&quot;No&quot;;1;IF([.BC13]=&quot;&quot;;0;IF([.BC13]=&quot;Some&quot;;0.5;0)))+IF([.BD13]=&quot;&quot;;0;1)+IF([.BE13]=&quot;&quot;;0;1)" office:value-type="float" office:value="4" calcext:value-type="float">
            <text:p>4</text:p>
          </table:table-cell>
          <table:table-cell table:style-name="ce18"/>
          <table:table-cell table:style-name="ce54" office:value-type="string" calcext:value-type="string">
            <text:p>Australia</text:p>
          </table:table-cell>
          <table:table-cell table:style-name="ce58" table:formula="of:=IF(OR([.L13]=&quot;USA&quot;;[.L13]=&quot;UK&quot;;[.L13]=&quot;Canada&quot;;[.L13]=&quot;Australia&quot;;[.L13]=&quot;New Zealand&quot;);&quot;Five&quot;;(IF(OR([.L13]=&quot;Denmark&quot;;[.L13]=&quot;France&quot;;[.L13]=&quot;Netherlands&quot;;[.L13]=&quot;Norway&quot;);&quot;Nine&quot;;IF(OR([.L13]=&quot;Belgium&quot;;[.L13]=&quot;Germany&quot;;[.L13]=&quot;Italy&quot;;[.L13]=&quot;Spain&quot;;[.L13]=&quot;Sweden&quot;);&quot;Fourteen&quot;;IF([.L13]=&quot;&quot;;&quot;Not Disclosed&quot;;IF(OR([.L13]=&quot;British Virgin Islands&quot;;[.L13]=&quot;Gibraltar&quot;;[.L13]=&quot;British Indian Ocean&quot;;[.L13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No</text:p>
          </table:table-cell>
          <table:table-cell table:style-name="ce64"/>
          <table:table-cell table:style-name="ce67"/>
          <table:table-cell table:style-name="ce72" office:value-type="string" calcext:value-type="string">
            <text:p>No</text:p>
          </table:table-cell>
          <table:table-cell table:number-columns-repeated="2" table:style-name="ce75" office:value-type="string" calcext:value-type="string">
            <text:p>No</text:p>
          </table:table-cell>
          <table:table-cell table:style-name="ce75" office:value-type="string" calcext:value-type="string">
            <text:p>Yes</text:p>
          </table:table-cell>
          <table:table-cell table:style-name="ce77" office:value-type="string" calcext:value-type="string">
            <text:p>Some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13]=&quot;USA&quot;); [.AE13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/>
          <table:table-cell table:style-name="ce102" office:value-type="string" calcext:value-type="string">
            <text:p>Yes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Yes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25" calcext:value-type="float">
            <text:p>25</text:p>
          </table:table-cell>
          <table:table-cell table:style-name="ce120" office:value-type="float" office:value="10" calcext:value-type="float">
            <text:p>10</text:p>
          </table:table-cell>
          <table:table-cell table:style-name="ce125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4" office:value-type="string" calcext:value-type="string">
            <text:p>A+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4.16" calcext:value-type="float">
            <text:p>$4.16</text:p>
          </table:table-cell>
          <table:table-cell table:style-name="ce143" table:formula="of:=[.AU13]/[.AH13]" office:value-type="float" office:value="4.16" calcext:value-type="float">
            <text:p>$4.16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float" office:value="0" calcext:value-type="float">
            <text:p>0</text:p>
          </table:table-cell>
          <table:table-cell table:style-name="ce151"/>
          <table:table-cell table:style-name="ce154"/>
          <table:table-cell table:style-name="ce156" office:value-type="string" calcext:value-type="string">
            <text:p>No</text:p>
          </table:table-cell>
          <table:table-cell table:style-name="ce157" office:value-type="string" calcext:value-type="string">
            <text:p>No</text:p>
          </table:table-cell>
          <table:table-cell table:style-name="ce159" office:value-type="string" calcext:value-type="string">
            <text:p>No</text:p>
          </table:table-cell>
          <table:table-cell table:style-name="ce162"/>
          <table:table-cell table:style-name="ce165" office:value-type="string" calcext:value-type="string">
            <text:p>No</text:p>
          </table:table-cell>
          <table:table-cell table:number-columns-repeated="967"/>
        </table:table-row>
        <table:table-row table:style-name="ro1">
          <table:table-cell table:style-name="ce5" office:value-type="string" calcext:value-type="string">
            <text:p>Gmail</text:p>
          </table:table-cell>
          <table:table-cell table:style-name="ce16" table:formula="of:=IF(OR([.M14]=&quot;Five&quot;);2;0)+IF(OR([.M14]=&quot;Not Disclosed&quot;);1.5;0)+IF(OR([.M14]=&quot;Nine&quot;;[.M14]=&quot;Fourteen&quot;;[.M14]=&quot;See Note&quot;;[.M14]=&quot;Cooperative&quot;);1;0)+IF(OR([.N14]=&quot;Yes&quot;);2;0)+IF(OR([.N14]=&quot;Not Disclosed&quot;);1.5;0)+IF(OR([.N14]=&quot;Owned&quot;);1;0)" office:value-type="float" office:value="4" calcext:value-type="float">
            <text:p>4</text:p>
          </table:table-cell>
          <table:table-cell table:style-name="ce23" table:formula="of:=(COUNTIF([.P14];&quot;Yes&quot;))+(0.5*COUNTIF([.P14];&quot;&quot;))+(0.5*COUNTIF([.P14];&quot;See Note&quot;))+(COUNTIF([.O14];&quot;Yes&quot;))+(0.5*COUNTIF([.O14];&quot;&quot;))" office:value-type="float" office:value="2" calcext:value-type="float">
            <text:p>2</text:p>
          </table:table-cell>
          <table:table-cell table:style-name="ce27" table:formula="of:=(3*COUNTIF([.Q14];&quot;No&quot;))+COUNTIF([.T14:.V14];&quot;No&quot;)+(0.5*COUNTIF([.U14];&quot;Some&quot;))" office:value-type="float" office:value="5" calcext:value-type="float">
            <text:p>5</text:p>
          </table:table-cell>
          <table:table-cell table:style-name="ce30" table:formula="of:=IF([.Y14]=&quot;No&quot;;1;0)+IF([.Z14]=&quot;No&quot;;1;0)+IF([.Z14]=&quot;&quot;;1;0)+(0.5*COUNTIF([.AA14];&quot;No&quot;))+COUNTIF([.AB14];&quot;No&quot;)+COUNTIF([.AC14];&quot;No&quot;)" office:value-type="float" office:value="0" calcext:value-type="float">
            <text:p>0</text:p>
          </table:table-cell>
          <table:table-cell table:style-name="ce34" table:formula="of:=COUNTIF([.AD14];&quot;No&quot;)+COUNTIF([.AE14];&quot;None&quot;)+COUNTIF([.AE14];&quot;&quot;)+IF([.AF14]=&quot;TDE&quot;;1;0)+IF([.AF14]=&quot;BitLocker&quot;;1;0)+IF([.AF14]=&quot;TrueCrypt&quot;;1;0)+COUNTIF([.AF14];&quot;None&quot;)+COUNTIF([.AF14];&quot;&quot;)+COUNTIF([.AG14];&quot;No&quot;)" office:value-type="float" office:value="1" calcext:value-type="float">
            <text:p>1</text:p>
          </table:table-cell>
          <table:table-cell table:style-name="ce37" table:formula="of:=IF([.AH14]&lt;3;1;0)+IF([.AI14]=&quot;No&quot;;1)+IF([.AJ14]=&quot;No&quot;;1)+IF([.AK14]=&quot;No&quot;;1)+IF([.AL14]=&quot;No&quot;;1)+IF([.AM14]=&quot;No&quot;;1)+IF([.AN14]&lt;1;1)+IF([.AO14]&lt;1;1)" office:value-type="float" office:value="1" calcext:value-type="float">
            <text:p>1</text:p>
          </table:table-cell>
          <table:table-cell table:style-name="ce39" table:formula="of:=IF([.AP14]=0;0;IF([.AP14]&lt;5;1;IF([.AP14]&lt;10;2;3)))+IF([.AQ14]=0;0;IF([.AQ14]&lt;3;1;IF([.AQ14]&lt;10;2;3)))+IF([.AR14]=0;0;IF([.AR14]&lt;5;1;IF([.AR14]&lt;10;2;3)))+IF([.AS14]=&quot;A&quot;;0;IF([.AS14]=&quot;A+&quot;;0;IF([.AS14]=&quot;B&quot;;1;5))+IF([.AT14]=&quot;Self&quot;;0;IF([.AT14]=&quot;CloudFlare&quot;;2;IF([.AT14]=&quot;Incapsula&quot;;2;3))))" office:value-type="float" office:value="2" calcext:value-type="float">
            <text:p>2</text:p>
          </table:table-cell>
          <table:table-cell table:style-name="ce41" table:formula="of:=IF([.AU14]&lt;PricePercentile33;0;IF([.AU14]&lt;PricePercentile66;1;2))+IF([.AV14]&lt;ConPricePercentile33;0;IF([.AV14]&lt;ConPricePercentile66;1;2))+IF([.AW14]=&quot;Free&quot;;0;IF([.AW14]=&quot;Yes&quot;;0;1))+IF([.AX14]=&quot;Free&quot;;0;IF([.AX14]&gt;29;0;IF([.AX14]&gt;13;1;IF([.AX14]&gt;6;2;3))))" office:value-type="float" office:value="0" calcext:value-type="float">
            <text:p>0</text:p>
          </table:table-cell>
          <table:table-cell table:style-name="ce45" table:formula="of:=IF([.AY14]=&quot;Yes&quot;;1;0)+IF([.AZ14]=&quot;Yes&quot;;1;0)+IF([.BA14]=&quot;No&quot;;1;IF([.BA14]=&quot;&quot;;0;IF([.BA14]=&quot;Some&quot;;0.5;0)))+IF([.BB14]=&quot;No&quot;;1;IF([.BB14]=&quot;&quot;;0;IF([.BB14]=&quot;Some&quot;;0.5;0)))+IF([.BC14]=&quot;No&quot;;1;IF([.BC14]=&quot;&quot;;0;IF([.BC14]=&quot;Some&quot;;0.5;0)))+IF([.BD14]=&quot;&quot;;0;1)+IF([.BE14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USA</text:p>
          </table:table-cell>
          <table:table-cell table:style-name="ce58" table:formula="of:=IF(OR([.L14]=&quot;USA&quot;;[.L14]=&quot;UK&quot;;[.L14]=&quot;Canada&quot;;[.L14]=&quot;Australia&quot;;[.L14]=&quot;New Zealand&quot;);&quot;Five&quot;;(IF(OR([.L14]=&quot;Denmark&quot;;[.L14]=&quot;France&quot;;[.L14]=&quot;Netherlands&quot;;[.L14]=&quot;Norway&quot;);&quot;Nine&quot;;IF(OR([.L14]=&quot;Belgium&quot;;[.L14]=&quot;Germany&quot;;[.L14]=&quot;Italy&quot;;[.L14]=&quot;Spain&quot;;[.L14]=&quot;Sweden&quot;);&quot;Fourteen&quot;;IF([.L14]=&quot;&quot;;&quot;Not Disclosed&quot;;IF(OR([.L14]=&quot;British Virgin Islands&quot;;[.L14]=&quot;Gibraltar&quot;;[.L14]=&quot;British Indian Ocean&quot;;[.L14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Yes</text:p>
          </table:table-cell>
          <table:table-cell table:style-name="ce64" office:value-type="string" calcext:value-type="string">
            <text:p>Yes</text:p>
          </table:table-cell>
          <table:table-cell table:style-name="ce67" office:value-type="string" calcext:value-type="string">
            <text:p>Yes</text:p>
          </table:table-cell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Free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14]=&quot;USA&quot;); [.AE14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 office:value-type="string" calcext:value-type="string">
            <text:p>None</text:p>
          </table:table-cell>
          <table:table-cell table:style-name="ce102" office:value-type="string" calcext:value-type="string">
            <text:p>Yes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Yes</text:p>
          </table:table-cell>
          <table:table-cell table:style-name="ce112" office:value-type="string" calcext:value-type="string">
            <text:p>Yes</text:p>
          </table:table-cell>
          <table:table-cell table:style-name="ce117" office:value-type="float" office:value="15" calcext:value-type="float">
            <text:p>15</text:p>
          </table:table-cell>
          <table:table-cell table:style-name="ce120" office:value-type="float" office:value="15" calcext:value-type="float">
            <text:p>15</text:p>
          </table:table-cell>
          <table:table-cell table:style-name="ce125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string" calcext:value-type="string">
            <text:p>A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0" calcext:value-type="float">
            <text:p>$0.00</text:p>
          </table:table-cell>
          <table:table-cell table:style-name="ce143" office:value-type="float" office:value="0" calcext:value-type="float">
            <text:p>$0.00</text:p>
          </table:table-cell>
          <table:table-cell table:style-name="ce145" office:value-type="string" calcext:value-type="string">
            <text:p>Free</text:p>
          </table:table-cell>
          <table:table-cell table:style-name="ce147" office:value-type="string" calcext:value-type="string">
            <text:p>Free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GMX Mail</text:p>
          </table:table-cell>
          <table:table-cell table:style-name="ce16" table:formula="of:=IF(OR([.M15]=&quot;Five&quot;);2;0)+IF(OR([.M15]=&quot;Not Disclosed&quot;);1.5;0)+IF(OR([.M15]=&quot;Nine&quot;;[.M15]=&quot;Fourteen&quot;;[.M15]=&quot;See Note&quot;;[.M15]=&quot;Cooperative&quot;);1;0)+IF(OR([.N15]=&quot;Yes&quot;);2;0)+IF(OR([.N15]=&quot;Not Disclosed&quot;);1.5;0)+IF(OR([.N15]=&quot;Owned&quot;);1;0)" office:value-type="float" office:value="1" calcext:value-type="float">
            <text:p>1</text:p>
          </table:table-cell>
          <table:table-cell table:style-name="ce23" table:formula="of:=(COUNTIF([.P15];&quot;Yes&quot;))+(0.5*COUNTIF([.P15];&quot;&quot;))+(0.5*COUNTIF([.P15];&quot;See Note&quot;))+(COUNTIF([.O15];&quot;Yes&quot;))+(0.5*COUNTIF([.O15];&quot;&quot;))" office:value-type="float" office:value="1.5" calcext:value-type="float">
            <text:p>1.5</text:p>
          </table:table-cell>
          <table:table-cell table:style-name="ce27" table:formula="of:=(3*COUNTIF([.Q15];&quot;No&quot;))+COUNTIF([.T15:.V15];&quot;No&quot;)+(0.5*COUNTIF([.U15];&quot;Some&quot;))" office:value-type="float" office:value="5" calcext:value-type="float">
            <text:p>5</text:p>
          </table:table-cell>
          <table:table-cell table:style-name="ce30" table:formula="of:=IF([.Y15]=&quot;No&quot;;1;0)+IF([.Z15]=&quot;No&quot;;1;0)+IF([.Z15]=&quot;&quot;;1;0)+(0.5*COUNTIF([.AA15];&quot;No&quot;))+COUNTIF([.AB15];&quot;No&quot;)+COUNTIF([.AC15];&quot;No&quot;)" office:value-type="float" office:value="1" calcext:value-type="float">
            <text:p>1</text:p>
          </table:table-cell>
          <table:table-cell table:style-name="ce34" table:formula="of:=COUNTIF([.AD15];&quot;No&quot;)+COUNTIF([.AE15];&quot;None&quot;)+COUNTIF([.AE15];&quot;&quot;)+IF([.AF15]=&quot;TDE&quot;;1;0)+IF([.AF15]=&quot;BitLocker&quot;;1;0)+IF([.AF15]=&quot;TrueCrypt&quot;;1;0)+COUNTIF([.AF15];&quot;None&quot;)+COUNTIF([.AF15];&quot;&quot;)+COUNTIF([.AG15];&quot;No&quot;)" office:value-type="float" office:value="2" calcext:value-type="float">
            <text:p>2</text:p>
          </table:table-cell>
          <table:table-cell table:style-name="ce37" table:formula="of:=IF([.AH15]&lt;3;1;0)+IF([.AI15]=&quot;No&quot;;1)+IF([.AJ15]=&quot;No&quot;;1)+IF([.AK15]=&quot;No&quot;;1)+IF([.AL15]=&quot;No&quot;;1)+IF([.AM15]=&quot;No&quot;;1)+IF([.AN15]&lt;1;1)+IF([.AO15]&lt;1;1)" office:value-type="float" office:value="4" calcext:value-type="float">
            <text:p>4</text:p>
          </table:table-cell>
          <table:table-cell table:style-name="ce39" table:formula="of:=IF([.AP15]=0;0;IF([.AP15]&lt;5;1;IF([.AP15]&lt;10;2;3)))+IF([.AQ15]=0;0;IF([.AQ15]&lt;3;1;IF([.AQ15]&lt;10;2;3)))+IF([.AR15]=0;0;IF([.AR15]&lt;5;1;IF([.AR15]&lt;10;2;3)))+IF([.AS15]=&quot;A&quot;;0;IF([.AS15]=&quot;A+&quot;;0;IF([.AS15]=&quot;B&quot;;1;5))+IF([.AT15]=&quot;Self&quot;;0;IF([.AT15]=&quot;CloudFlare&quot;;2;IF([.AT15]=&quot;Incapsula&quot;;2;3))))" office:value-type="float" office:value="7" calcext:value-type="float">
            <text:p>7</text:p>
          </table:table-cell>
          <table:table-cell table:style-name="ce41" table:formula="of:=IF([.AU15]&lt;PricePercentile33;0;IF([.AU15]&lt;PricePercentile66;1;2))+IF([.AV15]&lt;ConPricePercentile33;0;IF([.AV15]&lt;ConPricePercentile66;1;2))+IF([.AW15]=&quot;Free&quot;;0;IF([.AW15]=&quot;Yes&quot;;0;1))+IF([.AX15]=&quot;Free&quot;;0;IF([.AX15]&gt;29;0;IF([.AX15]&gt;13;1;IF([.AX15]&gt;6;2;3))))" office:value-type="float" office:value="0" calcext:value-type="float">
            <text:p>0</text:p>
          </table:table-cell>
          <table:table-cell table:style-name="ce45" table:formula="of:=IF([.AY15]=&quot;Yes&quot;;1;0)+IF([.AZ15]=&quot;Yes&quot;;1;0)+IF([.BA15]=&quot;No&quot;;1;IF([.BA15]=&quot;&quot;;0;IF([.BA15]=&quot;Some&quot;;0.5;0)))+IF([.BB15]=&quot;No&quot;;1;IF([.BB15]=&quot;&quot;;0;IF([.BB15]=&quot;Some&quot;;0.5;0)))+IF([.BC15]=&quot;No&quot;;1;IF([.BC15]=&quot;&quot;;0;IF([.BC15]=&quot;Some&quot;;0.5;0)))+IF([.BD15]=&quot;&quot;;0;1)+IF([.BE15]=&quot;&quot;;0;1)" office:value-type="float" office:value="4" calcext:value-type="float">
            <text:p>4</text:p>
          </table:table-cell>
          <table:table-cell table:style-name="ce18"/>
          <table:table-cell table:style-name="ce54" office:value-type="string" calcext:value-type="string">
            <text:p>Germany</text:p>
          </table:table-cell>
          <table:table-cell table:style-name="ce58" table:formula="of:=IF(OR([.L15]=&quot;USA&quot;;[.L15]=&quot;UK&quot;;[.L15]=&quot;Canada&quot;;[.L15]=&quot;Australia&quot;;[.L15]=&quot;New Zealand&quot;);&quot;Five&quot;;(IF(OR([.L15]=&quot;Denmark&quot;;[.L15]=&quot;France&quot;;[.L15]=&quot;Netherlands&quot;;[.L15]=&quot;Norway&quot;);&quot;Nine&quot;;IF(OR([.L15]=&quot;Belgium&quot;;[.L15]=&quot;Germany&quot;;[.L15]=&quot;Italy&quot;;[.L15]=&quot;Spain&quot;;[.L15]=&quot;Sweden&quot;);&quot;Fourteen&quot;;IF([.L15]=&quot;&quot;;&quot;Not Disclosed&quot;;IF(OR([.L15]=&quot;British Virgin Islands&quot;;[.L15]=&quot;Gibraltar&quot;;[.L15]=&quot;British Indian Ocean&quot;;[.L15]=&quot;Barbados&quot;);&quot;See Note&quot;;&quot;No&quot;))))))" office:value-type="string" office:string-value="Fourteen" calcext:value-type="string">
            <text:p>Fourteen</text:p>
          </table:table-cell>
          <table:table-cell table:style-name="ce61" office:value-type="string" calcext:value-type="string">
            <text:p>No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Free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15]=&quot;USA&quot;); [.AE15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/>
          <table:table-cell table:style-name="ce102" office:value-type="string" calcext:value-type="string">
            <text:p>No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Yes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2" calcext:value-type="float">
            <text:p>2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5" calcext:value-type="float">
            <text:p>5</text:p>
          </table:table-cell>
          <table:table-cell table:style-name="ce128" office:value-type="float" office:value="4" calcext:value-type="float">
            <text:p>4</text:p>
          </table:table-cell>
          <table:table-cell table:style-name="ce131" office:value-type="float" office:value="26" calcext:value-type="float">
            <text:p>26</text:p>
          </table:table-cell>
          <table:table-cell table:style-name="ce134" office:value-type="string" calcext:value-type="string">
            <text:p>A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0" calcext:value-type="float">
            <text:p>$0.00</text:p>
          </table:table-cell>
          <table:table-cell table:style-name="ce143" office:value-type="float" office:value="0" calcext:value-type="float">
            <text:p>$0.00</text:p>
          </table:table-cell>
          <table:table-cell table:style-name="ce145" office:value-type="string" calcext:value-type="string">
            <text:p>Free</text:p>
          </table:table-cell>
          <table:table-cell table:style-name="ce147" office:value-type="string" calcext:value-type="string">
            <text:p>Free</text:p>
          </table:table-cell>
          <table:table-cell table:style-name="ce151"/>
          <table:table-cell table:style-name="ce154"/>
          <table:table-cell table:style-name="ce156" office:value-type="string" calcext:value-type="string">
            <text:p>No</text:p>
          </table:table-cell>
          <table:table-cell table:style-name="ce157" office:value-type="string" calcext:value-type="string">
            <text:p>No</text:p>
          </table:table-cell>
          <table:table-cell table:style-name="ce159" office:value-type="string" calcext:value-type="string">
            <text:p>No</text:p>
          </table:table-cell>
          <table:table-cell table:style-name="ce162"/>
          <table:table-cell table:style-name="ce165" office:value-type="string" calcext:value-type="string">
            <text:p>No</text:p>
          </table:table-cell>
          <table:table-cell table:number-columns-repeated="967"/>
        </table:table-row>
        <table:table-row table:style-name="ro1">
          <table:table-cell table:style-name="ce5" office:value-type="string" calcext:value-type="string">
            <text:p>Hotmail</text:p>
          </table:table-cell>
          <table:table-cell table:style-name="ce16" table:formula="of:=IF(OR([.M16]=&quot;Five&quot;);2;0)+IF(OR([.M16]=&quot;Not Disclosed&quot;);1.5;0)+IF(OR([.M16]=&quot;Nine&quot;;[.M16]=&quot;Fourteen&quot;;[.M16]=&quot;See Note&quot;;[.M16]=&quot;Cooperative&quot;);1;0)+IF(OR([.N16]=&quot;Yes&quot;);2;0)+IF(OR([.N16]=&quot;Not Disclosed&quot;);1.5;0)+IF(OR([.N16]=&quot;Owned&quot;);1;0)" office:value-type="float" office:value="4" calcext:value-type="float">
            <text:p>4</text:p>
          </table:table-cell>
          <table:table-cell table:style-name="ce23" table:formula="of:=(COUNTIF([.P16];&quot;Yes&quot;))+(0.5*COUNTIF([.P16];&quot;&quot;))+(0.5*COUNTIF([.P16];&quot;See Note&quot;))+(COUNTIF([.O16];&quot;Yes&quot;))+(0.5*COUNTIF([.O16];&quot;&quot;))" office:value-type="float" office:value="1.5" calcext:value-type="float">
            <text:p>1.5</text:p>
          </table:table-cell>
          <table:table-cell table:style-name="ce27" table:formula="of:=(3*COUNTIF([.Q16];&quot;No&quot;))+COUNTIF([.T16:.V16];&quot;No&quot;)+(0.5*COUNTIF([.U16];&quot;Some&quot;))" office:value-type="float" office:value="5" calcext:value-type="float">
            <text:p>5</text:p>
          </table:table-cell>
          <table:table-cell table:style-name="ce30" table:formula="of:=IF([.Y16]=&quot;No&quot;;1;0)+IF([.Z16]=&quot;No&quot;;1;0)+IF([.Z16]=&quot;&quot;;1;0)+(0.5*COUNTIF([.AA16];&quot;No&quot;))+COUNTIF([.AB16];&quot;No&quot;)+COUNTIF([.AC16];&quot;No&quot;)" office:value-type="float" office:value="1" calcext:value-type="float">
            <text:p>1</text:p>
          </table:table-cell>
          <table:table-cell table:style-name="ce34" table:formula="of:=COUNTIF([.AD16];&quot;No&quot;)+COUNTIF([.AE16];&quot;None&quot;)+COUNTIF([.AE16];&quot;&quot;)+IF([.AF16]=&quot;TDE&quot;;1;0)+IF([.AF16]=&quot;BitLocker&quot;;1;0)+IF([.AF16]=&quot;TrueCrypt&quot;;1;0)+COUNTIF([.AF16];&quot;None&quot;)+COUNTIF([.AF16];&quot;&quot;)+COUNTIF([.AG16];&quot;No&quot;)" office:value-type="float" office:value="1" calcext:value-type="float">
            <text:p>1</text:p>
          </table:table-cell>
          <table:table-cell table:style-name="ce37" table:formula="of:=IF([.AH16]&lt;3;1;0)+IF([.AI16]=&quot;No&quot;;1)+IF([.AJ16]=&quot;No&quot;;1)+IF([.AK16]=&quot;No&quot;;1)+IF([.AL16]=&quot;No&quot;;1)+IF([.AM16]=&quot;No&quot;;1)+IF([.AN16]&lt;1;1)+IF([.AO16]&lt;1;1)" office:value-type="float" office:value="2" calcext:value-type="float">
            <text:p>2</text:p>
          </table:table-cell>
          <table:table-cell table:style-name="ce39" table:formula="of:=IF([.AP16]=0;0;IF([.AP16]&lt;5;1;IF([.AP16]&lt;10;2;3)))+IF([.AQ16]=0;0;IF([.AQ16]&lt;3;1;IF([.AQ16]&lt;10;2;3)))+IF([.AR16]=0;0;IF([.AR16]&lt;5;1;IF([.AR16]&lt;10;2;3)))+IF([.AS16]=&quot;A&quot;;0;IF([.AS16]=&quot;A+&quot;;0;IF([.AS16]=&quot;B&quot;;1;5))+IF([.AT16]=&quot;Self&quot;;0;IF([.AT16]=&quot;CloudFlare&quot;;2;IF([.AT16]=&quot;Incapsula&quot;;2;3))))" office:value-type="float" office:value="2" calcext:value-type="float">
            <text:p>2</text:p>
          </table:table-cell>
          <table:table-cell table:style-name="ce41" table:formula="of:=IF([.AU16]&lt;PricePercentile33;0;IF([.AU16]&lt;PricePercentile66;1;2))+IF([.AV16]&lt;ConPricePercentile33;0;IF([.AV16]&lt;ConPricePercentile66;1;2))+IF([.AW16]=&quot;Free&quot;;0;IF([.AW16]=&quot;Yes&quot;;0;1))+IF([.AX16]=&quot;Free&quot;;0;IF([.AX16]&gt;29;0;IF([.AX16]&gt;13;1;IF([.AX16]&gt;6;2;3))))" office:value-type="float" office:value="0" calcext:value-type="float">
            <text:p>0</text:p>
          </table:table-cell>
          <table:table-cell table:style-name="ce45" table:formula="of:=IF([.AY16]=&quot;Yes&quot;;1;0)+IF([.AZ16]=&quot;Yes&quot;;1;0)+IF([.BA16]=&quot;No&quot;;1;IF([.BA16]=&quot;&quot;;0;IF([.BA16]=&quot;Some&quot;;0.5;0)))+IF([.BB16]=&quot;No&quot;;1;IF([.BB16]=&quot;&quot;;0;IF([.BB16]=&quot;Some&quot;;0.5;0)))+IF([.BC16]=&quot;No&quot;;1;IF([.BC16]=&quot;&quot;;0;IF([.BC16]=&quot;Some&quot;;0.5;0)))+IF([.BD16]=&quot;&quot;;0;1)+IF([.BE16]=&quot;&quot;;0;1)" office:value-type="float" office:value="4" calcext:value-type="float">
            <text:p>4</text:p>
          </table:table-cell>
          <table:table-cell table:style-name="ce18"/>
          <table:table-cell table:style-name="ce54" office:value-type="string" calcext:value-type="string">
            <text:p>USA</text:p>
          </table:table-cell>
          <table:table-cell table:style-name="ce58" table:formula="of:=IF(OR([.L16]=&quot;USA&quot;;[.L16]=&quot;UK&quot;;[.L16]=&quot;Canada&quot;;[.L16]=&quot;Australia&quot;;[.L16]=&quot;New Zealand&quot;);&quot;Five&quot;;(IF(OR([.L16]=&quot;Denmark&quot;;[.L16]=&quot;France&quot;;[.L16]=&quot;Netherlands&quot;;[.L16]=&quot;Norway&quot;);&quot;Nine&quot;;IF(OR([.L16]=&quot;Belgium&quot;;[.L16]=&quot;Germany&quot;;[.L16]=&quot;Italy&quot;;[.L16]=&quot;Spain&quot;;[.L16]=&quot;Sweden&quot;);&quot;Fourteen&quot;;IF([.L16]=&quot;&quot;;&quot;Not Disclosed&quot;;IF(OR([.L16]=&quot;British Virgin Islands&quot;;[.L16]=&quot;Gibraltar&quot;;[.L16]=&quot;British Indian Ocean&quot;;[.L16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Yes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Free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16]=&quot;USA&quot;); [.AE16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/>
          <table:table-cell table:style-name="ce102" office:value-type="string" calcext:value-type="string">
            <text:p>Yes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Yes</text:p>
          </table:table-cell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Yes</text:p>
          </table:table-cell>
          <table:table-cell table:style-name="ce112" office:value-type="string" calcext:value-type="string">
            <text:p>Yes</text:p>
          </table:table-cell>
          <table:table-cell table:style-name="ce117" office:value-type="float" office:value="5" calcext:value-type="float">
            <text:p>5</text:p>
          </table:table-cell>
          <table:table-cell table:style-name="ce120" office:value-type="float" office:value="15" calcext:value-type="float">
            <text:p>15</text:p>
          </table:table-cell>
          <table:table-cell table:style-name="ce125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4" office:value-type="string" calcext:value-type="string">
            <text:p>A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0" calcext:value-type="float">
            <text:p>$0.00</text:p>
          </table:table-cell>
          <table:table-cell table:style-name="ce143" office:value-type="float" office:value="0" calcext:value-type="float">
            <text:p>$0.00</text:p>
          </table:table-cell>
          <table:table-cell table:style-name="ce145" office:value-type="string" calcext:value-type="string">
            <text:p>Free</text:p>
          </table:table-cell>
          <table:table-cell table:style-name="ce147" office:value-type="string" calcext:value-type="string">
            <text:p>Free</text:p>
          </table:table-cell>
          <table:table-cell table:style-name="ce151"/>
          <table:table-cell table:style-name="ce154"/>
          <table:table-cell table:style-name="ce156" office:value-type="string" calcext:value-type="string">
            <text:p>No</text:p>
          </table:table-cell>
          <table:table-cell table:style-name="ce157" office:value-type="string" calcext:value-type="string">
            <text:p>No</text:p>
          </table:table-cell>
          <table:table-cell table:style-name="ce159" office:value-type="string" calcext:value-type="string">
            <text:p>No</text:p>
          </table:table-cell>
          <table:table-cell table:style-name="ce162"/>
          <table:table-cell table:style-name="ce165" office:value-type="string" calcext:value-type="string">
            <text:p>No</text:p>
          </table:table-cell>
          <table:table-cell table:number-columns-repeated="967"/>
        </table:table-row>
        <table:table-row table:style-name="ro1">
          <table:table-cell table:style-name="ce5" office:value-type="string" calcext:value-type="string">
            <text:p>Hushmail</text:p>
          </table:table-cell>
          <table:table-cell table:style-name="ce16" table:formula="of:=IF(OR([.M17]=&quot;Five&quot;);2;0)+IF(OR([.M17]=&quot;Not Disclosed&quot;);1.5;0)+IF(OR([.M17]=&quot;Nine&quot;;[.M17]=&quot;Fourteen&quot;;[.M17]=&quot;See Note&quot;;[.M17]=&quot;Cooperative&quot;);1;0)+IF(OR([.N17]=&quot;Yes&quot;);2;0)+IF(OR([.N17]=&quot;Not Disclosed&quot;);1.5;0)+IF(OR([.N17]=&quot;Owned&quot;);1;0)" office:value-type="float" office:value="2" calcext:value-type="float">
            <text:p>2</text:p>
          </table:table-cell>
          <table:table-cell table:style-name="ce23" table:formula="of:=(COUNTIF([.P17];&quot;Yes&quot;))+(0.5*COUNTIF([.P17];&quot;&quot;))+(0.5*COUNTIF([.P17];&quot;See Note&quot;))+(COUNTIF([.O17];&quot;Yes&quot;))+(0.5*COUNTIF([.O17];&quot;&quot;))" office:value-type="float" office:value="2" calcext:value-type="float">
            <text:p>2</text:p>
          </table:table-cell>
          <table:table-cell table:style-name="ce27" table:formula="of:=(3*COUNTIF([.Q17];&quot;No&quot;))+COUNTIF([.T17:.V17];&quot;No&quot;)+(0.5*COUNTIF([.U17];&quot;Some&quot;))" office:value-type="float" office:value="3" calcext:value-type="float">
            <text:p>3</text:p>
          </table:table-cell>
          <table:table-cell table:style-name="ce30" table:formula="of:=IF([.Y17]=&quot;No&quot;;1;0)+IF([.Z17]=&quot;No&quot;;1;0)+IF([.Z17]=&quot;&quot;;1;0)+(0.5*COUNTIF([.AA17];&quot;No&quot;))+COUNTIF([.AB17];&quot;No&quot;)+COUNTIF([.AC17];&quot;No&quot;)" office:value-type="float" office:value="1" calcext:value-type="float">
            <text:p>1</text:p>
          </table:table-cell>
          <table:table-cell table:style-name="ce34" table:formula="of:=COUNTIF([.AD17];&quot;No&quot;)+COUNTIF([.AE17];&quot;None&quot;)+COUNTIF([.AE17];&quot;&quot;)+IF([.AF17]=&quot;TDE&quot;;1;0)+IF([.AF17]=&quot;BitLocker&quot;;1;0)+IF([.AF17]=&quot;TrueCrypt&quot;;1;0)+COUNTIF([.AF17];&quot;None&quot;)+COUNTIF([.AF17];&quot;&quot;)+COUNTIF([.AG17];&quot;No&quot;)" office:value-type="float" office:value="1" calcext:value-type="float">
            <text:p>1</text:p>
          </table:table-cell>
          <table:table-cell table:style-name="ce37" table:formula="of:=IF([.AH17]&lt;3;1;0)+IF([.AI17]=&quot;No&quot;;1)+IF([.AJ17]=&quot;No&quot;;1)+IF([.AK17]=&quot;No&quot;;1)+IF([.AL17]=&quot;No&quot;;1)+IF([.AM17]=&quot;No&quot;;1)+IF([.AN17]&lt;1;1)+IF([.AO17]&lt;1;1)" office:value-type="float" office:value="6" calcext:value-type="float">
            <text:p>6</text:p>
          </table:table-cell>
          <table:table-cell table:style-name="ce39" table:formula="of:=IF([.AP17]=0;0;IF([.AP17]&lt;5;1;IF([.AP17]&lt;10;2;3)))+IF([.AQ17]=0;0;IF([.AQ17]&lt;3;1;IF([.AQ17]&lt;10;2;3)))+IF([.AR17]=0;0;IF([.AR17]&lt;5;1;IF([.AR17]&lt;10;2;3)))+IF([.AS17]=&quot;A&quot;;0;IF([.AS17]=&quot;A+&quot;;0;IF([.AS17]=&quot;B&quot;;1;5))+IF([.AT17]=&quot;Self&quot;;0;IF([.AT17]=&quot;CloudFlare&quot;;2;IF([.AT17]=&quot;Incapsula&quot;;2;3))))" office:value-type="float" office:value="2" calcext:value-type="float">
            <text:p>2</text:p>
          </table:table-cell>
          <table:table-cell table:style-name="ce41" table:formula="of:=IF([.AU17]&lt;PricePercentile33;0;IF([.AU17]&lt;PricePercentile66;1;2))+IF([.AV17]&lt;ConPricePercentile33;0;IF([.AV17]&lt;ConPricePercentile66;1;2))+IF([.AW17]=&quot;Free&quot;;0;IF([.AW17]=&quot;Yes&quot;;0;1))+IF([.AX17]=&quot;Free&quot;;0;IF([.AX17]&gt;29;0;IF([.AX17]&gt;13;1;IF([.AX17]&gt;6;2;3))))" office:value-type="float" office:value="4" calcext:value-type="float">
            <text:p>4</text:p>
          </table:table-cell>
          <table:table-cell table:style-name="ce45" table:formula="of:=IF([.AY17]=&quot;Yes&quot;;1;0)+IF([.AZ17]=&quot;Yes&quot;;1;0)+IF([.BA17]=&quot;No&quot;;1;IF([.BA17]=&quot;&quot;;0;IF([.BA17]=&quot;Some&quot;;0.5;0)))+IF([.BB17]=&quot;No&quot;;1;IF([.BB17]=&quot;&quot;;0;IF([.BB17]=&quot;Some&quot;;0.5;0)))+IF([.BC17]=&quot;No&quot;;1;IF([.BC17]=&quot;&quot;;0;IF([.BC17]=&quot;Some&quot;;0.5;0)))+IF([.BD17]=&quot;&quot;;0;1)+IF([.BE17]=&quot;&quot;;0;1)" office:value-type="float" office:value="4" calcext:value-type="float">
            <text:p>4</text:p>
          </table:table-cell>
          <table:table-cell table:style-name="ce18"/>
          <table:table-cell table:style-name="ce54" office:value-type="string" calcext:value-type="string">
            <text:p>Canada</text:p>
          </table:table-cell>
          <table:table-cell table:style-name="ce58" table:formula="of:=IF(OR([.L17]=&quot;USA&quot;;[.L17]=&quot;UK&quot;;[.L17]=&quot;Canada&quot;;[.L17]=&quot;Australia&quot;;[.L17]=&quot;New Zealand&quot;);&quot;Five&quot;;(IF(OR([.L17]=&quot;Denmark&quot;;[.L17]=&quot;France&quot;;[.L17]=&quot;Netherlands&quot;;[.L17]=&quot;Norway&quot;);&quot;Nine&quot;;IF(OR([.L17]=&quot;Belgium&quot;;[.L17]=&quot;Germany&quot;;[.L17]=&quot;Italy&quot;;[.L17]=&quot;Spain&quot;;[.L17]=&quot;Sweden&quot;);&quot;Fourteen&quot;;IF([.L17]=&quot;&quot;;&quot;Not Disclosed&quot;;IF(OR([.L17]=&quot;British Virgin Islands&quot;;[.L17]=&quot;Gibraltar&quot;;[.L17]=&quot;British Indian Ocean&quot;;[.L17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No</text:p>
          </table:table-cell>
          <table:table-cell table:style-name="ce64" office:value-type="string" calcext:value-type="string">
            <text:p>Yes</text:p>
          </table:table-cell>
          <table:table-cell table:style-name="ce67" office:value-type="string" calcext:value-type="string">
            <text:p>Yes</text:p>
          </table:table-cell>
          <table:table-cell table:style-name="ce72" office:value-type="string" calcext:value-type="string">
            <text:p>Yes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17]=&quot;USA&quot;); [.AE17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No</text:p>
          </table:table-cell>
          <table:table-cell table:style-name="ce97" office:value-type="string" calcext:value-type="string">
            <text:p>SSL/TLS</text:p>
          </table:table-cell>
          <table:table-cell table:style-name="ce99" office:value-type="string" calcext:value-type="string">
            <text:p>PGP</text:p>
          </table:table-cell>
          <table:table-cell table:style-name="ce102" office:value-type="string" calcext:value-type="string">
            <text:p>Yes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10" calcext:value-type="float">
            <text:p>10</text:p>
          </table:table-cell>
          <table:table-cell table:style-name="ce120" office:value-type="float" office:value="0" calcext:value-type="float">
            <text:p>0</text:p>
          </table:table-cell>
          <table:table-cell table:style-name="ce125" office:value-type="float" office:value="3" calcext:value-type="float">
            <text:p>3</text:p>
          </table:table-cell>
          <table:table-cell table:style-name="ce128" office:value-type="float" office:value="2" calcext:value-type="float">
            <text:p>2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A+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4.17" calcext:value-type="float">
            <text:p>$4.17</text:p>
          </table:table-cell>
          <table:table-cell table:style-name="ce143" table:formula="of:=[.AU17]/[.AH17]" office:value-type="float" office:value="4.17" calcext:value-type="float">
            <text:p>$4.17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float" office:value="60" calcext:value-type="float">
            <text:p>60</text:p>
          </table:table-cell>
          <table:table-cell table:style-name="ce151"/>
          <table:table-cell table:style-name="ce154"/>
          <table:table-cell table:style-name="ce156" office:value-type="string" calcext:value-type="string">
            <text:p>No</text:p>
          </table:table-cell>
          <table:table-cell table:style-name="ce157" office:value-type="string" calcext:value-type="string">
            <text:p>No</text:p>
          </table:table-cell>
          <table:table-cell table:style-name="ce159" office:value-type="string" calcext:value-type="string">
            <text:p>No</text:p>
          </table:table-cell>
          <table:table-cell table:style-name="ce162"/>
          <table:table-cell table:style-name="ce165" office:value-type="string" calcext:value-type="string">
            <text:p>No</text:p>
          </table:table-cell>
          <table:table-cell table:number-columns-repeated="967"/>
        </table:table-row>
        <table:table-row table:style-name="ro1">
          <table:table-cell table:style-name="ce5" office:value-type="string" calcext:value-type="string">
            <text:p>iCloud</text:p>
          </table:table-cell>
          <table:table-cell table:style-name="ce16" table:formula="of:=IF(OR([.M18]=&quot;Five&quot;);2;0)+IF(OR([.M18]=&quot;Not Disclosed&quot;);1.5;0)+IF(OR([.M18]=&quot;Nine&quot;;[.M18]=&quot;Fourteen&quot;;[.M18]=&quot;See Note&quot;;[.M18]=&quot;Cooperative&quot;);1;0)+IF(OR([.N18]=&quot;Yes&quot;);2;0)+IF(OR([.N18]=&quot;Not Disclosed&quot;);1.5;0)+IF(OR([.N18]=&quot;Owned&quot;);1;0)" office:value-type="float" office:value="4" calcext:value-type="float">
            <text:p>4</text:p>
          </table:table-cell>
          <table:table-cell table:style-name="ce23" table:formula="of:=(COUNTIF([.P18];&quot;Yes&quot;))+(0.5*COUNTIF([.P18];&quot;&quot;))+(0.5*COUNTIF([.P18];&quot;See Note&quot;))+(COUNTIF([.O18];&quot;Yes&quot;))+(0.5*COUNTIF([.O18];&quot;&quot;))" office:value-type="float" office:value="2" calcext:value-type="float">
            <text:p>2</text:p>
          </table:table-cell>
          <table:table-cell table:style-name="ce27" table:formula="of:=(3*COUNTIF([.Q18];&quot;No&quot;))+COUNTIF([.T18:.V18];&quot;No&quot;)+(0.5*COUNTIF([.U18];&quot;Some&quot;))" office:value-type="float" office:value="6" calcext:value-type="float">
            <text:p>6</text:p>
          </table:table-cell>
          <table:table-cell table:style-name="ce30" table:formula="of:=IF([.Y18]=&quot;No&quot;;1;0)+IF([.Z18]=&quot;No&quot;;1;0)+IF([.Z18]=&quot;&quot;;1;0)+(0.5*COUNTIF([.AA18];&quot;No&quot;))+COUNTIF([.AB18];&quot;No&quot;)+COUNTIF([.AC18];&quot;No&quot;)" office:value-type="float" office:value="1" calcext:value-type="float">
            <text:p>1</text:p>
          </table:table-cell>
          <table:table-cell table:style-name="ce34" table:formula="of:=COUNTIF([.AD18];&quot;No&quot;)+COUNTIF([.AE18];&quot;None&quot;)+COUNTIF([.AE18];&quot;&quot;)+IF([.AF18]=&quot;TDE&quot;;1;0)+IF([.AF18]=&quot;BitLocker&quot;;1;0)+IF([.AF18]=&quot;TrueCrypt&quot;;1;0)+COUNTIF([.AF18];&quot;None&quot;)+COUNTIF([.AF18];&quot;&quot;)+COUNTIF([.AG18];&quot;No&quot;)" office:value-type="float" office:value="1" calcext:value-type="float">
            <text:p>1</text:p>
          </table:table-cell>
          <table:table-cell table:style-name="ce37" table:formula="of:=IF([.AH18]&lt;3;1;0)+IF([.AI18]=&quot;No&quot;;1)+IF([.AJ18]=&quot;No&quot;;1)+IF([.AK18]=&quot;No&quot;;1)+IF([.AL18]=&quot;No&quot;;1)+IF([.AM18]=&quot;No&quot;;1)+IF([.AN18]&lt;1;1)+IF([.AO18]&lt;1;1)" office:value-type="float" office:value="6" calcext:value-type="float">
            <text:p>6</text:p>
          </table:table-cell>
          <table:table-cell table:style-name="ce39" table:formula="of:=IF([.AP18]=0;0;IF([.AP18]&lt;5;1;IF([.AP18]&lt;10;2;3)))+IF([.AQ18]=0;0;IF([.AQ18]&lt;3;1;IF([.AQ18]&lt;10;2;3)))+IF([.AR18]=0;0;IF([.AR18]&lt;5;1;IF([.AR18]&lt;10;2;3)))+IF([.AS18]=&quot;A&quot;;0;IF([.AS18]=&quot;A+&quot;;0;IF([.AS18]=&quot;B&quot;;1;5))+IF([.AT18]=&quot;Self&quot;;0;IF([.AT18]=&quot;CloudFlare&quot;;2;IF([.AT18]=&quot;Incapsula&quot;;2;3))))" office:value-type="float" office:value="6" calcext:value-type="float">
            <text:p>6</text:p>
          </table:table-cell>
          <table:table-cell table:style-name="ce41" table:formula="of:=IF([.AU18]&lt;PricePercentile33;0;IF([.AU18]&lt;PricePercentile66;1;2))+IF([.AV18]&lt;ConPricePercentile33;0;IF([.AV18]&lt;ConPricePercentile66;1;2))+IF([.AW18]=&quot;Free&quot;;0;IF([.AW18]=&quot;Yes&quot;;0;1))+IF([.AX18]=&quot;Free&quot;;0;IF([.AX18]&gt;29;0;IF([.AX18]&gt;13;1;IF([.AX18]&gt;6;2;3))))" office:value-type="float" office:value="0" calcext:value-type="float">
            <text:p>0</text:p>
          </table:table-cell>
          <table:table-cell table:style-name="ce45" table:formula="of:=IF([.AY18]=&quot;Yes&quot;;1;0)+IF([.AZ18]=&quot;Yes&quot;;1;0)+IF([.BA18]=&quot;No&quot;;1;IF([.BA18]=&quot;&quot;;0;IF([.BA18]=&quot;Some&quot;;0.5;0)))+IF([.BB18]=&quot;No&quot;;1;IF([.BB18]=&quot;&quot;;0;IF([.BB18]=&quot;Some&quot;;0.5;0)))+IF([.BC18]=&quot;No&quot;;1;IF([.BC18]=&quot;&quot;;0;IF([.BC18]=&quot;Some&quot;;0.5;0)))+IF([.BD18]=&quot;&quot;;0;1)+IF([.BE18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USA</text:p>
          </table:table-cell>
          <table:table-cell table:style-name="ce58" table:formula="of:=IF(OR([.L18]=&quot;USA&quot;;[.L18]=&quot;UK&quot;;[.L18]=&quot;Canada&quot;;[.L18]=&quot;Australia&quot;;[.L18]=&quot;New Zealand&quot;);&quot;Five&quot;;(IF(OR([.L18]=&quot;Denmark&quot;;[.L18]=&quot;France&quot;;[.L18]=&quot;Netherlands&quot;;[.L18]=&quot;Norway&quot;);&quot;Nine&quot;;IF(OR([.L18]=&quot;Belgium&quot;;[.L18]=&quot;Germany&quot;;[.L18]=&quot;Italy&quot;;[.L18]=&quot;Spain&quot;;[.L18]=&quot;Sweden&quot;);&quot;Fourteen&quot;;IF([.L18]=&quot;&quot;;&quot;Not Disclosed&quot;;IF(OR([.L18]=&quot;British Virgin Islands&quot;;[.L18]=&quot;Gibraltar&quot;;[.L18]=&quot;British Indian Ocean&quot;;[.L18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Yes</text:p>
          </table:table-cell>
          <table:table-cell table:style-name="ce64" office:value-type="string" calcext:value-type="string">
            <text:p>Yes</text:p>
          </table:table-cell>
          <table:table-cell table:style-name="ce67" office:value-type="string" calcext:value-type="string">
            <text:p>Yes</text:p>
          </table:table-cell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18]=&quot;USA&quot;); [.AE18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 office:value-type="string" calcext:value-type="string">
            <text:p>None</text:p>
          </table:table-cell>
          <table:table-cell table:style-name="ce102" office:value-type="string" calcext:value-type="string">
            <text:p>Yes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5" calcext:value-type="float">
            <text:p>5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4" office:value-type="string" calcext:value-type="string">
            <text:p>A-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0" calcext:value-type="float">
            <text:p>$0.00</text:p>
          </table:table-cell>
          <table:table-cell table:style-name="ce143" office:value-type="float" office:value="0" calcext:value-type="float">
            <text:p>$0.00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string" calcext:value-type="string">
            <text:p>Free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KolabNow</text:p>
          </table:table-cell>
          <table:table-cell table:style-name="ce16" table:formula="of:=IF(OR([.M19]=&quot;Five&quot;);2;0)+IF(OR([.M19]=&quot;Not Disclosed&quot;);1.5;0)+IF(OR([.M19]=&quot;Nine&quot;;[.M19]=&quot;Fourteen&quot;;[.M19]=&quot;See Note&quot;;[.M19]=&quot;Cooperative&quot;);1;0)+IF(OR([.N19]=&quot;Yes&quot;);2;0)+IF(OR([.N19]=&quot;Not Disclosed&quot;);1.5;0)+IF(OR([.N19]=&quot;Owned&quot;);1;0)" office:value-type="float" office:value="1" calcext:value-type="float">
            <text:p>1</text:p>
          </table:table-cell>
          <table:table-cell table:style-name="ce23" table:formula="of:=(COUNTIF([.P19];&quot;Yes&quot;))+(0.5*COUNTIF([.P19];&quot;&quot;))+(0.5*COUNTIF([.P19];&quot;See Note&quot;))+(COUNTIF([.O19];&quot;Yes&quot;))+(0.5*COUNTIF([.O19];&quot;&quot;))" office:value-type="float" office:value="1" calcext:value-type="float">
            <text:p>1</text:p>
          </table:table-cell>
          <table:table-cell table:style-name="ce27" table:formula="of:=(3*COUNTIF([.Q19];&quot;No&quot;))+COUNTIF([.T19:.V19];&quot;No&quot;)+(0.5*COUNTIF([.U19];&quot;Some&quot;))" office:value-type="float" office:value="4" calcext:value-type="float">
            <text:p>4</text:p>
          </table:table-cell>
          <table:table-cell table:style-name="ce30" table:formula="of:=IF([.Y19]=&quot;No&quot;;1;0)+IF([.Z19]=&quot;No&quot;;1;0)+IF([.Z19]=&quot;&quot;;1;0)+(0.5*COUNTIF([.AA19];&quot;No&quot;))+COUNTIF([.AB19];&quot;No&quot;)+COUNTIF([.AC19];&quot;No&quot;)" office:value-type="float" office:value="0" calcext:value-type="float">
            <text:p>0</text:p>
          </table:table-cell>
          <table:table-cell table:style-name="ce34" table:formula="of:=COUNTIF([.AD19];&quot;No&quot;)+COUNTIF([.AE19];&quot;None&quot;)+COUNTIF([.AE19];&quot;&quot;)+IF([.AF19]=&quot;TDE&quot;;1;0)+IF([.AF19]=&quot;BitLocker&quot;;1;0)+IF([.AF19]=&quot;TrueCrypt&quot;;1;0)+COUNTIF([.AF19];&quot;None&quot;)+COUNTIF([.AF19];&quot;&quot;)+COUNTIF([.AG19];&quot;No&quot;)" office:value-type="float" office:value="2" calcext:value-type="float">
            <text:p>2</text:p>
          </table:table-cell>
          <table:table-cell table:style-name="ce37" table:formula="of:=IF([.AH19]&lt;3;1;0)+IF([.AI19]=&quot;No&quot;;1)+IF([.AJ19]=&quot;No&quot;;1)+IF([.AK19]=&quot;No&quot;;1)+IF([.AL19]=&quot;No&quot;;1)+IF([.AM19]=&quot;No&quot;;1)+IF([.AN19]&lt;1;1)+IF([.AO19]&lt;1;1)" office:value-type="float" office:value="2" calcext:value-type="float">
            <text:p>2</text:p>
          </table:table-cell>
          <table:table-cell table:style-name="ce39" table:formula="of:=IF([.AP19]=0;0;IF([.AP19]&lt;5;1;IF([.AP19]&lt;10;2;3)))+IF([.AQ19]=0;0;IF([.AQ19]&lt;3;1;IF([.AQ19]&lt;10;2;3)))+IF([.AR19]=0;0;IF([.AR19]&lt;5;1;IF([.AR19]&lt;10;2;3)))+IF([.AS19]=&quot;A&quot;;0;IF([.AS19]=&quot;A+&quot;;0;IF([.AS19]=&quot;B&quot;;1;5))+IF([.AT19]=&quot;Self&quot;;0;IF([.AT19]=&quot;CloudFlare&quot;;2;IF([.AT19]=&quot;Incapsula&quot;;2;3))))" office:value-type="float" office:value="3" calcext:value-type="float">
            <text:p>3</text:p>
          </table:table-cell>
          <table:table-cell table:style-name="ce41" table:formula="of:=IF([.AU19]&lt;PricePercentile33;0;IF([.AU19]&lt;PricePercentile66;1;2))+IF([.AV19]&lt;ConPricePercentile33;0;IF([.AV19]&lt;ConPricePercentile66;1;2))+IF([.AW19]=&quot;Free&quot;;0;IF([.AW19]=&quot;Yes&quot;;0;1))+IF([.AX19]=&quot;Free&quot;;0;IF([.AX19]&gt;29;0;IF([.AX19]&gt;13;1;IF([.AX19]&gt;6;2;3))))" office:value-type="float" office:value="7" calcext:value-type="float">
            <text:p>7</text:p>
          </table:table-cell>
          <table:table-cell table:style-name="ce45" table:formula="of:=IF([.AY19]=&quot;Yes&quot;;1;0)+IF([.AZ19]=&quot;Yes&quot;;1;0)+IF([.BA19]=&quot;No&quot;;1;IF([.BA19]=&quot;&quot;;0;IF([.BA19]=&quot;Some&quot;;0.5;0)))+IF([.BB19]=&quot;No&quot;;1;IF([.BB19]=&quot;&quot;;0;IF([.BB19]=&quot;Some&quot;;0.5;0)))+IF([.BC19]=&quot;No&quot;;1;IF([.BC19]=&quot;&quot;;0;IF([.BC19]=&quot;Some&quot;;0.5;0)))+IF([.BD19]=&quot;&quot;;0;1)+IF([.BE19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Switzerland</text:p>
          </table:table-cell>
          <table:table-cell table:style-name="ce58" office:value-type="string" calcext:value-type="string">
            <text:p>Cooperative</text:p>
          </table:table-cell>
          <table:table-cell table:style-name="ce61" office:value-type="string" calcext:value-type="string">
            <text:p>No</text:p>
          </table:table-cell>
          <table:table-cell table:style-name="ce64"/>
          <table:table-cell table:style-name="ce67"/>
          <table:table-cell table:style-name="ce72" office:value-type="string" calcext:value-type="string">
            <text:p>No</text:p>
          </table:table-cell>
          <table:table-cell table:number-columns-repeated="2" table:style-name="ce75" office:value-type="string" calcext:value-type="string">
            <text:p>No</text:p>
          </table:table-cell>
          <table:table-cell table:style-name="ce75" office:value-type="string" calcext:value-type="string">
            <text:p>Yes</text:p>
          </table:table-cell>
          <table:table-cell table:style-name="ce77" office:value-type="string" calcext:value-type="string">
            <text:p>Yes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19]=&quot;USA&quot;); [.AE19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 office:value-type="string" calcext:value-type="string">
            <text:p>None</text:p>
          </table:table-cell>
          <table:table-cell table:style-name="ce102" office:value-type="string" calcext:value-type="string">
            <text:p>No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Yes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2" calcext:value-type="float">
            <text:p>2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4" office:value-type="string" calcext:value-type="string">
            <text:p>A+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8.85" calcext:value-type="float">
            <text:p>$8.85</text:p>
          </table:table-cell>
          <table:table-cell table:style-name="ce143" table:formula="of:=[.AU19]/[.AH19]" office:value-type="float" office:value="8.85" calcext:value-type="float">
            <text:p>$8.85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float" office:value="0" calcext:value-type="float">
            <text:p>0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LavaBit</text:p>
          </table:table-cell>
          <table:table-cell table:style-name="ce16" table:formula="of:=IF(OR([.M20]=&quot;Five&quot;);2;0)+IF(OR([.M20]=&quot;Not Disclosed&quot;);1.5;0)+IF(OR([.M20]=&quot;Nine&quot;;[.M20]=&quot;Fourteen&quot;;[.M20]=&quot;See Note&quot;;[.M20]=&quot;Cooperative&quot;);1;0)+IF(OR([.N20]=&quot;Yes&quot;);2;0)+IF(OR([.N20]=&quot;Not Disclosed&quot;);1.5;0)+IF(OR([.N20]=&quot;Owned&quot;);1;0)" office:value-type="float" office:value="4" calcext:value-type="float">
            <text:p>4</text:p>
          </table:table-cell>
          <table:table-cell table:style-name="ce23" table:formula="of:=(COUNTIF([.P20];&quot;Yes&quot;))+(0.5*COUNTIF([.P20];&quot;&quot;))+(0.5*COUNTIF([.P20];&quot;See Note&quot;))+(COUNTIF([.O20];&quot;Yes&quot;))+(0.5*COUNTIF([.O20];&quot;&quot;))" office:value-type="float" office:value="1" calcext:value-type="float">
            <text:p>1</text:p>
          </table:table-cell>
          <table:table-cell table:style-name="ce27" table:formula="of:=(3*COUNTIF([.Q20];&quot;No&quot;))+COUNTIF([.T20:.V20];&quot;No&quot;)+(0.5*COUNTIF([.U20];&quot;Some&quot;))" office:value-type="float" office:value="1" calcext:value-type="float">
            <text:p>1</text:p>
          </table:table-cell>
          <table:table-cell table:style-name="ce30" table:formula="of:=IF([.Y20]=&quot;No&quot;;1;0)+IF([.Z20]=&quot;No&quot;;1;0)+IF([.Z20]=&quot;&quot;;1;0)+(0.5*COUNTIF([.AA20];&quot;No&quot;))+COUNTIF([.AB20];&quot;No&quot;)+COUNTIF([.AC20];&quot;No&quot;)" office:value-type="float" office:value="1" calcext:value-type="float">
            <text:p>1</text:p>
          </table:table-cell>
          <table:table-cell table:style-name="ce34" table:formula="of:=COUNTIF([.AD20];&quot;No&quot;)+COUNTIF([.AE20];&quot;None&quot;)+COUNTIF([.AE20];&quot;&quot;)+IF([.AF20]=&quot;TDE&quot;;1;0)+IF([.AF20]=&quot;BitLocker&quot;;1;0)+IF([.AF20]=&quot;TrueCrypt&quot;;1;0)+COUNTIF([.AF20];&quot;None&quot;)+COUNTIF([.AF20];&quot;&quot;)+COUNTIF([.AG20];&quot;No&quot;)" office:value-type="float" office:value="2" calcext:value-type="float">
            <text:p>2</text:p>
          </table:table-cell>
          <table:table-cell table:style-name="ce37" table:formula="of:=IF([.AH20]&lt;3;1;0)+IF([.AI20]=&quot;No&quot;;1)+IF([.AJ20]=&quot;No&quot;;1)+IF([.AK20]=&quot;No&quot;;1)+IF([.AL20]=&quot;No&quot;;1)+IF([.AM20]=&quot;No&quot;;1)+IF([.AN20]&lt;1;1)+IF([.AO20]&lt;1;1)" office:value-type="float" office:value="6" calcext:value-type="float">
            <text:p>6</text:p>
          </table:table-cell>
          <table:table-cell table:style-name="ce39" table:formula="of:=IF([.AP20]=0;0;IF([.AP20]&lt;5;1;IF([.AP20]&lt;10;2;3)))+IF([.AQ20]=0;0;IF([.AQ20]&lt;3;1;IF([.AQ20]&lt;10;2;3)))+IF([.AR20]=0;0;IF([.AR20]&lt;5;1;IF([.AR20]&lt;10;2;3)))+IF([.AS20]=&quot;A&quot;;0;IF([.AS20]=&quot;A+&quot;;0;IF([.AS20]=&quot;B&quot;;1;5))+IF([.AT20]=&quot;Self&quot;;0;IF([.AT20]=&quot;CloudFlare&quot;;2;IF([.AT20]=&quot;Incapsula&quot;;2;3))))" office:value-type="float" office:value="1" calcext:value-type="float">
            <text:p>1</text:p>
          </table:table-cell>
          <table:table-cell table:style-name="ce41" table:formula="of:=IF([.AU20]&lt;PricePercentile33;0;IF([.AU20]&lt;PricePercentile66;1;2))+IF([.AV20]&lt;ConPricePercentile33;0;IF([.AV20]&lt;ConPricePercentile66;1;2))+IF([.AW20]=&quot;Free&quot;;0;IF([.AW20]=&quot;Yes&quot;;0;1))+IF([.AX20]=&quot;Free&quot;;0;IF([.AX20]&gt;29;0;IF([.AX20]&gt;13;1;IF([.AX20]&gt;6;2;3))))" office:value-type="float" office:value="7" calcext:value-type="float">
            <text:p>7</text:p>
          </table:table-cell>
          <table:table-cell table:style-name="ce45" table:formula="of:=IF([.AY20]=&quot;Yes&quot;;1;0)+IF([.AZ20]=&quot;Yes&quot;;1;0)+IF([.BA20]=&quot;No&quot;;1;IF([.BA20]=&quot;&quot;;0;IF([.BA20]=&quot;Some&quot;;0.5;0)))+IF([.BB20]=&quot;No&quot;;1;IF([.BB20]=&quot;&quot;;0;IF([.BB20]=&quot;Some&quot;;0.5;0)))+IF([.BC20]=&quot;No&quot;;1;IF([.BC20]=&quot;&quot;;0;IF([.BC20]=&quot;Some&quot;;0.5;0)))+IF([.BD20]=&quot;&quot;;0;1)+IF([.BE20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USA</text:p>
          </table:table-cell>
          <table:table-cell table:style-name="ce58" table:formula="of:=IF(OR([.L20]=&quot;USA&quot;;[.L20]=&quot;UK&quot;;[.L20]=&quot;Canada&quot;;[.L20]=&quot;Australia&quot;;[.L20]=&quot;New Zealand&quot;);&quot;Five&quot;;(IF(OR([.L20]=&quot;Denmark&quot;;[.L20]=&quot;France&quot;;[.L20]=&quot;Netherlands&quot;;[.L20]=&quot;Norway&quot;);&quot;Nine&quot;;IF(OR([.L20]=&quot;Belgium&quot;;[.L20]=&quot;Germany&quot;;[.L20]=&quot;Italy&quot;;[.L20]=&quot;Spain&quot;;[.L20]=&quot;Sweden&quot;);&quot;Fourteen&quot;;IF([.L20]=&quot;&quot;;&quot;Not Disclosed&quot;;IF(OR([.L20]=&quot;British Virgin Islands&quot;;[.L20]=&quot;Gibraltar&quot;;[.L20]=&quot;British Indian Ocean&quot;;[.L20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Yes</text:p>
          </table:table-cell>
          <table:table-cell table:style-name="ce64"/>
          <table:table-cell table:style-name="ce67"/>
          <table:table-cell table:style-name="ce72" office:value-type="string" calcext:value-type="string">
            <text:p>Email</text:p>
          </table:table-cell>
          <table:table-cell table:number-columns-repeated="2" table:style-name="ce75" office:value-type="string" calcext:value-type="string">
            <text:p>No</text:p>
          </table:table-cell>
          <table:table-cell table:style-name="ce75" office:value-type="string" calcext:value-type="string">
            <text:p>Yes</text:p>
          </table:table-cell>
          <table:table-cell table:style-name="ce77" office:value-type="string" calcext:value-type="string">
            <text:p>Yes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Yes</text:p>
          </table:table-cell>
          <table:table-cell table:style-name="ce84" table:formula="of:=IF(AND(NOT([.L20]=&quot;USA&quot;); [.AE20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/>
          <table:table-cell table:style-name="ce102" office:value-type="string" calcext:value-type="string">
            <text:p>No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5" calcext:value-type="float">
            <text:p>5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string" calcext:value-type="string">
            <text:p>A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2.5" calcext:value-type="float">
            <text:p>$2.50</text:p>
          </table:table-cell>
          <table:table-cell table:style-name="ce143" table:formula="of:=[.AU20]/[.AH20]" office:value-type="float" office:value="2.5" calcext:value-type="float">
            <text:p>$2.50</text:p>
          </table:table-cell>
          <table:table-cell table:style-name="ce145" office:value-type="string" calcext:value-type="string">
            <text:p>No</text:p>
          </table:table-cell>
          <table:table-cell table:style-name="ce147" office:value-type="float" office:value="0" calcext:value-type="float">
            <text:p>0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Lycos</text:p>
          </table:table-cell>
          <table:table-cell table:style-name="ce16" table:formula="of:=IF(OR([.M21]=&quot;Five&quot;);2;0)+IF(OR([.M21]=&quot;Not Disclosed&quot;);1.5;0)+IF(OR([.M21]=&quot;Nine&quot;;[.M21]=&quot;Fourteen&quot;;[.M21]=&quot;See Note&quot;;[.M21]=&quot;Cooperative&quot;);1;0)+IF(OR([.N21]=&quot;Yes&quot;);2;0)+IF(OR([.N21]=&quot;Not Disclosed&quot;);1.5;0)+IF(OR([.N21]=&quot;Owned&quot;);1;0)" office:value-type="float" office:value="4" calcext:value-type="float">
            <text:p>4</text:p>
          </table:table-cell>
          <table:table-cell table:style-name="ce23" table:formula="of:=(COUNTIF([.P21];&quot;Yes&quot;))+(0.5*COUNTIF([.P21];&quot;&quot;))+(0.5*COUNTIF([.P21];&quot;See Note&quot;))+(COUNTIF([.O21];&quot;Yes&quot;))+(0.5*COUNTIF([.O21];&quot;&quot;))" office:value-type="float" office:value="1.5" calcext:value-type="float">
            <text:p>1.5</text:p>
          </table:table-cell>
          <table:table-cell table:style-name="ce27" table:formula="of:=(3*COUNTIF([.Q21];&quot;No&quot;))+COUNTIF([.T21:.V21];&quot;No&quot;)+(0.5*COUNTIF([.U21];&quot;Some&quot;))" office:value-type="float" office:value="5" calcext:value-type="float">
            <text:p>5</text:p>
          </table:table-cell>
          <table:table-cell table:style-name="ce30" table:formula="of:=IF([.Y21]=&quot;No&quot;;1;0)+IF([.Z21]=&quot;No&quot;;1;0)+IF([.Z21]=&quot;&quot;;1;0)+(0.5*COUNTIF([.AA21];&quot;No&quot;))+COUNTIF([.AB21];&quot;No&quot;)+COUNTIF([.AC21];&quot;No&quot;)" office:value-type="float" office:value="3.5" calcext:value-type="float">
            <text:p>3.5</text:p>
          </table:table-cell>
          <table:table-cell table:style-name="ce34" table:formula="of:=COUNTIF([.AD21];&quot;No&quot;)+COUNTIF([.AE21];&quot;None&quot;)+COUNTIF([.AE21];&quot;&quot;)+IF([.AF21]=&quot;TDE&quot;;1;0)+IF([.AF21]=&quot;BitLocker&quot;;1;0)+IF([.AF21]=&quot;TrueCrypt&quot;;1;0)+COUNTIF([.AF21];&quot;None&quot;)+COUNTIF([.AF21];&quot;&quot;)+COUNTIF([.AG21];&quot;No&quot;)" office:value-type="float" office:value="4" calcext:value-type="float">
            <text:p>4</text:p>
          </table:table-cell>
          <table:table-cell table:style-name="ce37" table:formula="of:=IF([.AH21]&lt;3;1;0)+IF([.AI21]=&quot;No&quot;;1)+IF([.AJ21]=&quot;No&quot;;1)+IF([.AK21]=&quot;No&quot;;1)+IF([.AL21]=&quot;No&quot;;1)+IF([.AM21]=&quot;No&quot;;1)+IF([.AN21]&lt;1;1)+IF([.AO21]&lt;1;1)" office:value-type="float" office:value="7" calcext:value-type="float">
            <text:p>7</text:p>
          </table:table-cell>
          <table:table-cell table:style-name="ce39" table:formula="of:=IF([.AP21]=0;0;IF([.AP21]&lt;5;1;IF([.AP21]&lt;10;2;3)))+IF([.AQ21]=0;0;IF([.AQ21]&lt;3;1;IF([.AQ21]&lt;10;2;3)))+IF([.AR21]=0;0;IF([.AR21]&lt;5;1;IF([.AR21]&lt;10;2;3)))+IF([.AS21]=&quot;A&quot;;0;IF([.AS21]=&quot;A+&quot;;0;IF([.AS21]=&quot;B&quot;;1;5))+IF([.AT21]=&quot;Self&quot;;0;IF([.AT21]=&quot;CloudFlare&quot;;2;IF([.AT21]=&quot;Incapsula&quot;;2;3))))" office:value-type="float" office:value="15" calcext:value-type="float">
            <text:p>15</text:p>
          </table:table-cell>
          <table:table-cell table:style-name="ce41" table:formula="of:=IF([.AU21]&lt;PricePercentile33;0;IF([.AU21]&lt;PricePercentile66;1;2))+IF([.AV21]&lt;ConPricePercentile33;0;IF([.AV21]&lt;ConPricePercentile66;1;2))+IF([.AW21]=&quot;Free&quot;;0;IF([.AW21]=&quot;Yes&quot;;0;1))+IF([.AX21]=&quot;Free&quot;;0;IF([.AX21]&gt;29;0;IF([.AX21]&gt;13;1;IF([.AX21]&gt;6;2;3))))" office:value-type="float" office:value="0" calcext:value-type="float">
            <text:p>0</text:p>
          </table:table-cell>
          <table:table-cell table:style-name="ce45" table:formula="of:=IF([.AY21]=&quot;Yes&quot;;1;0)+IF([.AZ21]=&quot;Yes&quot;;1;0)+IF([.BA21]=&quot;No&quot;;1;IF([.BA21]=&quot;&quot;;0;IF([.BA21]=&quot;Some&quot;;0.5;0)))+IF([.BB21]=&quot;No&quot;;1;IF([.BB21]=&quot;&quot;;0;IF([.BB21]=&quot;Some&quot;;0.5;0)))+IF([.BC21]=&quot;No&quot;;1;IF([.BC21]=&quot;&quot;;0;IF([.BC21]=&quot;Some&quot;;0.5;0)))+IF([.BD21]=&quot;&quot;;0;1)+IF([.BE21]=&quot;&quot;;0;1)" office:value-type="float" office:value="4" calcext:value-type="float">
            <text:p>4</text:p>
          </table:table-cell>
          <table:table-cell table:style-name="ce18"/>
          <table:table-cell table:style-name="ce54" office:value-type="string" calcext:value-type="string">
            <text:p>USA</text:p>
          </table:table-cell>
          <table:table-cell table:style-name="ce58" table:formula="of:=IF(OR([.L21]=&quot;USA&quot;;[.L21]=&quot;UK&quot;;[.L21]=&quot;Canada&quot;;[.L21]=&quot;Australia&quot;;[.L21]=&quot;New Zealand&quot;);&quot;Five&quot;;(IF(OR([.L21]=&quot;Denmark&quot;;[.L21]=&quot;France&quot;;[.L21]=&quot;Netherlands&quot;;[.L21]=&quot;Norway&quot;);&quot;Nine&quot;;IF(OR([.L21]=&quot;Belgium&quot;;[.L21]=&quot;Germany&quot;;[.L21]=&quot;Italy&quot;;[.L21]=&quot;Spain&quot;;[.L21]=&quot;Sweden&quot;);&quot;Fourteen&quot;;IF([.L21]=&quot;&quot;;&quot;Not Disclosed&quot;;IF(OR([.L21]=&quot;British Virgin Islands&quot;;[.L21]=&quot;Gibraltar&quot;;[.L21]=&quot;British Indian Ocean&quot;;[.L21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Yes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Free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21]=&quot;USA&quot;); [.AE21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4" office:value-type="string" calcext:value-type="string">
            <text:p>No</text:p>
          </table:table-cell>
          <table:table-cell table:style-name="ce97"/>
          <table:table-cell table:style-name="ce99"/>
          <table:table-cell table:style-name="ce102" office:value-type="string" calcext:value-type="string">
            <text:p>No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3" calcext:value-type="float">
            <text:p>3</text:p>
          </table:table-cell>
          <table:table-cell table:style-name="ce120"/>
          <table:table-cell table:style-name="ce125" office:value-type="float" office:value="5" calcext:value-type="float">
            <text:p>5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86" calcext:value-type="float">
            <text:p>86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No SSL Cert</text:p>
          </table:table-cell>
          <table:table-cell table:style-name="ce139" office:value-type="float" office:value="0" calcext:value-type="float">
            <text:p>$0.00</text:p>
          </table:table-cell>
          <table:table-cell table:style-name="ce143" office:value-type="float" office:value="0" calcext:value-type="float">
            <text:p>$0.00</text:p>
          </table:table-cell>
          <table:table-cell table:style-name="ce145" office:value-type="string" calcext:value-type="string">
            <text:p>Free</text:p>
          </table:table-cell>
          <table:table-cell table:style-name="ce147" office:value-type="string" calcext:value-type="string">
            <text:p>Free</text:p>
          </table:table-cell>
          <table:table-cell table:style-name="ce151"/>
          <table:table-cell table:style-name="ce154"/>
          <table:table-cell table:style-name="ce156" office:value-type="string" calcext:value-type="string">
            <text:p>No</text:p>
          </table:table-cell>
          <table:table-cell table:style-name="ce157" office:value-type="string" calcext:value-type="string">
            <text:p>No</text:p>
          </table:table-cell>
          <table:table-cell table:style-name="ce159" office:value-type="string" calcext:value-type="string">
            <text:p>No</text:p>
          </table:table-cell>
          <table:table-cell table:style-name="ce162"/>
          <table:table-cell table:style-name="ce165" office:value-type="string" calcext:value-type="string">
            <text:p>No</text:p>
          </table:table-cell>
          <table:table-cell table:number-columns-repeated="967"/>
        </table:table-row>
        <table:table-row table:style-name="ro1">
          <table:table-cell table:style-name="ce6" office:value-type="string" calcext:value-type="string">
            <text:p><text:a xlink:href="http://mail.com" xlink:type="simple">Mail.com</text:a></text:p>
          </table:table-cell>
          <table:table-cell table:style-name="ce16" table:formula="of:=IF(OR([.M22]=&quot;Five&quot;);2;0)+IF(OR([.M22]=&quot;Not Disclosed&quot;);1.5;0)+IF(OR([.M22]=&quot;Nine&quot;;[.M22]=&quot;Fourteen&quot;;[.M22]=&quot;See Note&quot;;[.M22]=&quot;Cooperative&quot;);1;0)+IF(OR([.N22]=&quot;Yes&quot;);2;0)+IF(OR([.N22]=&quot;Not Disclosed&quot;);1.5;0)+IF(OR([.N22]=&quot;Owned&quot;);1;0)" office:value-type="float" office:value="4" calcext:value-type="float">
            <text:p>4</text:p>
          </table:table-cell>
          <table:table-cell table:style-name="ce23" table:formula="of:=(COUNTIF([.P22];&quot;Yes&quot;))+(0.5*COUNTIF([.P22];&quot;&quot;))+(0.5*COUNTIF([.P22];&quot;See Note&quot;))+(COUNTIF([.O22];&quot;Yes&quot;))+(0.5*COUNTIF([.O22];&quot;&quot;))" office:value-type="float" office:value="2" calcext:value-type="float">
            <text:p>2</text:p>
          </table:table-cell>
          <table:table-cell table:style-name="ce27" table:formula="of:=(3*COUNTIF([.Q22];&quot;No&quot;))+COUNTIF([.T22:.V22];&quot;No&quot;)+(0.5*COUNTIF([.U22];&quot;Some&quot;))" office:value-type="float" office:value="5" calcext:value-type="float">
            <text:p>5</text:p>
          </table:table-cell>
          <table:table-cell table:style-name="ce30" table:formula="of:=IF([.Y22]=&quot;No&quot;;1;0)+IF([.Z22]=&quot;No&quot;;1;0)+IF([.Z22]=&quot;&quot;;1;0)+(0.5*COUNTIF([.AA22];&quot;No&quot;))+COUNTIF([.AB22];&quot;No&quot;)+COUNTIF([.AC22];&quot;No&quot;)" office:value-type="float" office:value="3.5" calcext:value-type="float">
            <text:p>3.5</text:p>
          </table:table-cell>
          <table:table-cell table:style-name="ce34" table:formula="of:=COUNTIF([.AD22];&quot;No&quot;)+COUNTIF([.AE22];&quot;None&quot;)+COUNTIF([.AE22];&quot;&quot;)+IF([.AF22]=&quot;TDE&quot;;1;0)+IF([.AF22]=&quot;BitLocker&quot;;1;0)+IF([.AF22]=&quot;TrueCrypt&quot;;1;0)+COUNTIF([.AF22];&quot;None&quot;)+COUNTIF([.AF22];&quot;&quot;)+COUNTIF([.AG22];&quot;No&quot;)" office:value-type="float" office:value="4" calcext:value-type="float">
            <text:p>4</text:p>
          </table:table-cell>
          <table:table-cell table:style-name="ce37" table:formula="of:=IF([.AH22]&lt;3;1;0)+IF([.AI22]=&quot;No&quot;;1)+IF([.AJ22]=&quot;No&quot;;1)+IF([.AK22]=&quot;No&quot;;1)+IF([.AL22]=&quot;No&quot;;1)+IF([.AM22]=&quot;No&quot;;1)+IF([.AN22]&lt;1;1)+IF([.AO22]&lt;1;1)" office:value-type="float" office:value="3" calcext:value-type="float">
            <text:p>3</text:p>
          </table:table-cell>
          <table:table-cell table:style-name="ce39" table:formula="of:=IF([.AP22]=0;0;IF([.AP22]&lt;5;1;IF([.AP22]&lt;10;2;3)))+IF([.AQ22]=0;0;IF([.AQ22]&lt;3;1;IF([.AQ22]&lt;10;2;3)))+IF([.AR22]=0;0;IF([.AR22]&lt;5;1;IF([.AR22]&lt;10;2;3)))+IF([.AS22]=&quot;A&quot;;0;IF([.AS22]=&quot;A+&quot;;0;IF([.AS22]=&quot;B&quot;;1;5))+IF([.AT22]=&quot;Self&quot;;0;IF([.AT22]=&quot;CloudFlare&quot;;2;IF([.AT22]=&quot;Incapsula&quot;;2;3))))" office:value-type="float" office:value="7" calcext:value-type="float">
            <text:p>7</text:p>
          </table:table-cell>
          <table:table-cell table:style-name="ce41" table:formula="of:=IF([.AU22]&lt;PricePercentile33;0;IF([.AU22]&lt;PricePercentile66;1;2))+IF([.AV22]&lt;ConPricePercentile33;0;IF([.AV22]&lt;ConPricePercentile66;1;2))+IF([.AW22]=&quot;Free&quot;;0;IF([.AW22]=&quot;Yes&quot;;0;1))+IF([.AX22]=&quot;Free&quot;;0;IF([.AX22]&gt;29;0;IF([.AX22]&gt;13;1;IF([.AX22]&gt;6;2;3))))" office:value-type="float" office:value="0" calcext:value-type="float">
            <text:p>0</text:p>
          </table:table-cell>
          <table:table-cell table:style-name="ce45" table:formula="of:=IF([.AY22]=&quot;Yes&quot;;1;0)+IF([.AZ22]=&quot;Yes&quot;;1;0)+IF([.BA22]=&quot;No&quot;;1;IF([.BA22]=&quot;&quot;;0;IF([.BA22]=&quot;Some&quot;;0.5;0)))+IF([.BB22]=&quot;No&quot;;1;IF([.BB22]=&quot;&quot;;0;IF([.BB22]=&quot;Some&quot;;0.5;0)))+IF([.BC22]=&quot;No&quot;;1;IF([.BC22]=&quot;&quot;;0;IF([.BC22]=&quot;Some&quot;;0.5;0)))+IF([.BD22]=&quot;&quot;;0;1)+IF([.BE22]=&quot;&quot;;0;1)" office:value-type="float" office:value="4" calcext:value-type="float">
            <text:p>4</text:p>
          </table:table-cell>
          <table:table-cell table:style-name="ce18"/>
          <table:table-cell table:style-name="ce54" office:value-type="string" calcext:value-type="string">
            <text:p>USA</text:p>
          </table:table-cell>
          <table:table-cell table:style-name="ce58" table:formula="of:=IF(OR([.L22]=&quot;USA&quot;;[.L22]=&quot;UK&quot;;[.L22]=&quot;Canada&quot;;[.L22]=&quot;Australia&quot;;[.L22]=&quot;New Zealand&quot;);&quot;Five&quot;;(IF(OR([.L22]=&quot;Denmark&quot;;[.L22]=&quot;France&quot;;[.L22]=&quot;Netherlands&quot;;[.L22]=&quot;Norway&quot;);&quot;Nine&quot;;IF(OR([.L22]=&quot;Belgium&quot;;[.L22]=&quot;Germany&quot;;[.L22]=&quot;Italy&quot;;[.L22]=&quot;Spain&quot;;[.L22]=&quot;Sweden&quot;);&quot;Fourteen&quot;;IF([.L22]=&quot;&quot;;&quot;Not Disclosed&quot;;IF(OR([.L22]=&quot;British Virgin Islands&quot;;[.L22]=&quot;Gibraltar&quot;;[.L22]=&quot;British Indian Ocean&quot;;[.L22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Yes</text:p>
          </table:table-cell>
          <table:table-cell table:style-name="ce64" office:value-type="string" calcext:value-type="string">
            <text:p>Yes</text:p>
          </table:table-cell>
          <table:table-cell table:style-name="ce67" office:value-type="string" calcext:value-type="string">
            <text:p>Yes</text:p>
          </table:table-cell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Free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22]=&quot;USA&quot;); [.AE22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4" office:value-type="string" calcext:value-type="string">
            <text:p>No</text:p>
          </table:table-cell>
          <table:table-cell table:style-name="ce97"/>
          <table:table-cell table:style-name="ce99"/>
          <table:table-cell table:style-name="ce102" office:value-type="string" calcext:value-type="string">
            <text:p>No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Yes</text:p>
          </table:table-cell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Yes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2" calcext:value-type="float">
            <text:p>2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9" calcext:value-type="float">
            <text:p>9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25" calcext:value-type="float">
            <text:p>25</text:p>
          </table:table-cell>
          <table:table-cell table:style-name="ce134" office:value-type="string" calcext:value-type="string">
            <text:p>A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0" calcext:value-type="float">
            <text:p>$0.00</text:p>
          </table:table-cell>
          <table:table-cell table:style-name="ce143" office:value-type="float" office:value="0" calcext:value-type="float">
            <text:p>$0.00</text:p>
          </table:table-cell>
          <table:table-cell table:style-name="ce145" office:value-type="string" calcext:value-type="string">
            <text:p>Free</text:p>
          </table:table-cell>
          <table:table-cell table:style-name="ce147" office:value-type="string" calcext:value-type="string">
            <text:p>Free</text:p>
          </table:table-cell>
          <table:table-cell table:style-name="ce151"/>
          <table:table-cell table:style-name="ce154"/>
          <table:table-cell table:style-name="ce156" office:value-type="string" calcext:value-type="string">
            <text:p>No</text:p>
          </table:table-cell>
          <table:table-cell table:style-name="ce157" office:value-type="string" calcext:value-type="string">
            <text:p>No</text:p>
          </table:table-cell>
          <table:table-cell table:style-name="ce159" office:value-type="string" calcext:value-type="string">
            <text:p>No</text:p>
          </table:table-cell>
          <table:table-cell table:style-name="ce162"/>
          <table:table-cell table:style-name="ce165" office:value-type="string" calcext:value-type="string">
            <text:p>No</text:p>
          </table:table-cell>
          <table:table-cell table:number-columns-repeated="967"/>
        </table:table-row>
        <table:table-row table:style-name="ro1">
          <table:table-cell table:style-name="ce6" office:value-type="string" calcext:value-type="string">
            <text:p><text:a xlink:href="http://mailbox.org" xlink:type="simple">Mailbox.org</text:a></text:p>
          </table:table-cell>
          <table:table-cell table:style-name="ce16" table:formula="of:=IF(OR([.M23]=&quot;Five&quot;);2;0)+IF(OR([.M23]=&quot;Not Disclosed&quot;);1.5;0)+IF(OR([.M23]=&quot;Nine&quot;;[.M23]=&quot;Fourteen&quot;;[.M23]=&quot;See Note&quot;;[.M23]=&quot;Cooperative&quot;);1;0)+IF(OR([.N23]=&quot;Yes&quot;);2;0)+IF(OR([.N23]=&quot;Not Disclosed&quot;);1.5;0)+IF(OR([.N23]=&quot;Owned&quot;);1;0)" office:value-type="float" office:value="1" calcext:value-type="float">
            <text:p>1</text:p>
          </table:table-cell>
          <table:table-cell table:style-name="ce23" table:formula="of:=(COUNTIF([.P23];&quot;Yes&quot;))+(0.5*COUNTIF([.P23];&quot;&quot;))+(0.5*COUNTIF([.P23];&quot;See Note&quot;))+(COUNTIF([.O23];&quot;Yes&quot;))+(0.5*COUNTIF([.O23];&quot;&quot;))" office:value-type="float" office:value="1" calcext:value-type="float">
            <text:p>1</text:p>
          </table:table-cell>
          <table:table-cell table:style-name="ce27" table:formula="of:=(3*COUNTIF([.Q23];&quot;No&quot;))+COUNTIF([.T23:.V23];&quot;No&quot;)+(0.5*COUNTIF([.U23];&quot;Some&quot;))" office:value-type="float" office:value="4" calcext:value-type="float">
            <text:p>4</text:p>
          </table:table-cell>
          <table:table-cell table:style-name="ce30" table:formula="of:=IF([.Y23]=&quot;No&quot;;1;0)+IF([.Z23]=&quot;No&quot;;1;0)+IF([.Z23]=&quot;&quot;;1;0)+(0.5*COUNTIF([.AA23];&quot;No&quot;))+COUNTIF([.AB23];&quot;No&quot;)+COUNTIF([.AC23];&quot;No&quot;)" office:value-type="float" office:value="0" calcext:value-type="float">
            <text:p>0</text:p>
          </table:table-cell>
          <table:table-cell table:style-name="ce34" table:formula="of:=COUNTIF([.AD23];&quot;No&quot;)+COUNTIF([.AE23];&quot;None&quot;)+COUNTIF([.AE23];&quot;&quot;)+IF([.AF23]=&quot;TDE&quot;;1;0)+IF([.AF23]=&quot;BitLocker&quot;;1;0)+IF([.AF23]=&quot;TrueCrypt&quot;;1;0)+COUNTIF([.AF23];&quot;None&quot;)+COUNTIF([.AF23];&quot;&quot;)+COUNTIF([.AG23];&quot;No&quot;)" office:value-type="float" office:value="0" calcext:value-type="float">
            <text:p>0</text:p>
          </table:table-cell>
          <table:table-cell table:style-name="ce37" table:formula="of:=IF([.AH23]&lt;3;1;0)+IF([.AI23]=&quot;No&quot;;1)+IF([.AJ23]=&quot;No&quot;;1)+IF([.AK23]=&quot;No&quot;;1)+IF([.AL23]=&quot;No&quot;;1)+IF([.AM23]=&quot;No&quot;;1)+IF([.AN23]&lt;1;1)+IF([.AO23]&lt;1;1)" office:value-type="float" office:value="1" calcext:value-type="float">
            <text:p>1</text:p>
          </table:table-cell>
          <table:table-cell table:style-name="ce39" table:formula="of:=IF([.AP23]=0;0;IF([.AP23]&lt;5;1;IF([.AP23]&lt;10;2;3)))+IF([.AQ23]=0;0;IF([.AQ23]&lt;3;1;IF([.AQ23]&lt;10;2;3)))+IF([.AR23]=0;0;IF([.AR23]&lt;5;1;IF([.AR23]&lt;10;2;3)))+IF([.AS23]=&quot;A&quot;;0;IF([.AS23]=&quot;A+&quot;;0;IF([.AS23]=&quot;B&quot;;1;5))+IF([.AT23]=&quot;Self&quot;;0;IF([.AT23]=&quot;CloudFlare&quot;;2;IF([.AT23]=&quot;Incapsula&quot;;2;3))))" office:value-type="float" office:value="1" calcext:value-type="float">
            <text:p>1</text:p>
          </table:table-cell>
          <table:table-cell table:style-name="ce41" table:formula="of:=IF([.AU23]&lt;PricePercentile33;0;IF([.AU23]&lt;PricePercentile66;1;2))+IF([.AV23]&lt;ConPricePercentile33;0;IF([.AV23]&lt;ConPricePercentile66;1;2))+IF([.AW23]=&quot;Free&quot;;0;IF([.AW23]=&quot;Yes&quot;;0;1))+IF([.AX23]=&quot;Free&quot;;0;IF([.AX23]&gt;29;0;IF([.AX23]&gt;13;1;IF([.AX23]&gt;6;2;3))))" office:value-type="float" office:value="2" calcext:value-type="float">
            <text:p>2</text:p>
          </table:table-cell>
          <table:table-cell table:style-name="ce45" table:formula="of:=IF([.AY23]=&quot;Yes&quot;;1;0)+IF([.AZ23]=&quot;Yes&quot;;1;0)+IF([.BA23]=&quot;No&quot;;1;IF([.BA23]=&quot;&quot;;0;IF([.BA23]=&quot;Some&quot;;0.5;0)))+IF([.BB23]=&quot;No&quot;;1;IF([.BB23]=&quot;&quot;;0;IF([.BB23]=&quot;Some&quot;;0.5;0)))+IF([.BC23]=&quot;No&quot;;1;IF([.BC23]=&quot;&quot;;0;IF([.BC23]=&quot;Some&quot;;0.5;0)))+IF([.BD23]=&quot;&quot;;0;1)+IF([.BE23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Germany</text:p>
          </table:table-cell>
          <table:table-cell table:style-name="ce58" table:formula="of:=IF(OR([.L23]=&quot;USA&quot;;[.L23]=&quot;UK&quot;;[.L23]=&quot;Canada&quot;;[.L23]=&quot;Australia&quot;;[.L23]=&quot;New Zealand&quot;);&quot;Five&quot;;(IF(OR([.L23]=&quot;Denmark&quot;;[.L23]=&quot;France&quot;;[.L23]=&quot;Netherlands&quot;;[.L23]=&quot;Norway&quot;);&quot;Nine&quot;;IF(OR([.L23]=&quot;Belgium&quot;;[.L23]=&quot;Germany&quot;;[.L23]=&quot;Italy&quot;;[.L23]=&quot;Spain&quot;;[.L23]=&quot;Sweden&quot;);&quot;Fourteen&quot;;IF([.L23]=&quot;&quot;;&quot;Not Disclosed&quot;;IF(OR([.L23]=&quot;British Virgin Islands&quot;;[.L23]=&quot;Gibraltar&quot;;[.L23]=&quot;British Indian Ocean&quot;;[.L23]=&quot;Barbados&quot;);&quot;See Note&quot;;&quot;No&quot;))))))" office:value-type="string" office:string-value="Fourteen" calcext:value-type="string">
            <text:p>Fourteen</text:p>
          </table:table-cell>
          <table:table-cell table:style-name="ce61" office:value-type="string" calcext:value-type="string">
            <text:p>No</text:p>
          </table:table-cell>
          <table:table-cell table:style-name="ce64"/>
          <table:table-cell table:style-name="ce67"/>
          <table:table-cell table:style-name="ce72" office:value-type="string" calcext:value-type="string">
            <text:p>No</text:p>
          </table:table-cell>
          <table:table-cell table:number-columns-repeated="2" table:style-name="ce75" office:value-type="string" calcext:value-type="string">
            <text:p>No</text:p>
          </table:table-cell>
          <table:table-cell table:style-name="ce75" office:value-type="string" calcext:value-type="string">
            <text:p>Yes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Yes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23]=&quot;USA&quot;); [.AE23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 office:value-type="string" calcext:value-type="string">
            <text:p>PGP</text:p>
          </table:table-cell>
          <table:table-cell table:style-name="ce102" office:value-type="string" calcext:value-type="string">
            <text:p>Yes</text:p>
          </table:table-cell>
          <table:table-cell table:style-name="ce110" office:value-type="float" office:value="3" calcext:value-type="float">
            <text:p>3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Yes</text:p>
          </table:table-cell>
          <table:table-cell table:style-name="ce112" office:value-type="string" calcext:value-type="string">
            <text:p>Yes</text:p>
          </table:table-cell>
          <table:table-cell table:style-name="ce117" office:value-type="float" office:value="2" calcext:value-type="float">
            <text:p>2</text:p>
          </table:table-cell>
          <table:table-cell table:style-name="ce120" office:value-type="float" office:value="0.1" calcext:value-type="float">
            <text:p>0.1</text:p>
          </table:table-cell>
          <table:table-cell table:style-name="ce125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A+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1.07" calcext:value-type="float">
            <text:p>$1.07</text:p>
          </table:table-cell>
          <table:table-cell table:style-name="ce143" table:formula="of:=[.AU23]/[.AH23]" office:value-type="float" office:value="0.356666666666667" calcext:value-type="float">
            <text:p>$0.36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float" office:value="14" calcext:value-type="float">
            <text:p>14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Mailfence</text:p>
          </table:table-cell>
          <table:table-cell table:style-name="ce16" table:formula="of:=IF(OR([.M24]=&quot;Five&quot;);2;0)+IF(OR([.M24]=&quot;Not Disclosed&quot;);1.5;0)+IF(OR([.M24]=&quot;Nine&quot;;[.M24]=&quot;Fourteen&quot;;[.M24]=&quot;See Note&quot;;[.M24]=&quot;Cooperative&quot;);1;0)+IF(OR([.N24]=&quot;Yes&quot;);2;0)+IF(OR([.N24]=&quot;Not Disclosed&quot;);1.5;0)+IF(OR([.N24]=&quot;Owned&quot;);1;0)" office:value-type="float" office:value="1" calcext:value-type="float">
            <text:p>1</text:p>
          </table:table-cell>
          <table:table-cell table:style-name="ce23" table:formula="of:=(COUNTIF([.P24];&quot;Yes&quot;))+(0.5*COUNTIF([.P24];&quot;&quot;))+(0.5*COUNTIF([.P24];&quot;See Note&quot;))+(COUNTIF([.O24];&quot;Yes&quot;))+(0.5*COUNTIF([.O24];&quot;&quot;))" office:value-type="float" office:value="1.5" calcext:value-type="float">
            <text:p>1.5</text:p>
          </table:table-cell>
          <table:table-cell table:style-name="ce27" table:formula="of:=(3*COUNTIF([.Q24];&quot;No&quot;))+COUNTIF([.T24:.V24];&quot;No&quot;)+(0.5*COUNTIF([.U24];&quot;Some&quot;))" office:value-type="float" office:value="4" calcext:value-type="float">
            <text:p>4</text:p>
          </table:table-cell>
          <table:table-cell table:style-name="ce30" table:formula="of:=IF([.Y24]=&quot;No&quot;;1;0)+IF([.Z24]=&quot;No&quot;;1;0)+IF([.Z24]=&quot;&quot;;1;0)+(0.5*COUNTIF([.AA24];&quot;No&quot;))+COUNTIF([.AB24];&quot;No&quot;)+COUNTIF([.AC24];&quot;No&quot;)" office:value-type="float" office:value="0" calcext:value-type="float">
            <text:p>0</text:p>
          </table:table-cell>
          <table:table-cell table:style-name="ce34" table:formula="of:=COUNTIF([.AD24];&quot;No&quot;)+COUNTIF([.AE24];&quot;None&quot;)+COUNTIF([.AE24];&quot;&quot;)+IF([.AF24]=&quot;TDE&quot;;1;0)+IF([.AF24]=&quot;BitLocker&quot;;1;0)+IF([.AF24]=&quot;TrueCrypt&quot;;1;0)+COUNTIF([.AF24];&quot;None&quot;)+COUNTIF([.AF24];&quot;&quot;)+COUNTIF([.AG24];&quot;No&quot;)" office:value-type="float" office:value="0" calcext:value-type="float">
            <text:p>0</text:p>
          </table:table-cell>
          <table:table-cell table:style-name="ce37" table:formula="of:=IF([.AH24]&lt;3;1;0)+IF([.AI24]=&quot;No&quot;;1)+IF([.AJ24]=&quot;No&quot;;1)+IF([.AK24]=&quot;No&quot;;1)+IF([.AL24]=&quot;No&quot;;1)+IF([.AM24]=&quot;No&quot;;1)+IF([.AN24]&lt;1;1)+IF([.AO24]&lt;1;1)" office:value-type="float" office:value="0" calcext:value-type="float">
            <text:p>0</text:p>
          </table:table-cell>
          <table:table-cell table:style-name="ce39" table:formula="of:=IF([.AP24]=0;0;IF([.AP24]&lt;5;1;IF([.AP24]&lt;10;2;3)))+IF([.AQ24]=0;0;IF([.AQ24]&lt;3;1;IF([.AQ24]&lt;10;2;3)))+IF([.AR24]=0;0;IF([.AR24]&lt;5;1;IF([.AR24]&lt;10;2;3)))+IF([.AS24]=&quot;A&quot;;0;IF([.AS24]=&quot;A+&quot;;0;IF([.AS24]=&quot;B&quot;;1;5))+IF([.AT24]=&quot;Self&quot;;0;IF([.AT24]=&quot;CloudFlare&quot;;2;IF([.AT24]=&quot;Incapsula&quot;;2;3))))" office:value-type="float" office:value="1" calcext:value-type="float">
            <text:p>1</text:p>
          </table:table-cell>
          <table:table-cell table:style-name="ce41" table:formula="of:=IF([.AU24]&lt;PricePercentile33;0;IF([.AU24]&lt;PricePercentile66;1;2))+IF([.AV24]&lt;ConPricePercentile33;0;IF([.AV24]&lt;ConPricePercentile66;1;2))+IF([.AW24]=&quot;Free&quot;;0;IF([.AW24]=&quot;Yes&quot;;0;1))+IF([.AX24]=&quot;Free&quot;;0;IF([.AX24]&gt;29;0;IF([.AX24]&gt;13;1;IF([.AX24]&gt;6;2;3))))" office:value-type="float" office:value="4" calcext:value-type="float">
            <text:p>4</text:p>
          </table:table-cell>
          <table:table-cell table:style-name="ce45" table:formula="of:=IF([.AY24]=&quot;Yes&quot;;1;0)+IF([.AZ24]=&quot;Yes&quot;;1;0)+IF([.BA24]=&quot;No&quot;;1;IF([.BA24]=&quot;&quot;;0;IF([.BA24]=&quot;Some&quot;;0.5;0)))+IF([.BB24]=&quot;No&quot;;1;IF([.BB24]=&quot;&quot;;0;IF([.BB24]=&quot;Some&quot;;0.5;0)))+IF([.BC24]=&quot;No&quot;;1;IF([.BC24]=&quot;&quot;;0;IF([.BC24]=&quot;Some&quot;;0.5;0)))+IF([.BD24]=&quot;&quot;;0;1)+IF([.BE24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Belgium</text:p>
          </table:table-cell>
          <table:table-cell table:style-name="ce58" table:formula="of:=IF(OR([.L24]=&quot;USA&quot;;[.L24]=&quot;UK&quot;;[.L24]=&quot;Canada&quot;;[.L24]=&quot;Australia&quot;;[.L24]=&quot;New Zealand&quot;);&quot;Five&quot;;(IF(OR([.L24]=&quot;Denmark&quot;;[.L24]=&quot;France&quot;;[.L24]=&quot;Netherlands&quot;;[.L24]=&quot;Norway&quot;);&quot;Nine&quot;;IF(OR([.L24]=&quot;Belgium&quot;;[.L24]=&quot;Germany&quot;;[.L24]=&quot;Italy&quot;;[.L24]=&quot;Spain&quot;;[.L24]=&quot;Sweden&quot;);&quot;Fourteen&quot;;IF([.L24]=&quot;&quot;;&quot;Not Disclosed&quot;;IF(OR([.L24]=&quot;British Virgin Islands&quot;;[.L24]=&quot;Gibraltar&quot;;[.L24]=&quot;British Indian Ocean&quot;;[.L24]=&quot;Barbados&quot;);&quot;See Note&quot;;&quot;No&quot;))))))" office:value-type="string" office:string-value="Fourteen" calcext:value-type="string">
            <text:p>Fourteen</text:p>
          </table:table-cell>
          <table:table-cell table:style-name="ce61" office:value-type="string" calcext:value-type="string">
            <text:p>No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2" office:value-type="string" calcext:value-type="string">
            <text:p>No</text:p>
          </table:table-cell>
          <table:table-cell table:number-columns-repeated="2" table:style-name="ce75" office:value-type="string" calcext:value-type="string">
            <text:p>No</text:p>
          </table:table-cell>
          <table:table-cell table:style-name="ce75" office:value-type="string" calcext:value-type="string">
            <text:p>Yes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Yes</text:p>
          </table:table-cell>
          <table:table-cell table:style-name="ce81" office:value-type="string" calcext:value-type="string">
            <text:p>Yes</text:p>
          </table:table-cell>
          <table:table-cell table:style-name="ce84" table:formula="of:=IF(AND(NOT([.L24]=&quot;USA&quot;); [.AE24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 office:value-type="string" calcext:value-type="string">
            <text:p>PGP</text:p>
          </table:table-cell>
          <table:table-cell table:style-name="ce102" office:value-type="string" calcext:value-type="string">
            <text:p>Yes</text:p>
          </table:table-cell>
          <table:table-cell table:style-name="ce110" office:value-type="float" office:value="10" calcext:value-type="float">
            <text:p>10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Yes</text:p>
          </table:table-cell>
          <table:table-cell table:style-name="ce112" office:value-type="string" calcext:value-type="string">
            <text:p>Yes</text:p>
          </table:table-cell>
          <table:table-cell table:style-name="ce117" office:value-type="float" office:value="5" calcext:value-type="float">
            <text:p>5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4" office:value-type="string" calcext:value-type="string">
            <text:p>A+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2.68" calcext:value-type="float">
            <text:p>$2.68</text:p>
          </table:table-cell>
          <table:table-cell table:style-name="ce143" table:formula="of:=[.AU24]/[.AH24]" office:value-type="float" office:value="0.268" calcext:value-type="float">
            <text:p>$0.27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float" office:value="0" calcext:value-type="float">
            <text:p>0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6" office:value-type="string" calcext:value-type="string">
            <text:p><text:a xlink:href="http://msgsafe.io" xlink:type="simple">MsgSafe.io</text:a></text:p>
          </table:table-cell>
          <table:table-cell table:style-name="ce16" table:formula="of:=IF(OR([.M25]=&quot;Five&quot;);2;0)+IF(OR([.M25]=&quot;Not Disclosed&quot;);1.5;0)+IF(OR([.M25]=&quot;Nine&quot;;[.M25]=&quot;Fourteen&quot;;[.M25]=&quot;See Note&quot;;[.M25]=&quot;Cooperative&quot;);1;0)+IF(OR([.N25]=&quot;Yes&quot;);2;0)+IF(OR([.N25]=&quot;Not Disclosed&quot;);1.5;0)+IF(OR([.N25]=&quot;Owned&quot;);1;0)" office:value-type="float" office:value="0" calcext:value-type="float">
            <text:p>0</text:p>
          </table:table-cell>
          <table:table-cell table:style-name="ce23" table:formula="of:=(COUNTIF([.P25];&quot;Yes&quot;))+(0.5*COUNTIF([.P25];&quot;&quot;))+(0.5*COUNTIF([.P25];&quot;See Note&quot;))+(COUNTIF([.O25];&quot;Yes&quot;))+(0.5*COUNTIF([.O25];&quot;&quot;))" office:value-type="float" office:value="1" calcext:value-type="float">
            <text:p>1</text:p>
          </table:table-cell>
          <table:table-cell table:style-name="ce27" table:formula="of:=(3*COUNTIF([.Q25];&quot;No&quot;))+COUNTIF([.T25:.V25];&quot;No&quot;)+(0.5*COUNTIF([.U25];&quot;Some&quot;))" office:value-type="float" office:value="4.5" calcext:value-type="float">
            <text:p>4.5</text:p>
          </table:table-cell>
          <table:table-cell table:style-name="ce30" table:formula="of:=IF([.Y25]=&quot;No&quot;;1;0)+IF([.Z25]=&quot;No&quot;;1;0)+IF([.Z25]=&quot;&quot;;1;0)+(0.5*COUNTIF([.AA25];&quot;No&quot;))+COUNTIF([.AB25];&quot;No&quot;)+COUNTIF([.AC25];&quot;No&quot;)" office:value-type="float" office:value="2.5" calcext:value-type="float">
            <text:p>2.5</text:p>
          </table:table-cell>
          <table:table-cell table:style-name="ce34" table:formula="of:=COUNTIF([.AD25];&quot;No&quot;)+COUNTIF([.AE25];&quot;None&quot;)+COUNTIF([.AE25];&quot;&quot;)+IF([.AF25]=&quot;TDE&quot;;1;0)+IF([.AF25]=&quot;BitLocker&quot;;1;0)+IF([.AF25]=&quot;TrueCrypt&quot;;1;0)+COUNTIF([.AF25];&quot;None&quot;)+COUNTIF([.AF25];&quot;&quot;)+COUNTIF([.AG25];&quot;No&quot;)" office:value-type="float" office:value="1" calcext:value-type="float">
            <text:p>1</text:p>
          </table:table-cell>
          <table:table-cell table:style-name="ce37" table:formula="of:=IF([.AH25]&lt;3;1;0)+IF([.AI25]=&quot;No&quot;;1)+IF([.AJ25]=&quot;No&quot;;1)+IF([.AK25]=&quot;No&quot;;1)+IF([.AL25]=&quot;No&quot;;1)+IF([.AM25]=&quot;No&quot;;1)+IF([.AN25]&lt;1;1)+IF([.AO25]&lt;1;1)" office:value-type="float" office:value="5" calcext:value-type="float">
            <text:p>5</text:p>
          </table:table-cell>
          <table:table-cell table:style-name="ce39" table:formula="of:=IF([.AP25]=0;0;IF([.AP25]&lt;5;1;IF([.AP25]&lt;10;2;3)))+IF([.AQ25]=0;0;IF([.AQ25]&lt;3;1;IF([.AQ25]&lt;10;2;3)))+IF([.AR25]=0;0;IF([.AR25]&lt;5;1;IF([.AR25]&lt;10;2;3)))+IF([.AS25]=&quot;A&quot;;0;IF([.AS25]=&quot;A+&quot;;0;IF([.AS25]=&quot;B&quot;;1;5))+IF([.AT25]=&quot;Self&quot;;0;IF([.AT25]=&quot;CloudFlare&quot;;2;IF([.AT25]=&quot;Incapsula&quot;;2;3))))" office:value-type="float" office:value="3" calcext:value-type="float">
            <text:p>3</text:p>
          </table:table-cell>
          <table:table-cell table:style-name="ce41" table:formula="of:=IF([.AU25]&lt;PricePercentile33;0;IF([.AU25]&lt;PricePercentile66;1;2))+IF([.AV25]&lt;ConPricePercentile33;0;IF([.AV25]&lt;ConPricePercentile66;1;2))+IF([.AW25]=&quot;Free&quot;;0;IF([.AW25]=&quot;Yes&quot;;0;1))+IF([.AX25]=&quot;Free&quot;;0;IF([.AX25]&gt;29;0;IF([.AX25]&gt;13;1;IF([.AX25]&gt;6;2;3))))" office:value-type="float" office:value="5" calcext:value-type="float">
            <text:p>5</text:p>
          </table:table-cell>
          <table:table-cell table:style-name="ce45" table:formula="of:=IF([.AY25]=&quot;Yes&quot;;1;0)+IF([.AZ25]=&quot;Yes&quot;;1;0)+IF([.BA25]=&quot;No&quot;;1;IF([.BA25]=&quot;&quot;;0;IF([.BA25]=&quot;Some&quot;;0.5;0)))+IF([.BB25]=&quot;No&quot;;1;IF([.BB25]=&quot;&quot;;0;IF([.BB25]=&quot;Some&quot;;0.5;0)))+IF([.BC25]=&quot;No&quot;;1;IF([.BC25]=&quot;&quot;;0;IF([.BC25]=&quot;Some&quot;;0.5;0)))+IF([.BD25]=&quot;&quot;;0;1)+IF([.BE25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Panama</text:p>
          </table:table-cell>
          <table:table-cell table:style-name="ce58" table:formula="of:=IF(OR([.L25]=&quot;USA&quot;;[.L25]=&quot;UK&quot;;[.L25]=&quot;Canada&quot;;[.L25]=&quot;Australia&quot;;[.L25]=&quot;New Zealand&quot;);&quot;Five&quot;;(IF(OR([.L25]=&quot;Denmark&quot;;[.L25]=&quot;France&quot;;[.L25]=&quot;Netherlands&quot;;[.L25]=&quot;Norway&quot;);&quot;Nine&quot;;IF(OR([.L25]=&quot;Belgium&quot;;[.L25]=&quot;Germany&quot;;[.L25]=&quot;Italy&quot;;[.L25]=&quot;Spain&quot;;[.L25]=&quot;Sweden&quot;);&quot;Fourteen&quot;;IF([.L25]=&quot;&quot;;&quot;Not Disclosed&quot;;IF(OR([.L25]=&quot;British Virgin Islands&quot;;[.L25]=&quot;Gibraltar&quot;;[.L25]=&quot;British Indian Ocean&quot;;[.L25]=&quot;Barbados&quot;);&quot;See Note&quot;;&quot;No&quot;))))))" office:value-type="string" office:string-value="No" calcext:value-type="string">
            <text:p>No</text:p>
          </table:table-cell>
          <table:table-cell table:style-name="ce61" office:value-type="string" calcext:value-type="string">
            <text:p>No</text:p>
          </table:table-cell>
          <table:table-cell table:style-name="ce64"/>
          <table:table-cell table:style-name="ce67"/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Some</text:p>
          </table:table-cell>
          <table:table-cell table:style-name="ce79" office:value-type="string" calcext:value-type="string">
            <text:p>Yes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25]=&quot;USA&quot;); [.AE25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number-columns-repeated="2" table:style-name="ce90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 office:value-type="string" calcext:value-type="string">
            <text:p>PGP</text:p>
          </table:table-cell>
          <table:table-cell table:style-name="ce102" office:value-type="string" calcext:value-type="string">
            <text:p>No</text:p>
          </table:table-cell>
          <table:table-cell table:style-name="ce110" office:value-type="float" office:value="25" calcext:value-type="float">
            <text:p>25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5" calcext:value-type="float">
            <text:p>5</text:p>
          </table:table-cell>
          <table:table-cell table:style-name="ce120"/>
          <table:table-cell table:style-name="ce125" office:value-type="float" office:value="5" calcext:value-type="float">
            <text:p>5</text:p>
          </table:table-cell>
          <table:table-cell table:style-name="ce128" office:value-type="float" office:value="2" calcext:value-type="float">
            <text:p>2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A</text:p>
          </table:table-cell>
          <table:table-cell table:style-name="ce136" office:value-type="string" calcext:value-type="string">
            <text:p>Fastly</text:p>
          </table:table-cell>
          <table:table-cell table:style-name="ce139" office:value-type="float" office:value="5" calcext:value-type="float">
            <text:p>$5.00</text:p>
          </table:table-cell>
          <table:table-cell table:style-name="ce143" table:formula="of:=[.AU25]/[.AH25]" office:value-type="float" office:value="0.2" calcext:value-type="float">
            <text:p>$0.20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float" office:value="0" calcext:value-type="float">
            <text:p>0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NeoMailbox</text:p>
          </table:table-cell>
          <table:table-cell table:style-name="ce16" table:formula="of:=IF(OR([.M26]=&quot;Five&quot;);2;0)+IF(OR([.M26]=&quot;Not Disclosed&quot;);1.5;0)+IF(OR([.M26]=&quot;Nine&quot;;[.M26]=&quot;Fourteen&quot;;[.M26]=&quot;See Note&quot;;[.M26]=&quot;Cooperative&quot;);1;0)+IF(OR([.N26]=&quot;Yes&quot;);2;0)+IF(OR([.N26]=&quot;Not Disclosed&quot;);1.5;0)+IF(OR([.N26]=&quot;Owned&quot;);1;0)" office:value-type="float" office:value="1" calcext:value-type="float">
            <text:p>1</text:p>
          </table:table-cell>
          <table:table-cell table:style-name="ce23" table:formula="of:=(COUNTIF([.P26];&quot;Yes&quot;))+(0.5*COUNTIF([.P26];&quot;&quot;))+(0.5*COUNTIF([.P26];&quot;See Note&quot;))+(COUNTIF([.O26];&quot;Yes&quot;))+(0.5*COUNTIF([.O26];&quot;&quot;))" office:value-type="float" office:value="0.5" calcext:value-type="float">
            <text:p>0.5</text:p>
          </table:table-cell>
          <table:table-cell table:style-name="ce27" table:formula="of:=(3*COUNTIF([.Q26];&quot;No&quot;))+COUNTIF([.T26:.V26];&quot;No&quot;)+(0.5*COUNTIF([.U26];&quot;Some&quot;))" office:value-type="float" office:value="2" calcext:value-type="float">
            <text:p>2</text:p>
          </table:table-cell>
          <table:table-cell table:style-name="ce30" table:formula="of:=IF([.Y26]=&quot;No&quot;;1;0)+IF([.Z26]=&quot;No&quot;;1;0)+IF([.Z26]=&quot;&quot;;1;0)+(0.5*COUNTIF([.AA26];&quot;No&quot;))+COUNTIF([.AB26];&quot;No&quot;)+COUNTIF([.AC26];&quot;No&quot;)" office:value-type="float" office:value="0" calcext:value-type="float">
            <text:p>0</text:p>
          </table:table-cell>
          <table:table-cell table:style-name="ce34" table:formula="of:=COUNTIF([.AD26];&quot;No&quot;)+COUNTIF([.AE26];&quot;None&quot;)+COUNTIF([.AE26];&quot;&quot;)+IF([.AF26]=&quot;TDE&quot;;1;0)+IF([.AF26]=&quot;BitLocker&quot;;1;0)+IF([.AF26]=&quot;TrueCrypt&quot;;1;0)+COUNTIF([.AF26];&quot;None&quot;)+COUNTIF([.AF26];&quot;&quot;)+COUNTIF([.AG26];&quot;No&quot;)" office:value-type="float" office:value="1" calcext:value-type="float">
            <text:p>1</text:p>
          </table:table-cell>
          <table:table-cell table:style-name="ce37" table:formula="of:=IF([.AH26]&lt;3;1;0)+IF([.AI26]=&quot;No&quot;;1)+IF([.AJ26]=&quot;No&quot;;1)+IF([.AK26]=&quot;No&quot;;1)+IF([.AL26]=&quot;No&quot;;1)+IF([.AM26]=&quot;No&quot;;1)+IF([.AN26]&lt;1;1)+IF([.AO26]&lt;1;1)" office:value-type="float" office:value="6" calcext:value-type="float">
            <text:p>6</text:p>
          </table:table-cell>
          <table:table-cell table:style-name="ce39" table:formula="of:=IF([.AP26]=0;0;IF([.AP26]&lt;5;1;IF([.AP26]&lt;10;2;3)))+IF([.AQ26]=0;0;IF([.AQ26]&lt;3;1;IF([.AQ26]&lt;10;2;3)))+IF([.AR26]=0;0;IF([.AR26]&lt;5;1;IF([.AR26]&lt;10;2;3)))+IF([.AS26]=&quot;A&quot;;0;IF([.AS26]=&quot;A+&quot;;0;IF([.AS26]=&quot;B&quot;;1;5))+IF([.AT26]=&quot;Self&quot;;0;IF([.AT26]=&quot;CloudFlare&quot;;2;IF([.AT26]=&quot;Incapsula&quot;;2;3))))" office:value-type="float" office:value="0" calcext:value-type="float">
            <text:p>0</text:p>
          </table:table-cell>
          <table:table-cell table:style-name="ce41" table:formula="of:=IF([.AU26]&lt;PricePercentile33;0;IF([.AU26]&lt;PricePercentile66;1;2))+IF([.AV26]&lt;ConPricePercentile33;0;IF([.AV26]&lt;ConPricePercentile66;1;2))+IF([.AW26]=&quot;Free&quot;;0;IF([.AW26]=&quot;Yes&quot;;0;1))+IF([.AX26]=&quot;Free&quot;;0;IF([.AX26]&gt;29;0;IF([.AX26]&gt;13;1;IF([.AX26]&gt;6;2;3))))" office:value-type="float" office:value="4" calcext:value-type="float">
            <text:p>4</text:p>
          </table:table-cell>
          <table:table-cell table:style-name="ce45" table:formula="of:=IF([.AY26]=&quot;Yes&quot;;1;0)+IF([.AZ26]=&quot;Yes&quot;;1;0)+IF([.BA26]=&quot;No&quot;;1;IF([.BA26]=&quot;&quot;;0;IF([.BA26]=&quot;Some&quot;;0.5;0)))+IF([.BB26]=&quot;No&quot;;1;IF([.BB26]=&quot;&quot;;0;IF([.BB26]=&quot;Some&quot;;0.5;0)))+IF([.BC26]=&quot;No&quot;;1;IF([.BC26]=&quot;&quot;;0;IF([.BC26]=&quot;Some&quot;;0.5;0)))+IF([.BD26]=&quot;&quot;;0;1)+IF([.BE26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Switzerland</text:p>
          </table:table-cell>
          <table:table-cell table:style-name="ce58" office:value-type="string" calcext:value-type="string">
            <text:p>Cooperative</text:p>
          </table:table-cell>
          <table:table-cell table:style-name="ce61" office:value-type="string" calcext:value-type="string">
            <text:p>No</text:p>
          </table:table-cell>
          <table:table-cell table:style-name="ce64"/>
          <table:table-cell table:style-name="ce67" office:value-type="string" calcext:value-type="string">
            <text:p>No</text:p>
          </table:table-cell>
          <table:table-cell table:style-name="ce72" office:value-type="string" calcext:value-type="string">
            <text:p>Email</text:p>
          </table:table-cell>
          <table:table-cell table:number-columns-repeated="2" table:style-name="ce75" office:value-type="string" calcext:value-type="string">
            <text:p>No</text:p>
          </table:table-cell>
          <table:table-cell table:style-name="ce75" office:value-type="string" calcext:value-type="string">
            <text:p>Yes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26]=&quot;USA&quot;); [.AE26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TARTTLS</text:p>
          </table:table-cell>
          <table:table-cell table:style-name="ce99" office:value-type="string" calcext:value-type="string">
            <text:p>PGP</text:p>
          </table:table-cell>
          <table:table-cell table:style-name="ce102" office:value-type="string" calcext:value-type="string">
            <text:p>No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A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4.17" calcext:value-type="float">
            <text:p>$4.17</text:p>
          </table:table-cell>
          <table:table-cell table:style-name="ce143" table:formula="of:=[.AU26]/[.AH26]" office:value-type="float" office:value="4.17" calcext:value-type="float">
            <text:p>$4.17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float" office:value="30" calcext:value-type="float">
            <text:p>30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Novo-Ordo</text:p>
          </table:table-cell>
          <table:table-cell table:style-name="ce16" table:formula="of:=IF(OR([.M27]=&quot;Five&quot;);2;0)+IF(OR([.M27]=&quot;Not Disclosed&quot;);1.5;0)+IF(OR([.M27]=&quot;Nine&quot;;[.M27]=&quot;Fourteen&quot;;[.M27]=&quot;See Note&quot;;[.M27]=&quot;Cooperative&quot;);1;0)+IF(OR([.N27]=&quot;Yes&quot;);2;0)+IF(OR([.N27]=&quot;Not Disclosed&quot;);1.5;0)+IF(OR([.N27]=&quot;Owned&quot;);1;0)" office:value-type="float" office:value="4" calcext:value-type="float">
            <text:p>4</text:p>
          </table:table-cell>
          <table:table-cell table:style-name="ce23" table:formula="of:=(COUNTIF([.P27];&quot;Yes&quot;))+(0.5*COUNTIF([.P27];&quot;&quot;))+(0.5*COUNTIF([.P27];&quot;See Note&quot;))+(COUNTIF([.O27];&quot;Yes&quot;))+(0.5*COUNTIF([.O27];&quot;&quot;))" office:value-type="float" office:value="1.5" calcext:value-type="float">
            <text:p>1.5</text:p>
          </table:table-cell>
          <table:table-cell table:style-name="ce27" table:formula="of:=(3*COUNTIF([.Q27];&quot;No&quot;))+COUNTIF([.T27:.V27];&quot;No&quot;)+(0.5*COUNTIF([.U27];&quot;Some&quot;))" office:value-type="float" office:value="0.5" calcext:value-type="float">
            <text:p>0.5</text:p>
          </table:table-cell>
          <table:table-cell table:style-name="ce30" table:formula="of:=IF([.Y27]=&quot;No&quot;;1;0)+IF([.Z27]=&quot;No&quot;;1;0)+IF([.Z27]=&quot;&quot;;1;0)+(0.5*COUNTIF([.AA27];&quot;No&quot;))+COUNTIF([.AB27];&quot;No&quot;)+COUNTIF([.AC27];&quot;No&quot;)" office:value-type="float" office:value="0" calcext:value-type="float">
            <text:p>0</text:p>
          </table:table-cell>
          <table:table-cell table:style-name="ce34" table:formula="of:=COUNTIF([.AD27];&quot;No&quot;)+COUNTIF([.AE27];&quot;None&quot;)+COUNTIF([.AE27];&quot;&quot;)+IF([.AF27]=&quot;TDE&quot;;1;0)+IF([.AF27]=&quot;BitLocker&quot;;1;0)+IF([.AF27]=&quot;TrueCrypt&quot;;1;0)+COUNTIF([.AF27];&quot;None&quot;)+COUNTIF([.AF27];&quot;&quot;)+COUNTIF([.AG27];&quot;No&quot;)" office:value-type="float" office:value="1" calcext:value-type="float">
            <text:p>1</text:p>
          </table:table-cell>
          <table:table-cell table:style-name="ce37" table:formula="of:=IF([.AH27]&lt;3;1;0)+IF([.AI27]=&quot;No&quot;;1)+IF([.AJ27]=&quot;No&quot;;1)+IF([.AK27]=&quot;No&quot;;1)+IF([.AL27]=&quot;No&quot;;1)+IF([.AM27]=&quot;No&quot;;1)+IF([.AN27]&lt;1;1)+IF([.AO27]&lt;1;1)" office:value-type="float" office:value="7" calcext:value-type="float">
            <text:p>7</text:p>
          </table:table-cell>
          <table:table-cell table:style-name="ce39" table:formula="of:=IF([.AP27]=0;0;IF([.AP27]&lt;5;1;IF([.AP27]&lt;10;2;3)))+IF([.AQ27]=0;0;IF([.AQ27]&lt;3;1;IF([.AQ27]&lt;10;2;3)))+IF([.AR27]=0;0;IF([.AR27]&lt;5;1;IF([.AR27]&lt;10;2;3)))+IF([.AS27]=&quot;A&quot;;0;IF([.AS27]=&quot;A+&quot;;0;IF([.AS27]=&quot;B&quot;;1;5))+IF([.AT27]=&quot;Self&quot;;0;IF([.AT27]=&quot;CloudFlare&quot;;2;IF([.AT27]=&quot;Incapsula&quot;;2;3))))" office:value-type="float" office:value="1" calcext:value-type="float">
            <text:p>1</text:p>
          </table:table-cell>
          <table:table-cell table:style-name="ce41" table:formula="of:=IF([.AU27]&lt;PricePercentile33;0;IF([.AU27]&lt;PricePercentile66;1;2))+IF([.AV27]&lt;ConPricePercentile33;0;IF([.AV27]&lt;ConPricePercentile66;1;2))+IF([.AW27]=&quot;Free&quot;;0;IF([.AW27]=&quot;Yes&quot;;0;1))+IF([.AX27]=&quot;Free&quot;;0;IF([.AX27]&gt;29;0;IF([.AX27]&gt;13;1;IF([.AX27]&gt;6;2;3))))" office:value-type="float" office:value="7" calcext:value-type="float">
            <text:p>7</text:p>
          </table:table-cell>
          <table:table-cell table:style-name="ce45" table:formula="of:=IF([.AY27]=&quot;Yes&quot;;1;0)+IF([.AZ27]=&quot;Yes&quot;;1;0)+IF([.BA27]=&quot;No&quot;;1;IF([.BA27]=&quot;&quot;;0;IF([.BA27]=&quot;Some&quot;;0.5;0)))+IF([.BB27]=&quot;No&quot;;1;IF([.BB27]=&quot;&quot;;0;IF([.BB27]=&quot;Some&quot;;0.5;0)))+IF([.BC27]=&quot;No&quot;;1;IF([.BC27]=&quot;&quot;;0;IF([.BC27]=&quot;Some&quot;;0.5;0)))+IF([.BD27]=&quot;&quot;;0;1)+IF([.BE27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USA</text:p>
          </table:table-cell>
          <table:table-cell table:style-name="ce58" table:formula="of:=IF(OR([.L27]=&quot;USA&quot;;[.L27]=&quot;UK&quot;;[.L27]=&quot;Canada&quot;;[.L27]=&quot;Australia&quot;;[.L27]=&quot;New Zealand&quot;);&quot;Five&quot;;(IF(OR([.L27]=&quot;Denmark&quot;;[.L27]=&quot;France&quot;;[.L27]=&quot;Netherlands&quot;;[.L27]=&quot;Norway&quot;);&quot;Nine&quot;;IF(OR([.L27]=&quot;Belgium&quot;;[.L27]=&quot;Germany&quot;;[.L27]=&quot;Italy&quot;;[.L27]=&quot;Spain&quot;;[.L27]=&quot;Sweden&quot;);&quot;Fourteen&quot;;IF([.L27]=&quot;&quot;;&quot;Not Disclosed&quot;;IF(OR([.L27]=&quot;British Virgin Islands&quot;;[.L27]=&quot;Gibraltar&quot;;[.L27]=&quot;British Indian Ocean&quot;;[.L27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Yes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2" office:value-type="string" calcext:value-type="string">
            <text:p>Yes</text:p>
          </table:table-cell>
          <table:table-cell table:number-columns-repeated="2" table:style-name="ce75" office:value-type="string" calcext:value-type="string">
            <text:p>No</text:p>
          </table:table-cell>
          <table:table-cell table:style-name="ce75" office:value-type="string" calcext:value-type="string">
            <text:p>Yes</text:p>
          </table:table-cell>
          <table:table-cell table:style-name="ce77" office:value-type="string" calcext:value-type="string">
            <text:p>Some</text:p>
          </table:table-cell>
          <table:table-cell table:style-name="ce79" office:value-type="string" calcext:value-type="string">
            <text:p>Yes</text:p>
          </table:table-cell>
          <table:table-cell table:style-name="ce81" office:value-type="string" calcext:value-type="string">
            <text:p>Yes</text:p>
          </table:table-cell>
          <table:table-cell table:style-name="ce84" table:formula="of:=IF(AND(NOT([.L27]=&quot;USA&quot;); [.AE27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 office:value-type="string" calcext:value-type="string">
            <text:p>TrueCrypt</text:p>
          </table:table-cell>
          <table:table-cell table:style-name="ce102" office:value-type="string" calcext:value-type="string">
            <text:p>Yes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/>
          <table:table-cell table:style-name="ce120" office:value-type="float" office:value="0" calcext:value-type="float">
            <text:p>0</text:p>
          </table:table-cell>
          <table:table-cell table:style-name="ce125" office:value-type="float" office:value="2" calcext:value-type="float">
            <text:p>2</text:p>
          </table:table-cell>
          <table:table-cell table:style-name="ce128" office:value-type="float" office:value="0" calcext:value-type="float">
            <text:p>0</text:p>
          </table:table-cell>
          <table:table-cell table:style-name="ce131"/>
          <table:table-cell table:style-name="ce134" office:value-type="string" calcext:value-type="string">
            <text:p>A+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2.84" calcext:value-type="float">
            <text:p>$2.84</text:p>
          </table:table-cell>
          <table:table-cell table:style-name="ce143" table:formula="of:=[.AU27]/[.AH27]" office:value-type="float" office:value="2.84" calcext:value-type="float">
            <text:p>$2.84</text:p>
          </table:table-cell>
          <table:table-cell table:style-name="ce145" office:value-type="string" calcext:value-type="string">
            <text:p>No</text:p>
          </table:table-cell>
          <table:table-cell table:style-name="ce147" office:value-type="float" office:value="0" calcext:value-type="float">
            <text:p>0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OpenMailbox</text:p>
          </table:table-cell>
          <table:table-cell table:style-name="ce16" table:formula="of:=IF(OR([.M28]=&quot;Five&quot;);2;0)+IF(OR([.M28]=&quot;Not Disclosed&quot;);1.5;0)+IF(OR([.M28]=&quot;Nine&quot;;[.M28]=&quot;Fourteen&quot;;[.M28]=&quot;See Note&quot;;[.M28]=&quot;Cooperative&quot;);1;0)+IF(OR([.N28]=&quot;Yes&quot;);2;0)+IF(OR([.N28]=&quot;Not Disclosed&quot;);1.5;0)+IF(OR([.N28]=&quot;Owned&quot;);1;0)" office:value-type="float" office:value="1" calcext:value-type="float">
            <text:p>1</text:p>
          </table:table-cell>
          <table:table-cell table:style-name="ce23" table:formula="of:=(COUNTIF([.P28];&quot;Yes&quot;))+(0.5*COUNTIF([.P28];&quot;&quot;))+(0.5*COUNTIF([.P28];&quot;See Note&quot;))+(COUNTIF([.O28];&quot;Yes&quot;))+(0.5*COUNTIF([.O28];&quot;&quot;))" office:value-type="float" office:value="0.5" calcext:value-type="float">
            <text:p>0.5</text:p>
          </table:table-cell>
          <table:table-cell table:style-name="ce27" table:formula="of:=(3*COUNTIF([.Q28];&quot;No&quot;))+COUNTIF([.T28:.V28];&quot;No&quot;)+(0.5*COUNTIF([.U28];&quot;Some&quot;))" office:value-type="float" office:value="5" calcext:value-type="float">
            <text:p>5</text:p>
          </table:table-cell>
          <table:table-cell table:style-name="ce30" table:formula="of:=IF([.Y28]=&quot;No&quot;;1;0)+IF([.Z28]=&quot;No&quot;;1;0)+IF([.Z28]=&quot;&quot;;1;0)+(0.5*COUNTIF([.AA28];&quot;No&quot;))+COUNTIF([.AB28];&quot;No&quot;)+COUNTIF([.AC28];&quot;No&quot;)" office:value-type="float" office:value="1" calcext:value-type="float">
            <text:p>1</text:p>
          </table:table-cell>
          <table:table-cell table:style-name="ce34" table:formula="of:=COUNTIF([.AD28];&quot;No&quot;)+COUNTIF([.AE28];&quot;None&quot;)+COUNTIF([.AE28];&quot;&quot;)+IF([.AF28]=&quot;TDE&quot;;1;0)+IF([.AF28]=&quot;BitLocker&quot;;1;0)+IF([.AF28]=&quot;TrueCrypt&quot;;1;0)+COUNTIF([.AF28];&quot;None&quot;)+COUNTIF([.AF28];&quot;&quot;)+COUNTIF([.AG28];&quot;No&quot;)" office:value-type="float" office:value="2" calcext:value-type="float">
            <text:p>2</text:p>
          </table:table-cell>
          <table:table-cell table:style-name="ce37" table:formula="of:=IF([.AH28]&lt;3;1;0)+IF([.AI28]=&quot;No&quot;;1)+IF([.AJ28]=&quot;No&quot;;1)+IF([.AK28]=&quot;No&quot;;1)+IF([.AL28]=&quot;No&quot;;1)+IF([.AM28]=&quot;No&quot;;1)+IF([.AN28]&lt;1;1)+IF([.AO28]&lt;1;1)" office:value-type="float" office:value="5" calcext:value-type="float">
            <text:p>5</text:p>
          </table:table-cell>
          <table:table-cell table:style-name="ce39" table:formula="of:=IF([.AP28]=0;0;IF([.AP28]&lt;5;1;IF([.AP28]&lt;10;2;3)))+IF([.AQ28]=0;0;IF([.AQ28]&lt;3;1;IF([.AQ28]&lt;10;2;3)))+IF([.AR28]=0;0;IF([.AR28]&lt;5;1;IF([.AR28]&lt;10;2;3)))+IF([.AS28]=&quot;A&quot;;0;IF([.AS28]=&quot;A+&quot;;0;IF([.AS28]=&quot;B&quot;;1;5))+IF([.AT28]=&quot;Self&quot;;0;IF([.AT28]=&quot;CloudFlare&quot;;2;IF([.AT28]=&quot;Incapsula&quot;;2;3))))" office:value-type="float" office:value="4" calcext:value-type="float">
            <text:p>4</text:p>
          </table:table-cell>
          <table:table-cell table:style-name="ce41" table:formula="of:=IF([.AU28]&lt;PricePercentile33;0;IF([.AU28]&lt;PricePercentile66;1;2))+IF([.AV28]&lt;ConPricePercentile33;0;IF([.AV28]&lt;ConPricePercentile66;1;2))+IF([.AW28]=&quot;Free&quot;;0;IF([.AW28]=&quot;Yes&quot;;0;1))+IF([.AX28]=&quot;Free&quot;;0;IF([.AX28]&gt;29;0;IF([.AX28]&gt;13;1;IF([.AX28]&gt;6;2;3))))" office:value-type="float" office:value="7" calcext:value-type="float">
            <text:p>7</text:p>
          </table:table-cell>
          <table:table-cell table:style-name="ce45" table:formula="of:=IF([.AY28]=&quot;Yes&quot;;1;0)+IF([.AZ28]=&quot;Yes&quot;;1;0)+IF([.BA28]=&quot;No&quot;;1;IF([.BA28]=&quot;&quot;;0;IF([.BA28]=&quot;Some&quot;;0.5;0)))+IF([.BB28]=&quot;No&quot;;1;IF([.BB28]=&quot;&quot;;0;IF([.BB28]=&quot;Some&quot;;0.5;0)))+IF([.BC28]=&quot;No&quot;;1;IF([.BC28]=&quot;&quot;;0;IF([.BC28]=&quot;Some&quot;;0.5;0)))+IF([.BD28]=&quot;&quot;;0;1)+IF([.BE28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France</text:p>
          </table:table-cell>
          <table:table-cell table:style-name="ce58" table:formula="of:=IF(OR([.L28]=&quot;USA&quot;;[.L28]=&quot;UK&quot;;[.L28]=&quot;Canada&quot;;[.L28]=&quot;Australia&quot;;[.L28]=&quot;New Zealand&quot;);&quot;Five&quot;;(IF(OR([.L28]=&quot;Denmark&quot;;[.L28]=&quot;France&quot;;[.L28]=&quot;Netherlands&quot;;[.L28]=&quot;Norway&quot;);&quot;Nine&quot;;IF(OR([.L28]=&quot;Belgium&quot;;[.L28]=&quot;Germany&quot;;[.L28]=&quot;Italy&quot;;[.L28]=&quot;Spain&quot;;[.L28]=&quot;Sweden&quot;);&quot;Fourteen&quot;;IF([.L28]=&quot;&quot;;&quot;Not Disclosed&quot;;IF(OR([.L28]=&quot;British Virgin Islands&quot;;[.L28]=&quot;Gibraltar&quot;;[.L28]=&quot;British Indian Ocean&quot;;[.L28]=&quot;Barbados&quot;);&quot;See Note&quot;;&quot;No&quot;))))))" office:value-type="string" office:string-value="Nine" calcext:value-type="string">
            <text:p>Nine</text:p>
          </table:table-cell>
          <table:table-cell table:style-name="ce61" office:value-type="string" calcext:value-type="string">
            <text:p>No</text:p>
          </table:table-cell>
          <table:table-cell table:style-name="ce64"/>
          <table:table-cell table:style-name="ce67" office:value-type="string" calcext:value-type="string">
            <text:p>No</text:p>
          </table:table-cell>
          <table:table-cell table:style-name="ce72" office:value-type="string" calcext:value-type="string">
            <text:p>No</text:p>
          </table:table-cell>
          <table:table-cell table:number-columns-repeated="2" table:style-name="ce75" office:value-type="string" calcext:value-type="string">
            <text:p>No</text:p>
          </table:table-cell>
          <table:table-cell table:style-name="ce75" office:value-type="string" calcext:value-type="string">
            <text:p>Yes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28]=&quot;USA&quot;); [.AE28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No</text:p>
          </table:table-cell>
          <table:table-cell table:style-name="ce97" office:value-type="string" calcext:value-type="string">
            <text:p>SSL/TLS</text:p>
          </table:table-cell>
          <table:table-cell table:style-name="ce99"/>
          <table:table-cell table:style-name="ce102" office:value-type="string" calcext:value-type="string">
            <text:p>Yes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500" calcext:value-type="float">
            <text:p>500</text:p>
          </table:table-cell>
          <table:table-cell table:style-name="ce120" office:value-type="float" office:value="500" calcext:value-type="float">
            <text:p>500</text:p>
          </table:table-cell>
          <table:table-cell table:style-name="ce125" office:value-type="float" office:value="2" calcext:value-type="float">
            <text:p>2</text:p>
          </table:table-cell>
          <table:table-cell table:style-name="ce128" office:value-type="float" office:value="2" calcext:value-type="float">
            <text:p>2</text:p>
          </table:table-cell>
          <table:table-cell table:style-name="ce131" office:value-type="float" office:value="5" calcext:value-type="float">
            <text:p>5</text:p>
          </table:table-cell>
          <table:table-cell table:style-name="ce134" office:value-type="string" calcext:value-type="string">
            <text:p>A+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6.24" calcext:value-type="float">
            <text:p>$6.24</text:p>
          </table:table-cell>
          <table:table-cell table:style-name="ce143" table:formula="of:=[.AU28]/[.AH28]" office:value-type="float" office:value="6.24" calcext:value-type="float">
            <text:p>$6.24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float" office:value="0" calcext:value-type="float">
            <text:p>0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6" office:value-type="string" calcext:value-type="string">
            <text:p><text:a xlink:href="http://outlook.com" xlink:type="simple">Outlook.com</text:a></text:p>
          </table:table-cell>
          <table:table-cell table:style-name="ce16" table:formula="of:=IF(OR([.M29]=&quot;Five&quot;);2;0)+IF(OR([.M29]=&quot;Not Disclosed&quot;);1.5;0)+IF(OR([.M29]=&quot;Nine&quot;;[.M29]=&quot;Fourteen&quot;;[.M29]=&quot;See Note&quot;;[.M29]=&quot;Cooperative&quot;);1;0)+IF(OR([.N29]=&quot;Yes&quot;);2;0)+IF(OR([.N29]=&quot;Not Disclosed&quot;);1.5;0)+IF(OR([.N29]=&quot;Owned&quot;);1;0)" office:value-type="float" office:value="4" calcext:value-type="float">
            <text:p>4</text:p>
          </table:table-cell>
          <table:table-cell table:style-name="ce23" table:formula="of:=(COUNTIF([.P29];&quot;Yes&quot;))+(0.5*COUNTIF([.P29];&quot;&quot;))+(0.5*COUNTIF([.P29];&quot;See Note&quot;))+(COUNTIF([.O29];&quot;Yes&quot;))+(0.5*COUNTIF([.O29];&quot;&quot;))" office:value-type="float" office:value="1" calcext:value-type="float">
            <text:p>1</text:p>
          </table:table-cell>
          <table:table-cell table:style-name="ce27" table:formula="of:=(3*COUNTIF([.Q29];&quot;No&quot;))+COUNTIF([.T29:.V29];&quot;No&quot;)+(0.5*COUNTIF([.U29];&quot;Some&quot;))" office:value-type="float" office:value="5" calcext:value-type="float">
            <text:p>5</text:p>
          </table:table-cell>
          <table:table-cell table:style-name="ce30" table:formula="of:=IF([.Y29]=&quot;No&quot;;1;0)+IF([.Z29]=&quot;No&quot;;1;0)+IF([.Z29]=&quot;&quot;;1;0)+(0.5*COUNTIF([.AA29];&quot;No&quot;))+COUNTIF([.AB29];&quot;No&quot;)+COUNTIF([.AC29];&quot;No&quot;)" office:value-type="float" office:value="1" calcext:value-type="float">
            <text:p>1</text:p>
          </table:table-cell>
          <table:table-cell table:style-name="ce34" table:formula="of:=COUNTIF([.AD29];&quot;No&quot;)+COUNTIF([.AE29];&quot;None&quot;)+COUNTIF([.AE29];&quot;&quot;)+IF([.AF29]=&quot;TDE&quot;;1;0)+IF([.AF29]=&quot;BitLocker&quot;;1;0)+IF([.AF29]=&quot;TrueCrypt&quot;;1;0)+COUNTIF([.AF29];&quot;None&quot;)+COUNTIF([.AF29];&quot;&quot;)+COUNTIF([.AG29];&quot;No&quot;)" office:value-type="float" office:value="2" calcext:value-type="float">
            <text:p>2</text:p>
          </table:table-cell>
          <table:table-cell table:style-name="ce37" table:formula="of:=IF([.AH29]&lt;3;1;0)+IF([.AI29]=&quot;No&quot;;1)+IF([.AJ29]=&quot;No&quot;;1)+IF([.AK29]=&quot;No&quot;;1)+IF([.AL29]=&quot;No&quot;;1)+IF([.AM29]=&quot;No&quot;;1)+IF([.AN29]&lt;1;1)+IF([.AO29]&lt;1;1)" office:value-type="float" office:value="1" calcext:value-type="float">
            <text:p>1</text:p>
          </table:table-cell>
          <table:table-cell table:style-name="ce39" table:formula="of:=IF([.AP29]=0;0;IF([.AP29]&lt;5;1;IF([.AP29]&lt;10;2;3)))+IF([.AQ29]=0;0;IF([.AQ29]&lt;3;1;IF([.AQ29]&lt;10;2;3)))+IF([.AR29]=0;0;IF([.AR29]&lt;5;1;IF([.AR29]&lt;10;2;3)))+IF([.AS29]=&quot;A&quot;;0;IF([.AS29]=&quot;A+&quot;;0;IF([.AS29]=&quot;B&quot;;1;5))+IF([.AT29]=&quot;Self&quot;;0;IF([.AT29]=&quot;CloudFlare&quot;;2;IF([.AT29]=&quot;Incapsula&quot;;2;3))))" office:value-type="float" office:value="6" calcext:value-type="float">
            <text:p>6</text:p>
          </table:table-cell>
          <table:table-cell table:style-name="ce41" table:formula="of:=IF([.AU29]&lt;PricePercentile33;0;IF([.AU29]&lt;PricePercentile66;1;2))+IF([.AV29]&lt;ConPricePercentile33;0;IF([.AV29]&lt;ConPricePercentile66;1;2))+IF([.AW29]=&quot;Free&quot;;0;IF([.AW29]=&quot;Yes&quot;;0;1))+IF([.AX29]=&quot;Free&quot;;0;IF([.AX29]&gt;29;0;IF([.AX29]&gt;13;1;IF([.AX29]&gt;6;2;3))))" office:value-type="float" office:value="0" calcext:value-type="float">
            <text:p>0</text:p>
          </table:table-cell>
          <table:table-cell table:style-name="ce45" table:formula="of:=IF([.AY29]=&quot;Yes&quot;;1;0)+IF([.AZ29]=&quot;Yes&quot;;1;0)+IF([.BA29]=&quot;No&quot;;1;IF([.BA29]=&quot;&quot;;0;IF([.BA29]=&quot;Some&quot;;0.5;0)))+IF([.BB29]=&quot;No&quot;;1;IF([.BB29]=&quot;&quot;;0;IF([.BB29]=&quot;Some&quot;;0.5;0)))+IF([.BC29]=&quot;No&quot;;1;IF([.BC29]=&quot;&quot;;0;IF([.BC29]=&quot;Some&quot;;0.5;0)))+IF([.BD29]=&quot;&quot;;0;1)+IF([.BE29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USA</text:p>
          </table:table-cell>
          <table:table-cell table:style-name="ce58" table:formula="of:=IF(OR([.L29]=&quot;USA&quot;;[.L29]=&quot;UK&quot;;[.L29]=&quot;Canada&quot;;[.L29]=&quot;Australia&quot;;[.L29]=&quot;New Zealand&quot;);&quot;Five&quot;;(IF(OR([.L29]=&quot;Denmark&quot;;[.L29]=&quot;France&quot;;[.L29]=&quot;Netherlands&quot;;[.L29]=&quot;Norway&quot;);&quot;Nine&quot;;IF(OR([.L29]=&quot;Belgium&quot;;[.L29]=&quot;Germany&quot;;[.L29]=&quot;Italy&quot;;[.L29]=&quot;Spain&quot;;[.L29]=&quot;Sweden&quot;);&quot;Fourteen&quot;;IF([.L29]=&quot;&quot;;&quot;Not Disclosed&quot;;IF(OR([.L29]=&quot;British Virgin Islands&quot;;[.L29]=&quot;Gibraltar&quot;;[.L29]=&quot;British Indian Ocean&quot;;[.L29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Yes</text:p>
          </table:table-cell>
          <table:table-cell table:style-name="ce64"/>
          <table:table-cell table:style-name="ce67"/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Free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29]=&quot;USA&quot;); [.AE29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No</text:p>
          </table:table-cell>
          <table:table-cell table:style-name="ce97" office:value-type="string" calcext:value-type="string">
            <text:p>SSL/TLS</text:p>
          </table:table-cell>
          <table:table-cell table:style-name="ce99" office:value-type="string" calcext:value-type="string">
            <text:p>BitLocker</text:p>
          </table:table-cell>
          <table:table-cell table:style-name="ce102" office:value-type="string" calcext:value-type="string">
            <text:p>Yes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Yes</text:p>
          </table:table-cell>
          <table:table-cell table:style-name="ce112" office:value-type="string" calcext:value-type="string">
            <text:p>Yes</text:p>
          </table:table-cell>
          <table:table-cell table:style-name="ce117" office:value-type="float" office:value="5" calcext:value-type="float">
            <text:p>5</text:p>
          </table:table-cell>
          <table:table-cell table:style-name="ce120" office:value-type="float" office:value="15" calcext:value-type="float">
            <text:p>15</text:p>
          </table:table-cell>
          <table:table-cell table:style-name="ce125" office:value-type="float" office:value="4" calcext:value-type="float">
            <text:p>4</text:p>
          </table:table-cell>
          <table:table-cell table:style-name="ce128" office:value-type="float" office:value="4" calcext:value-type="float">
            <text:p>4</text:p>
          </table:table-cell>
          <table:table-cell table:style-name="ce131" office:value-type="float" office:value="7" calcext:value-type="float">
            <text:p>7</text:p>
          </table:table-cell>
          <table:table-cell table:style-name="ce134" office:value-type="string" calcext:value-type="string">
            <text:p>B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0" calcext:value-type="float">
            <text:p>$0.00</text:p>
          </table:table-cell>
          <table:table-cell table:style-name="ce143" office:value-type="float" office:value="0" calcext:value-type="float">
            <text:p>$0.00</text:p>
          </table:table-cell>
          <table:table-cell table:style-name="ce145" office:value-type="string" calcext:value-type="string">
            <text:p>Free</text:p>
          </table:table-cell>
          <table:table-cell table:style-name="ce147" office:value-type="string" calcext:value-type="string">
            <text:p>Free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Pobox</text:p>
          </table:table-cell>
          <table:table-cell table:style-name="ce16" table:formula="of:=IF(OR([.M30]=&quot;Five&quot;);2;0)+IF(OR([.M30]=&quot;Not Disclosed&quot;);1.5;0)+IF(OR([.M30]=&quot;Nine&quot;;[.M30]=&quot;Fourteen&quot;;[.M30]=&quot;See Note&quot;;[.M30]=&quot;Cooperative&quot;);1;0)+IF(OR([.N30]=&quot;Yes&quot;);2;0)+IF(OR([.N30]=&quot;Not Disclosed&quot;);1.5;0)+IF(OR([.N30]=&quot;Owned&quot;);1;0)" office:value-type="float" office:value="4" calcext:value-type="float">
            <text:p>4</text:p>
          </table:table-cell>
          <table:table-cell table:style-name="ce23" table:formula="of:=(COUNTIF([.P30];&quot;Yes&quot;))+(0.5*COUNTIF([.P30];&quot;&quot;))+(0.5*COUNTIF([.P30];&quot;See Note&quot;))+(COUNTIF([.O30];&quot;Yes&quot;))+(0.5*COUNTIF([.O30];&quot;&quot;))" office:value-type="float" office:value="1" calcext:value-type="float">
            <text:p>1</text:p>
          </table:table-cell>
          <table:table-cell table:style-name="ce27" table:formula="of:=(3*COUNTIF([.Q30];&quot;No&quot;))+COUNTIF([.T30:.V30];&quot;No&quot;)+(0.5*COUNTIF([.U30];&quot;Some&quot;))" office:value-type="float" office:value="3" calcext:value-type="float">
            <text:p>3</text:p>
          </table:table-cell>
          <table:table-cell table:style-name="ce30" table:formula="of:=IF([.Y30]=&quot;No&quot;;1;0)+IF([.Z30]=&quot;No&quot;;1;0)+IF([.Z30]=&quot;&quot;;1;0)+(0.5*COUNTIF([.AA30];&quot;No&quot;))+COUNTIF([.AB30];&quot;No&quot;)+COUNTIF([.AC30];&quot;No&quot;)" office:value-type="float" office:value="4.5" calcext:value-type="float">
            <text:p>4.5</text:p>
          </table:table-cell>
          <table:table-cell table:style-name="ce34" table:formula="of:=COUNTIF([.AD30];&quot;No&quot;)+COUNTIF([.AE30];&quot;None&quot;)+COUNTIF([.AE30];&quot;&quot;)+IF([.AF30]=&quot;TDE&quot;;1;0)+IF([.AF30]=&quot;BitLocker&quot;;1;0)+IF([.AF30]=&quot;TrueCrypt&quot;;1;0)+COUNTIF([.AF30];&quot;None&quot;)+COUNTIF([.AF30];&quot;&quot;)+COUNTIF([.AG30];&quot;No&quot;)" office:value-type="float" office:value="3" calcext:value-type="float">
            <text:p>3</text:p>
          </table:table-cell>
          <table:table-cell table:style-name="ce37" table:formula="of:=IF([.AH30]&lt;3;1;0)+IF([.AI30]=&quot;No&quot;;1)+IF([.AJ30]=&quot;No&quot;;1)+IF([.AK30]=&quot;No&quot;;1)+IF([.AL30]=&quot;No&quot;;1)+IF([.AM30]=&quot;No&quot;;1)+IF([.AN30]&lt;1;1)+IF([.AO30]&lt;1;1)" office:value-type="float" office:value="6" calcext:value-type="float">
            <text:p>6</text:p>
          </table:table-cell>
          <table:table-cell table:style-name="ce39" table:formula="of:=IF([.AP30]=0;0;IF([.AP30]&lt;5;1;IF([.AP30]&lt;10;2;3)))+IF([.AQ30]=0;0;IF([.AQ30]&lt;3;1;IF([.AQ30]&lt;10;2;3)))+IF([.AR30]=0;0;IF([.AR30]&lt;5;1;IF([.AR30]&lt;10;2;3)))+IF([.AS30]=&quot;A&quot;;0;IF([.AS30]=&quot;A+&quot;;0;IF([.AS30]=&quot;B&quot;;1;5))+IF([.AT30]=&quot;Self&quot;;0;IF([.AT30]=&quot;CloudFlare&quot;;2;IF([.AT30]=&quot;Incapsula&quot;;2;3))))" office:value-type="float" office:value="3" calcext:value-type="float">
            <text:p>3</text:p>
          </table:table-cell>
          <table:table-cell table:style-name="ce41" table:formula="of:=IF([.AU30]&lt;PricePercentile33;0;IF([.AU30]&lt;PricePercentile66;1;2))+IF([.AV30]&lt;ConPricePercentile33;0;IF([.AV30]&lt;ConPricePercentile66;1;2))+IF([.AW30]=&quot;Free&quot;;0;IF([.AW30]=&quot;Yes&quot;;0;1))+IF([.AX30]=&quot;Free&quot;;0;IF([.AX30]&gt;29;0;IF([.AX30]&gt;13;1;IF([.AX30]&gt;6;2;3))))" office:value-type="float" office:value="6" calcext:value-type="float">
            <text:p>6</text:p>
          </table:table-cell>
          <table:table-cell table:style-name="ce45" table:formula="of:=IF([.AY30]=&quot;Yes&quot;;1;0)+IF([.AZ30]=&quot;Yes&quot;;1;0)+IF([.BA30]=&quot;No&quot;;1;IF([.BA30]=&quot;&quot;;0;IF([.BA30]=&quot;Some&quot;;0.5;0)))+IF([.BB30]=&quot;No&quot;;1;IF([.BB30]=&quot;&quot;;0;IF([.BB30]=&quot;Some&quot;;0.5;0)))+IF([.BC30]=&quot;No&quot;;1;IF([.BC30]=&quot;&quot;;0;IF([.BC30]=&quot;Some&quot;;0.5;0)))+IF([.BD30]=&quot;&quot;;0;1)+IF([.BE30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USA</text:p>
          </table:table-cell>
          <table:table-cell table:style-name="ce58" table:formula="of:=IF(OR([.L30]=&quot;USA&quot;;[.L30]=&quot;UK&quot;;[.L30]=&quot;Canada&quot;;[.L30]=&quot;Australia&quot;;[.L30]=&quot;New Zealand&quot;);&quot;Five&quot;;(IF(OR([.L30]=&quot;Denmark&quot;;[.L30]=&quot;France&quot;;[.L30]=&quot;Netherlands&quot;;[.L30]=&quot;Norway&quot;);&quot;Nine&quot;;IF(OR([.L30]=&quot;Belgium&quot;;[.L30]=&quot;Germany&quot;;[.L30]=&quot;Italy&quot;;[.L30]=&quot;Spain&quot;;[.L30]=&quot;Sweden&quot;);&quot;Fourteen&quot;;IF([.L30]=&quot;&quot;;&quot;Not Disclosed&quot;;IF(OR([.L30]=&quot;British Virgin Islands&quot;;[.L30]=&quot;Gibraltar&quot;;[.L30]=&quot;British Indian Ocean&quot;;[.L30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Yes</text:p>
          </table:table-cell>
          <table:table-cell table:style-name="ce64"/>
          <table:table-cell table:style-name="ce67"/>
          <table:table-cell table:style-name="ce72" office:value-type="string" calcext:value-type="string">
            <text:p>Email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30]=&quot;USA&quot;); [.AE30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4" office:value-type="string" calcext:value-type="string">
            <text:p>No</text:p>
          </table:table-cell>
          <table:table-cell table:style-name="ce97"/>
          <table:table-cell table:style-name="ce99"/>
          <table:table-cell table:style-name="ce102" office:value-type="string" calcext:value-type="string">
            <text:p>Yes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50" calcext:value-type="float">
            <text:p>50</text:p>
          </table:table-cell>
          <table:table-cell table:style-name="ce120"/>
          <table:table-cell table:style-name="ce125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string" calcext:value-type="string">
            <text:p>A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1.67" calcext:value-type="float">
            <text:p>$1.67</text:p>
          </table:table-cell>
          <table:table-cell table:style-name="ce143" table:formula="of:=[.AU30]/[.AH30]" office:value-type="float" office:value="1.67" calcext:value-type="float">
            <text:p>$1.67</text:p>
          </table:table-cell>
          <table:table-cell table:style-name="ce145" office:value-type="string" calcext:value-type="string">
            <text:p>No</text:p>
          </table:table-cell>
          <table:table-cell table:style-name="ce147" office:value-type="float" office:value="0" calcext:value-type="float">
            <text:p>0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PolarisMail</text:p>
          </table:table-cell>
          <table:table-cell table:style-name="ce16" table:formula="of:=IF(OR([.M31]=&quot;Five&quot;);2;0)+IF(OR([.M31]=&quot;Not Disclosed&quot;);1.5;0)+IF(OR([.M31]=&quot;Nine&quot;;[.M31]=&quot;Fourteen&quot;;[.M31]=&quot;See Note&quot;;[.M31]=&quot;Cooperative&quot;);1;0)+IF(OR([.N31]=&quot;Yes&quot;);2;0)+IF(OR([.N31]=&quot;Not Disclosed&quot;);1.5;0)+IF(OR([.N31]=&quot;Owned&quot;);1;0)" office:value-type="float" office:value="2" calcext:value-type="float">
            <text:p>2</text:p>
          </table:table-cell>
          <table:table-cell table:style-name="ce23" table:formula="of:=(COUNTIF([.P31];&quot;Yes&quot;))+(0.5*COUNTIF([.P31];&quot;&quot;))+(0.5*COUNTIF([.P31];&quot;See Note&quot;))+(COUNTIF([.O31];&quot;Yes&quot;))+(0.5*COUNTIF([.O31];&quot;&quot;))" office:value-type="float" office:value="2" calcext:value-type="float">
            <text:p>2</text:p>
          </table:table-cell>
          <table:table-cell table:style-name="ce27" table:formula="of:=(3*COUNTIF([.Q31];&quot;No&quot;))+COUNTIF([.T31:.V31];&quot;No&quot;)+(0.5*COUNTIF([.U31];&quot;Some&quot;))" office:value-type="float" office:value="6" calcext:value-type="float">
            <text:p>6</text:p>
          </table:table-cell>
          <table:table-cell table:style-name="ce30" table:formula="of:=IF([.Y31]=&quot;No&quot;;1;0)+IF([.Z31]=&quot;No&quot;;1;0)+IF([.Z31]=&quot;&quot;;1;0)+(0.5*COUNTIF([.AA31];&quot;No&quot;))+COUNTIF([.AB31];&quot;No&quot;)+COUNTIF([.AC31];&quot;No&quot;)" office:value-type="float" office:value="1" calcext:value-type="float">
            <text:p>1</text:p>
          </table:table-cell>
          <table:table-cell table:style-name="ce34" table:formula="of:=COUNTIF([.AD31];&quot;No&quot;)+COUNTIF([.AE31];&quot;None&quot;)+COUNTIF([.AE31];&quot;&quot;)+IF([.AF31]=&quot;TDE&quot;;1;0)+IF([.AF31]=&quot;BitLocker&quot;;1;0)+IF([.AF31]=&quot;TrueCrypt&quot;;1;0)+COUNTIF([.AF31];&quot;None&quot;)+COUNTIF([.AF31];&quot;&quot;)+COUNTIF([.AG31];&quot;No&quot;)" office:value-type="float" office:value="1" calcext:value-type="float">
            <text:p>1</text:p>
          </table:table-cell>
          <table:table-cell table:style-name="ce37" table:formula="of:=IF([.AH31]&lt;3;1;0)+IF([.AI31]=&quot;No&quot;;1)+IF([.AJ31]=&quot;No&quot;;1)+IF([.AK31]=&quot;No&quot;;1)+IF([.AL31]=&quot;No&quot;;1)+IF([.AM31]=&quot;No&quot;;1)+IF([.AN31]&lt;1;1)+IF([.AO31]&lt;1;1)" office:value-type="float" office:value="1" calcext:value-type="float">
            <text:p>1</text:p>
          </table:table-cell>
          <table:table-cell table:style-name="ce39" table:formula="of:=IF([.AP31]=0;0;IF([.AP31]&lt;5;1;IF([.AP31]&lt;10;2;3)))+IF([.AQ31]=0;0;IF([.AQ31]&lt;3;1;IF([.AQ31]&lt;10;2;3)))+IF([.AR31]=0;0;IF([.AR31]&lt;5;1;IF([.AR31]&lt;10;2;3)))+IF([.AS31]=&quot;A&quot;;0;IF([.AS31]=&quot;A+&quot;;0;IF([.AS31]=&quot;B&quot;;1;5))+IF([.AT31]=&quot;Self&quot;;0;IF([.AT31]=&quot;CloudFlare&quot;;2;IF([.AT31]=&quot;Incapsula&quot;;2;3))))" office:value-type="float" office:value="4" calcext:value-type="float">
            <text:p>4</text:p>
          </table:table-cell>
          <table:table-cell table:style-name="ce41" table:formula="of:=IF([.AU31]&lt;PricePercentile33;0;IF([.AU31]&lt;PricePercentile66;1;2))+IF([.AV31]&lt;ConPricePercentile33;0;IF([.AV31]&lt;ConPricePercentile66;1;2))+IF([.AW31]=&quot;Free&quot;;0;IF([.AW31]=&quot;Yes&quot;;0;1))+IF([.AX31]=&quot;Free&quot;;0;IF([.AX31]&gt;29;0;IF([.AX31]&gt;13;1;IF([.AX31]&gt;6;2;3))))" office:value-type="float" office:value="4" calcext:value-type="float">
            <text:p>4</text:p>
          </table:table-cell>
          <table:table-cell table:style-name="ce45" table:formula="of:=IF([.AY31]=&quot;Yes&quot;;1;0)+IF([.AZ31]=&quot;Yes&quot;;1;0)+IF([.BA31]=&quot;No&quot;;1;IF([.BA31]=&quot;&quot;;0;IF([.BA31]=&quot;Some&quot;;0.5;0)))+IF([.BB31]=&quot;No&quot;;1;IF([.BB31]=&quot;&quot;;0;IF([.BB31]=&quot;Some&quot;;0.5;0)))+IF([.BC31]=&quot;No&quot;;1;IF([.BC31]=&quot;&quot;;0;IF([.BC31]=&quot;Some&quot;;0.5;0)))+IF([.BD31]=&quot;&quot;;0;1)+IF([.BE31]=&quot;&quot;;0;1)" office:value-type="float" office:value="4" calcext:value-type="float">
            <text:p>4</text:p>
          </table:table-cell>
          <table:table-cell table:style-name="ce18"/>
          <table:table-cell table:style-name="ce54" office:value-type="string" calcext:value-type="string">
            <text:p>Canada</text:p>
          </table:table-cell>
          <table:table-cell table:style-name="ce58" table:formula="of:=IF(OR([.L31]=&quot;USA&quot;;[.L31]=&quot;UK&quot;;[.L31]=&quot;Canada&quot;;[.L31]=&quot;Australia&quot;;[.L31]=&quot;New Zealand&quot;);&quot;Five&quot;;(IF(OR([.L31]=&quot;Denmark&quot;;[.L31]=&quot;France&quot;;[.L31]=&quot;Netherlands&quot;;[.L31]=&quot;Norway&quot;);&quot;Nine&quot;;IF(OR([.L31]=&quot;Belgium&quot;;[.L31]=&quot;Germany&quot;;[.L31]=&quot;Italy&quot;;[.L31]=&quot;Spain&quot;;[.L31]=&quot;Sweden&quot;);&quot;Fourteen&quot;;IF([.L31]=&quot;&quot;;&quot;Not Disclosed&quot;;IF(OR([.L31]=&quot;British Virgin Islands&quot;;[.L31]=&quot;Gibraltar&quot;;[.L31]=&quot;British Indian Ocean&quot;;[.L31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No</text:p>
          </table:table-cell>
          <table:table-cell table:style-name="ce64" office:value-type="string" calcext:value-type="string">
            <text:p>Yes</text:p>
          </table:table-cell>
          <table:table-cell table:style-name="ce67" office:value-type="string" calcext:value-type="string">
            <text:p>Yes</text:p>
          </table:table-cell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31]=&quot;USA&quot;); [.AE31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/>
          <table:table-cell table:style-name="ce102" office:value-type="string" calcext:value-type="string">
            <text:p>Yes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Yes</text:p>
          </table:table-cell>
          <table:table-cell table:style-name="ce112" office:value-type="string" calcext:value-type="string">
            <text:p>Yes</text:p>
          </table:table-cell>
          <table:table-cell table:style-name="ce117" office:value-type="float" office:value="25" calcext:value-type="float">
            <text:p>25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3" calcext:value-type="float">
            <text:p>3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B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1" calcext:value-type="float">
            <text:p>$1.00</text:p>
          </table:table-cell>
          <table:table-cell table:style-name="ce143" table:formula="of:=[.AU31]/[.AH31]" office:value-type="float" office:value="1" calcext:value-type="float">
            <text:p>$1.00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float" office:value="0" calcext:value-type="float">
            <text:p>0</text:p>
          </table:table-cell>
          <table:table-cell table:style-name="ce151"/>
          <table:table-cell table:style-name="ce154"/>
          <table:table-cell table:style-name="ce156" office:value-type="string" calcext:value-type="string">
            <text:p>No</text:p>
          </table:table-cell>
          <table:table-cell table:style-name="ce157" office:value-type="string" calcext:value-type="string">
            <text:p>No</text:p>
          </table:table-cell>
          <table:table-cell table:style-name="ce159" office:value-type="string" calcext:value-type="string">
            <text:p>No</text:p>
          </table:table-cell>
          <table:table-cell table:style-name="ce162"/>
          <table:table-cell table:style-name="ce165" office:value-type="string" calcext:value-type="string">
            <text:p>No</text:p>
          </table:table-cell>
          <table:table-cell table:number-columns-repeated="967"/>
        </table:table-row>
        <table:table-row table:style-name="ro1">
          <table:table-cell table:style-name="ce5" office:value-type="string" calcext:value-type="string">
            <text:p>Posteo</text:p>
          </table:table-cell>
          <table:table-cell table:style-name="ce16" table:formula="of:=IF(OR([.M32]=&quot;Five&quot;);2;0)+IF(OR([.M32]=&quot;Not Disclosed&quot;);1.5;0)+IF(OR([.M32]=&quot;Nine&quot;;[.M32]=&quot;Fourteen&quot;;[.M32]=&quot;See Note&quot;;[.M32]=&quot;Cooperative&quot;);1;0)+IF(OR([.N32]=&quot;Yes&quot;);2;0)+IF(OR([.N32]=&quot;Not Disclosed&quot;);1.5;0)+IF(OR([.N32]=&quot;Owned&quot;);1;0)" office:value-type="float" office:value="1" calcext:value-type="float">
            <text:p>1</text:p>
          </table:table-cell>
          <table:table-cell table:style-name="ce23" table:formula="of:=(COUNTIF([.P32];&quot;Yes&quot;))+(0.5*COUNTIF([.P32];&quot;&quot;))+(0.5*COUNTIF([.P32];&quot;See Note&quot;))+(COUNTIF([.O32];&quot;Yes&quot;))+(0.5*COUNTIF([.O32];&quot;&quot;))" office:value-type="float" office:value="0" calcext:value-type="float">
            <text:p>0</text:p>
          </table:table-cell>
          <table:table-cell table:style-name="ce27" table:formula="of:=(3*COUNTIF([.Q32];&quot;No&quot;))+COUNTIF([.T32:.V32];&quot;No&quot;)+(0.5*COUNTIF([.U32];&quot;Some&quot;))" office:value-type="float" office:value="1" calcext:value-type="float">
            <text:p>1</text:p>
          </table:table-cell>
          <table:table-cell table:style-name="ce30" table:formula="of:=IF([.Y32]=&quot;No&quot;;1;0)+IF([.Z32]=&quot;No&quot;;1;0)+IF([.Z32]=&quot;&quot;;1;0)+(0.5*COUNTIF([.AA32];&quot;No&quot;))+COUNTIF([.AB32];&quot;No&quot;)+COUNTIF([.AC32];&quot;No&quot;)" office:value-type="float" office:value="0" calcext:value-type="float">
            <text:p>0</text:p>
          </table:table-cell>
          <table:table-cell table:style-name="ce34" table:formula="of:=COUNTIF([.AD32];&quot;No&quot;)+COUNTIF([.AE32];&quot;None&quot;)+COUNTIF([.AE32];&quot;&quot;)+IF([.AF32]=&quot;TDE&quot;;1;0)+IF([.AF32]=&quot;BitLocker&quot;;1;0)+IF([.AF32]=&quot;TrueCrypt&quot;;1;0)+COUNTIF([.AF32];&quot;None&quot;)+COUNTIF([.AF32];&quot;&quot;)+COUNTIF([.AG32];&quot;No&quot;)" office:value-type="float" office:value="0" calcext:value-type="float">
            <text:p>0</text:p>
          </table:table-cell>
          <table:table-cell table:style-name="ce37" table:formula="of:=IF([.AH32]&lt;3;1;0)+IF([.AI32]=&quot;No&quot;;1)+IF([.AJ32]=&quot;No&quot;;1)+IF([.AK32]=&quot;No&quot;;1)+IF([.AL32]=&quot;No&quot;;1)+IF([.AM32]=&quot;No&quot;;1)+IF([.AN32]&lt;1;1)+IF([.AO32]&lt;1;1)" office:value-type="float" office:value="5" calcext:value-type="float">
            <text:p>5</text:p>
          </table:table-cell>
          <table:table-cell table:style-name="ce39" table:formula="of:=IF([.AP32]=0;0;IF([.AP32]&lt;5;1;IF([.AP32]&lt;10;2;3)))+IF([.AQ32]=0;0;IF([.AQ32]&lt;3;1;IF([.AQ32]&lt;10;2;3)))+IF([.AR32]=0;0;IF([.AR32]&lt;5;1;IF([.AR32]&lt;10;2;3)))+IF([.AS32]=&quot;A&quot;;0;IF([.AS32]=&quot;A+&quot;;0;IF([.AS32]=&quot;B&quot;;1;5))+IF([.AT32]=&quot;Self&quot;;0;IF([.AT32]=&quot;CloudFlare&quot;;2;IF([.AT32]=&quot;Incapsula&quot;;2;3))))" office:value-type="float" office:value="1" calcext:value-type="float">
            <text:p>1</text:p>
          </table:table-cell>
          <table:table-cell table:style-name="ce41" table:formula="of:=IF([.AU32]&lt;PricePercentile33;0;IF([.AU32]&lt;PricePercentile66;1;2))+IF([.AV32]&lt;ConPricePercentile33;0;IF([.AV32]&lt;ConPricePercentile66;1;2))+IF([.AW32]=&quot;Free&quot;;0;IF([.AW32]=&quot;Yes&quot;;0;1))+IF([.AX32]=&quot;Free&quot;;0;IF([.AX32]&gt;29;0;IF([.AX32]&gt;13;1;IF([.AX32]&gt;6;2;3))))" office:value-type="float" office:value="2" calcext:value-type="float">
            <text:p>2</text:p>
          </table:table-cell>
          <table:table-cell table:style-name="ce45" table:formula="of:=IF([.AY32]=&quot;Yes&quot;;1;0)+IF([.AZ32]=&quot;Yes&quot;;1;0)+IF([.BA32]=&quot;No&quot;;1;IF([.BA32]=&quot;&quot;;0;IF([.BA32]=&quot;Some&quot;;0.5;0)))+IF([.BB32]=&quot;No&quot;;1;IF([.BB32]=&quot;&quot;;0;IF([.BB32]=&quot;Some&quot;;0.5;0)))+IF([.BC32]=&quot;No&quot;;1;IF([.BC32]=&quot;&quot;;0;IF([.BC32]=&quot;Some&quot;;0.5;0)))+IF([.BD32]=&quot;&quot;;0;1)+IF([.BE32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Germany</text:p>
          </table:table-cell>
          <table:table-cell table:style-name="ce58" table:formula="of:=IF(OR([.L32]=&quot;USA&quot;;[.L32]=&quot;UK&quot;;[.L32]=&quot;Canada&quot;;[.L32]=&quot;Australia&quot;;[.L32]=&quot;New Zealand&quot;);&quot;Five&quot;;(IF(OR([.L32]=&quot;Denmark&quot;;[.L32]=&quot;France&quot;;[.L32]=&quot;Netherlands&quot;;[.L32]=&quot;Norway&quot;);&quot;Nine&quot;;IF(OR([.L32]=&quot;Belgium&quot;;[.L32]=&quot;Germany&quot;;[.L32]=&quot;Italy&quot;;[.L32]=&quot;Spain&quot;;[.L32]=&quot;Sweden&quot;);&quot;Fourteen&quot;;IF([.L32]=&quot;&quot;;&quot;Not Disclosed&quot;;IF(OR([.L32]=&quot;British Virgin Islands&quot;;[.L32]=&quot;Gibraltar&quot;;[.L32]=&quot;British Indian Ocean&quot;;[.L32]=&quot;Barbados&quot;);&quot;See Note&quot;;&quot;No&quot;))))))" office:value-type="string" office:string-value="Fourteen" calcext:value-type="string">
            <text:p>Fourteen</text:p>
          </table:table-cell>
          <table:table-cell table:style-name="ce61" office:value-type="string" calcext:value-type="string">
            <text:p>No</text:p>
          </table:table-cell>
          <table:table-cell table:style-name="ce64" office:value-type="string" calcext:value-type="string">
            <text:p>No</text:p>
          </table:table-cell>
          <table:table-cell table:style-name="ce67" office:value-type="string" calcext:value-type="string">
            <text:p>No</text:p>
          </table:table-cell>
          <table:table-cell table:style-name="ce72" office:value-type="string" calcext:value-type="string">
            <text:p>Yes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Yes</text:p>
          </table:table-cell>
          <table:table-cell table:style-name="ce79" office:value-type="string" calcext:value-type="string">
            <text:p>Yes</text:p>
          </table:table-cell>
          <table:table-cell table:style-name="ce81" office:value-type="string" calcext:value-type="string">
            <text:p>Yes</text:p>
          </table:table-cell>
          <table:table-cell table:style-name="ce84" table:formula="of:=IF(AND(NOT([.L32]=&quot;USA&quot;); [.AE32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 office:value-type="string" calcext:value-type="string">
            <text:p>OpenPGP</text:p>
          </table:table-cell>
          <table:table-cell table:style-name="ce102" office:value-type="string" calcext:value-type="string">
            <text:p>Yes</text:p>
          </table:table-cell>
          <table:table-cell table:style-name="ce110" office:value-type="float" office:value="2" calcext:value-type="float">
            <text:p>2</text:p>
          </table:table-cell>
          <table:table-cell table:style-name="ce112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Yes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2" calcext:value-type="float">
            <text:p>2</text:p>
          </table:table-cell>
          <table:table-cell table:style-name="ce120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A+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1.07" calcext:value-type="float">
            <text:p>$1.07</text:p>
          </table:table-cell>
          <table:table-cell table:style-name="ce143" table:formula="of:=[.AU32]/[.AH32]" office:value-type="float" office:value="0.535" calcext:value-type="float">
            <text:p>$0.54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float" office:value="14" calcext:value-type="float">
            <text:p>14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Private Email</text:p>
          </table:table-cell>
          <table:table-cell table:style-name="ce16" table:formula="of:=IF(OR([.M33]=&quot;Five&quot;);2;0)+IF(OR([.M33]=&quot;Not Disclosed&quot;);1.5;0)+IF(OR([.M33]=&quot;Nine&quot;;[.M33]=&quot;Fourteen&quot;;[.M33]=&quot;See Note&quot;;[.M33]=&quot;Cooperative&quot;);1;0)+IF(OR([.N33]=&quot;Yes&quot;);2;0)+IF(OR([.N33]=&quot;Not Disclosed&quot;);1.5;0)+IF(OR([.N33]=&quot;Owned&quot;);1;0)" office:value-type="float" office:value="4" calcext:value-type="float">
            <text:p>4</text:p>
          </table:table-cell>
          <table:table-cell table:style-name="ce23" table:formula="of:=(COUNTIF([.P33];&quot;Yes&quot;))+(0.5*COUNTIF([.P33];&quot;&quot;))+(0.5*COUNTIF([.P33];&quot;See Note&quot;))+(COUNTIF([.O33];&quot;Yes&quot;))+(0.5*COUNTIF([.O33];&quot;&quot;))" office:value-type="float" office:value="1" calcext:value-type="float">
            <text:p>1</text:p>
          </table:table-cell>
          <table:table-cell table:style-name="ce27" table:formula="of:=(3*COUNTIF([.Q33];&quot;No&quot;))+COUNTIF([.T33:.V33];&quot;No&quot;)+(0.5*COUNTIF([.U33];&quot;Some&quot;))" office:value-type="float" office:value="5" calcext:value-type="float">
            <text:p>5</text:p>
          </table:table-cell>
          <table:table-cell table:style-name="ce30" table:formula="of:=IF([.Y33]=&quot;No&quot;;1;0)+IF([.Z33]=&quot;No&quot;;1;0)+IF([.Z33]=&quot;&quot;;1;0)+(0.5*COUNTIF([.AA33];&quot;No&quot;))+COUNTIF([.AB33];&quot;No&quot;)+COUNTIF([.AC33];&quot;No&quot;)" office:value-type="float" office:value="1" calcext:value-type="float">
            <text:p>1</text:p>
          </table:table-cell>
          <table:table-cell table:style-name="ce34" table:formula="of:=COUNTIF([.AD33];&quot;No&quot;)+COUNTIF([.AE33];&quot;None&quot;)+COUNTIF([.AE33];&quot;&quot;)+IF([.AF33]=&quot;TDE&quot;;1;0)+IF([.AF33]=&quot;BitLocker&quot;;1;0)+IF([.AF33]=&quot;TrueCrypt&quot;;1;0)+COUNTIF([.AF33];&quot;None&quot;)+COUNTIF([.AF33];&quot;&quot;)+COUNTIF([.AG33];&quot;No&quot;)" office:value-type="float" office:value="1" calcext:value-type="float">
            <text:p>1</text:p>
          </table:table-cell>
          <table:table-cell table:style-name="ce37" table:formula="of:=IF([.AH33]&lt;3;1;0)+IF([.AI33]=&quot;No&quot;;1)+IF([.AJ33]=&quot;No&quot;;1)+IF([.AK33]=&quot;No&quot;;1)+IF([.AL33]=&quot;No&quot;;1)+IF([.AM33]=&quot;No&quot;;1)+IF([.AN33]&lt;1;1)+IF([.AO33]&lt;1;1)" office:value-type="float" office:value="1" calcext:value-type="float">
            <text:p>1</text:p>
          </table:table-cell>
          <table:table-cell table:style-name="ce39" table:formula="of:=IF([.AP33]=0;0;IF([.AP33]&lt;5;1;IF([.AP33]&lt;10;2;3)))+IF([.AQ33]=0;0;IF([.AQ33]&lt;3;1;IF([.AQ33]&lt;10;2;3)))+IF([.AR33]=0;0;IF([.AR33]&lt;5;1;IF([.AR33]&lt;10;2;3)))+IF([.AS33]=&quot;A&quot;;0;IF([.AS33]=&quot;A+&quot;;0;IF([.AS33]=&quot;B&quot;;1;5))+IF([.AT33]=&quot;Self&quot;;0;IF([.AT33]=&quot;CloudFlare&quot;;2;IF([.AT33]=&quot;Incapsula&quot;;2;3))))" office:value-type="float" office:value="3" calcext:value-type="float">
            <text:p>3</text:p>
          </table:table-cell>
          <table:table-cell table:style-name="ce41" table:formula="of:=IF([.AU33]&lt;PricePercentile33;0;IF([.AU33]&lt;PricePercentile66;1;2))+IF([.AV33]&lt;ConPricePercentile33;0;IF([.AV33]&lt;ConPricePercentile66;1;2))+IF([.AW33]=&quot;Free&quot;;0;IF([.AW33]=&quot;Yes&quot;;0;1))+IF([.AX33]=&quot;Free&quot;;0;IF([.AX33]&gt;29;0;IF([.AX33]&gt;13;1;IF([.AX33]&gt;6;2;3))))" office:value-type="float" office:value="6" calcext:value-type="float">
            <text:p>6</text:p>
          </table:table-cell>
          <table:table-cell table:style-name="ce45" table:formula="of:=IF([.AY33]=&quot;Yes&quot;;1;0)+IF([.AZ33]=&quot;Yes&quot;;1;0)+IF([.BA33]=&quot;No&quot;;1;IF([.BA33]=&quot;&quot;;0;IF([.BA33]=&quot;Some&quot;;0.5;0)))+IF([.BB33]=&quot;No&quot;;1;IF([.BB33]=&quot;&quot;;0;IF([.BB33]=&quot;Some&quot;;0.5;0)))+IF([.BC33]=&quot;No&quot;;1;IF([.BC33]=&quot;&quot;;0;IF([.BC33]=&quot;Some&quot;;0.5;0)))+IF([.BD33]=&quot;&quot;;0;1)+IF([.BE33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USA</text:p>
          </table:table-cell>
          <table:table-cell table:style-name="ce58" table:formula="of:=IF(OR([.L33]=&quot;USA&quot;;[.L33]=&quot;UK&quot;;[.L33]=&quot;Canada&quot;;[.L33]=&quot;Australia&quot;;[.L33]=&quot;New Zealand&quot;);&quot;Five&quot;;(IF(OR([.L33]=&quot;Denmark&quot;;[.L33]=&quot;France&quot;;[.L33]=&quot;Netherlands&quot;;[.L33]=&quot;Norway&quot;);&quot;Nine&quot;;IF(OR([.L33]=&quot;Belgium&quot;;[.L33]=&quot;Germany&quot;;[.L33]=&quot;Italy&quot;;[.L33]=&quot;Spain&quot;;[.L33]=&quot;Sweden&quot;);&quot;Fourteen&quot;;IF([.L33]=&quot;&quot;;&quot;Not Disclosed&quot;;IF(OR([.L33]=&quot;British Virgin Islands&quot;;[.L33]=&quot;Gibraltar&quot;;[.L33]=&quot;British Indian Ocean&quot;;[.L33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Yes</text:p>
          </table:table-cell>
          <table:table-cell table:style-name="ce64"/>
          <table:table-cell table:style-name="ce67"/>
          <table:table-cell table:style-name="ce72" office:value-type="string" calcext:value-type="string">
            <text:p>No</text:p>
          </table:table-cell>
          <table:table-cell table:number-columns-repeated="2" table:style-name="ce75" office:value-type="string" calcext:value-type="string">
            <text:p>No</text:p>
          </table:table-cell>
          <table:table-cell table:style-name="ce75" office:value-type="string" calcext:value-type="string">
            <text:p>Yes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Yes</text:p>
          </table:table-cell>
          <table:table-cell table:style-name="ce84" table:formula="of:=IF(AND(NOT([.L33]=&quot;USA&quot;); [.AE33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/>
          <table:table-cell table:style-name="ce102" office:value-type="string" calcext:value-type="string">
            <text:p>Yes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Yes</text:p>
          </table:table-cell>
          <table:table-cell table:style-name="ce112" office:value-type="string" calcext:value-type="string">
            <text:p>Yes</text:p>
          </table:table-cell>
          <table:table-cell table:style-name="ce117" office:value-type="float" office:value="10" calcext:value-type="float">
            <text:p>10</text:p>
          </table:table-cell>
          <table:table-cell table:style-name="ce120" office:value-type="float" office:value="10" calcext:value-type="float">
            <text:p>10</text:p>
          </table:table-cell>
          <table:table-cell table:style-name="ce125" office:value-type="float" office:value="2" calcext:value-type="float">
            <text:p>2</text:p>
          </table:table-cell>
          <table:table-cell table:style-name="ce128" office:value-type="float" office:value="2" calcext:value-type="float">
            <text:p>2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B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2.41" calcext:value-type="float">
            <text:p>$2.41</text:p>
          </table:table-cell>
          <table:table-cell table:style-name="ce143" table:formula="of:=[.AU33]/[.AH33]" office:value-type="float" office:value="2.41" calcext:value-type="float">
            <text:p>$2.41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float" office:value="0" calcext:value-type="float">
            <text:p>0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Private Relay</text:p>
          </table:table-cell>
          <table:table-cell table:style-name="ce16" table:formula="of:=IF(OR([.M34]=&quot;Five&quot;);2;0)+IF(OR([.M34]=&quot;Not Disclosed&quot;);1.5;0)+IF(OR([.M34]=&quot;Nine&quot;;[.M34]=&quot;Fourteen&quot;;[.M34]=&quot;See Note&quot;;[.M34]=&quot;Cooperative&quot;);1;0)+IF(OR([.N34]=&quot;Yes&quot;);2;0)+IF(OR([.N34]=&quot;Not Disclosed&quot;);1.5;0)+IF(OR([.N34]=&quot;Owned&quot;);1;0)" office:value-type="float" office:value="1" calcext:value-type="float">
            <text:p>1</text:p>
          </table:table-cell>
          <table:table-cell table:style-name="ce23" table:formula="of:=(COUNTIF([.P34];&quot;Yes&quot;))+(0.5*COUNTIF([.P34];&quot;&quot;))+(0.5*COUNTIF([.P34];&quot;See Note&quot;))+(COUNTIF([.O34];&quot;Yes&quot;))+(0.5*COUNTIF([.O34];&quot;&quot;))" office:value-type="float" office:value="0.5" calcext:value-type="float">
            <text:p>0.5</text:p>
          </table:table-cell>
          <table:table-cell table:style-name="ce27" table:formula="of:=(3*COUNTIF([.Q34];&quot;No&quot;))+COUNTIF([.T34:.V34];&quot;No&quot;)+(0.5*COUNTIF([.U34];&quot;Some&quot;))" office:value-type="float" office:value="6" calcext:value-type="float">
            <text:p>6</text:p>
          </table:table-cell>
          <table:table-cell table:style-name="ce30" table:formula="of:=IF([.Y34]=&quot;No&quot;;1;0)+IF([.Z34]=&quot;No&quot;;1;0)+IF([.Z34]=&quot;&quot;;1;0)+(0.5*COUNTIF([.AA34];&quot;No&quot;))+COUNTIF([.AB34];&quot;No&quot;)+COUNTIF([.AC34];&quot;No&quot;)" office:value-type="float" office:value="1.5" calcext:value-type="float">
            <text:p>1.5</text:p>
          </table:table-cell>
          <table:table-cell table:style-name="ce34" table:formula="of:=COUNTIF([.AD34];&quot;No&quot;)+COUNTIF([.AE34];&quot;None&quot;)+COUNTIF([.AE34];&quot;&quot;)+IF([.AF34]=&quot;TDE&quot;;1;0)+IF([.AF34]=&quot;BitLocker&quot;;1;0)+IF([.AF34]=&quot;TrueCrypt&quot;;1;0)+COUNTIF([.AF34];&quot;None&quot;)+COUNTIF([.AF34];&quot;&quot;)+COUNTIF([.AG34];&quot;No&quot;)" office:value-type="float" office:value="4" calcext:value-type="float">
            <text:p>4</text:p>
          </table:table-cell>
          <table:table-cell table:style-name="ce37" table:formula="of:=IF([.AH34]&lt;3;1;0)+IF([.AI34]=&quot;No&quot;;1)+IF([.AJ34]=&quot;No&quot;;1)+IF([.AK34]=&quot;No&quot;;1)+IF([.AL34]=&quot;No&quot;;1)+IF([.AM34]=&quot;No&quot;;1)+IF([.AN34]&lt;1;1)+IF([.AO34]&lt;1;1)" office:value-type="float" office:value="4" calcext:value-type="float">
            <text:p>4</text:p>
          </table:table-cell>
          <table:table-cell table:style-name="ce39" table:formula="of:=IF([.AP34]=0;0;IF([.AP34]&lt;5;1;IF([.AP34]&lt;10;2;3)))+IF([.AQ34]=0;0;IF([.AQ34]&lt;3;1;IF([.AQ34]&lt;10;2;3)))+IF([.AR34]=0;0;IF([.AR34]&lt;5;1;IF([.AR34]&lt;10;2;3)))+IF([.AS34]=&quot;A&quot;;0;IF([.AS34]=&quot;A+&quot;;0;IF([.AS34]=&quot;B&quot;;1;5))+IF([.AT34]=&quot;Self&quot;;0;IF([.AT34]=&quot;CloudFlare&quot;;2;IF([.AT34]=&quot;Incapsula&quot;;2;3))))" office:value-type="float" office:value="1" calcext:value-type="float">
            <text:p>1</text:p>
          </table:table-cell>
          <table:table-cell table:style-name="ce41" table:formula="of:=IF([.AU34]&lt;PricePercentile33;0;IF([.AU34]&lt;PricePercentile66;1;2))+IF([.AV34]&lt;ConPricePercentile33;0;IF([.AV34]&lt;ConPricePercentile66;1;2))+IF([.AW34]=&quot;Free&quot;;0;IF([.AW34]=&quot;Yes&quot;;0;1))+IF([.AX34]=&quot;Free&quot;;0;IF([.AX34]&gt;29;0;IF([.AX34]&gt;13;1;IF([.AX34]&gt;6;2;3))))" office:value-type="float" office:value="6" calcext:value-type="float">
            <text:p>6</text:p>
          </table:table-cell>
          <table:table-cell table:style-name="ce45" table:formula="of:=IF([.AY34]=&quot;Yes&quot;;1;0)+IF([.AZ34]=&quot;Yes&quot;;1;0)+IF([.BA34]=&quot;No&quot;;1;IF([.BA34]=&quot;&quot;;0;IF([.BA34]=&quot;Some&quot;;0.5;0)))+IF([.BB34]=&quot;No&quot;;1;IF([.BB34]=&quot;&quot;;0;IF([.BB34]=&quot;Some&quot;;0.5;0)))+IF([.BC34]=&quot;No&quot;;1;IF([.BC34]=&quot;&quot;;0;IF([.BC34]=&quot;Some&quot;;0.5;0)))+IF([.BD34]=&quot;&quot;;0;1)+IF([.BE34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France</text:p>
          </table:table-cell>
          <table:table-cell table:style-name="ce58" table:formula="of:=IF(OR([.L34]=&quot;USA&quot;;[.L34]=&quot;UK&quot;;[.L34]=&quot;Canada&quot;;[.L34]=&quot;Australia&quot;;[.L34]=&quot;New Zealand&quot;);&quot;Five&quot;;(IF(OR([.L34]=&quot;Denmark&quot;;[.L34]=&quot;France&quot;;[.L34]=&quot;Netherlands&quot;;[.L34]=&quot;Norway&quot;);&quot;Nine&quot;;IF(OR([.L34]=&quot;Belgium&quot;;[.L34]=&quot;Germany&quot;;[.L34]=&quot;Italy&quot;;[.L34]=&quot;Spain&quot;;[.L34]=&quot;Sweden&quot;);&quot;Fourteen&quot;;IF([.L34]=&quot;&quot;;&quot;Not Disclosed&quot;;IF(OR([.L34]=&quot;British Virgin Islands&quot;;[.L34]=&quot;Gibraltar&quot;;[.L34]=&quot;British Indian Ocean&quot;;[.L34]=&quot;Barbados&quot;);&quot;See Note&quot;;&quot;No&quot;))))))" office:value-type="string" office:string-value="Nine" calcext:value-type="string">
            <text:p>Nine</text:p>
          </table:table-cell>
          <table:table-cell table:style-name="ce61" office:value-type="string" calcext:value-type="string">
            <text:p>No</text:p>
          </table:table-cell>
          <table:table-cell table:style-name="ce64"/>
          <table:table-cell table:style-name="ce67" office:value-type="string" calcext:value-type="string">
            <text:p>No</text:p>
          </table:table-cell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34]=&quot;USA&quot;); [.AE34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style-name="ce90" office:value-type="string" calcext:value-type="string">
            <text:p>No</text:p>
          </table:table-cell>
          <table:table-cell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No</text:p>
          </table:table-cell>
          <table:table-cell table:style-name="ce97"/>
          <table:table-cell table:style-name="ce99"/>
          <table:table-cell table:style-name="ce102" office:value-type="string" calcext:value-type="string">
            <text:p>No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Yes</text:p>
          </table:table-cell>
          <table:table-cell table:style-name="ce117" office:value-type="float" office:value="15" calcext:value-type="float">
            <text:p>15</text:p>
          </table:table-cell>
          <table:table-cell table:style-name="ce120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A+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2.16" calcext:value-type="float">
            <text:p>$2.16</text:p>
          </table:table-cell>
          <table:table-cell table:style-name="ce143" table:formula="of:=[.AU34]/[.AH34]" office:value-type="float" office:value="2.16" calcext:value-type="float">
            <text:p>$2.16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float" office:value="0" calcext:value-type="float">
            <text:p>0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ProtonMail</text:p>
          </table:table-cell>
          <table:table-cell table:style-name="ce16" table:formula="of:=IF(OR([.M35]=&quot;Five&quot;);2;0)+IF(OR([.M35]=&quot;Not Disclosed&quot;);1.5;0)+IF(OR([.M35]=&quot;Nine&quot;;[.M35]=&quot;Fourteen&quot;;[.M35]=&quot;See Note&quot;;[.M35]=&quot;Cooperative&quot;);1;0)+IF(OR([.N35]=&quot;Yes&quot;);2;0)+IF(OR([.N35]=&quot;Not Disclosed&quot;);1.5;0)+IF(OR([.N35]=&quot;Owned&quot;);1;0)" office:value-type="float" office:value="1" calcext:value-type="float">
            <text:p>1</text:p>
          </table:table-cell>
          <table:table-cell table:style-name="ce23" table:formula="of:=(COUNTIF([.P35];&quot;Yes&quot;))+(0.5*COUNTIF([.P35];&quot;&quot;))+(0.5*COUNTIF([.P35];&quot;See Note&quot;))+(COUNTIF([.O35];&quot;Yes&quot;))+(0.5*COUNTIF([.O35];&quot;&quot;))" office:value-type="float" office:value="0.5" calcext:value-type="float">
            <text:p>0.5</text:p>
          </table:table-cell>
          <table:table-cell table:style-name="ce27" table:formula="of:=(3*COUNTIF([.Q35];&quot;No&quot;))+COUNTIF([.T35:.V35];&quot;No&quot;)+(0.5*COUNTIF([.U35];&quot;Some&quot;))" office:value-type="float" office:value="0.5" calcext:value-type="float">
            <text:p>0.5</text:p>
          </table:table-cell>
          <table:table-cell table:style-name="ce30" table:formula="of:=IF([.Y35]=&quot;No&quot;;1;0)+IF([.Z35]=&quot;No&quot;;1;0)+IF([.Z35]=&quot;&quot;;1;0)+(0.5*COUNTIF([.AA35];&quot;No&quot;))+COUNTIF([.AB35];&quot;No&quot;)+COUNTIF([.AC35];&quot;No&quot;)" office:value-type="float" office:value="1.5" calcext:value-type="float">
            <text:p>1.5</text:p>
          </table:table-cell>
          <table:table-cell table:style-name="ce34" table:formula="of:=COUNTIF([.AD35];&quot;No&quot;)+COUNTIF([.AE35];&quot;None&quot;)+COUNTIF([.AE35];&quot;&quot;)+IF([.AF35]=&quot;TDE&quot;;1;0)+IF([.AF35]=&quot;BitLocker&quot;;1;0)+IF([.AF35]=&quot;TrueCrypt&quot;;1;0)+COUNTIF([.AF35];&quot;None&quot;)+COUNTIF([.AF35];&quot;&quot;)+COUNTIF([.AG35];&quot;No&quot;)" office:value-type="float" office:value="0" calcext:value-type="float">
            <text:p>0</text:p>
          </table:table-cell>
          <table:table-cell table:style-name="ce37" table:formula="of:=IF([.AH35]&lt;3;1;0)+IF([.AI35]=&quot;No&quot;;1)+IF([.AJ35]=&quot;No&quot;;1)+IF([.AK35]=&quot;No&quot;;1)+IF([.AL35]=&quot;No&quot;;1)+IF([.AM35]=&quot;No&quot;;1)+IF([.AN35]&lt;1;1)+IF([.AO35]&lt;1;1)" office:value-type="float" office:value="5" calcext:value-type="float">
            <text:p>5</text:p>
          </table:table-cell>
          <table:table-cell table:style-name="ce39" table:formula="of:=IF([.AP35]=0;0;IF([.AP35]&lt;5;1;IF([.AP35]&lt;10;2;3)))+IF([.AQ35]=0;0;IF([.AQ35]&lt;3;1;IF([.AQ35]&lt;10;2;3)))+IF([.AR35]=0;0;IF([.AR35]&lt;5;1;IF([.AR35]&lt;10;2;3)))+IF([.AS35]=&quot;A&quot;;0;IF([.AS35]=&quot;A+&quot;;0;IF([.AS35]=&quot;B&quot;;1;5))+IF([.AT35]=&quot;Self&quot;;0;IF([.AT35]=&quot;CloudFlare&quot;;2;IF([.AT35]=&quot;Incapsula&quot;;2;3))))" office:value-type="float" office:value="3" calcext:value-type="float">
            <text:p>3</text:p>
          </table:table-cell>
          <table:table-cell table:style-name="ce41" table:formula="of:=IF([.AU35]&lt;PricePercentile33;0;IF([.AU35]&lt;PricePercentile66;1;2))+IF([.AV35]&lt;ConPricePercentile33;0;IF([.AV35]&lt;ConPricePercentile66;1;2))+IF([.AW35]=&quot;Free&quot;;0;IF([.AW35]=&quot;Yes&quot;;0;1))+IF([.AX35]=&quot;Free&quot;;0;IF([.AX35]&gt;29;0;IF([.AX35]&gt;13;1;IF([.AX35]&gt;6;2;3))))" office:value-type="float" office:value="6" calcext:value-type="float">
            <text:p>6</text:p>
          </table:table-cell>
          <table:table-cell table:style-name="ce45" table:formula="of:=IF([.AY35]=&quot;Yes&quot;;1;0)+IF([.AZ35]=&quot;Yes&quot;;1;0)+IF([.BA35]=&quot;No&quot;;1;IF([.BA35]=&quot;&quot;;0;IF([.BA35]=&quot;Some&quot;;0.5;0)))+IF([.BB35]=&quot;No&quot;;1;IF([.BB35]=&quot;&quot;;0;IF([.BB35]=&quot;Some&quot;;0.5;0)))+IF([.BC35]=&quot;No&quot;;1;IF([.BC35]=&quot;&quot;;0;IF([.BC35]=&quot;Some&quot;;0.5;0)))+IF([.BD35]=&quot;&quot;;0;1)+IF([.BE35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Switzerland</text:p>
          </table:table-cell>
          <table:table-cell table:style-name="ce58" office:value-type="string" calcext:value-type="string">
            <text:p>Cooperative</text:p>
          </table:table-cell>
          <table:table-cell table:style-name="ce61" office:value-type="string" calcext:value-type="string">
            <text:p>No</text:p>
          </table:table-cell>
          <table:table-cell table:style-name="ce64"/>
          <table:table-cell table:style-name="ce67" office:value-type="string" calcext:value-type="string">
            <text:p>No</text:p>
          </table:table-cell>
          <table:table-cell table:style-name="ce72" office:value-type="string" calcext:value-type="string">
            <text:p>Yes</text:p>
          </table:table-cell>
          <table:table-cell table:number-columns-repeated="2" table:style-name="ce75" office:value-type="string" calcext:value-type="string">
            <text:p>No</text:p>
          </table:table-cell>
          <table:table-cell table:style-name="ce75" office:value-type="string" calcext:value-type="string">
            <text:p>Yes</text:p>
          </table:table-cell>
          <table:table-cell table:style-name="ce77" office:value-type="string" calcext:value-type="string">
            <text:p>Some</text:p>
          </table:table-cell>
          <table:table-cell table:style-name="ce79" office:value-type="string" calcext:value-type="string">
            <text:p>Yes</text:p>
          </table:table-cell>
          <table:table-cell table:style-name="ce81" office:value-type="string" calcext:value-type="string">
            <text:p>Yes</text:p>
          </table:table-cell>
          <table:table-cell table:style-name="ce84" table:formula="of:=IF(AND(NOT([.L35]=&quot;USA&quot;); [.AE35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/>
          <table:table-cell table:style-name="ce90" office:value-type="string" calcext:value-type="string">
            <text:p>No</text:p>
          </table:table-cell>
          <table:table-cell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 office:value-type="string" calcext:value-type="string">
            <text:p>OpenPGP</text:p>
          </table:table-cell>
          <table:table-cell table:style-name="ce102" office:value-type="string" calcext:value-type="string">
            <text:p>Yes</text:p>
          </table:table-cell>
          <table:table-cell table:style-name="ce110" office:value-type="float" office:value="5" calcext:value-type="float">
            <text:p>5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5" calcext:value-type="float">
            <text:p>5</text:p>
          </table:table-cell>
          <table:table-cell table:style-name="ce120"/>
          <table:table-cell table:style-name="ce125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4" office:value-type="string" calcext:value-type="string">
            <text:p>A+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4" calcext:value-type="float">
            <text:p>$4.00</text:p>
          </table:table-cell>
          <table:table-cell table:style-name="ce143" table:formula="of:=[.AU35]/[.AH35]" office:value-type="float" office:value="0.8" calcext:value-type="float">
            <text:p>$0.80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float" office:value="0" calcext:value-type="float">
            <text:p>0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Rackspace</text:p>
          </table:table-cell>
          <table:table-cell table:style-name="ce16" table:formula="of:=IF(OR([.M36]=&quot;Five&quot;);2;0)+IF(OR([.M36]=&quot;Not Disclosed&quot;);1.5;0)+IF(OR([.M36]=&quot;Nine&quot;;[.M36]=&quot;Fourteen&quot;;[.M36]=&quot;See Note&quot;;[.M36]=&quot;Cooperative&quot;);1;0)+IF(OR([.N36]=&quot;Yes&quot;);2;0)+IF(OR([.N36]=&quot;Not Disclosed&quot;);1.5;0)+IF(OR([.N36]=&quot;Owned&quot;);1;0)" office:value-type="float" office:value="4" calcext:value-type="float">
            <text:p>4</text:p>
          </table:table-cell>
          <table:table-cell table:style-name="ce23" table:formula="of:=(COUNTIF([.P36];&quot;Yes&quot;))+(0.5*COUNTIF([.P36];&quot;&quot;))+(0.5*COUNTIF([.P36];&quot;See Note&quot;))+(COUNTIF([.O36];&quot;Yes&quot;))+(0.5*COUNTIF([.O36];&quot;&quot;))" office:value-type="float" office:value="2" calcext:value-type="float">
            <text:p>2</text:p>
          </table:table-cell>
          <table:table-cell table:style-name="ce27" table:formula="of:=(3*COUNTIF([.Q36];&quot;No&quot;))+COUNTIF([.T36:.V36];&quot;No&quot;)+(0.5*COUNTIF([.U36];&quot;Some&quot;))" office:value-type="float" office:value="3" calcext:value-type="float">
            <text:p>3</text:p>
          </table:table-cell>
          <table:table-cell table:style-name="ce30" table:formula="of:=IF([.Y36]=&quot;No&quot;;1;0)+IF([.Z36]=&quot;No&quot;;1;0)+IF([.Z36]=&quot;&quot;;1;0)+(0.5*COUNTIF([.AA36];&quot;No&quot;))+COUNTIF([.AB36];&quot;No&quot;)+COUNTIF([.AC36];&quot;No&quot;)" office:value-type="float" office:value="1" calcext:value-type="float">
            <text:p>1</text:p>
          </table:table-cell>
          <table:table-cell table:style-name="ce34" table:formula="of:=COUNTIF([.AD36];&quot;No&quot;)+COUNTIF([.AE36];&quot;None&quot;)+COUNTIF([.AE36];&quot;&quot;)+IF([.AF36]=&quot;TDE&quot;;1;0)+IF([.AF36]=&quot;BitLocker&quot;;1;0)+IF([.AF36]=&quot;TrueCrypt&quot;;1;0)+COUNTIF([.AF36];&quot;None&quot;)+COUNTIF([.AF36];&quot;&quot;)+COUNTIF([.AG36];&quot;No&quot;)" office:value-type="float" office:value="0" calcext:value-type="float">
            <text:p>0</text:p>
          </table:table-cell>
          <table:table-cell table:style-name="ce37" table:formula="of:=IF([.AH36]&lt;3;1;0)+IF([.AI36]=&quot;No&quot;;1)+IF([.AJ36]=&quot;No&quot;;1)+IF([.AK36]=&quot;No&quot;;1)+IF([.AL36]=&quot;No&quot;;1)+IF([.AM36]=&quot;No&quot;;1)+IF([.AN36]&lt;1;1)+IF([.AO36]&lt;1;1)" office:value-type="float" office:value="5" calcext:value-type="float">
            <text:p>5</text:p>
          </table:table-cell>
          <table:table-cell table:style-name="ce39" table:formula="of:=IF([.AP36]=0;0;IF([.AP36]&lt;5;1;IF([.AP36]&lt;10;2;3)))+IF([.AQ36]=0;0;IF([.AQ36]&lt;3;1;IF([.AQ36]&lt;10;2;3)))+IF([.AR36]=0;0;IF([.AR36]&lt;5;1;IF([.AR36]&lt;10;2;3)))+IF([.AS36]=&quot;A&quot;;0;IF([.AS36]=&quot;A+&quot;;0;IF([.AS36]=&quot;B&quot;;1;5))+IF([.AT36]=&quot;Self&quot;;0;IF([.AT36]=&quot;CloudFlare&quot;;2;IF([.AT36]=&quot;Incapsula&quot;;2;3))))" office:value-type="float" office:value="4" calcext:value-type="float">
            <text:p>4</text:p>
          </table:table-cell>
          <table:table-cell table:style-name="ce41" table:formula="of:=IF([.AU36]&lt;PricePercentile33;0;IF([.AU36]&lt;PricePercentile66;1;2))+IF([.AV36]&lt;ConPricePercentile33;0;IF([.AV36]&lt;ConPricePercentile66;1;2))+IF([.AW36]=&quot;Free&quot;;0;IF([.AW36]=&quot;Yes&quot;;0;1))+IF([.AX36]=&quot;Free&quot;;0;IF([.AX36]&gt;29;0;IF([.AX36]&gt;13;1;IF([.AX36]&gt;6;2;3))))" office:value-type="float" office:value="7" calcext:value-type="float">
            <text:p>7</text:p>
          </table:table-cell>
          <table:table-cell table:style-name="ce45" table:formula="of:=IF([.AY36]=&quot;Yes&quot;;1;0)+IF([.AZ36]=&quot;Yes&quot;;1;0)+IF([.BA36]=&quot;No&quot;;1;IF([.BA36]=&quot;&quot;;0;IF([.BA36]=&quot;Some&quot;;0.5;0)))+IF([.BB36]=&quot;No&quot;;1;IF([.BB36]=&quot;&quot;;0;IF([.BB36]=&quot;Some&quot;;0.5;0)))+IF([.BC36]=&quot;No&quot;;1;IF([.BC36]=&quot;&quot;;0;IF([.BC36]=&quot;Some&quot;;0.5;0)))+IF([.BD36]=&quot;&quot;;0;1)+IF([.BE36]=&quot;&quot;;0;1)" office:value-type="float" office:value="4" calcext:value-type="float">
            <text:p>4</text:p>
          </table:table-cell>
          <table:table-cell table:style-name="ce18"/>
          <table:table-cell table:style-name="ce54" office:value-type="string" calcext:value-type="string">
            <text:p>UK</text:p>
          </table:table-cell>
          <table:table-cell table:style-name="ce58" table:formula="of:=IF(OR([.L36]=&quot;USA&quot;;[.L36]=&quot;UK&quot;;[.L36]=&quot;Canada&quot;;[.L36]=&quot;Australia&quot;;[.L36]=&quot;New Zealand&quot;);&quot;Five&quot;;(IF(OR([.L36]=&quot;Denmark&quot;;[.L36]=&quot;France&quot;;[.L36]=&quot;Netherlands&quot;;[.L36]=&quot;Norway&quot;);&quot;Nine&quot;;IF(OR([.L36]=&quot;Belgium&quot;;[.L36]=&quot;Germany&quot;;[.L36]=&quot;Italy&quot;;[.L36]=&quot;Spain&quot;;[.L36]=&quot;Sweden&quot;);&quot;Fourteen&quot;;IF([.L36]=&quot;&quot;;&quot;Not Disclosed&quot;;IF(OR([.L36]=&quot;British Virgin Islands&quot;;[.L36]=&quot;Gibraltar&quot;;[.L36]=&quot;British Indian Ocean&quot;;[.L36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Yes</text:p>
          </table:table-cell>
          <table:table-cell table:style-name="ce64" office:value-type="string" calcext:value-type="string">
            <text:p>Yes</text:p>
          </table:table-cell>
          <table:table-cell table:style-name="ce67" office:value-type="string" calcext:value-type="string">
            <text:p>Yes</text:p>
          </table:table-cell>
          <table:table-cell table:style-name="ce72" office:value-type="string" calcext:value-type="string">
            <text:p>Email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36]=&quot;USA&quot;); [.AE36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 office:value-type="string" calcext:value-type="string">
            <text:p>PGP</text:p>
          </table:table-cell>
          <table:table-cell table:style-name="ce102" office:value-type="string" calcext:value-type="string">
            <text:p>Yes</text:p>
          </table:table-cell>
          <table:table-cell table:style-name="ce110" office:value-type="float" office:value="5" calcext:value-type="float">
            <text:p>5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25" calcext:value-type="float">
            <text:p>25</text:p>
          </table:table-cell>
          <table:table-cell table:style-name="ce120"/>
          <table:table-cell table:style-name="ce125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float" office:value="31" calcext:value-type="float">
            <text:p>31</text:p>
          </table:table-cell>
          <table:table-cell table:style-name="ce134" office:value-type="string" calcext:value-type="string">
            <text:p>A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10" calcext:value-type="float">
            <text:p>$10.00</text:p>
          </table:table-cell>
          <table:table-cell table:style-name="ce143" table:formula="of:=[.AU36]/[.AH36]" office:value-type="float" office:value="2" calcext:value-type="float">
            <text:p>$2.00</text:p>
          </table:table-cell>
          <table:table-cell table:style-name="ce145" office:value-type="string" calcext:value-type="string">
            <text:p>No</text:p>
          </table:table-cell>
          <table:table-cell table:style-name="ce147" office:value-type="float" office:value="0" calcext:value-type="float">
            <text:p>0</text:p>
          </table:table-cell>
          <table:table-cell table:style-name="ce151"/>
          <table:table-cell table:style-name="ce154"/>
          <table:table-cell table:style-name="ce156" office:value-type="string" calcext:value-type="string">
            <text:p>No</text:p>
          </table:table-cell>
          <table:table-cell table:style-name="ce157" office:value-type="string" calcext:value-type="string">
            <text:p>No</text:p>
          </table:table-cell>
          <table:table-cell table:style-name="ce159" office:value-type="string" calcext:value-type="string">
            <text:p>No</text:p>
          </table:table-cell>
          <table:table-cell table:style-name="ce162"/>
          <table:table-cell table:style-name="ce165" office:value-type="string" calcext:value-type="string">
            <text:p>No</text:p>
          </table:table-cell>
          <table:table-cell table:number-columns-repeated="967"/>
        </table:table-row>
        <table:table-row table:style-name="ro1">
          <table:table-cell table:style-name="ce5" office:value-type="string" calcext:value-type="string">
            <text:p>Rediffmail</text:p>
          </table:table-cell>
          <table:table-cell table:style-name="ce16" table:formula="of:=IF(OR([.M37]=&quot;Five&quot;);2;0)+IF(OR([.M37]=&quot;Not Disclosed&quot;);1.5;0)+IF(OR([.M37]=&quot;Nine&quot;;[.M37]=&quot;Fourteen&quot;;[.M37]=&quot;See Note&quot;;[.M37]=&quot;Cooperative&quot;);1;0)+IF(OR([.N37]=&quot;Yes&quot;);2;0)+IF(OR([.N37]=&quot;Not Disclosed&quot;);1.5;0)+IF(OR([.N37]=&quot;Owned&quot;);1;0)" office:value-type="float" office:value="2" calcext:value-type="float">
            <text:p>2</text:p>
          </table:table-cell>
          <table:table-cell table:style-name="ce23" table:formula="of:=(COUNTIF([.P37];&quot;Yes&quot;))+(0.5*COUNTIF([.P37];&quot;&quot;))+(0.5*COUNTIF([.P37];&quot;See Note&quot;))+(COUNTIF([.O37];&quot;Yes&quot;))+(0.5*COUNTIF([.O37];&quot;&quot;))" office:value-type="float" office:value="2" calcext:value-type="float">
            <text:p>2</text:p>
          </table:table-cell>
          <table:table-cell table:style-name="ce27" table:formula="of:=(3*COUNTIF([.Q37];&quot;No&quot;))+COUNTIF([.T37:.V37];&quot;No&quot;)+(0.5*COUNTIF([.U37];&quot;Some&quot;))" office:value-type="float" office:value="5" calcext:value-type="float">
            <text:p>5</text:p>
          </table:table-cell>
          <table:table-cell table:style-name="ce30" table:formula="of:=IF([.Y37]=&quot;No&quot;;1;0)+IF([.Z37]=&quot;No&quot;;1;0)+IF([.Z37]=&quot;&quot;;1;0)+(0.5*COUNTIF([.AA37];&quot;No&quot;))+COUNTIF([.AB37];&quot;No&quot;)+COUNTIF([.AC37];&quot;No&quot;)" office:value-type="float" office:value="1" calcext:value-type="float">
            <text:p>1</text:p>
          </table:table-cell>
          <table:table-cell table:style-name="ce34" table:formula="of:=COUNTIF([.AD37];&quot;No&quot;)+COUNTIF([.AE37];&quot;None&quot;)+COUNTIF([.AE37];&quot;&quot;)+IF([.AF37]=&quot;TDE&quot;;1;0)+IF([.AF37]=&quot;BitLocker&quot;;1;0)+IF([.AF37]=&quot;TrueCrypt&quot;;1;0)+COUNTIF([.AF37];&quot;None&quot;)+COUNTIF([.AF37];&quot;&quot;)+COUNTIF([.AG37];&quot;No&quot;)" office:value-type="float" office:value="2" calcext:value-type="float">
            <text:p>2</text:p>
          </table:table-cell>
          <table:table-cell table:style-name="ce37" table:formula="of:=IF([.AH37]&lt;3;1;0)+IF([.AI37]=&quot;No&quot;;1)+IF([.AJ37]=&quot;No&quot;;1)+IF([.AK37]=&quot;No&quot;;1)+IF([.AL37]=&quot;No&quot;;1)+IF([.AM37]=&quot;No&quot;;1)+IF([.AN37]&lt;1;1)+IF([.AO37]&lt;1;1)" office:value-type="float" office:value="7" calcext:value-type="float">
            <text:p>7</text:p>
          </table:table-cell>
          <table:table-cell table:style-name="ce39" table:formula="of:=IF([.AP37]=0;0;IF([.AP37]&lt;5;1;IF([.AP37]&lt;10;2;3)))+IF([.AQ37]=0;0;IF([.AQ37]&lt;3;1;IF([.AQ37]&lt;10;2;3)))+IF([.AR37]=0;0;IF([.AR37]&lt;5;1;IF([.AR37]&lt;10;2;3)))+IF([.AS37]=&quot;A&quot;;0;IF([.AS37]=&quot;A+&quot;;0;IF([.AS37]=&quot;B&quot;;1;5))+IF([.AT37]=&quot;Self&quot;;0;IF([.AT37]=&quot;CloudFlare&quot;;2;IF([.AT37]=&quot;Incapsula&quot;;2;3))))" office:value-type="float" office:value="12" calcext:value-type="float">
            <text:p>12</text:p>
          </table:table-cell>
          <table:table-cell table:style-name="ce41" table:formula="of:=IF([.AU37]&lt;PricePercentile33;0;IF([.AU37]&lt;PricePercentile66;1;2))+IF([.AV37]&lt;ConPricePercentile33;0;IF([.AV37]&lt;ConPricePercentile66;1;2))+IF([.AW37]=&quot;Free&quot;;0;IF([.AW37]=&quot;Yes&quot;;0;1))+IF([.AX37]=&quot;Free&quot;;0;IF([.AX37]&gt;29;0;IF([.AX37]&gt;13;1;IF([.AX37]&gt;6;2;3))))" office:value-type="float" office:value="0" calcext:value-type="float">
            <text:p>0</text:p>
          </table:table-cell>
          <table:table-cell table:style-name="ce45" table:formula="of:=IF([.AY37]=&quot;Yes&quot;;1;0)+IF([.AZ37]=&quot;Yes&quot;;1;0)+IF([.BA37]=&quot;No&quot;;1;IF([.BA37]=&quot;&quot;;0;IF([.BA37]=&quot;Some&quot;;0.5;0)))+IF([.BB37]=&quot;No&quot;;1;IF([.BB37]=&quot;&quot;;0;IF([.BB37]=&quot;Some&quot;;0.5;0)))+IF([.BC37]=&quot;No&quot;;1;IF([.BC37]=&quot;&quot;;0;IF([.BC37]=&quot;Some&quot;;0.5;0)))+IF([.BD37]=&quot;&quot;;0;1)+IF([.BE37]=&quot;&quot;;0;1)" office:value-type="float" office:value="4" calcext:value-type="float">
            <text:p>4</text:p>
          </table:table-cell>
          <table:table-cell table:style-name="ce18"/>
          <table:table-cell table:style-name="ce54" office:value-type="string" calcext:value-type="string">
            <text:p>India</text:p>
          </table:table-cell>
          <table:table-cell table:style-name="ce58" table:formula="of:=IF(OR([.L37]=&quot;USA&quot;;[.L37]=&quot;UK&quot;;[.L37]=&quot;Canada&quot;;[.L37]=&quot;Australia&quot;;[.L37]=&quot;New Zealand&quot;);&quot;Five&quot;;(IF(OR([.L37]=&quot;Denmark&quot;;[.L37]=&quot;France&quot;;[.L37]=&quot;Netherlands&quot;;[.L37]=&quot;Norway&quot;);&quot;Nine&quot;;IF(OR([.L37]=&quot;Belgium&quot;;[.L37]=&quot;Germany&quot;;[.L37]=&quot;Italy&quot;;[.L37]=&quot;Spain&quot;;[.L37]=&quot;Sweden&quot;);&quot;Fourteen&quot;;IF([.L37]=&quot;&quot;;&quot;Not Disclosed&quot;;IF(OR([.L37]=&quot;British Virgin Islands&quot;;[.L37]=&quot;Gibraltar&quot;;[.L37]=&quot;British Indian Ocean&quot;;[.L37]=&quot;Barbados&quot;);&quot;See Note&quot;;&quot;No&quot;))))))" office:value-type="string" office:string-value="No" calcext:value-type="string">
            <text:p>No</text:p>
          </table:table-cell>
          <table:table-cell table:style-name="ce61" office:value-type="string" calcext:value-type="string">
            <text:p>Yes</text:p>
          </table:table-cell>
          <table:table-cell table:style-name="ce64" office:value-type="string" calcext:value-type="string">
            <text:p>Yes</text:p>
          </table:table-cell>
          <table:table-cell table:style-name="ce67" office:value-type="string" calcext:value-type="string">
            <text:p>Yes</text:p>
          </table:table-cell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Free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37]=&quot;USA&quot;); [.AE37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/>
          <table:table-cell table:style-name="ce99"/>
          <table:table-cell table:style-name="ce102" office:value-type="string" calcext:value-type="string">
            <text:p>Yes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1" calcext:value-type="float">
            <text:p>1</text:p>
          </table:table-cell>
          <table:table-cell table:style-name="ce120"/>
          <table:table-cell table:style-name="ce125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float" office:value="5" calcext:value-type="float">
            <text:p>5</text:p>
          </table:table-cell>
          <table:table-cell table:style-name="ce134" office:value-type="string" calcext:value-type="string">
            <text:p>C</text:p>
          </table:table-cell>
          <table:table-cell table:style-name="ce136" office:value-type="string" calcext:value-type="string">
            <text:p>No SSL Cert</text:p>
          </table:table-cell>
          <table:table-cell table:style-name="ce139" office:value-type="float" office:value="0" calcext:value-type="float">
            <text:p>$0.00</text:p>
          </table:table-cell>
          <table:table-cell table:style-name="ce143" office:value-type="float" office:value="0" calcext:value-type="float">
            <text:p>$0.00</text:p>
          </table:table-cell>
          <table:table-cell table:style-name="ce145" office:value-type="string" calcext:value-type="string">
            <text:p>Free</text:p>
          </table:table-cell>
          <table:table-cell table:style-name="ce147" office:value-type="string" calcext:value-type="string">
            <text:p>Free</text:p>
          </table:table-cell>
          <table:table-cell table:style-name="ce151"/>
          <table:table-cell table:style-name="ce154"/>
          <table:table-cell table:style-name="ce156" office:value-type="string" calcext:value-type="string">
            <text:p>No</text:p>
          </table:table-cell>
          <table:table-cell table:style-name="ce157" office:value-type="string" calcext:value-type="string">
            <text:p>No</text:p>
          </table:table-cell>
          <table:table-cell table:style-name="ce159" office:value-type="string" calcext:value-type="string">
            <text:p>No</text:p>
          </table:table-cell>
          <table:table-cell table:style-name="ce162"/>
          <table:table-cell table:style-name="ce165" office:value-type="string" calcext:value-type="string">
            <text:p>No</text:p>
          </table:table-cell>
          <table:table-cell table:number-columns-repeated="967"/>
        </table:table-row>
        <table:table-row table:style-name="ro1">
          <table:table-cell table:style-name="ce5" office:value-type="string" calcext:value-type="string">
            <text:p>Redpin</text:p>
          </table:table-cell>
          <table:table-cell table:style-name="ce16" table:formula="of:=IF(OR([.M38]=&quot;Five&quot;);2;0)+IF(OR([.M38]=&quot;Not Disclosed&quot;);1.5;0)+IF(OR([.M38]=&quot;Nine&quot;;[.M38]=&quot;Fourteen&quot;;[.M38]=&quot;See Note&quot;;[.M38]=&quot;Cooperative&quot;);1;0)+IF(OR([.N38]=&quot;Yes&quot;);2;0)+IF(OR([.N38]=&quot;Not Disclosed&quot;);1.5;0)+IF(OR([.N38]=&quot;Owned&quot;);1;0)" office:value-type="float" office:value="4" calcext:value-type="float">
            <text:p>4</text:p>
          </table:table-cell>
          <table:table-cell table:style-name="ce23" table:formula="of:=(COUNTIF([.P38];&quot;Yes&quot;))+(0.5*COUNTIF([.P38];&quot;&quot;))+(0.5*COUNTIF([.P38];&quot;See Note&quot;))+(COUNTIF([.O38];&quot;Yes&quot;))+(0.5*COUNTIF([.O38];&quot;&quot;))" office:value-type="float" office:value="1" calcext:value-type="float">
            <text:p>1</text:p>
          </table:table-cell>
          <table:table-cell table:style-name="ce27" table:formula="of:=(3*COUNTIF([.Q38];&quot;No&quot;))+COUNTIF([.T38:.V38];&quot;No&quot;)+(0.5*COUNTIF([.U38];&quot;Some&quot;))" office:value-type="float" office:value="6" calcext:value-type="float">
            <text:p>6</text:p>
          </table:table-cell>
          <table:table-cell table:style-name="ce30" table:formula="of:=IF([.Y38]=&quot;No&quot;;1;0)+IF([.Z38]=&quot;No&quot;;1;0)+IF([.Z38]=&quot;&quot;;1;0)+(0.5*COUNTIF([.AA38];&quot;No&quot;))+COUNTIF([.AB38];&quot;No&quot;)+COUNTIF([.AC38];&quot;No&quot;)" office:value-type="float" office:value="1" calcext:value-type="float">
            <text:p>1</text:p>
          </table:table-cell>
          <table:table-cell table:style-name="ce34" table:formula="of:=COUNTIF([.AD38];&quot;No&quot;)+COUNTIF([.AE38];&quot;None&quot;)+COUNTIF([.AE38];&quot;&quot;)+IF([.AF38]=&quot;TDE&quot;;1;0)+IF([.AF38]=&quot;BitLocker&quot;;1;0)+IF([.AF38]=&quot;TrueCrypt&quot;;1;0)+COUNTIF([.AF38];&quot;None&quot;)+COUNTIF([.AF38];&quot;&quot;)+COUNTIF([.AG38];&quot;No&quot;)" office:value-type="float" office:value="2" calcext:value-type="float">
            <text:p>2</text:p>
          </table:table-cell>
          <table:table-cell table:style-name="ce37" table:formula="of:=IF([.AH38]&lt;3;1;0)+IF([.AI38]=&quot;No&quot;;1)+IF([.AJ38]=&quot;No&quot;;1)+IF([.AK38]=&quot;No&quot;;1)+IF([.AL38]=&quot;No&quot;;1)+IF([.AM38]=&quot;No&quot;;1)+IF([.AN38]&lt;1;1)+IF([.AO38]&lt;1;1)" office:value-type="float" office:value="7" calcext:value-type="float">
            <text:p>7</text:p>
          </table:table-cell>
          <table:table-cell table:style-name="ce39" table:formula="of:=IF([.AP38]=0;0;IF([.AP38]&lt;5;1;IF([.AP38]&lt;10;2;3)))+IF([.AQ38]=0;0;IF([.AQ38]&lt;3;1;IF([.AQ38]&lt;10;2;3)))+IF([.AR38]=0;0;IF([.AR38]&lt;5;1;IF([.AR38]&lt;10;2;3)))+IF([.AS38]=&quot;A&quot;;0;IF([.AS38]=&quot;A+&quot;;0;IF([.AS38]=&quot;B&quot;;1;5))+IF([.AT38]=&quot;Self&quot;;0;IF([.AT38]=&quot;CloudFlare&quot;;2;IF([.AT38]=&quot;Incapsula&quot;;2;3))))" office:value-type="float" office:value="8" calcext:value-type="float">
            <text:p>8</text:p>
          </table:table-cell>
          <table:table-cell table:style-name="ce41" table:formula="of:=IF([.AU38]&lt;PricePercentile33;0;IF([.AU38]&lt;PricePercentile66;1;2))+IF([.AV38]&lt;ConPricePercentile33;0;IF([.AV38]&lt;ConPricePercentile66;1;2))+IF([.AW38]=&quot;Free&quot;;0;IF([.AW38]=&quot;Yes&quot;;0;1))+IF([.AX38]=&quot;Free&quot;;0;IF([.AX38]&gt;29;0;IF([.AX38]&gt;13;1;IF([.AX38]&gt;6;2;3))))" office:value-type="float" office:value="7" calcext:value-type="float">
            <text:p>7</text:p>
          </table:table-cell>
          <table:table-cell table:style-name="ce45" table:formula="of:=IF([.AY38]=&quot;Yes&quot;;1;0)+IF([.AZ38]=&quot;Yes&quot;;1;0)+IF([.BA38]=&quot;No&quot;;1;IF([.BA38]=&quot;&quot;;0;IF([.BA38]=&quot;Some&quot;;0.5;0)))+IF([.BB38]=&quot;No&quot;;1;IF([.BB38]=&quot;&quot;;0;IF([.BB38]=&quot;Some&quot;;0.5;0)))+IF([.BC38]=&quot;No&quot;;1;IF([.BC38]=&quot;&quot;;0;IF([.BC38]=&quot;Some&quot;;0.5;0)))+IF([.BD38]=&quot;&quot;;0;1)+IF([.BE38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USA</text:p>
          </table:table-cell>
          <table:table-cell table:style-name="ce58" table:formula="of:=IF(OR([.L38]=&quot;USA&quot;;[.L38]=&quot;UK&quot;;[.L38]=&quot;Canada&quot;;[.L38]=&quot;Australia&quot;;[.L38]=&quot;New Zealand&quot;);&quot;Five&quot;;(IF(OR([.L38]=&quot;Denmark&quot;;[.L38]=&quot;France&quot;;[.L38]=&quot;Netherlands&quot;;[.L38]=&quot;Norway&quot;);&quot;Nine&quot;;IF(OR([.L38]=&quot;Belgium&quot;;[.L38]=&quot;Germany&quot;;[.L38]=&quot;Italy&quot;;[.L38]=&quot;Spain&quot;;[.L38]=&quot;Sweden&quot;);&quot;Fourteen&quot;;IF([.L38]=&quot;&quot;;&quot;Not Disclosed&quot;;IF(OR([.L38]=&quot;British Virgin Islands&quot;;[.L38]=&quot;Gibraltar&quot;;[.L38]=&quot;British Indian Ocean&quot;;[.L38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Yes</text:p>
          </table:table-cell>
          <table:table-cell table:style-name="ce64"/>
          <table:table-cell table:style-name="ce67"/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38]=&quot;USA&quot;); [.AE38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/>
          <table:table-cell table:style-name="ce102" office:value-type="string" calcext:value-type="string">
            <text:p>No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0.2" calcext:value-type="float">
            <text:p>0.2</text:p>
          </table:table-cell>
          <table:table-cell table:style-name="ce120"/>
          <table:table-cell table:style-name="ce125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T</text:p>
          </table:table-cell>
          <table:table-cell table:style-name="ce136" office:value-type="string" calcext:value-type="string">
            <text:p>No SSL Cert</text:p>
          </table:table-cell>
          <table:table-cell table:style-name="ce139" office:value-type="float" office:value="3.5" calcext:value-type="float">
            <text:p>$3.50</text:p>
          </table:table-cell>
          <table:table-cell table:style-name="ce143" table:formula="of:=[.AU38]/[.AH38]" office:value-type="float" office:value="3.5" calcext:value-type="float">
            <text:p>$3.50</text:p>
          </table:table-cell>
          <table:table-cell table:style-name="ce145" office:value-type="string" calcext:value-type="string">
            <text:p>No</text:p>
          </table:table-cell>
          <table:table-cell table:style-name="ce147" office:value-type="float" office:value="0" calcext:value-type="float">
            <text:p>0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Runbox</text:p>
          </table:table-cell>
          <table:table-cell table:style-name="ce16" table:formula="of:=IF(OR([.M39]=&quot;Five&quot;);2;0)+IF(OR([.M39]=&quot;Not Disclosed&quot;);1.5;0)+IF(OR([.M39]=&quot;Nine&quot;;[.M39]=&quot;Fourteen&quot;;[.M39]=&quot;See Note&quot;;[.M39]=&quot;Cooperative&quot;);1;0)+IF(OR([.N39]=&quot;Yes&quot;);2;0)+IF(OR([.N39]=&quot;Not Disclosed&quot;);1.5;0)+IF(OR([.N39]=&quot;Owned&quot;);1;0)" office:value-type="float" office:value="1" calcext:value-type="float">
            <text:p>1</text:p>
          </table:table-cell>
          <table:table-cell table:style-name="ce23" table:formula="of:=(COUNTIF([.P39];&quot;Yes&quot;))+(0.5*COUNTIF([.P39];&quot;&quot;))+(0.5*COUNTIF([.P39];&quot;See Note&quot;))+(COUNTIF([.O39];&quot;Yes&quot;))+(0.5*COUNTIF([.O39];&quot;&quot;))" office:value-type="float" office:value="1" calcext:value-type="float">
            <text:p>1</text:p>
          </table:table-cell>
          <table:table-cell table:style-name="ce27" table:formula="of:=(3*COUNTIF([.Q39];&quot;No&quot;))+COUNTIF([.T39:.V39];&quot;No&quot;)+(0.5*COUNTIF([.U39];&quot;Some&quot;))" office:value-type="float" office:value="6" calcext:value-type="float">
            <text:p>6</text:p>
          </table:table-cell>
          <table:table-cell table:style-name="ce30" table:formula="of:=IF([.Y39]=&quot;No&quot;;1;0)+IF([.Z39]=&quot;No&quot;;1;0)+IF([.Z39]=&quot;&quot;;1;0)+(0.5*COUNTIF([.AA39];&quot;No&quot;))+COUNTIF([.AB39];&quot;No&quot;)+COUNTIF([.AC39];&quot;No&quot;)" office:value-type="float" office:value="1" calcext:value-type="float">
            <text:p>1</text:p>
          </table:table-cell>
          <table:table-cell table:style-name="ce34" table:formula="of:=COUNTIF([.AD39];&quot;No&quot;)+COUNTIF([.AE39];&quot;None&quot;)+COUNTIF([.AE39];&quot;&quot;)+IF([.AF39]=&quot;TDE&quot;;1;0)+IF([.AF39]=&quot;BitLocker&quot;;1;0)+IF([.AF39]=&quot;TrueCrypt&quot;;1;0)+COUNTIF([.AF39];&quot;None&quot;)+COUNTIF([.AF39];&quot;&quot;)+COUNTIF([.AG39];&quot;No&quot;)" office:value-type="float" office:value="1" calcext:value-type="float">
            <text:p>1</text:p>
          </table:table-cell>
          <table:table-cell table:style-name="ce37" table:formula="of:=IF([.AH39]&lt;3;1;0)+IF([.AI39]=&quot;No&quot;;1)+IF([.AJ39]=&quot;No&quot;;1)+IF([.AK39]=&quot;No&quot;;1)+IF([.AL39]=&quot;No&quot;;1)+IF([.AM39]=&quot;No&quot;;1)+IF([.AN39]&lt;1;1)+IF([.AO39]&lt;1;1)" office:value-type="float" office:value="2" calcext:value-type="float">
            <text:p>2</text:p>
          </table:table-cell>
          <table:table-cell table:style-name="ce39" table:formula="of:=IF([.AP39]=0;0;IF([.AP39]&lt;5;1;IF([.AP39]&lt;10;2;3)))+IF([.AQ39]=0;0;IF([.AQ39]&lt;3;1;IF([.AQ39]&lt;10;2;3)))+IF([.AR39]=0;0;IF([.AR39]&lt;5;1;IF([.AR39]&lt;10;2;3)))+IF([.AS39]=&quot;A&quot;;0;IF([.AS39]=&quot;A+&quot;;0;IF([.AS39]=&quot;B&quot;;1;5))+IF([.AT39]=&quot;Self&quot;;0;IF([.AT39]=&quot;CloudFlare&quot;;2;IF([.AT39]=&quot;Incapsula&quot;;2;3))))" office:value-type="float" office:value="1" calcext:value-type="float">
            <text:p>1</text:p>
          </table:table-cell>
          <table:table-cell table:style-name="ce41" table:formula="of:=IF([.AU39]&lt;PricePercentile33;0;IF([.AU39]&lt;PricePercentile66;1;2))+IF([.AV39]&lt;ConPricePercentile33;0;IF([.AV39]&lt;ConPricePercentile66;1;2))+IF([.AW39]=&quot;Free&quot;;0;IF([.AW39]=&quot;Yes&quot;;0;1))+IF([.AX39]=&quot;Free&quot;;0;IF([.AX39]&gt;29;0;IF([.AX39]&gt;13;1;IF([.AX39]&gt;6;2;3))))" office:value-type="float" office:value="4" calcext:value-type="float">
            <text:p>4</text:p>
          </table:table-cell>
          <table:table-cell table:style-name="ce45" table:formula="of:=IF([.AY39]=&quot;Yes&quot;;1;0)+IF([.AZ39]=&quot;Yes&quot;;1;0)+IF([.BA39]=&quot;No&quot;;1;IF([.BA39]=&quot;&quot;;0;IF([.BA39]=&quot;Some&quot;;0.5;0)))+IF([.BB39]=&quot;No&quot;;1;IF([.BB39]=&quot;&quot;;0;IF([.BB39]=&quot;Some&quot;;0.5;0)))+IF([.BC39]=&quot;No&quot;;1;IF([.BC39]=&quot;&quot;;0;IF([.BC39]=&quot;Some&quot;;0.5;0)))+IF([.BD39]=&quot;&quot;;0;1)+IF([.BE39]=&quot;&quot;;0;1)" office:value-type="float" office:value="4" calcext:value-type="float">
            <text:p>4</text:p>
          </table:table-cell>
          <table:table-cell table:style-name="ce18"/>
          <table:table-cell table:style-name="ce54" office:value-type="string" calcext:value-type="string">
            <text:p>Norway</text:p>
          </table:table-cell>
          <table:table-cell table:style-name="ce58" table:formula="of:=IF(OR([.L39]=&quot;USA&quot;;[.L39]=&quot;UK&quot;;[.L39]=&quot;Canada&quot;;[.L39]=&quot;Australia&quot;;[.L39]=&quot;New Zealand&quot;);&quot;Five&quot;;(IF(OR([.L39]=&quot;Denmark&quot;;[.L39]=&quot;France&quot;;[.L39]=&quot;Netherlands&quot;;[.L39]=&quot;Norway&quot;);&quot;Nine&quot;;IF(OR([.L39]=&quot;Belgium&quot;;[.L39]=&quot;Germany&quot;;[.L39]=&quot;Italy&quot;;[.L39]=&quot;Spain&quot;;[.L39]=&quot;Sweden&quot;);&quot;Fourteen&quot;;IF([.L39]=&quot;&quot;;&quot;Not Disclosed&quot;;IF(OR([.L39]=&quot;British Virgin Islands&quot;;[.L39]=&quot;Gibraltar&quot;;[.L39]=&quot;British Indian Ocean&quot;;[.L39]=&quot;Barbados&quot;);&quot;See Note&quot;;&quot;No&quot;))))))" office:value-type="string" office:string-value="Nine" calcext:value-type="string">
            <text:p>Nine</text:p>
          </table:table-cell>
          <table:table-cell table:style-name="ce61" office:value-type="string" calcext:value-type="string">
            <text:p>No</text:p>
          </table:table-cell>
          <table:table-cell table:style-name="ce64"/>
          <table:table-cell table:style-name="ce67"/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39]=&quot;USA&quot;); [.AE39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TARTTLS</text:p>
          </table:table-cell>
          <table:table-cell table:style-name="ce99"/>
          <table:table-cell table:style-name="ce102" office:value-type="string" calcext:value-type="string">
            <text:p>Yes</text:p>
          </table:table-cell>
          <table:table-cell table:style-name="ce110" office:value-type="float" office:value="25" calcext:value-type="float">
            <text:p>25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Yes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0.1" calcext:value-type="float">
            <text:p>0.1</text:p>
          </table:table-cell>
          <table:table-cell table:style-name="ce125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A+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1.67" calcext:value-type="float">
            <text:p>$1.67</text:p>
          </table:table-cell>
          <table:table-cell table:style-name="ce143" table:formula="of:=[.AU39]/[.AH39]" office:value-type="float" office:value="0.0668" calcext:value-type="float">
            <text:p>$0.07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float" office:value="0" calcext:value-type="float">
            <text:p>0</text:p>
          </table:table-cell>
          <table:table-cell table:style-name="ce151"/>
          <table:table-cell table:style-name="ce154"/>
          <table:table-cell table:style-name="ce156" office:value-type="string" calcext:value-type="string">
            <text:p>No</text:p>
          </table:table-cell>
          <table:table-cell table:style-name="ce157" office:value-type="string" calcext:value-type="string">
            <text:p>No</text:p>
          </table:table-cell>
          <table:table-cell table:style-name="ce159" office:value-type="string" calcext:value-type="string">
            <text:p>No</text:p>
          </table:table-cell>
          <table:table-cell table:style-name="ce162"/>
          <table:table-cell table:style-name="ce165" office:value-type="string" calcext:value-type="string">
            <text:p>No</text:p>
          </table:table-cell>
          <table:table-cell table:number-columns-repeated="967"/>
        </table:table-row>
        <table:table-row table:style-name="ro1">
          <table:table-cell table:style-name="ce5" office:value-type="string" calcext:value-type="string">
            <text:p>ScryptMail</text:p>
          </table:table-cell>
          <table:table-cell table:style-name="ce16" table:formula="of:=IF(OR([.M40]=&quot;Five&quot;);2;0)+IF(OR([.M40]=&quot;Not Disclosed&quot;);1.5;0)+IF(OR([.M40]=&quot;Nine&quot;;[.M40]=&quot;Fourteen&quot;;[.M40]=&quot;See Note&quot;;[.M40]=&quot;Cooperative&quot;);1;0)+IF(OR([.N40]=&quot;Yes&quot;);2;0)+IF(OR([.N40]=&quot;Not Disclosed&quot;);1.5;0)+IF(OR([.N40]=&quot;Owned&quot;);1;0)" office:value-type="float" office:value="4" calcext:value-type="float">
            <text:p>4</text:p>
          </table:table-cell>
          <table:table-cell table:style-name="ce23" table:formula="of:=(COUNTIF([.P40];&quot;Yes&quot;))+(0.5*COUNTIF([.P40];&quot;&quot;))+(0.5*COUNTIF([.P40];&quot;See Note&quot;))+(COUNTIF([.O40];&quot;Yes&quot;))+(0.5*COUNTIF([.O40];&quot;&quot;))" office:value-type="float" office:value="1.5" calcext:value-type="float">
            <text:p>1.5</text:p>
          </table:table-cell>
          <table:table-cell table:style-name="ce27" table:formula="of:=(3*COUNTIF([.Q40];&quot;No&quot;))+COUNTIF([.T40:.V40];&quot;No&quot;)+(0.5*COUNTIF([.U40];&quot;Some&quot;))" office:value-type="float" office:value="1" calcext:value-type="float">
            <text:p>1</text:p>
          </table:table-cell>
          <table:table-cell table:style-name="ce30" table:formula="of:=IF([.Y40]=&quot;No&quot;;1;0)+IF([.Z40]=&quot;No&quot;;1;0)+IF([.Z40]=&quot;&quot;;1;0)+(0.5*COUNTIF([.AA40];&quot;No&quot;))+COUNTIF([.AB40];&quot;No&quot;)+COUNTIF([.AC40];&quot;No&quot;)" office:value-type="float" office:value="1.5" calcext:value-type="float">
            <text:p>1.5</text:p>
          </table:table-cell>
          <table:table-cell table:style-name="ce34" table:formula="of:=COUNTIF([.AD40];&quot;No&quot;)+COUNTIF([.AE40];&quot;None&quot;)+COUNTIF([.AE40];&quot;&quot;)+IF([.AF40]=&quot;TDE&quot;;1;0)+IF([.AF40]=&quot;BitLocker&quot;;1;0)+IF([.AF40]=&quot;TrueCrypt&quot;;1;0)+COUNTIF([.AF40];&quot;None&quot;)+COUNTIF([.AF40];&quot;&quot;)+COUNTIF([.AG40];&quot;No&quot;)" office:value-type="float" office:value="2" calcext:value-type="float">
            <text:p>2</text:p>
          </table:table-cell>
          <table:table-cell table:style-name="ce37" table:formula="of:=IF([.AH40]&lt;3;1;0)+IF([.AI40]=&quot;No&quot;;1)+IF([.AJ40]=&quot;No&quot;;1)+IF([.AK40]=&quot;No&quot;;1)+IF([.AL40]=&quot;No&quot;;1)+IF([.AM40]=&quot;No&quot;;1)+IF([.AN40]&lt;1;1)+IF([.AO40]&lt;1;1)" office:value-type="float" office:value="7" calcext:value-type="float">
            <text:p>7</text:p>
          </table:table-cell>
          <table:table-cell table:style-name="ce39" table:formula="of:=IF([.AP40]=0;0;IF([.AP40]&lt;5;1;IF([.AP40]&lt;10;2;3)))+IF([.AQ40]=0;0;IF([.AQ40]&lt;3;1;IF([.AQ40]&lt;10;2;3)))+IF([.AR40]=0;0;IF([.AR40]&lt;5;1;IF([.AR40]&lt;10;2;3)))+IF([.AS40]=&quot;A&quot;;0;IF([.AS40]=&quot;A+&quot;;0;IF([.AS40]=&quot;B&quot;;1;5))+IF([.AT40]=&quot;Self&quot;;0;IF([.AT40]=&quot;CloudFlare&quot;;2;IF([.AT40]=&quot;Incapsula&quot;;2;3))))" office:value-type="float" office:value="2" calcext:value-type="float">
            <text:p>2</text:p>
          </table:table-cell>
          <table:table-cell table:style-name="ce41" table:formula="of:=IF([.AU40]&lt;PricePercentile33;0;IF([.AU40]&lt;PricePercentile66;1;2))+IF([.AV40]&lt;ConPricePercentile33;0;IF([.AV40]&lt;ConPricePercentile66;1;2))+IF([.AW40]=&quot;Free&quot;;0;IF([.AW40]=&quot;Yes&quot;;0;1))+IF([.AX40]=&quot;Free&quot;;0;IF([.AX40]&gt;29;0;IF([.AX40]&gt;13;1;IF([.AX40]&gt;6;2;3))))" office:value-type="float" office:value="0" calcext:value-type="float">
            <text:p>0</text:p>
          </table:table-cell>
          <table:table-cell table:style-name="ce45" table:formula="of:=IF([.AY40]=&quot;Yes&quot;;1;0)+IF([.AZ40]=&quot;Yes&quot;;1;0)+IF([.BA40]=&quot;No&quot;;1;IF([.BA40]=&quot;&quot;;0;IF([.BA40]=&quot;Some&quot;;0.5;0)))+IF([.BB40]=&quot;No&quot;;1;IF([.BB40]=&quot;&quot;;0;IF([.BB40]=&quot;Some&quot;;0.5;0)))+IF([.BC40]=&quot;No&quot;;1;IF([.BC40]=&quot;&quot;;0;IF([.BC40]=&quot;Some&quot;;0.5;0)))+IF([.BD40]=&quot;&quot;;0;1)+IF([.BE40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USA</text:p>
          </table:table-cell>
          <table:table-cell table:style-name="ce58" table:formula="of:=IF(OR([.L40]=&quot;USA&quot;;[.L40]=&quot;UK&quot;;[.L40]=&quot;Canada&quot;;[.L40]=&quot;Australia&quot;;[.L40]=&quot;New Zealand&quot;);&quot;Five&quot;;(IF(OR([.L40]=&quot;Denmark&quot;;[.L40]=&quot;France&quot;;[.L40]=&quot;Netherlands&quot;;[.L40]=&quot;Norway&quot;);&quot;Nine&quot;;IF(OR([.L40]=&quot;Belgium&quot;;[.L40]=&quot;Germany&quot;;[.L40]=&quot;Italy&quot;;[.L40]=&quot;Spain&quot;;[.L40]=&quot;Sweden&quot;);&quot;Fourteen&quot;;IF([.L40]=&quot;&quot;;&quot;Not Disclosed&quot;;IF(OR([.L40]=&quot;British Virgin Islands&quot;;[.L40]=&quot;Gibraltar&quot;;[.L40]=&quot;British Indian Ocean&quot;;[.L40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Yes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2" office:value-type="string" calcext:value-type="string">
            <text:p>Yes</text:p>
          </table:table-cell>
          <table:table-cell table:number-columns-repeated="3" table:style-name="ce75" office:value-type="string" calcext:value-type="string">
            <text:p>Free</text:p>
          </table:table-cell>
          <table:table-cell table:style-name="ce77" office:value-type="string" calcext:value-type="string">
            <text:p>Yes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40]=&quot;USA&quot;); [.AE40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style-name="ce90" office:value-type="string" calcext:value-type="string">
            <text:p>No</text:p>
          </table:table-cell>
          <table:table-cell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/>
          <table:table-cell table:style-name="ce99"/>
          <table:table-cell table:style-name="ce102" office:value-type="string" calcext:value-type="string">
            <text:p>Yes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/>
          <table:table-cell table:style-name="ce120"/>
          <table:table-cell table:style-name="ce125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A+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0" calcext:value-type="float">
            <text:p>$0.00</text:p>
          </table:table-cell>
          <table:table-cell table:style-name="ce143" office:value-type="float" office:value="0" calcext:value-type="float">
            <text:p>$0.00</text:p>
          </table:table-cell>
          <table:table-cell table:style-name="ce145" office:value-type="string" calcext:value-type="string">
            <text:p>Free</text:p>
          </table:table-cell>
          <table:table-cell table:style-name="ce147" office:value-type="string" calcext:value-type="string">
            <text:p>Free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Soverin</text:p>
          </table:table-cell>
          <table:table-cell table:style-name="ce16" table:formula="of:=IF(OR([.M41]=&quot;Five&quot;);2;0)+IF(OR([.M41]=&quot;Not Disclosed&quot;);1.5;0)+IF(OR([.M41]=&quot;Nine&quot;;[.M41]=&quot;Fourteen&quot;;[.M41]=&quot;See Note&quot;;[.M41]=&quot;Cooperative&quot;);1;0)+IF(OR([.N41]=&quot;Yes&quot;);2;0)+IF(OR([.N41]=&quot;Not Disclosed&quot;);1.5;0)+IF(OR([.N41]=&quot;Owned&quot;);1;0)" office:value-type="float" office:value="1" calcext:value-type="float">
            <text:p>1</text:p>
          </table:table-cell>
          <table:table-cell table:style-name="ce23" table:formula="of:=(COUNTIF([.P41];&quot;Yes&quot;))+(0.5*COUNTIF([.P41];&quot;&quot;))+(0.5*COUNTIF([.P41];&quot;See Note&quot;))+(COUNTIF([.O41];&quot;Yes&quot;))+(0.5*COUNTIF([.O41];&quot;&quot;))" office:value-type="float" office:value="0.5" calcext:value-type="float">
            <text:p>0.5</text:p>
          </table:table-cell>
          <table:table-cell table:style-name="ce27" table:formula="of:=(3*COUNTIF([.Q41];&quot;No&quot;))+COUNTIF([.T41:.V41];&quot;No&quot;)+(0.5*COUNTIF([.U41];&quot;Some&quot;))" office:value-type="float" office:value="5" calcext:value-type="float">
            <text:p>5</text:p>
          </table:table-cell>
          <table:table-cell table:style-name="ce30" table:formula="of:=IF([.Y41]=&quot;No&quot;;1;0)+IF([.Z41]=&quot;No&quot;;1;0)+IF([.Z41]=&quot;&quot;;1;0)+(0.5*COUNTIF([.AA41];&quot;No&quot;))+COUNTIF([.AB41];&quot;No&quot;)+COUNTIF([.AC41];&quot;No&quot;)" office:value-type="float" office:value="1.5" calcext:value-type="float">
            <text:p>1.5</text:p>
          </table:table-cell>
          <table:table-cell table:style-name="ce34" table:formula="of:=COUNTIF([.AD41];&quot;No&quot;)+COUNTIF([.AE41];&quot;None&quot;)+COUNTIF([.AE41];&quot;&quot;)+IF([.AF41]=&quot;TDE&quot;;1;0)+IF([.AF41]=&quot;BitLocker&quot;;1;0)+IF([.AF41]=&quot;TrueCrypt&quot;;1;0)+COUNTIF([.AF41];&quot;None&quot;)+COUNTIF([.AF41];&quot;&quot;)+COUNTIF([.AG41];&quot;No&quot;)" office:value-type="float" office:value="2" calcext:value-type="float">
            <text:p>2</text:p>
          </table:table-cell>
          <table:table-cell table:style-name="ce37" table:formula="of:=IF([.AH41]&lt;3;1;0)+IF([.AI41]=&quot;No&quot;;1)+IF([.AJ41]=&quot;No&quot;;1)+IF([.AK41]=&quot;No&quot;;1)+IF([.AL41]=&quot;No&quot;;1)+IF([.AM41]=&quot;No&quot;;1)+IF([.AN41]&lt;1;1)+IF([.AO41]&lt;1;1)" office:value-type="float" office:value="4" calcext:value-type="float">
            <text:p>4</text:p>
          </table:table-cell>
          <table:table-cell table:style-name="ce39" table:formula="of:=IF([.AP41]=0;0;IF([.AP41]&lt;5;1;IF([.AP41]&lt;10;2;3)))+IF([.AQ41]=0;0;IF([.AQ41]&lt;3;1;IF([.AQ41]&lt;10;2;3)))+IF([.AR41]=0;0;IF([.AR41]&lt;5;1;IF([.AR41]&lt;10;2;3)))+IF([.AS41]=&quot;A&quot;;0;IF([.AS41]=&quot;A+&quot;;0;IF([.AS41]=&quot;B&quot;;1;5))+IF([.AT41]=&quot;Self&quot;;0;IF([.AT41]=&quot;CloudFlare&quot;;2;IF([.AT41]=&quot;Incapsula&quot;;2;3))))" office:value-type="float" office:value="0" calcext:value-type="float">
            <text:p>0</text:p>
          </table:table-cell>
          <table:table-cell table:style-name="ce41" table:formula="of:=IF([.AU41]&lt;PricePercentile33;0;IF([.AU41]&lt;PricePercentile66;1;2))+IF([.AV41]&lt;ConPricePercentile33;0;IF([.AV41]&lt;ConPricePercentile66;1;2))+IF([.AW41]=&quot;Free&quot;;0;IF([.AW41]=&quot;Yes&quot;;0;1))+IF([.AX41]=&quot;Free&quot;;0;IF([.AX41]&gt;29;0;IF([.AX41]&gt;13;1;IF([.AX41]&gt;6;2;3))))" office:value-type="float" office:value="7" calcext:value-type="float">
            <text:p>7</text:p>
          </table:table-cell>
          <table:table-cell table:style-name="ce45" table:formula="of:=IF([.AY41]=&quot;Yes&quot;;1;0)+IF([.AZ41]=&quot;Yes&quot;;1;0)+IF([.BA41]=&quot;No&quot;;1;IF([.BA41]=&quot;&quot;;0;IF([.BA41]=&quot;Some&quot;;0.5;0)))+IF([.BB41]=&quot;No&quot;;1;IF([.BB41]=&quot;&quot;;0;IF([.BB41]=&quot;Some&quot;;0.5;0)))+IF([.BC41]=&quot;No&quot;;1;IF([.BC41]=&quot;&quot;;0;IF([.BC41]=&quot;Some&quot;;0.5;0)))+IF([.BD41]=&quot;&quot;;0;1)+IF([.BE41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Netherlands</text:p>
          </table:table-cell>
          <table:table-cell table:style-name="ce58" table:formula="of:=IF(OR([.L41]=&quot;USA&quot;;[.L41]=&quot;UK&quot;;[.L41]=&quot;Canada&quot;;[.L41]=&quot;Australia&quot;;[.L41]=&quot;New Zealand&quot;);&quot;Five&quot;;(IF(OR([.L41]=&quot;Denmark&quot;;[.L41]=&quot;France&quot;;[.L41]=&quot;Netherlands&quot;;[.L41]=&quot;Norway&quot;);&quot;Nine&quot;;IF(OR([.L41]=&quot;Belgium&quot;;[.L41]=&quot;Germany&quot;;[.L41]=&quot;Italy&quot;;[.L41]=&quot;Spain&quot;;[.L41]=&quot;Sweden&quot;);&quot;Fourteen&quot;;IF([.L41]=&quot;&quot;;&quot;Not Disclosed&quot;;IF(OR([.L41]=&quot;British Virgin Islands&quot;;[.L41]=&quot;Gibraltar&quot;;[.L41]=&quot;British Indian Ocean&quot;;[.L41]=&quot;Barbados&quot;);&quot;See Note&quot;;&quot;No&quot;))))))" office:value-type="string" office:string-value="Nine" calcext:value-type="string">
            <text:p>Nine</text:p>
          </table:table-cell>
          <table:table-cell table:style-name="ce61" office:value-type="string" calcext:value-type="string">
            <text:p>No</text:p>
          </table:table-cell>
          <table:table-cell table:style-name="ce64" office:value-type="string" calcext:value-type="string">
            <text:p>No</text:p>
          </table:table-cell>
          <table:table-cell table:style-name="ce67"/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Yes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41]=&quot;USA&quot;); [.AE41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style-name="ce90" office:value-type="string" calcext:value-type="string">
            <text:p>NO</text:p>
          </table:table-cell>
          <table:table-cell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/>
          <table:table-cell table:style-name="ce102" office:value-type="string" calcext:value-type="string">
            <text:p>No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Yes</text:p>
          </table:table-cell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Yes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25" calcext:value-type="float">
            <text:p>25</text:p>
          </table:table-cell>
          <table:table-cell table:style-name="ce120"/>
          <table:table-cell table:style-name="ce125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A+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3.84" calcext:value-type="float">
            <text:p>$3.84</text:p>
          </table:table-cell>
          <table:table-cell table:style-name="ce143" table:formula="of:=[.AU41]/[.AH41]" office:value-type="float" office:value="3.84" calcext:value-type="float">
            <text:p>$3.84</text:p>
          </table:table-cell>
          <table:table-cell table:style-name="ce145" office:value-type="string" calcext:value-type="string">
            <text:p>No</text:p>
          </table:table-cell>
          <table:table-cell table:style-name="ce147" office:value-type="float" office:value="0" calcext:value-type="float">
            <text:p>0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StartMail</text:p>
          </table:table-cell>
          <table:table-cell table:style-name="ce16" table:formula="of:=IF(OR([.M42]=&quot;Five&quot;);2;0)+IF(OR([.M42]=&quot;Not Disclosed&quot;);1.5;0)+IF(OR([.M42]=&quot;Nine&quot;;[.M42]=&quot;Fourteen&quot;;[.M42]=&quot;See Note&quot;;[.M42]=&quot;Cooperative&quot;);1;0)+IF(OR([.N42]=&quot;Yes&quot;);2;0)+IF(OR([.N42]=&quot;Not Disclosed&quot;);1.5;0)+IF(OR([.N42]=&quot;Owned&quot;);1;0)" office:value-type="float" office:value="1" calcext:value-type="float">
            <text:p>1</text:p>
          </table:table-cell>
          <table:table-cell table:style-name="ce23" table:formula="of:=(COUNTIF([.P42];&quot;Yes&quot;))+(0.5*COUNTIF([.P42];&quot;&quot;))+(0.5*COUNTIF([.P42];&quot;See Note&quot;))+(COUNTIF([.O42];&quot;Yes&quot;))+(0.5*COUNTIF([.O42];&quot;&quot;))" office:value-type="float" office:value="1" calcext:value-type="float">
            <text:p>1</text:p>
          </table:table-cell>
          <table:table-cell table:style-name="ce27" table:formula="of:=(3*COUNTIF([.Q42];&quot;No&quot;))+COUNTIF([.T42:.V42];&quot;No&quot;)+(0.5*COUNTIF([.U42];&quot;Some&quot;))" office:value-type="float" office:value="3" calcext:value-type="float">
            <text:p>3</text:p>
          </table:table-cell>
          <table:table-cell table:style-name="ce30" table:formula="of:=IF([.Y42]=&quot;No&quot;;1;0)+IF([.Z42]=&quot;No&quot;;1;0)+IF([.Z42]=&quot;&quot;;1;0)+(0.5*COUNTIF([.AA42];&quot;No&quot;))+COUNTIF([.AB42];&quot;No&quot;)+COUNTIF([.AC42];&quot;No&quot;)" office:value-type="float" office:value="0.5" calcext:value-type="float">
            <text:p>0.5</text:p>
          </table:table-cell>
          <table:table-cell table:style-name="ce34" table:formula="of:=COUNTIF([.AD42];&quot;No&quot;)+COUNTIF([.AE42];&quot;None&quot;)+COUNTIF([.AE42];&quot;&quot;)+IF([.AF42]=&quot;TDE&quot;;1;0)+IF([.AF42]=&quot;BitLocker&quot;;1;0)+IF([.AF42]=&quot;TrueCrypt&quot;;1;0)+COUNTIF([.AF42];&quot;None&quot;)+COUNTIF([.AF42];&quot;&quot;)+COUNTIF([.AG42];&quot;No&quot;)" office:value-type="float" office:value="0" calcext:value-type="float">
            <text:p>0</text:p>
          </table:table-cell>
          <table:table-cell table:style-name="ce37" table:formula="of:=IF([.AH42]&lt;3;1;0)+IF([.AI42]=&quot;No&quot;;1)+IF([.AJ42]=&quot;No&quot;;1)+IF([.AK42]=&quot;No&quot;;1)+IF([.AL42]=&quot;No&quot;;1)+IF([.AM42]=&quot;No&quot;;1)+IF([.AN42]&lt;1;1)+IF([.AO42]&lt;1;1)" office:value-type="float" office:value="5" calcext:value-type="float">
            <text:p>5</text:p>
          </table:table-cell>
          <table:table-cell table:style-name="ce39" table:formula="of:=IF([.AP42]=0;0;IF([.AP42]&lt;5;1;IF([.AP42]&lt;10;2;3)))+IF([.AQ42]=0;0;IF([.AQ42]&lt;3;1;IF([.AQ42]&lt;10;2;3)))+IF([.AR42]=0;0;IF([.AR42]&lt;5;1;IF([.AR42]&lt;10;2;3)))+IF([.AS42]=&quot;A&quot;;0;IF([.AS42]=&quot;A+&quot;;0;IF([.AS42]=&quot;B&quot;;1;5))+IF([.AT42]=&quot;Self&quot;;0;IF([.AT42]=&quot;CloudFlare&quot;;2;IF([.AT42]=&quot;Incapsula&quot;;2;3))))" office:value-type="float" office:value="1" calcext:value-type="float">
            <text:p>1</text:p>
          </table:table-cell>
          <table:table-cell table:style-name="ce41" table:formula="of:=IF([.AU42]&lt;PricePercentile33;0;IF([.AU42]&lt;PricePercentile66;1;2))+IF([.AV42]&lt;ConPricePercentile33;0;IF([.AV42]&lt;ConPricePercentile66;1;2))+IF([.AW42]=&quot;Free&quot;;0;IF([.AW42]=&quot;Yes&quot;;0;1))+IF([.AX42]=&quot;Free&quot;;0;IF([.AX42]&gt;29;0;IF([.AX42]&gt;13;1;IF([.AX42]&gt;6;2;3))))" office:value-type="float" office:value="6" calcext:value-type="float">
            <text:p>6</text:p>
          </table:table-cell>
          <table:table-cell table:style-name="ce45" table:formula="of:=IF([.AY42]=&quot;Yes&quot;;1;0)+IF([.AZ42]=&quot;Yes&quot;;1;0)+IF([.BA42]=&quot;No&quot;;1;IF([.BA42]=&quot;&quot;;0;IF([.BA42]=&quot;Some&quot;;0.5;0)))+IF([.BB42]=&quot;No&quot;;1;IF([.BB42]=&quot;&quot;;0;IF([.BB42]=&quot;Some&quot;;0.5;0)))+IF([.BC42]=&quot;No&quot;;1;IF([.BC42]=&quot;&quot;;0;IF([.BC42]=&quot;Some&quot;;0.5;0)))+IF([.BD42]=&quot;&quot;;0;1)+IF([.BE42]=&quot;&quot;;0;1)" office:value-type="float" office:value="4" calcext:value-type="float">
            <text:p>4</text:p>
          </table:table-cell>
          <table:table-cell table:style-name="ce18"/>
          <table:table-cell table:style-name="ce54" office:value-type="string" calcext:value-type="string">
            <text:p>Netherlands</text:p>
          </table:table-cell>
          <table:table-cell table:style-name="ce58" table:formula="of:=IF(OR([.L42]=&quot;USA&quot;;[.L42]=&quot;UK&quot;;[.L42]=&quot;Canada&quot;;[.L42]=&quot;Australia&quot;;[.L42]=&quot;New Zealand&quot;);&quot;Five&quot;;(IF(OR([.L42]=&quot;Denmark&quot;;[.L42]=&quot;France&quot;;[.L42]=&quot;Netherlands&quot;;[.L42]=&quot;Norway&quot;);&quot;Nine&quot;;IF(OR([.L42]=&quot;Belgium&quot;;[.L42]=&quot;Germany&quot;;[.L42]=&quot;Italy&quot;;[.L42]=&quot;Spain&quot;;[.L42]=&quot;Sweden&quot;);&quot;Fourteen&quot;;IF([.L42]=&quot;&quot;;&quot;Not Disclosed&quot;;IF(OR([.L42]=&quot;British Virgin Islands&quot;;[.L42]=&quot;Gibraltar&quot;;[.L42]=&quot;British Indian Ocean&quot;;[.L42]=&quot;Barbados&quot;);&quot;See Note&quot;;&quot;No&quot;))))))" office:value-type="string" office:string-value="Nine" calcext:value-type="string">
            <text:p>Nine</text:p>
          </table:table-cell>
          <table:table-cell table:style-name="ce61" office:value-type="string" calcext:value-type="string">
            <text:p>No</text:p>
          </table:table-cell>
          <table:table-cell table:style-name="ce64"/>
          <table:table-cell table:style-name="ce67"/>
          <table:table-cell table:style-name="ce72" office:value-type="string" calcext:value-type="string">
            <text:p>Yes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42]=&quot;USA&quot;); [.AE42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0" office:value-type="string" calcext:value-type="string">
            <text:p>No</text:p>
          </table:table-cell>
          <table:table-cell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 office:value-type="string" calcext:value-type="string">
            <text:p>PGP</text:p>
          </table:table-cell>
          <table:table-cell table:style-name="ce102" office:value-type="string" calcext:value-type="string">
            <text:p>Yes</text:p>
          </table:table-cell>
          <table:table-cell table:style-name="ce110" office:value-type="float" office:value="10" calcext:value-type="float">
            <text:p>10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10" calcext:value-type="float">
            <text:p>10</text:p>
          </table:table-cell>
          <table:table-cell table:style-name="ce120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A+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5" calcext:value-type="float">
            <text:p>$5.00</text:p>
          </table:table-cell>
          <table:table-cell table:style-name="ce143" table:formula="of:=[.AU42]/[.AH42]" office:value-type="float" office:value="0.5" calcext:value-type="float">
            <text:p>$0.50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float" office:value="0" calcext:value-type="float">
            <text:p>0</text:p>
          </table:table-cell>
          <table:table-cell table:style-name="ce151"/>
          <table:table-cell table:style-name="ce154"/>
          <table:table-cell table:style-name="ce156" office:value-type="string" calcext:value-type="string">
            <text:p>No</text:p>
          </table:table-cell>
          <table:table-cell table:style-name="ce157" office:value-type="string" calcext:value-type="string">
            <text:p>No</text:p>
          </table:table-cell>
          <table:table-cell table:style-name="ce159" office:value-type="string" calcext:value-type="string">
            <text:p>No</text:p>
          </table:table-cell>
          <table:table-cell table:style-name="ce162"/>
          <table:table-cell table:style-name="ce165" office:value-type="string" calcext:value-type="string">
            <text:p>No</text:p>
          </table:table-cell>
          <table:table-cell table:number-columns-repeated="967"/>
        </table:table-row>
        <table:table-row table:style-name="ro1">
          <table:table-cell table:style-name="ce5" office:value-type="string" calcext:value-type="string">
            <text:p>SwissNode</text:p>
          </table:table-cell>
          <table:table-cell table:style-name="ce16" table:formula="of:=IF(OR([.M43]=&quot;Five&quot;);2;0)+IF(OR([.M43]=&quot;Not Disclosed&quot;);1.5;0)+IF(OR([.M43]=&quot;Nine&quot;;[.M43]=&quot;Fourteen&quot;;[.M43]=&quot;See Note&quot;;[.M43]=&quot;Cooperative&quot;);1;0)+IF(OR([.N43]=&quot;Yes&quot;);2;0)+IF(OR([.N43]=&quot;Not Disclosed&quot;);1.5;0)+IF(OR([.N43]=&quot;Owned&quot;);1;0)" office:value-type="float" office:value="1" calcext:value-type="float">
            <text:p>1</text:p>
          </table:table-cell>
          <table:table-cell table:style-name="ce23" table:formula="of:=(COUNTIF([.P43];&quot;Yes&quot;))+(0.5*COUNTIF([.P43];&quot;&quot;))+(0.5*COUNTIF([.P43];&quot;See Note&quot;))+(COUNTIF([.O43];&quot;Yes&quot;))+(0.5*COUNTIF([.O43];&quot;&quot;))" office:value-type="float" office:value="1" calcext:value-type="float">
            <text:p>1</text:p>
          </table:table-cell>
          <table:table-cell table:style-name="ce27" table:formula="of:=(3*COUNTIF([.Q43];&quot;No&quot;))+COUNTIF([.T43:.V43];&quot;No&quot;)+(0.5*COUNTIF([.U43];&quot;Some&quot;))" office:value-type="float" office:value="5" calcext:value-type="float">
            <text:p>5</text:p>
          </table:table-cell>
          <table:table-cell table:style-name="ce30" table:formula="of:=IF([.Y43]=&quot;No&quot;;1;0)+IF([.Z43]=&quot;No&quot;;1;0)+IF([.Z43]=&quot;&quot;;1;0)+(0.5*COUNTIF([.AA43];&quot;No&quot;))+COUNTIF([.AB43];&quot;No&quot;)+COUNTIF([.AC43];&quot;No&quot;)" office:value-type="float" office:value="1" calcext:value-type="float">
            <text:p>1</text:p>
          </table:table-cell>
          <table:table-cell table:style-name="ce34" table:formula="of:=COUNTIF([.AD43];&quot;No&quot;)+COUNTIF([.AE43];&quot;None&quot;)+COUNTIF([.AE43];&quot;&quot;)+IF([.AF43]=&quot;TDE&quot;;1;0)+IF([.AF43]=&quot;BitLocker&quot;;1;0)+IF([.AF43]=&quot;TrueCrypt&quot;;1;0)+COUNTIF([.AF43];&quot;None&quot;)+COUNTIF([.AF43];&quot;&quot;)+COUNTIF([.AG43];&quot;No&quot;)" office:value-type="float" office:value="3" calcext:value-type="float">
            <text:p>3</text:p>
          </table:table-cell>
          <table:table-cell table:style-name="ce37" table:formula="of:=IF([.AH43]&lt;3;1;0)+IF([.AI43]=&quot;No&quot;;1)+IF([.AJ43]=&quot;No&quot;;1)+IF([.AK43]=&quot;No&quot;;1)+IF([.AL43]=&quot;No&quot;;1)+IF([.AM43]=&quot;No&quot;;1)+IF([.AN43]&lt;1;1)+IF([.AO43]&lt;1;1)" office:value-type="float" office:value="6" calcext:value-type="float">
            <text:p>6</text:p>
          </table:table-cell>
          <table:table-cell table:style-name="ce39" table:formula="of:=IF([.AP43]=0;0;IF([.AP43]&lt;5;1;IF([.AP43]&lt;10;2;3)))+IF([.AQ43]=0;0;IF([.AQ43]&lt;3;1;IF([.AQ43]&lt;10;2;3)))+IF([.AR43]=0;0;IF([.AR43]&lt;5;1;IF([.AR43]&lt;10;2;3)))+IF([.AS43]=&quot;A&quot;;0;IF([.AS43]=&quot;A+&quot;;0;IF([.AS43]=&quot;B&quot;;1;5))+IF([.AT43]=&quot;Self&quot;;0;IF([.AT43]=&quot;CloudFlare&quot;;2;IF([.AT43]=&quot;Incapsula&quot;;2;3))))" office:value-type="float" office:value="9" calcext:value-type="float">
            <text:p>9</text:p>
          </table:table-cell>
          <table:table-cell table:style-name="ce41" table:formula="of:=IF([.AU43]&lt;PricePercentile33;0;IF([.AU43]&lt;PricePercentile66;1;2))+IF([.AV43]&lt;ConPricePercentile33;0;IF([.AV43]&lt;ConPricePercentile66;1;2))+IF([.AW43]=&quot;Free&quot;;0;IF([.AW43]=&quot;Yes&quot;;0;1))+IF([.AX43]=&quot;Free&quot;;0;IF([.AX43]&gt;29;0;IF([.AX43]&gt;13;1;IF([.AX43]&gt;6;2;3))))" office:value-type="float" office:value="7" calcext:value-type="float">
            <text:p>7</text:p>
          </table:table-cell>
          <table:table-cell table:style-name="ce45" table:formula="of:=IF([.AY43]=&quot;Yes&quot;;1;0)+IF([.AZ43]=&quot;Yes&quot;;1;0)+IF([.BA43]=&quot;No&quot;;1;IF([.BA43]=&quot;&quot;;0;IF([.BA43]=&quot;Some&quot;;0.5;0)))+IF([.BB43]=&quot;No&quot;;1;IF([.BB43]=&quot;&quot;;0;IF([.BB43]=&quot;Some&quot;;0.5;0)))+IF([.BC43]=&quot;No&quot;;1;IF([.BC43]=&quot;&quot;;0;IF([.BC43]=&quot;Some&quot;;0.5;0)))+IF([.BD43]=&quot;&quot;;0;1)+IF([.BE43]=&quot;&quot;;0;1)" office:value-type="float" office:value="4" calcext:value-type="float">
            <text:p>4</text:p>
          </table:table-cell>
          <table:table-cell table:style-name="ce18"/>
          <table:table-cell table:style-name="ce54" office:value-type="string" calcext:value-type="string">
            <text:p>Switzerland</text:p>
          </table:table-cell>
          <table:table-cell table:style-name="ce58" office:value-type="string" calcext:value-type="string">
            <text:p>Cooperative</text:p>
          </table:table-cell>
          <table:table-cell table:style-name="ce61" office:value-type="string" calcext:value-type="string">
            <text:p>No</text:p>
          </table:table-cell>
          <table:table-cell table:style-name="ce64"/>
          <table:table-cell table:style-name="ce67"/>
          <table:table-cell table:style-name="ce72" office:value-type="string" calcext:value-type="string">
            <text:p>No</text:p>
          </table:table-cell>
          <table:table-cell table:number-columns-repeated="2" table:style-name="ce75" office:value-type="string" calcext:value-type="string">
            <text:p>No</text:p>
          </table:table-cell>
          <table:table-cell table:style-name="ce75" office:value-type="string" calcext:value-type="string">
            <text:p>Yes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43]=&quot;USA&quot;); [.AE43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/>
          <table:table-cell table:style-name="ce99"/>
          <table:table-cell table:style-name="ce102" office:value-type="string" calcext:value-type="string">
            <text:p>No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1" calcext:value-type="float">
            <text:p>1</text:p>
          </table:table-cell>
          <table:table-cell table:style-name="ce120"/>
          <table:table-cell table:style-name="ce125" office:value-type="float" office:value="0" calcext:value-type="float">
            <text:p>0</text:p>
          </table:table-cell>
          <table:table-cell table:style-name="ce128" office:value-type="float" office:value="4" calcext:value-type="float">
            <text:p>4</text:p>
          </table:table-cell>
          <table:table-cell table:style-name="ce131" office:value-type="float" office:value="5" calcext:value-type="float">
            <text:p>5</text:p>
          </table:table-cell>
          <table:table-cell table:style-name="ce134" office:value-type="string" calcext:value-type="string">
            <text:p>A-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2.17" calcext:value-type="float">
            <text:p>$2.17</text:p>
          </table:table-cell>
          <table:table-cell table:style-name="ce143" table:formula="of:=[.AU43]/[.AH43]" office:value-type="float" office:value="2.17" calcext:value-type="float">
            <text:p>$2.17</text:p>
          </table:table-cell>
          <table:table-cell table:style-name="ce145" office:value-type="string" calcext:value-type="string">
            <text:p>No</text:p>
          </table:table-cell>
          <table:table-cell table:style-name="ce147" office:value-type="float" office:value="0" calcext:value-type="float">
            <text:p>0</text:p>
          </table:table-cell>
          <table:table-cell table:style-name="ce151"/>
          <table:table-cell table:style-name="ce154"/>
          <table:table-cell table:style-name="ce156" office:value-type="string" calcext:value-type="string">
            <text:p>No</text:p>
          </table:table-cell>
          <table:table-cell table:style-name="ce157" office:value-type="string" calcext:value-type="string">
            <text:p>No</text:p>
          </table:table-cell>
          <table:table-cell table:style-name="ce159" office:value-type="string" calcext:value-type="string">
            <text:p>No</text:p>
          </table:table-cell>
          <table:table-cell table:style-name="ce162"/>
          <table:table-cell table:style-name="ce165" office:value-type="string" calcext:value-type="string">
            <text:p>No</text:p>
          </table:table-cell>
          <table:table-cell table:number-columns-repeated="967"/>
        </table:table-row>
        <table:table-row table:style-name="ro1">
          <table:table-cell table:style-name="ce5" office:value-type="string" calcext:value-type="string">
            <text:p>Teknik</text:p>
          </table:table-cell>
          <table:table-cell table:style-name="ce16" table:formula="of:=IF(OR([.M44]=&quot;Five&quot;);2;0)+IF(OR([.M44]=&quot;Not Disclosed&quot;);1.5;0)+IF(OR([.M44]=&quot;Nine&quot;;[.M44]=&quot;Fourteen&quot;;[.M44]=&quot;See Note&quot;;[.M44]=&quot;Cooperative&quot;);1;0)+IF(OR([.N44]=&quot;Yes&quot;);2;0)+IF(OR([.N44]=&quot;Not Disclosed&quot;);1.5;0)+IF(OR([.N44]=&quot;Owned&quot;);1;0)" office:value-type="float" office:value="3" calcext:value-type="float">
            <text:p>3</text:p>
          </table:table-cell>
          <table:table-cell table:style-name="ce23" table:formula="of:=(COUNTIF([.P44];&quot;Yes&quot;))+(0.5*COUNTIF([.P44];&quot;&quot;))+(0.5*COUNTIF([.P44];&quot;See Note&quot;))+(COUNTIF([.O44];&quot;Yes&quot;))+(0.5*COUNTIF([.O44];&quot;&quot;))" office:value-type="float" office:value="1" calcext:value-type="float">
            <text:p>1</text:p>
          </table:table-cell>
          <table:table-cell table:style-name="ce27" table:formula="of:=(3*COUNTIF([.Q44];&quot;No&quot;))+COUNTIF([.T44:.V44];&quot;No&quot;)+(0.5*COUNTIF([.U44];&quot;Some&quot;))" office:value-type="float" office:value="1" calcext:value-type="float">
            <text:p>1</text:p>
          </table:table-cell>
          <table:table-cell table:style-name="ce30" table:formula="of:=IF([.Y44]=&quot;No&quot;;1;0)+IF([.Z44]=&quot;No&quot;;1;0)+IF([.Z44]=&quot;&quot;;1;0)+(0.5*COUNTIF([.AA44];&quot;No&quot;))+COUNTIF([.AB44];&quot;No&quot;)+COUNTIF([.AC44];&quot;No&quot;)" office:value-type="float" office:value="1" calcext:value-type="float">
            <text:p>1</text:p>
          </table:table-cell>
          <table:table-cell table:style-name="ce34" table:formula="of:=COUNTIF([.AD44];&quot;No&quot;)+COUNTIF([.AE44];&quot;None&quot;)+COUNTIF([.AE44];&quot;&quot;)+IF([.AF44]=&quot;TDE&quot;;1;0)+IF([.AF44]=&quot;BitLocker&quot;;1;0)+IF([.AF44]=&quot;TrueCrypt&quot;;1;0)+COUNTIF([.AF44];&quot;None&quot;)+COUNTIF([.AF44];&quot;&quot;)+COUNTIF([.AG44];&quot;No&quot;)" office:value-type="float" office:value="2" calcext:value-type="float">
            <text:p>2</text:p>
          </table:table-cell>
          <table:table-cell table:style-name="ce37" table:formula="of:=IF([.AH44]&lt;3;1;0)+IF([.AI44]=&quot;No&quot;;1)+IF([.AJ44]=&quot;No&quot;;1)+IF([.AK44]=&quot;No&quot;;1)+IF([.AL44]=&quot;No&quot;;1)+IF([.AM44]=&quot;No&quot;;1)+IF([.AN44]&lt;1;1)+IF([.AO44]&lt;1;1)" office:value-type="float" office:value="6" calcext:value-type="float">
            <text:p>6</text:p>
          </table:table-cell>
          <table:table-cell table:style-name="ce39" table:formula="of:=IF([.AP44]=0;0;IF([.AP44]&lt;5;1;IF([.AP44]&lt;10;2;3)))+IF([.AQ44]=0;0;IF([.AQ44]&lt;3;1;IF([.AQ44]&lt;10;2;3)))+IF([.AR44]=0;0;IF([.AR44]&lt;5;1;IF([.AR44]&lt;10;2;3)))+IF([.AS44]=&quot;A&quot;;0;IF([.AS44]=&quot;A+&quot;;0;IF([.AS44]=&quot;B&quot;;1;5))+IF([.AT44]=&quot;Self&quot;;0;IF([.AT44]=&quot;CloudFlare&quot;;2;IF([.AT44]=&quot;Incapsula&quot;;2;3))))" office:value-type="float" office:value="0" calcext:value-type="float">
            <text:p>0</text:p>
          </table:table-cell>
          <table:table-cell table:style-name="ce41" table:formula="of:=IF([.AU44]&lt;PricePercentile33;0;IF([.AU44]&lt;PricePercentile66;1;2))+IF([.AV44]&lt;ConPricePercentile33;0;IF([.AV44]&lt;ConPricePercentile66;1;2))+IF([.AW44]=&quot;Free&quot;;0;IF([.AW44]=&quot;Yes&quot;;0;1))+IF([.AX44]=&quot;Free&quot;;0;IF([.AX44]&gt;29;0;IF([.AX44]&gt;13;1;IF([.AX44]&gt;6;2;3))))" office:value-type="float" office:value="6" calcext:value-type="float">
            <text:p>6</text:p>
          </table:table-cell>
          <table:table-cell table:style-name="ce45" table:formula="of:=IF([.AY44]=&quot;Yes&quot;;1;0)+IF([.AZ44]=&quot;Yes&quot;;1;0)+IF([.BA44]=&quot;No&quot;;1;IF([.BA44]=&quot;&quot;;0;IF([.BA44]=&quot;Some&quot;;0.5;0)))+IF([.BB44]=&quot;No&quot;;1;IF([.BB44]=&quot;&quot;;0;IF([.BB44]=&quot;Some&quot;;0.5;0)))+IF([.BC44]=&quot;No&quot;;1;IF([.BC44]=&quot;&quot;;0;IF([.BC44]=&quot;Some&quot;;0.5;0)))+IF([.BD44]=&quot;&quot;;0;1)+IF([.BE44]=&quot;&quot;;0;1)" office:value-type="float" office:value="0" calcext:value-type="float">
            <text:p>0</text:p>
          </table:table-cell>
          <table:table-cell table:style-name="ce18"/>
          <table:table-cell table:style-name="ce54"/>
          <table:table-cell table:style-name="ce58" office:value-type="string" calcext:value-type="string">
            <text:p>Not Disclosed</text:p>
          </table:table-cell>
          <table:table-cell table:style-name="ce61" office:value-type="string" calcext:value-type="string">
            <text:p>Not Disclosed</text:p>
          </table:table-cell>
          <table:table-cell table:style-name="ce64"/>
          <table:table-cell table:style-name="ce67"/>
          <table:table-cell table:style-name="ce72" office:value-type="string" calcext:value-type="string">
            <text:p>Yes</text:p>
          </table:table-cell>
          <table:table-cell table:number-columns-repeated="2" table:style-name="ce75" office:value-type="string" calcext:value-type="string">
            <text:p>No</text:p>
          </table:table-cell>
          <table:table-cell table:style-name="ce75" office:value-type="string" calcext:value-type="string">
            <text:p>Yes</text:p>
          </table:table-cell>
          <table:table-cell table:style-name="ce77" office:value-type="string" calcext:value-type="string">
            <text:p>Yes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Yes</text:p>
          </table:table-cell>
          <table:table-cell table:style-name="ce84" table:formula="of:=IF(AND(NOT([.L44]=&quot;USA&quot;); [.AE44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/>
          <table:table-cell table:style-name="ce102" office:value-type="string" calcext:value-type="string">
            <text:p>No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5" calcext:value-type="float">
            <text:p>5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A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5" calcext:value-type="float">
            <text:p>$5.00</text:p>
          </table:table-cell>
          <table:table-cell table:style-name="ce143" table:formula="of:=[.AU44]/[.AH44]" office:value-type="float" office:value="5" calcext:value-type="float">
            <text:p>$5.00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float" office:value="10" calcext:value-type="float">
            <text:p>10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Thexyz</text:p>
          </table:table-cell>
          <table:table-cell table:style-name="ce16" table:formula="of:=IF(OR([.M45]=&quot;Five&quot;);2;0)+IF(OR([.M45]=&quot;Not Disclosed&quot;);1.5;0)+IF(OR([.M45]=&quot;Nine&quot;;[.M45]=&quot;Fourteen&quot;;[.M45]=&quot;See Note&quot;;[.M45]=&quot;Cooperative&quot;);1;0)+IF(OR([.N45]=&quot;Yes&quot;);2;0)+IF(OR([.N45]=&quot;Not Disclosed&quot;);1.5;0)+IF(OR([.N45]=&quot;Owned&quot;);1;0)" office:value-type="float" office:value="2" calcext:value-type="float">
            <text:p>2</text:p>
          </table:table-cell>
          <table:table-cell table:style-name="ce23" table:formula="of:=(COUNTIF([.P45];&quot;Yes&quot;))+(0.5*COUNTIF([.P45];&quot;&quot;))+(0.5*COUNTIF([.P45];&quot;See Note&quot;))+(COUNTIF([.O45];&quot;Yes&quot;))+(0.5*COUNTIF([.O45];&quot;&quot;))" office:value-type="float" office:value="2" calcext:value-type="float">
            <text:p>2</text:p>
          </table:table-cell>
          <table:table-cell table:style-name="ce27" table:formula="of:=(3*COUNTIF([.Q45];&quot;No&quot;))+COUNTIF([.T45:.V45];&quot;No&quot;)+(0.5*COUNTIF([.U45];&quot;Some&quot;))" office:value-type="float" office:value="6" calcext:value-type="float">
            <text:p>6</text:p>
          </table:table-cell>
          <table:table-cell table:style-name="ce30" table:formula="of:=IF([.Y45]=&quot;No&quot;;1;0)+IF([.Z45]=&quot;No&quot;;1;0)+IF([.Z45]=&quot;&quot;;1;0)+(0.5*COUNTIF([.AA45];&quot;No&quot;))+COUNTIF([.AB45];&quot;No&quot;)+COUNTIF([.AC45];&quot;No&quot;)" office:value-type="float" office:value="1" calcext:value-type="float">
            <text:p>1</text:p>
          </table:table-cell>
          <table:table-cell table:style-name="ce34" table:formula="of:=COUNTIF([.AD45];&quot;No&quot;)+COUNTIF([.AE45];&quot;None&quot;)+COUNTIF([.AE45];&quot;&quot;)+IF([.AF45]=&quot;TDE&quot;;1;0)+IF([.AF45]=&quot;BitLocker&quot;;1;0)+IF([.AF45]=&quot;TrueCrypt&quot;;1;0)+COUNTIF([.AF45];&quot;None&quot;)+COUNTIF([.AF45];&quot;&quot;)+COUNTIF([.AG45];&quot;No&quot;)" office:value-type="float" office:value="0" calcext:value-type="float">
            <text:p>0</text:p>
          </table:table-cell>
          <table:table-cell table:style-name="ce37" table:formula="of:=IF([.AH45]&lt;3;1;0)+IF([.AI45]=&quot;No&quot;;1)+IF([.AJ45]=&quot;No&quot;;1)+IF([.AK45]=&quot;No&quot;;1)+IF([.AL45]=&quot;No&quot;;1)+IF([.AM45]=&quot;No&quot;;1)+IF([.AN45]&lt;1;1)+IF([.AO45]&lt;1;1)" office:value-type="float" office:value="4" calcext:value-type="float">
            <text:p>4</text:p>
          </table:table-cell>
          <table:table-cell table:style-name="ce39" table:formula="of:=IF([.AP45]=0;0;IF([.AP45]&lt;5;1;IF([.AP45]&lt;10;2;3)))+IF([.AQ45]=0;0;IF([.AQ45]&lt;3;1;IF([.AQ45]&lt;10;2;3)))+IF([.AR45]=0;0;IF([.AR45]&lt;5;1;IF([.AR45]&lt;10;2;3)))+IF([.AS45]=&quot;A&quot;;0;IF([.AS45]=&quot;A+&quot;;0;IF([.AS45]=&quot;B&quot;;1;5))+IF([.AT45]=&quot;Self&quot;;0;IF([.AT45]=&quot;CloudFlare&quot;;2;IF([.AT45]=&quot;Incapsula&quot;;2;3))))" office:value-type="float" office:value="9" calcext:value-type="float">
            <text:p>9</text:p>
          </table:table-cell>
          <table:table-cell table:style-name="ce41" table:formula="of:=IF([.AU45]&lt;PricePercentile33;0;IF([.AU45]&lt;PricePercentile66;1;2))+IF([.AV45]&lt;ConPricePercentile33;0;IF([.AV45]&lt;ConPricePercentile66;1;2))+IF([.AW45]=&quot;Free&quot;;0;IF([.AW45]=&quot;Yes&quot;;0;1))+IF([.AX45]=&quot;Free&quot;;0;IF([.AX45]&gt;29;0;IF([.AX45]&gt;13;1;IF([.AX45]&gt;6;2;3))))" office:value-type="float" office:value="3" calcext:value-type="float">
            <text:p>3</text:p>
          </table:table-cell>
          <table:table-cell table:style-name="ce45" table:formula="of:=IF([.AY45]=&quot;Yes&quot;;1;0)+IF([.AZ45]=&quot;Yes&quot;;1;0)+IF([.BA45]=&quot;No&quot;;1;IF([.BA45]=&quot;&quot;;0;IF([.BA45]=&quot;Some&quot;;0.5;0)))+IF([.BB45]=&quot;No&quot;;1;IF([.BB45]=&quot;&quot;;0;IF([.BB45]=&quot;Some&quot;;0.5;0)))+IF([.BC45]=&quot;No&quot;;1;IF([.BC45]=&quot;&quot;;0;IF([.BC45]=&quot;Some&quot;;0.5;0)))+IF([.BD45]=&quot;&quot;;0;1)+IF([.BE45]=&quot;&quot;;0;1)" office:value-type="float" office:value="3" calcext:value-type="float">
            <text:p>3</text:p>
          </table:table-cell>
          <table:table-cell table:style-name="ce18"/>
          <table:table-cell table:style-name="ce54" office:value-type="string" calcext:value-type="string">
            <text:p>Canada</text:p>
          </table:table-cell>
          <table:table-cell table:style-name="ce58" table:formula="of:=IF(OR([.L45]=&quot;USA&quot;;[.L45]=&quot;UK&quot;;[.L45]=&quot;Canada&quot;;[.L45]=&quot;Australia&quot;;[.L45]=&quot;New Zealand&quot;);&quot;Five&quot;;(IF(OR([.L45]=&quot;Denmark&quot;;[.L45]=&quot;France&quot;;[.L45]=&quot;Netherlands&quot;;[.L45]=&quot;Norway&quot;);&quot;Nine&quot;;IF(OR([.L45]=&quot;Belgium&quot;;[.L45]=&quot;Germany&quot;;[.L45]=&quot;Italy&quot;;[.L45]=&quot;Spain&quot;;[.L45]=&quot;Sweden&quot;);&quot;Fourteen&quot;;IF([.L45]=&quot;&quot;;&quot;Not Disclosed&quot;;IF(OR([.L45]=&quot;British Virgin Islands&quot;;[.L45]=&quot;Gibraltar&quot;;[.L45]=&quot;British Indian Ocean&quot;;[.L45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No</text:p>
          </table:table-cell>
          <table:table-cell table:style-name="ce64" office:value-type="string" calcext:value-type="string">
            <text:p>Yes</text:p>
          </table:table-cell>
          <table:table-cell table:style-name="ce67" office:value-type="string" calcext:value-type="string">
            <text:p>Yes</text:p>
          </table:table-cell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45]=&quot;USA&quot;); [.AE45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 office:value-type="string" calcext:value-type="string">
            <text:p>AES-256</text:p>
          </table:table-cell>
          <table:table-cell table:style-name="ce102" office:value-type="string" calcext:value-type="string">
            <text:p>Yes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Yes</text:p>
          </table:table-cell>
          <table:table-cell table:style-name="ce117" office:value-type="float" office:value="25" calcext:value-type="float">
            <text:p>25</text:p>
          </table:table-cell>
          <table:table-cell table:style-name="ce120" office:value-type="float" office:value="25" calcext:value-type="float">
            <text:p>25</text:p>
          </table:table-cell>
          <table:table-cell table:style-name="ce125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float" office:value="5" calcext:value-type="float">
            <text:p>5</text:p>
          </table:table-cell>
          <table:table-cell table:style-name="ce134" office:value-type="string" calcext:value-type="string">
            <text:p>A-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1.67" calcext:value-type="float">
            <text:p>$1.67</text:p>
          </table:table-cell>
          <table:table-cell table:style-name="ce143" table:formula="of:=[.AU45]/[.AH45]" office:value-type="float" office:value="1.67" calcext:value-type="float">
            <text:p>$1.67</text:p>
          </table:table-cell>
          <table:table-cell table:style-name="ce145" office:value-type="string" calcext:value-type="string">
            <text:p>No</text:p>
          </table:table-cell>
          <table:table-cell table:style-name="ce147" office:value-type="float" office:value="30" calcext:value-type="float">
            <text:p>30</text:p>
          </table:table-cell>
          <table:table-cell table:style-name="ce151"/>
          <table:table-cell table:style-name="ce154"/>
          <table:table-cell table:style-name="ce156" office:value-type="string" calcext:value-type="string">
            <text:p>No</text:p>
          </table:table-cell>
          <table:table-cell table:style-name="ce157" office:value-type="string" calcext:value-type="string">
            <text:p>No</text:p>
          </table:table-cell>
          <table:table-cell table:style-name="ce159" office:value-type="string" calcext:value-type="string">
            <text:p>No</text:p>
          </table:table-cell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TuffMail</text:p>
          </table:table-cell>
          <table:table-cell table:style-name="ce16" table:formula="of:=IF(OR([.M46]=&quot;Five&quot;);2;0)+IF(OR([.M46]=&quot;Not Disclosed&quot;);1.5;0)+IF(OR([.M46]=&quot;Nine&quot;;[.M46]=&quot;Fourteen&quot;;[.M46]=&quot;See Note&quot;;[.M46]=&quot;Cooperative&quot;);1;0)+IF(OR([.N46]=&quot;Yes&quot;);2;0)+IF(OR([.N46]=&quot;Not Disclosed&quot;);1.5;0)+IF(OR([.N46]=&quot;Owned&quot;);1;0)" office:value-type="float" office:value="2" calcext:value-type="float">
            <text:p>2</text:p>
          </table:table-cell>
          <table:table-cell table:style-name="ce23" table:formula="of:=(COUNTIF([.P46];&quot;Yes&quot;))+(0.5*COUNTIF([.P46];&quot;&quot;))+(0.5*COUNTIF([.P46];&quot;See Note&quot;))+(COUNTIF([.O46];&quot;Yes&quot;))+(0.5*COUNTIF([.O46];&quot;&quot;))" office:value-type="float" office:value="1.5" calcext:value-type="float">
            <text:p>1.5</text:p>
          </table:table-cell>
          <table:table-cell table:style-name="ce27" table:formula="of:=(3*COUNTIF([.Q46];&quot;No&quot;))+COUNTIF([.T46:.V46];&quot;No&quot;)+(0.5*COUNTIF([.U46];&quot;Some&quot;))" office:value-type="float" office:value="6" calcext:value-type="float">
            <text:p>6</text:p>
          </table:table-cell>
          <table:table-cell table:style-name="ce30" table:formula="of:=IF([.Y46]=&quot;No&quot;;1;0)+IF([.Z46]=&quot;No&quot;;1;0)+IF([.Z46]=&quot;&quot;;1;0)+(0.5*COUNTIF([.AA46];&quot;No&quot;))+COUNTIF([.AB46];&quot;No&quot;)+COUNTIF([.AC46];&quot;No&quot;)" office:value-type="float" office:value="1" calcext:value-type="float">
            <text:p>1</text:p>
          </table:table-cell>
          <table:table-cell table:style-name="ce34" table:formula="of:=COUNTIF([.AD46];&quot;No&quot;)+COUNTIF([.AE46];&quot;None&quot;)+COUNTIF([.AE46];&quot;&quot;)+IF([.AF46]=&quot;TDE&quot;;1;0)+IF([.AF46]=&quot;BitLocker&quot;;1;0)+IF([.AF46]=&quot;TrueCrypt&quot;;1;0)+COUNTIF([.AF46];&quot;None&quot;)+COUNTIF([.AF46];&quot;&quot;)+COUNTIF([.AG46];&quot;No&quot;)" office:value-type="float" office:value="2" calcext:value-type="float">
            <text:p>2</text:p>
          </table:table-cell>
          <table:table-cell table:style-name="ce37" table:formula="of:=IF([.AH46]&lt;3;1;0)+IF([.AI46]=&quot;No&quot;;1)+IF([.AJ46]=&quot;No&quot;;1)+IF([.AK46]=&quot;No&quot;;1)+IF([.AL46]=&quot;No&quot;;1)+IF([.AM46]=&quot;No&quot;;1)+IF([.AN46]&lt;1;1)+IF([.AO46]&lt;1;1)" office:value-type="float" office:value="7" calcext:value-type="float">
            <text:p>7</text:p>
          </table:table-cell>
          <table:table-cell table:style-name="ce39" table:formula="of:=IF([.AP46]=0;0;IF([.AP46]&lt;5;1;IF([.AP46]&lt;10;2;3)))+IF([.AQ46]=0;0;IF([.AQ46]&lt;3;1;IF([.AQ46]&lt;10;2;3)))+IF([.AR46]=0;0;IF([.AR46]&lt;5;1;IF([.AR46]&lt;10;2;3)))+IF([.AS46]=&quot;A&quot;;0;IF([.AS46]=&quot;A+&quot;;0;IF([.AS46]=&quot;B&quot;;1;5))+IF([.AT46]=&quot;Self&quot;;0;IF([.AT46]=&quot;CloudFlare&quot;;2;IF([.AT46]=&quot;Incapsula&quot;;2;3))))" office:value-type="float" office:value="7" calcext:value-type="float">
            <text:p>7</text:p>
          </table:table-cell>
          <table:table-cell table:style-name="ce41" table:formula="of:=IF([.AU46]&lt;PricePercentile33;0;IF([.AU46]&lt;PricePercentile66;1;2))+IF([.AV46]&lt;ConPricePercentile33;0;IF([.AV46]&lt;ConPricePercentile66;1;2))+IF([.AW46]=&quot;Free&quot;;0;IF([.AW46]=&quot;Yes&quot;;0;1))+IF([.AX46]=&quot;Free&quot;;0;IF([.AX46]&gt;29;0;IF([.AX46]&gt;13;1;IF([.AX46]&gt;6;2;3))))" office:value-type="float" office:value="2" calcext:value-type="float">
            <text:p>2</text:p>
          </table:table-cell>
          <table:table-cell table:style-name="ce45" table:formula="of:=IF([.AY46]=&quot;Yes&quot;;1;0)+IF([.AZ46]=&quot;Yes&quot;;1;0)+IF([.BA46]=&quot;No&quot;;1;IF([.BA46]=&quot;&quot;;0;IF([.BA46]=&quot;Some&quot;;0.5;0)))+IF([.BB46]=&quot;No&quot;;1;IF([.BB46]=&quot;&quot;;0;IF([.BB46]=&quot;Some&quot;;0.5;0)))+IF([.BC46]=&quot;No&quot;;1;IF([.BC46]=&quot;&quot;;0;IF([.BC46]=&quot;Some&quot;;0.5;0)))+IF([.BD46]=&quot;&quot;;0;1)+IF([.BE46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Canada</text:p>
          </table:table-cell>
          <table:table-cell table:style-name="ce58" table:formula="of:=IF(OR([.L46]=&quot;USA&quot;;[.L46]=&quot;UK&quot;;[.L46]=&quot;Canada&quot;;[.L46]=&quot;Australia&quot;;[.L46]=&quot;New Zealand&quot;);&quot;Five&quot;;(IF(OR([.L46]=&quot;Denmark&quot;;[.L46]=&quot;France&quot;;[.L46]=&quot;Netherlands&quot;;[.L46]=&quot;Norway&quot;);&quot;Nine&quot;;IF(OR([.L46]=&quot;Belgium&quot;;[.L46]=&quot;Germany&quot;;[.L46]=&quot;Italy&quot;;[.L46]=&quot;Spain&quot;;[.L46]=&quot;Sweden&quot;);&quot;Fourteen&quot;;IF([.L46]=&quot;&quot;;&quot;Not Disclosed&quot;;IF(OR([.L46]=&quot;British Virgin Islands&quot;;[.L46]=&quot;Gibraltar&quot;;[.L46]=&quot;British Indian Ocean&quot;;[.L46]=&quot;Barbados&quot;);&quot;See Note&quot;;&quot;No&quot;))))))" office:value-type="string" office:string-value="Five" calcext:value-type="string">
            <text:p>Five</text:p>
          </table:table-cell>
          <table:table-cell table:style-name="ce61" office:value-type="string" calcext:value-type="string">
            <text:p>No</text:p>
          </table:table-cell>
          <table:table-cell table:style-name="ce64" office:value-type="string" calcext:value-type="string">
            <text:p>Yes</text:p>
          </table:table-cell>
          <table:table-cell table:style-name="ce67"/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46]=&quot;USA&quot;); [.AE46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/>
          <table:table-cell table:style-name="ce102" office:value-type="string" calcext:value-type="string">
            <text:p>No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0.51" calcext:value-type="float">
            <text:p>0.51</text:p>
          </table:table-cell>
          <table:table-cell table:style-name="ce120"/>
          <table:table-cell table:style-name="ce125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2" calcext:value-type="float">
            <text:p>$2.00</text:p>
          </table:table-cell>
          <table:table-cell table:style-name="ce143" table:formula="of:=[.AU46]/[.AH46]" office:value-type="float" office:value="2" calcext:value-type="float">
            <text:p>$2.00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float" office:value="30" calcext:value-type="float">
            <text:p>30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Tutanota</text:p>
          </table:table-cell>
          <table:table-cell table:style-name="ce16" table:formula="of:=IF(OR([.M47]=&quot;Five&quot;);2;0)+IF(OR([.M47]=&quot;Not Disclosed&quot;);1.5;0)+IF(OR([.M47]=&quot;Nine&quot;;[.M47]=&quot;Fourteen&quot;;[.M47]=&quot;See Note&quot;;[.M47]=&quot;Cooperative&quot;);1;0)+IF(OR([.N47]=&quot;Yes&quot;);2;0)+IF(OR([.N47]=&quot;Not Disclosed&quot;);1.5;0)+IF(OR([.N47]=&quot;Owned&quot;);1;0)" office:value-type="float" office:value="1" calcext:value-type="float">
            <text:p>1</text:p>
          </table:table-cell>
          <table:table-cell table:style-name="ce23" table:formula="of:=(COUNTIF([.P47];&quot;Yes&quot;))+(0.5*COUNTIF([.P47];&quot;&quot;))+(0.5*COUNTIF([.P47];&quot;See Note&quot;))+(COUNTIF([.O47];&quot;Yes&quot;))+(0.5*COUNTIF([.O47];&quot;&quot;))" office:value-type="float" office:value="0.5" calcext:value-type="float">
            <text:p>0.5</text:p>
          </table:table-cell>
          <table:table-cell table:style-name="ce27" table:formula="of:=(3*COUNTIF([.Q47];&quot;No&quot;))+COUNTIF([.T47:.V47];&quot;No&quot;)+(0.5*COUNTIF([.U47];&quot;Some&quot;))" office:value-type="float" office:value="5" calcext:value-type="float">
            <text:p>5</text:p>
          </table:table-cell>
          <table:table-cell table:style-name="ce30" table:formula="of:=IF([.Y47]=&quot;No&quot;;1;0)+IF([.Z47]=&quot;No&quot;;1;0)+IF([.Z47]=&quot;&quot;;1;0)+(0.5*COUNTIF([.AA47];&quot;No&quot;))+COUNTIF([.AB47];&quot;No&quot;)+COUNTIF([.AC47];&quot;No&quot;)" office:value-type="float" office:value="2.5" calcext:value-type="float">
            <text:p>2.5</text:p>
          </table:table-cell>
          <table:table-cell table:style-name="ce34" table:formula="of:=COUNTIF([.AD47];&quot;No&quot;)+COUNTIF([.AE47];&quot;None&quot;)+COUNTIF([.AE47];&quot;&quot;)+IF([.AF47]=&quot;TDE&quot;;1;0)+IF([.AF47]=&quot;BitLocker&quot;;1;0)+IF([.AF47]=&quot;TrueCrypt&quot;;1;0)+COUNTIF([.AF47];&quot;None&quot;)+COUNTIF([.AF47];&quot;&quot;)+COUNTIF([.AG47];&quot;No&quot;)" office:value-type="float" office:value="1" calcext:value-type="float">
            <text:p>1</text:p>
          </table:table-cell>
          <table:table-cell table:style-name="ce37" table:formula="of:=IF([.AH47]&lt;3;1;0)+IF([.AI47]=&quot;No&quot;;1)+IF([.AJ47]=&quot;No&quot;;1)+IF([.AK47]=&quot;No&quot;;1)+IF([.AL47]=&quot;No&quot;;1)+IF([.AM47]=&quot;No&quot;;1)+IF([.AN47]&lt;1;1)+IF([.AO47]&lt;1;1)" office:value-type="float" office:value="3" calcext:value-type="float">
            <text:p>3</text:p>
          </table:table-cell>
          <table:table-cell table:style-name="ce39" table:formula="of:=IF([.AP47]=0;0;IF([.AP47]&lt;5;1;IF([.AP47]&lt;10;2;3)))+IF([.AQ47]=0;0;IF([.AQ47]&lt;3;1;IF([.AQ47]&lt;10;2;3)))+IF([.AR47]=0;0;IF([.AR47]&lt;5;1;IF([.AR47]&lt;10;2;3)))+IF([.AS47]=&quot;A&quot;;0;IF([.AS47]=&quot;A+&quot;;0;IF([.AS47]=&quot;B&quot;;1;5))+IF([.AT47]=&quot;Self&quot;;0;IF([.AT47]=&quot;CloudFlare&quot;;2;IF([.AT47]=&quot;Incapsula&quot;;2;3))))" office:value-type="float" office:value="1" calcext:value-type="float">
            <text:p>1</text:p>
          </table:table-cell>
          <table:table-cell table:style-name="ce41" table:formula="of:=IF([.AU47]&lt;PricePercentile33;0;IF([.AU47]&lt;PricePercentile66;1;2))+IF([.AV47]&lt;ConPricePercentile33;0;IF([.AV47]&lt;ConPricePercentile66;1;2))+IF([.AW47]=&quot;Free&quot;;0;IF([.AW47]=&quot;Yes&quot;;0;1))+IF([.AX47]=&quot;Free&quot;;0;IF([.AX47]&gt;29;0;IF([.AX47]&gt;13;1;IF([.AX47]&gt;6;2;3))))" office:value-type="float" office:value="1" calcext:value-type="float">
            <text:p>1</text:p>
          </table:table-cell>
          <table:table-cell table:style-name="ce45" table:formula="of:=IF([.AY47]=&quot;Yes&quot;;1;0)+IF([.AZ47]=&quot;Yes&quot;;1;0)+IF([.BA47]=&quot;No&quot;;1;IF([.BA47]=&quot;&quot;;0;IF([.BA47]=&quot;Some&quot;;0.5;0)))+IF([.BB47]=&quot;No&quot;;1;IF([.BB47]=&quot;&quot;;0;IF([.BB47]=&quot;Some&quot;;0.5;0)))+IF([.BC47]=&quot;No&quot;;1;IF([.BC47]=&quot;&quot;;0;IF([.BC47]=&quot;Some&quot;;0.5;0)))+IF([.BD47]=&quot;&quot;;0;1)+IF([.BE47]=&quot;&quot;;0;1)" office:value-type="float" office:value="0" calcext:value-type="float">
            <text:p>0</text:p>
          </table:table-cell>
          <table:table-cell table:style-name="ce18"/>
          <table:table-cell table:style-name="ce54" office:value-type="string" calcext:value-type="string">
            <text:p>Germany</text:p>
          </table:table-cell>
          <table:table-cell table:style-name="ce58" table:formula="of:=IF(OR([.L47]=&quot;USA&quot;;[.L47]=&quot;UK&quot;;[.L47]=&quot;Canada&quot;;[.L47]=&quot;Australia&quot;;[.L47]=&quot;New Zealand&quot;);&quot;Five&quot;;(IF(OR([.L47]=&quot;Denmark&quot;;[.L47]=&quot;France&quot;;[.L47]=&quot;Netherlands&quot;;[.L47]=&quot;Norway&quot;);&quot;Nine&quot;;IF(OR([.L47]=&quot;Belgium&quot;;[.L47]=&quot;Germany&quot;;[.L47]=&quot;Italy&quot;;[.L47]=&quot;Spain&quot;;[.L47]=&quot;Sweden&quot;);&quot;Fourteen&quot;;IF([.L47]=&quot;&quot;;&quot;Not Disclosed&quot;;IF(OR([.L47]=&quot;British Virgin Islands&quot;;[.L47]=&quot;Gibraltar&quot;;[.L47]=&quot;British Indian Ocean&quot;;[.L47]=&quot;Barbados&quot;);&quot;See Note&quot;;&quot;No&quot;))))))" office:value-type="string" office:string-value="Fourteen" calcext:value-type="string">
            <text:p>Fourteen</text:p>
          </table:table-cell>
          <table:table-cell table:style-name="ce61" office:value-type="string" calcext:value-type="string">
            <text:p>No</text:p>
          </table:table-cell>
          <table:table-cell table:style-name="ce64"/>
          <table:table-cell table:style-name="ce67" office:value-type="string" calcext:value-type="string">
            <text:p>No</text:p>
          </table:table-cell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Yes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Yes</text:p>
          </table:table-cell>
          <table:table-cell table:style-name="ce84" table:formula="of:=IF(AND(NOT([.L47]=&quot;USA&quot;); [.AE47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number-columns-repeated="2" table:style-name="ce90" office:value-type="string" calcext:value-type="string">
            <text:p>No</text:p>
          </table:table-cell>
          <table:table-cell table:style-name="ce92" office:value-type="string" calcext:value-type="string">
            <text:p>No</text:p>
          </table:table-cell>
          <table:table-cell table:style-name="ce94" office:value-type="string" calcext:value-type="string">
            <text:p>No</text:p>
          </table:table-cell>
          <table:table-cell table:style-name="ce97" office:value-type="string" calcext:value-type="string">
            <text:p>SSL/TLS</text:p>
          </table:table-cell>
          <table:table-cell table:style-name="ce99" office:value-type="string" calcext:value-type="string">
            <text:p>AES</text:p>
          </table:table-cell>
          <table:table-cell table:style-name="ce102" office:value-type="string" calcext:value-type="string">
            <text:p>Yes</text:p>
          </table:table-cell>
          <table:table-cell table:style-name="ce110" office:value-type="float" office:value="5" calcext:value-type="float">
            <text:p>5</text:p>
          </table:table-cell>
          <table:table-cell table:style-name="ce112" office:value-type="string" calcext:value-type="string">
            <text:p>Yes</text:p>
          </table:table-cell>
          <table:table-cell table:style-name="ce115" office:value-type="string" calcext:value-type="string">
            <text:p>Yes</text:p>
          </table:table-cell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Yes</text:p>
          </table:table-cell>
          <table:table-cell table:style-name="ce112" office:value-type="string" calcext:value-type="string">
            <text:p>No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A+</text:p>
          </table:table-cell>
          <table:table-cell table:style-name="ce136" office:value-type="string" calcext:value-type="string">
            <text:p>Self</text:p>
          </table:table-cell>
          <table:table-cell table:style-name="ce139" office:value-type="float" office:value="1.25" calcext:value-type="float">
            <text:p>$1.25</text:p>
          </table:table-cell>
          <table:table-cell table:style-name="ce143" table:formula="of:=[.AU47]/[.AH47]" office:value-type="float" office:value="0.25" calcext:value-type="float">
            <text:p>$0.25</text:p>
          </table:table-cell>
          <table:table-cell table:style-name="ce145" office:value-type="string" calcext:value-type="string">
            <text:p>Yes</text:p>
          </table:table-cell>
          <table:table-cell table:style-name="ce147" office:value-type="float" office:value="14" calcext:value-type="float">
            <text:p>14</text:p>
          </table:table-cell>
          <table:table-cell table:style-name="ce151"/>
          <table:table-cell table:style-name="ce154"/>
          <table:table-cell table:style-name="ce156"/>
          <table:table-cell table:style-name="ce157"/>
          <table:table-cell table:style-name="ce159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Unseen</text:p>
          </table:table-cell>
          <table:table-cell table:style-name="ce16" table:formula="of:=IF(OR([.M48]=&quot;Five&quot;);2;0)+IF(OR([.M48]=&quot;Not Disclosed&quot;);1.5;0)+IF(OR([.M48]=&quot;Nine&quot;;[.M48]=&quot;Fourteen&quot;;[.M48]=&quot;See Note&quot;;[.M48]=&quot;Cooperative&quot;);1;0)+IF(OR([.N48]=&quot;Yes&quot;);2;0)+IF(OR([.N48]=&quot;Not Disclosed&quot;);1.5;0)+IF(OR([.N48]=&quot;Owned&quot;);1;0)" office:value-type="float" office:value="1" calcext:value-type="float">
            <text:p>1</text:p>
          </table:table-cell>
          <table:table-cell table:style-name="ce23" table:formula="of:=(COUNTIF([.P48];&quot;Yes&quot;))+(0.5*COUNTIF([.P48];&quot;&quot;))+(0.5*COUNTIF([.P48];&quot;See Note&quot;))+(COUNTIF([.O48];&quot;Yes&quot;))+(0.5*COUNTIF([.O48];&quot;&quot;))" office:value-type="float" office:value="2" calcext:value-type="float">
            <text:p>2</text:p>
          </table:table-cell>
          <table:table-cell table:style-name="ce27" table:formula="of:=(3*COUNTIF([.Q48];&quot;No&quot;))+COUNTIF([.T48:.V48];&quot;No&quot;)+(0.5*COUNTIF([.U48];&quot;Some&quot;))" office:value-type="float" office:value="2" calcext:value-type="float">
            <text:p>2</text:p>
          </table:table-cell>
          <table:table-cell table:style-name="ce30" table:formula="of:=IF([.Y48]=&quot;No&quot;;1;0)+IF([.Z48]=&quot;No&quot;;1;0)+IF([.Z48]=&quot;&quot;;1;0)+(0.5*COUNTIF([.AA48];&quot;No&quot;))+COUNTIF([.AB48];&quot;No&quot;)+COUNTIF([.AC48];&quot;No&quot;)" office:value-type="float" office:value="3.5" calcext:value-type="float">
            <text:p>3.5</text:p>
          </table:table-cell>
          <table:table-cell table:style-name="ce34" table:formula="of:=COUNTIF([.AD48];&quot;No&quot;)+COUNTIF([.AE48];&quot;None&quot;)+COUNTIF([.AE48];&quot;&quot;)+IF([.AF48]=&quot;TDE&quot;;1;0)+IF([.AF48]=&quot;BitLocker&quot;;1;0)+IF([.AF48]=&quot;TrueCrypt&quot;;1;0)+COUNTIF([.AF48];&quot;None&quot;)+COUNTIF([.AF48];&quot;&quot;)+COUNTIF([.AG48];&quot;No&quot;)" office:value-type="float" office:value="1" calcext:value-type="float">
            <text:p>1</text:p>
          </table:table-cell>
          <table:table-cell table:style-name="ce37" table:formula="of:=IF([.AH48]&lt;3;1;0)+IF([.AI48]=&quot;No&quot;;1)+IF([.AJ48]=&quot;No&quot;;1)+IF([.AK48]=&quot;No&quot;;1)+IF([.AL48]=&quot;No&quot;;1)+IF([.AM48]=&quot;No&quot;;1)+IF([.AN48]&lt;1;1)+IF([.AO48]&lt;1;1)" office:value-type="float" office:value="7" calcext:value-type="float">
            <text:p>7</text:p>
          </table:table-cell>
          <table:table-cell table:style-name="ce39" table:formula="of:=IF([.AP48]=0;0;IF([.AP48]&lt;5;1;IF([.AP48]&lt;10;2;3)))+IF([.AQ48]=0;0;IF([.AQ48]&lt;3;1;IF([.AQ48]&lt;10;2;3)))+IF([.AR48]=0;0;IF([.AR48]&lt;5;1;IF([.AR48]&lt;10;2;3)))+IF([.AS48]=&quot;A&quot;;0;IF([.AS48]=&quot;A+&quot;;0;IF([.AS48]=&quot;B&quot;;1;5))+IF([.AT48]=&quot;Self&quot;;0;IF([.AT48]=&quot;CloudFlare&quot;;2;IF([.AT48]=&quot;Incapsula&quot;;2;3))))" office:value-type="float" office:value="0" calcext:value-type="float">
            <text:p>0</text:p>
          </table:table-cell>
          <table:table-cell table:style-name="ce41" table:formula="of:=IF([.AU48]&lt;PricePercentile33;0;IF([.AU48]&lt;PricePercentile66;1;2))+IF([.AV48]&lt;ConPricePercentile33;0;IF([.AV48]&lt;ConPricePercentile66;1;2))+IF([.AW48]=&quot;Free&quot;;0;IF([.AW48]=&quot;Yes&quot;;0;1))+IF([.AX48]=&quot;Free&quot;;0;IF([.AX48]&gt;29;0;IF([.AX48]&gt;13;1;IF([.AX48]&gt;6;2;3))))" office:value-type="float" office:value="4" calcext:value-type="float">
            <text:p>4</text:p>
          </table:table-cell>
          <table:table-cell table:style-name="ce45" table:formula="of:=IF([.AY48]=&quot;Yes&quot;;1;0)+IF([.AZ48]=&quot;Yes&quot;;1;0)+IF([.BA48]=&quot;No&quot;;1;IF([.BA48]=&quot;&quot;;0;IF([.BA48]=&quot;Some&quot;;0.5;0)))+IF([.BB48]=&quot;No&quot;;1;IF([.BB48]=&quot;&quot;;0;IF([.BB48]=&quot;Some&quot;;0.5;0)))+IF([.BC48]=&quot;No&quot;;1;IF([.BC48]=&quot;&quot;;0;IF([.BC48]=&quot;Some&quot;;0.5;0)))+IF([.BD48]=&quot;&quot;;0;1)+IF([.BE48]=&quot;&quot;;0;1)" office:value-type="float" office:value="3" calcext:value-type="float">
            <text:p>3</text:p>
          </table:table-cell>
          <table:table-cell table:style-name="ce18"/>
          <table:table-cell table:style-name="ce54" office:value-type="string" calcext:value-type="string">
            <text:p>Iceland</text:p>
          </table:table-cell>
          <table:table-cell table:style-name="ce58" office:value-type="string" calcext:value-type="string">
            <text:p>Cooperative</text:p>
          </table:table-cell>
          <table:table-cell table:style-name="ce62" office:value-type="string" calcext:value-type="string">
            <text:p>No</text:p>
          </table:table-cell>
          <table:table-cell table:style-name="ce64" office:value-type="string" calcext:value-type="string">
            <text:p>Yes</text:p>
          </table:table-cell>
          <table:table-cell table:style-name="ce68" office:value-type="string" calcext:value-type="string">
            <text:p>Yes</text:p>
          </table:table-cell>
          <table:table-cell table:style-name="ce72" office:value-type="string" calcext:value-type="string">
            <text:p>Email</text:p>
          </table:table-cell>
          <table:table-cell table:number-columns-repeated="2" table:style-name="ce75" office:value-type="string" calcext:value-type="string">
            <text:p>No</text:p>
          </table:table-cell>
          <table:table-cell table:style-name="ce75" office:value-type="string" calcext:value-type="string">
            <text:p>Yes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48]=&quot;USA&quot;); [.AE48]=&quot;SSL/TLS&quot;); &quot;Yes&quot;; &quot;No&quot;)" office:value-type="string" office:string-value="Yes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3" table:style-name="ce90" office:value-type="string" calcext:value-type="string">
            <text:p>No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 office:value-type="string" calcext:value-type="string">
            <text:p>PGP</text:p>
          </table:table-cell>
          <table:table-cell table:style-name="ce105" office:value-type="string" calcext:value-type="string">
            <text:p>No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number-columns-repeated="3" table:style-name="ce113" office:value-type="string" calcext:value-type="string">
            <text:p>No</text:p>
          </table:table-cell>
          <table:table-cell table:style-name="ce117" office:value-type="float" office:value="2" calcext:value-type="float">
            <text:p>2</text:p>
          </table:table-cell>
          <table:table-cell table:style-name="ce121"/>
          <table:table-cell table:style-name="ce125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A+</text:p>
          </table:table-cell>
          <table:table-cell table:style-name="ce137" office:value-type="string" calcext:value-type="string">
            <text:p>Self</text:p>
          </table:table-cell>
          <table:table-cell table:style-name="ce139" office:value-type="float" office:value="8.25" calcext:value-type="float">
            <text:p>$8.25</text:p>
          </table:table-cell>
          <table:table-cell table:style-name="ce143" table:formula="of:=[.AU48]/[.AH48]" office:value-type="float" office:value="8.25" calcext:value-type="float">
            <text:p>$8.25</text:p>
          </table:table-cell>
          <table:table-cell table:style-name="ce145" office:value-type="string" calcext:value-type="string">
            <text:p>Yes</text:p>
          </table:table-cell>
          <table:table-cell table:style-name="ce148" office:value-type="float" office:value="30" calcext:value-type="float">
            <text:p>30</text:p>
          </table:table-cell>
          <table:table-cell table:style-name="ce151"/>
          <table:table-cell table:style-name="ce152"/>
          <table:table-cell table:style-name="ce156" office:value-type="string" calcext:value-type="string">
            <text:p>No</text:p>
          </table:table-cell>
          <table:table-cell table:style-name="ce157" office:value-type="string" calcext:value-type="string">
            <text:p>No</text:p>
          </table:table-cell>
          <table:table-cell table:style-name="ce160" office:value-type="string" calcext:value-type="string">
            <text:p>No</text:p>
          </table:table-cell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Unspyable</text:p>
          </table:table-cell>
          <table:table-cell table:style-name="ce16" table:formula="of:=IF(OR([.M49]=&quot;Five&quot;);2;0)+IF(OR([.M49]=&quot;Not Disclosed&quot;);1.5;0)+IF(OR([.M49]=&quot;Nine&quot;;[.M49]=&quot;Fourteen&quot;;[.M49]=&quot;See Note&quot;;[.M49]=&quot;Cooperative&quot;);1;0)+IF(OR([.N49]=&quot;Yes&quot;);2;0)+IF(OR([.N49]=&quot;Not Disclosed&quot;);1.5;0)+IF(OR([.N49]=&quot;Owned&quot;);1;0)" office:value-type="float" office:value="3" calcext:value-type="float">
            <text:p>3</text:p>
          </table:table-cell>
          <table:table-cell table:style-name="ce23" table:formula="of:=(COUNTIF([.P49];&quot;Yes&quot;))+(0.5*COUNTIF([.P49];&quot;&quot;))+(0.5*COUNTIF([.P49];&quot;See Note&quot;))+(COUNTIF([.O49];&quot;Yes&quot;))+(0.5*COUNTIF([.O49];&quot;&quot;))" office:value-type="float" office:value="1" calcext:value-type="float">
            <text:p>1</text:p>
          </table:table-cell>
          <table:table-cell table:style-name="ce27" table:formula="of:=(3*COUNTIF([.Q49];&quot;No&quot;))+COUNTIF([.T49:.V49];&quot;No&quot;)+(0.5*COUNTIF([.U49];&quot;Some&quot;))" office:value-type="float" office:value="5" calcext:value-type="float">
            <text:p>5</text:p>
          </table:table-cell>
          <table:table-cell table:style-name="ce30" table:formula="of:=IF([.Y49]=&quot;No&quot;;1;0)+IF([.Z49]=&quot;No&quot;;1;0)+IF([.Z49]=&quot;&quot;;1;0)+(0.5*COUNTIF([.AA49];&quot;No&quot;))+COUNTIF([.AB49];&quot;No&quot;)+COUNTIF([.AC49];&quot;No&quot;)" office:value-type="float" office:value="1" calcext:value-type="float">
            <text:p>1</text:p>
          </table:table-cell>
          <table:table-cell table:style-name="ce34" table:formula="of:=COUNTIF([.AD49];&quot;No&quot;)+COUNTIF([.AE49];&quot;None&quot;)+COUNTIF([.AE49];&quot;&quot;)+IF([.AF49]=&quot;TDE&quot;;1;0)+IF([.AF49]=&quot;BitLocker&quot;;1;0)+IF([.AF49]=&quot;TrueCrypt&quot;;1;0)+COUNTIF([.AF49];&quot;None&quot;)+COUNTIF([.AF49];&quot;&quot;)+COUNTIF([.AG49];&quot;No&quot;)" office:value-type="float" office:value="3" calcext:value-type="float">
            <text:p>3</text:p>
          </table:table-cell>
          <table:table-cell table:style-name="ce37" table:formula="of:=IF([.AH49]&lt;3;1;0)+IF([.AI49]=&quot;No&quot;;1)+IF([.AJ49]=&quot;No&quot;;1)+IF([.AK49]=&quot;No&quot;;1)+IF([.AL49]=&quot;No&quot;;1)+IF([.AM49]=&quot;No&quot;;1)+IF([.AN49]&lt;1;1)+IF([.AO49]&lt;1;1)" office:value-type="float" office:value="7" calcext:value-type="float">
            <text:p>7</text:p>
          </table:table-cell>
          <table:table-cell table:style-name="ce39" table:formula="of:=IF([.AP49]=0;0;IF([.AP49]&lt;5;1;IF([.AP49]&lt;10;2;3)))+IF([.AQ49]=0;0;IF([.AQ49]&lt;3;1;IF([.AQ49]&lt;10;2;3)))+IF([.AR49]=0;0;IF([.AR49]&lt;5;1;IF([.AR49]&lt;10;2;3)))+IF([.AS49]=&quot;A&quot;;0;IF([.AS49]=&quot;A+&quot;;0;IF([.AS49]=&quot;B&quot;;1;5))+IF([.AT49]=&quot;Self&quot;;0;IF([.AT49]=&quot;CloudFlare&quot;;2;IF([.AT49]=&quot;Incapsula&quot;;2;3))))" office:value-type="float" office:value="8" calcext:value-type="float">
            <text:p>8</text:p>
          </table:table-cell>
          <table:table-cell table:style-name="ce41" table:formula="of:=IF([.AU49]&lt;PricePercentile33;0;IF([.AU49]&lt;PricePercentile66;1;2))+IF([.AV49]&lt;ConPricePercentile33;0;IF([.AV49]&lt;ConPricePercentile66;1;2))+IF([.AW49]=&quot;Free&quot;;0;IF([.AW49]=&quot;Yes&quot;;0;1))+IF([.AX49]=&quot;Free&quot;;0;IF([.AX49]&gt;29;0;IF([.AX49]&gt;13;1;IF([.AX49]&gt;6;2;3))))" office:value-type="float" office:value="8" calcext:value-type="float">
            <text:p>8</text:p>
          </table:table-cell>
          <table:table-cell table:style-name="ce45" table:formula="of:=IF([.AY49]=&quot;Yes&quot;;1;0)+IF([.AZ49]=&quot;Yes&quot;;1;0)+IF([.BA49]=&quot;No&quot;;1;IF([.BA49]=&quot;&quot;;0;IF([.BA49]=&quot;Some&quot;;0.5;0)))+IF([.BB49]=&quot;No&quot;;1;IF([.BB49]=&quot;&quot;;0;IF([.BB49]=&quot;Some&quot;;0.5;0)))+IF([.BC49]=&quot;No&quot;;1;IF([.BC49]=&quot;&quot;;0;IF([.BC49]=&quot;Some&quot;;0.5;0)))+IF([.BD49]=&quot;&quot;;0;1)+IF([.BE49]=&quot;&quot;;0;1)" office:value-type="float" office:value="0" calcext:value-type="float">
            <text:p>0</text:p>
          </table:table-cell>
          <table:table-cell table:style-name="ce18"/>
          <table:table-cell table:style-name="ce54"/>
          <table:table-cell table:style-name="ce58" table:formula="of:=IF(OR([.L49]=&quot;USA&quot;;[.L49]=&quot;UK&quot;;[.L49]=&quot;Canada&quot;;[.L49]=&quot;Australia&quot;;[.L49]=&quot;New Zealand&quot;);&quot;Five&quot;;(IF(OR([.L49]=&quot;Denmark&quot;;[.L49]=&quot;France&quot;;[.L49]=&quot;Netherlands&quot;;[.L49]=&quot;Norway&quot;);&quot;Nine&quot;;IF(OR([.L49]=&quot;Belgium&quot;;[.L49]=&quot;Germany&quot;;[.L49]=&quot;Italy&quot;;[.L49]=&quot;Spain&quot;;[.L49]=&quot;Sweden&quot;);&quot;Fourteen&quot;;IF([.L49]=&quot;&quot;;&quot;Not Disclosed&quot;;IF(OR([.L49]=&quot;British Virgin Islands&quot;;[.L49]=&quot;Gibraltar&quot;;[.L49]=&quot;British Indian Ocean&quot;;[.L49]=&quot;Barbados&quot;);&quot;See Note&quot;;&quot;No&quot;))))))" office:value-type="string" office:string-value="Not Disclosed" calcext:value-type="string">
            <text:p>Not Disclosed</text:p>
          </table:table-cell>
          <table:table-cell table:style-name="ce62" office:value-type="string" calcext:value-type="string">
            <text:p>Not Disclosed</text:p>
          </table:table-cell>
          <table:table-cell table:style-name="ce64"/>
          <table:table-cell table:style-name="ce68"/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No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Yes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49]=&quot;USA&quot;); [.AE49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3" table:style-name="ce90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/>
          <table:table-cell table:style-name="ce99"/>
          <table:table-cell table:style-name="ce105" office:value-type="string" calcext:value-type="string">
            <text:p>No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number-columns-repeated="3" table:style-name="ce113" office:value-type="string" calcext:value-type="string">
            <text:p>No</text:p>
          </table:table-cell>
          <table:table-cell table:style-name="ce117"/>
          <table:table-cell table:style-name="ce121"/>
          <table:table-cell table:style-name="ce125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4" office:value-type="string" calcext:value-type="string">
            <text:p>C</text:p>
          </table:table-cell>
          <table:table-cell table:style-name="ce137" office:value-type="string" calcext:value-type="string">
            <text:p>No SSL Cert</text:p>
          </table:table-cell>
          <table:table-cell table:style-name="ce139" office:value-type="float" office:value="8.34" calcext:value-type="float">
            <text:p>$8.34</text:p>
          </table:table-cell>
          <table:table-cell table:style-name="ce143" table:formula="of:=[.AU49]/[.AH49]" office:value-type="float" office:value="8.34" calcext:value-type="float">
            <text:p>$8.34</text:p>
          </table:table-cell>
          <table:table-cell table:style-name="ce145" office:value-type="string" calcext:value-type="string">
            <text:p>No</text:p>
          </table:table-cell>
          <table:table-cell table:style-name="ce148" office:value-type="float" office:value="0" calcext:value-type="float">
            <text:p>0</text:p>
          </table:table-cell>
          <table:table-cell table:style-name="ce151"/>
          <table:table-cell table:style-name="ce152"/>
          <table:table-cell table:style-name="ce156"/>
          <table:table-cell table:style-name="ce157"/>
          <table:table-cell table:style-name="ce160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VFEmail</text:p>
          </table:table-cell>
          <table:table-cell table:style-name="ce16" table:formula="of:=IF(OR([.M50]=&quot;Five&quot;);2;0)+IF(OR([.M50]=&quot;Not Disclosed&quot;);1.5;0)+IF(OR([.M50]=&quot;Nine&quot;;[.M50]=&quot;Fourteen&quot;;[.M50]=&quot;See Note&quot;;[.M50]=&quot;Cooperative&quot;);1;0)+IF(OR([.N50]=&quot;Yes&quot;);2;0)+IF(OR([.N50]=&quot;Not Disclosed&quot;);1.5;0)+IF(OR([.N50]=&quot;Owned&quot;);1;0)" office:value-type="float" office:value="4" calcext:value-type="float">
            <text:p>4</text:p>
          </table:table-cell>
          <table:table-cell table:style-name="ce23" table:formula="of:=(COUNTIF([.P50];&quot;Yes&quot;))+(0.5*COUNTIF([.P50];&quot;&quot;))+(0.5*COUNTIF([.P50];&quot;See Note&quot;))+(COUNTIF([.O50];&quot;Yes&quot;))+(0.5*COUNTIF([.O50];&quot;&quot;))" office:value-type="float" office:value="1" calcext:value-type="float">
            <text:p>1</text:p>
          </table:table-cell>
          <table:table-cell table:style-name="ce27" table:formula="of:=(3*COUNTIF([.Q50];&quot;No&quot;))+COUNTIF([.T50:.V50];&quot;No&quot;)+(0.5*COUNTIF([.U50];&quot;Some&quot;))" office:value-type="float" office:value="5" calcext:value-type="float">
            <text:p>5</text:p>
          </table:table-cell>
          <table:table-cell table:style-name="ce30" table:formula="of:=IF([.Y50]=&quot;No&quot;;1;0)+IF([.Z50]=&quot;No&quot;;1;0)+IF([.Z50]=&quot;&quot;;1;0)+(0.5*COUNTIF([.AA50];&quot;No&quot;))+COUNTIF([.AB50];&quot;No&quot;)+COUNTIF([.AC50];&quot;No&quot;)" office:value-type="float" office:value="1" calcext:value-type="float">
            <text:p>1</text:p>
          </table:table-cell>
          <table:table-cell table:style-name="ce34" table:formula="of:=COUNTIF([.AD50];&quot;No&quot;)+COUNTIF([.AE50];&quot;None&quot;)+COUNTIF([.AE50];&quot;&quot;)+IF([.AF50]=&quot;TDE&quot;;1;0)+IF([.AF50]=&quot;BitLocker&quot;;1;0)+IF([.AF50]=&quot;TrueCrypt&quot;;1;0)+COUNTIF([.AF50];&quot;None&quot;)+COUNTIF([.AF50];&quot;&quot;)+COUNTIF([.AG50];&quot;No&quot;)" office:value-type="float" office:value="1" calcext:value-type="float">
            <text:p>1</text:p>
          </table:table-cell>
          <table:table-cell table:style-name="ce37" table:formula="of:=IF([.AH50]&lt;3;1;0)+IF([.AI50]=&quot;No&quot;;1)+IF([.AJ50]=&quot;No&quot;;1)+IF([.AK50]=&quot;No&quot;;1)+IF([.AL50]=&quot;No&quot;;1)+IF([.AM50]=&quot;No&quot;;1)+IF([.AN50]&lt;1;1)+IF([.AO50]&lt;1;1)" office:value-type="float" office:value="8" calcext:value-type="float">
            <text:p>8</text:p>
          </table:table-cell>
          <table:table-cell table:style-name="ce39" table:formula="of:=IF([.AP50]=0;0;IF([.AP50]&lt;5;1;IF([.AP50]&lt;10;2;3)))+IF([.AQ50]=0;0;IF([.AQ50]&lt;3;1;IF([.AQ50]&lt;10;2;3)))+IF([.AR50]=0;0;IF([.AR50]&lt;5;1;IF([.AR50]&lt;10;2;3)))+IF([.AS50]=&quot;A&quot;;0;IF([.AS50]=&quot;A+&quot;;0;IF([.AS50]=&quot;B&quot;;1;5))+IF([.AT50]=&quot;Self&quot;;0;IF([.AT50]=&quot;CloudFlare&quot;;2;IF([.AT50]=&quot;Incapsula&quot;;2;3))))" office:value-type="float" office:value="5" calcext:value-type="float">
            <text:p>5</text:p>
          </table:table-cell>
          <table:table-cell table:style-name="ce41" table:formula="of:=IF([.AU50]&lt;PricePercentile33;0;IF([.AU50]&lt;PricePercentile66;1;2))+IF([.AV50]&lt;ConPricePercentile33;0;IF([.AV50]&lt;ConPricePercentile66;1;2))+IF([.AW50]=&quot;Free&quot;;0;IF([.AW50]=&quot;Yes&quot;;0;1))+IF([.AX50]=&quot;Free&quot;;0;IF([.AX50]&gt;29;0;IF([.AX50]&gt;13;1;IF([.AX50]&gt;6;2;3))))" office:value-type="float" office:value="0" calcext:value-type="float">
            <text:p>0</text:p>
          </table:table-cell>
          <table:table-cell table:style-name="ce45" table:formula="of:=IF([.AY50]=&quot;Yes&quot;;1;0)+IF([.AZ50]=&quot;Yes&quot;;1;0)+IF([.BA50]=&quot;No&quot;;1;IF([.BA50]=&quot;&quot;;0;IF([.BA50]=&quot;Some&quot;;0.5;0)))+IF([.BB50]=&quot;No&quot;;1;IF([.BB50]=&quot;&quot;;0;IF([.BB50]=&quot;Some&quot;;0.5;0)))+IF([.BC50]=&quot;No&quot;;1;IF([.BC50]=&quot;&quot;;0;IF([.BC50]=&quot;Some&quot;;0.5;0)))+IF([.BD50]=&quot;&quot;;0;1)+IF([.BE50]=&quot;&quot;;0;1)" office:value-type="float" office:value="4" calcext:value-type="float">
            <text:p>4</text:p>
          </table:table-cell>
          <table:table-cell table:style-name="ce18"/>
          <table:table-cell table:style-name="ce54" office:value-type="string" calcext:value-type="string">
            <text:p>USA</text:p>
          </table:table-cell>
          <table:table-cell table:style-name="ce58" table:formula="of:=IF(OR([.L50]=&quot;USA&quot;;[.L50]=&quot;UK&quot;;[.L50]=&quot;Canada&quot;;[.L50]=&quot;Australia&quot;;[.L50]=&quot;New Zealand&quot;);&quot;Five&quot;;(IF(OR([.L50]=&quot;Denmark&quot;;[.L50]=&quot;France&quot;;[.L50]=&quot;Netherlands&quot;;[.L50]=&quot;Norway&quot;);&quot;Nine&quot;;IF(OR([.L50]=&quot;Belgium&quot;;[.L50]=&quot;Germany&quot;;[.L50]=&quot;Italy&quot;;[.L50]=&quot;Spain&quot;;[.L50]=&quot;Sweden&quot;);&quot;Fourteen&quot;;IF([.L50]=&quot;&quot;;&quot;Not Disclosed&quot;;IF(OR([.L50]=&quot;British Virgin Islands&quot;;[.L50]=&quot;Gibraltar&quot;;[.L50]=&quot;British Indian Ocean&quot;;[.L50]=&quot;Barbados&quot;);&quot;See Note&quot;;&quot;No&quot;))))))" office:value-type="string" office:string-value="Five" calcext:value-type="string">
            <text:p>Five</text:p>
          </table:table-cell>
          <table:table-cell table:style-name="ce62" office:value-type="string" calcext:value-type="string">
            <text:p>Yes</text:p>
          </table:table-cell>
          <table:table-cell table:style-name="ce64"/>
          <table:table-cell table:style-name="ce68"/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Free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50]=&quot;USA&quot;); [.AE50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3" table:style-name="ce90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99" office:value-type="string" calcext:value-type="string">
            <text:p>PGP</text:p>
          </table:table-cell>
          <table:table-cell table:style-name="ce105" office:value-type="string" calcext:value-type="string">
            <text:p>No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number-columns-repeated="3" table:style-name="ce113" office:value-type="string" calcext:value-type="string">
            <text:p>No</text:p>
          </table:table-cell>
          <table:table-cell table:style-name="ce117" office:value-type="float" office:value="0.05" calcext:value-type="float">
            <text:p>0.05</text:p>
          </table:table-cell>
          <table:table-cell table:style-name="ce121"/>
          <table:table-cell table:style-name="ce125" office:value-type="float" office:value="2" calcext:value-type="float">
            <text:p>2</text:p>
          </table:table-cell>
          <table:table-cell table:style-name="ce129" office:value-type="float" office:value="3" calcext:value-type="float">
            <text:p>3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string" calcext:value-type="string">
            <text:p>A</text:p>
          </table:table-cell>
          <table:table-cell table:style-name="ce137" office:value-type="string" calcext:value-type="string">
            <text:p>No SSL Cert</text:p>
          </table:table-cell>
          <table:table-cell table:style-name="ce139" office:value-type="float" office:value="0" calcext:value-type="float">
            <text:p>$0.00</text:p>
          </table:table-cell>
          <table:table-cell table:style-name="ce143" office:value-type="float" office:value="0" calcext:value-type="float">
            <text:p>$0.00</text:p>
          </table:table-cell>
          <table:table-cell table:style-name="ce145" office:value-type="string" calcext:value-type="string">
            <text:p>Free</text:p>
          </table:table-cell>
          <table:table-cell table:style-name="ce148" office:value-type="string" calcext:value-type="string">
            <text:p>Free</text:p>
          </table:table-cell>
          <table:table-cell table:style-name="ce151"/>
          <table:table-cell table:style-name="ce152"/>
          <table:table-cell table:style-name="ce156" office:value-type="string" calcext:value-type="string">
            <text:p>No</text:p>
          </table:table-cell>
          <table:table-cell table:style-name="ce157" office:value-type="string" calcext:value-type="string">
            <text:p>No</text:p>
          </table:table-cell>
          <table:table-cell table:style-name="ce160" office:value-type="string" calcext:value-type="string">
            <text:p>No</text:p>
          </table:table-cell>
          <table:table-cell table:style-name="ce162"/>
          <table:table-cell table:style-name="ce165" office:value-type="string" calcext:value-type="string">
            <text:p>No</text:p>
          </table:table-cell>
          <table:table-cell table:number-columns-repeated="967"/>
        </table:table-row>
        <table:table-row table:style-name="ro1">
          <table:table-cell table:style-name="ce5" office:value-type="string" calcext:value-type="string">
            <text:p>Yahoo Mail</text:p>
          </table:table-cell>
          <table:table-cell table:style-name="ce16" table:formula="of:=IF(OR([.M51]=&quot;Five&quot;);2;0)+IF(OR([.M51]=&quot;Not Disclosed&quot;);1.5;0)+IF(OR([.M51]=&quot;Nine&quot;;[.M51]=&quot;Fourteen&quot;;[.M51]=&quot;See Note&quot;;[.M51]=&quot;Cooperative&quot;);1;0)+IF(OR([.N51]=&quot;Yes&quot;);2;0)+IF(OR([.N51]=&quot;Not Disclosed&quot;);1.5;0)+IF(OR([.N51]=&quot;Owned&quot;);1;0)" office:value-type="float" office:value="4" calcext:value-type="float">
            <text:p>4</text:p>
          </table:table-cell>
          <table:table-cell table:style-name="ce23" table:formula="of:=(COUNTIF([.P51];&quot;Yes&quot;))+(0.5*COUNTIF([.P51];&quot;&quot;))+(0.5*COUNTIF([.P51];&quot;See Note&quot;))+(COUNTIF([.O51];&quot;Yes&quot;))+(0.5*COUNTIF([.O51];&quot;&quot;))" office:value-type="float" office:value="1" calcext:value-type="float">
            <text:p>1</text:p>
          </table:table-cell>
          <table:table-cell table:style-name="ce27" table:formula="of:=(3*COUNTIF([.Q51];&quot;No&quot;))+COUNTIF([.T51:.V51];&quot;No&quot;)+(0.5*COUNTIF([.U51];&quot;Some&quot;))" office:value-type="float" office:value="5" calcext:value-type="float">
            <text:p>5</text:p>
          </table:table-cell>
          <table:table-cell table:style-name="ce30" table:formula="of:=IF([.Y51]=&quot;No&quot;;1;0)+IF([.Z51]=&quot;No&quot;;1;0)+IF([.Z51]=&quot;&quot;;1;0)+(0.5*COUNTIF([.AA51];&quot;No&quot;))+COUNTIF([.AB51];&quot;No&quot;)+COUNTIF([.AC51];&quot;No&quot;)" office:value-type="float" office:value="1" calcext:value-type="float">
            <text:p>1</text:p>
          </table:table-cell>
          <table:table-cell table:style-name="ce34" table:formula="of:=COUNTIF([.AD51];&quot;No&quot;)+COUNTIF([.AE51];&quot;None&quot;)+COUNTIF([.AE51];&quot;&quot;)+IF([.AF51]=&quot;TDE&quot;;1;0)+IF([.AF51]=&quot;BitLocker&quot;;1;0)+IF([.AF51]=&quot;TrueCrypt&quot;;1;0)+COUNTIF([.AF51];&quot;None&quot;)+COUNTIF([.AF51];&quot;&quot;)+COUNTIF([.AG51];&quot;No&quot;)" office:value-type="float" office:value="2" calcext:value-type="float">
            <text:p>2</text:p>
          </table:table-cell>
          <table:table-cell table:style-name="ce37" table:formula="of:=IF([.AH51]&lt;3;1;0)+IF([.AI51]=&quot;No&quot;;1)+IF([.AJ51]=&quot;No&quot;;1)+IF([.AK51]=&quot;No&quot;;1)+IF([.AL51]=&quot;No&quot;;1)+IF([.AM51]=&quot;No&quot;;1)+IF([.AN51]&lt;1;1)+IF([.AO51]&lt;1;1)" office:value-type="float" office:value="1" calcext:value-type="float">
            <text:p>1</text:p>
          </table:table-cell>
          <table:table-cell table:style-name="ce39" table:formula="of:=IF([.AP51]=0;0;IF([.AP51]&lt;5;1;IF([.AP51]&lt;10;2;3)))+IF([.AQ51]=0;0;IF([.AQ51]&lt;3;1;IF([.AQ51]&lt;10;2;3)))+IF([.AR51]=0;0;IF([.AR51]&lt;5;1;IF([.AR51]&lt;10;2;3)))+IF([.AS51]=&quot;A&quot;;0;IF([.AS51]=&quot;A+&quot;;0;IF([.AS51]=&quot;B&quot;;1;5))+IF([.AT51]=&quot;Self&quot;;0;IF([.AT51]=&quot;CloudFlare&quot;;2;IF([.AT51]=&quot;Incapsula&quot;;2;3))))" office:value-type="float" office:value="4" calcext:value-type="float">
            <text:p>4</text:p>
          </table:table-cell>
          <table:table-cell table:style-name="ce41" table:formula="of:=IF([.AU51]&lt;PricePercentile33;0;IF([.AU51]&lt;PricePercentile66;1;2))+IF([.AV51]&lt;ConPricePercentile33;0;IF([.AV51]&lt;ConPricePercentile66;1;2))+IF([.AW51]=&quot;Free&quot;;0;IF([.AW51]=&quot;Yes&quot;;0;1))+IF([.AX51]=&quot;Free&quot;;0;IF([.AX51]&gt;29;0;IF([.AX51]&gt;13;1;IF([.AX51]&gt;6;2;3))))" office:value-type="float" office:value="0" calcext:value-type="float">
            <text:p>0</text:p>
          </table:table-cell>
          <table:table-cell table:style-name="ce45" table:formula="of:=IF([.AY51]=&quot;Yes&quot;;1;0)+IF([.AZ51]=&quot;Yes&quot;;1;0)+IF([.BA51]=&quot;No&quot;;1;IF([.BA51]=&quot;&quot;;0;IF([.BA51]=&quot;Some&quot;;0.5;0)))+IF([.BB51]=&quot;No&quot;;1;IF([.BB51]=&quot;&quot;;0;IF([.BB51]=&quot;Some&quot;;0.5;0)))+IF([.BC51]=&quot;No&quot;;1;IF([.BC51]=&quot;&quot;;0;IF([.BC51]=&quot;Some&quot;;0.5;0)))+IF([.BD51]=&quot;&quot;;0;1)+IF([.BE51]=&quot;&quot;;0;1)" office:value-type="float" office:value="0" calcext:value-type="float">
            <text:p>0</text:p>
          </table:table-cell>
          <table:table-cell table:style-name="ce50"/>
          <table:table-cell table:style-name="ce54" office:value-type="string" calcext:value-type="string">
            <text:p>USA</text:p>
          </table:table-cell>
          <table:table-cell table:style-name="ce58" table:formula="of:=IF(OR([.L51]=&quot;USA&quot;;[.L51]=&quot;UK&quot;;[.L51]=&quot;Canada&quot;;[.L51]=&quot;Australia&quot;;[.L51]=&quot;New Zealand&quot;);&quot;Five&quot;;(IF(OR([.L51]=&quot;Denmark&quot;;[.L51]=&quot;France&quot;;[.L51]=&quot;Netherlands&quot;;[.L51]=&quot;Norway&quot;);&quot;Nine&quot;;IF(OR([.L51]=&quot;Belgium&quot;;[.L51]=&quot;Germany&quot;;[.L51]=&quot;Italy&quot;;[.L51]=&quot;Spain&quot;;[.L51]=&quot;Sweden&quot;);&quot;Fourteen&quot;;IF([.L51]=&quot;&quot;;&quot;Not Disclosed&quot;;IF(OR([.L51]=&quot;British Virgin Islands&quot;;[.L51]=&quot;Gibraltar&quot;;[.L51]=&quot;British Indian Ocean&quot;;[.L51]=&quot;Barbados&quot;);&quot;See Note&quot;;&quot;No&quot;))))))" office:value-type="string" office:string-value="Five" calcext:value-type="string">
            <text:p>Five</text:p>
          </table:table-cell>
          <table:table-cell table:style-name="ce62" office:value-type="string" calcext:value-type="string">
            <text:p>Yes</text:p>
          </table:table-cell>
          <table:table-cell table:style-name="ce64"/>
          <table:table-cell table:style-name="ce68"/>
          <table:table-cell table:style-name="ce72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Free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51]=&quot;USA&quot;); [.AE51]=&quot;SSL/TLS&quot;); &quot;Yes&quot;; &quot;No&quot;)" office:value-type="string" office:string-value="No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3" table:style-name="ce90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97"/>
          <table:table-cell table:style-name="ce99"/>
          <table:table-cell table:style-name="ce105" office:value-type="string" calcext:value-type="string">
            <text:p>Yes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string" calcext:value-type="string">
            <text:p>Yes</text:p>
          </table:table-cell>
          <table:table-cell table:style-name="ce115" office:value-type="string" calcext:value-type="string">
            <text:p>Yes</text:p>
          </table:table-cell>
          <table:table-cell table:number-columns-repeated="3" table:style-name="ce113" office:value-type="string" calcext:value-type="string">
            <text:p>Yes</text:p>
          </table:table-cell>
          <table:table-cell table:style-name="ce117" office:value-type="float" office:value="1000" calcext:value-type="float">
            <text:p>1000</text:p>
          </table:table-cell>
          <table:table-cell table:style-name="ce121" office:value-type="float" office:value="1000" calcext:value-type="float">
            <text:p>1000</text:p>
          </table:table-cell>
          <table:table-cell table:style-name="ce125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31" office:value-type="float" office:value="5" calcext:value-type="float">
            <text:p>5</text:p>
          </table:table-cell>
          <table:table-cell table:style-name="ce134" office:value-type="string" calcext:value-type="string">
            <text:p>A+</text:p>
          </table:table-cell>
          <table:table-cell table:style-name="ce137" office:value-type="string" calcext:value-type="string">
            <text:p>Self</text:p>
          </table:table-cell>
          <table:table-cell table:style-name="ce139" office:value-type="float" office:value="0" calcext:value-type="float">
            <text:p>$0.00</text:p>
          </table:table-cell>
          <table:table-cell table:style-name="ce143" office:value-type="float" office:value="0" calcext:value-type="float">
            <text:p>$0.00</text:p>
          </table:table-cell>
          <table:table-cell table:style-name="ce145" office:value-type="string" calcext:value-type="string">
            <text:p>Free</text:p>
          </table:table-cell>
          <table:table-cell table:style-name="ce148" office:value-type="string" calcext:value-type="string">
            <text:p>Free</text:p>
          </table:table-cell>
          <table:table-cell table:style-name="ce151"/>
          <table:table-cell table:style-name="ce152"/>
          <table:table-cell table:style-name="ce156"/>
          <table:table-cell table:style-name="ce157"/>
          <table:table-cell table:style-name="ce160"/>
          <table:table-cell table:style-name="ce162"/>
          <table:table-cell table:style-name="ce165"/>
          <table:table-cell table:number-columns-repeated="967"/>
        </table:table-row>
        <table:table-row table:style-name="ro1">
          <table:table-cell table:style-name="ce5" office:value-type="string" calcext:value-type="string">
            <text:p>Yandex Mail</text:p>
          </table:table-cell>
          <table:table-cell table:style-name="ce16" table:formula="of:=IF(OR([.M52]=&quot;Five&quot;);2;0)+IF(OR([.M52]=&quot;Not Disclosed&quot;);1.5;0)+IF(OR([.M52]=&quot;Nine&quot;;[.M52]=&quot;Fourteen&quot;;[.M52]=&quot;See Note&quot;;[.M52]=&quot;Cooperative&quot;);1;0)+IF(OR([.N52]=&quot;Yes&quot;);2;0)+IF(OR([.N52]=&quot;Not Disclosed&quot;);1.5;0)+IF(OR([.N52]=&quot;Owned&quot;);1;0)" office:value-type="float" office:value="2" calcext:value-type="float">
            <text:p>2</text:p>
          </table:table-cell>
          <table:table-cell table:style-name="ce23" table:formula="of:=(COUNTIF([.P52];&quot;Yes&quot;))+(0.5*COUNTIF([.P52];&quot;&quot;))+(0.5*COUNTIF([.P52];&quot;See Note&quot;))+(COUNTIF([.O52];&quot;Yes&quot;))+(0.5*COUNTIF([.O52];&quot;&quot;))" office:value-type="float" office:value="1.5" calcext:value-type="float">
            <text:p>1.5</text:p>
          </table:table-cell>
          <table:table-cell table:style-name="ce27" table:formula="of:=(3*COUNTIF([.Q52];&quot;No&quot;))+COUNTIF([.T52:.V52];&quot;No&quot;)+(0.5*COUNTIF([.U52];&quot;Some&quot;))" office:value-type="float" office:value="5" calcext:value-type="float">
            <text:p>5</text:p>
          </table:table-cell>
          <table:table-cell table:style-name="ce30" table:formula="of:=IF([.Y52]=&quot;No&quot;;1;0)+IF([.Z52]=&quot;No&quot;;1;0)+IF([.Z52]=&quot;&quot;;1;0)+(0.5*COUNTIF([.AA52];&quot;No&quot;))+COUNTIF([.AB52];&quot;No&quot;)+COUNTIF([.AC52];&quot;No&quot;)" office:value-type="float" office:value="1" calcext:value-type="float">
            <text:p>1</text:p>
          </table:table-cell>
          <table:table-cell table:style-name="ce34" table:formula="of:=COUNTIF([.AD52];&quot;No&quot;)+COUNTIF([.AE52];&quot;None&quot;)+COUNTIF([.AE52];&quot;&quot;)+IF([.AF52]=&quot;TDE&quot;;1;0)+IF([.AF52]=&quot;BitLocker&quot;;1;0)+IF([.AF52]=&quot;TrueCrypt&quot;;1;0)+COUNTIF([.AF52];&quot;None&quot;)+COUNTIF([.AF52];&quot;&quot;)+COUNTIF([.AG52];&quot;No&quot;)" office:value-type="float" office:value="1" calcext:value-type="float">
            <text:p>1</text:p>
          </table:table-cell>
          <table:table-cell table:style-name="ce37" table:formula="of:=IF([.AH52]&lt;3;1;0)+IF([.AI52]=&quot;No&quot;;1)+IF([.AJ52]=&quot;No&quot;;1)+IF([.AK52]=&quot;No&quot;;1)+IF([.AL52]=&quot;No&quot;;1)+IF([.AM52]=&quot;No&quot;;1)+IF([.AN52]&lt;1;1)+IF([.AO52]&lt;1;1)" office:value-type="float" office:value="5" calcext:value-type="float">
            <text:p>5</text:p>
          </table:table-cell>
          <table:table-cell table:style-name="ce39" table:formula="of:=IF([.AP52]=0;0;IF([.AP52]&lt;5;1;IF([.AP52]&lt;10;2;3)))+IF([.AQ52]=0;0;IF([.AQ52]&lt;3;1;IF([.AQ52]&lt;10;2;3)))+IF([.AR52]=0;0;IF([.AR52]&lt;5;1;IF([.AR52]&lt;10;2;3)))+IF([.AS52]=&quot;A&quot;;0;IF([.AS52]=&quot;A+&quot;;0;IF([.AS52]=&quot;B&quot;;1;5))+IF([.AT52]=&quot;Self&quot;;0;IF([.AT52]=&quot;CloudFlare&quot;;2;IF([.AT52]=&quot;Incapsula&quot;;2;3))))" office:value-type="float" office:value="5" calcext:value-type="float">
            <text:p>5</text:p>
          </table:table-cell>
          <table:table-cell table:style-name="ce41" table:formula="of:=IF([.AU52]&lt;PricePercentile33;0;IF([.AU52]&lt;PricePercentile66;1;2))+IF([.AV52]&lt;ConPricePercentile33;0;IF([.AV52]&lt;ConPricePercentile66;1;2))+IF([.AW52]=&quot;Free&quot;;0;IF([.AW52]=&quot;Yes&quot;;0;1))+IF([.AX52]=&quot;Free&quot;;0;IF([.AX52]&gt;29;0;IF([.AX52]&gt;13;1;IF([.AX52]&gt;6;2;3))))" office:value-type="float" office:value="0" calcext:value-type="float">
            <text:p>0</text:p>
          </table:table-cell>
          <table:table-cell table:style-name="ce45" table:formula="of:=IF([.AY52]=&quot;Yes&quot;;1;0)+IF([.AZ52]=&quot;Yes&quot;;1;0)+IF([.BA52]=&quot;No&quot;;1;IF([.BA52]=&quot;&quot;;0;IF([.BA52]=&quot;Some&quot;;0.5;0)))+IF([.BB52]=&quot;No&quot;;1;IF([.BB52]=&quot;&quot;;0;IF([.BB52]=&quot;Some&quot;;0.5;0)))+IF([.BC52]=&quot;No&quot;;1;IF([.BC52]=&quot;&quot;;0;IF([.BC52]=&quot;Some&quot;;0.5;0)))+IF([.BD52]=&quot;&quot;;0;1)+IF([.BE52]=&quot;&quot;;0;1)" office:value-type="float" office:value="0" calcext:value-type="float">
            <text:p>0</text:p>
          </table:table-cell>
          <table:table-cell table:style-name="ce49"/>
          <table:table-cell table:style-name="ce55" office:value-type="string" calcext:value-type="string">
            <text:p>Russia</text:p>
          </table:table-cell>
          <table:table-cell table:style-name="ce58" table:formula="of:=IF(OR([.L52]=&quot;USA&quot;;[.L52]=&quot;UK&quot;;[.L52]=&quot;Canada&quot;;[.L52]=&quot;Australia&quot;;[.L52]=&quot;New Zealand&quot;);&quot;Five&quot;;(IF(OR([.L52]=&quot;Denmark&quot;;[.L52]=&quot;France&quot;;[.L52]=&quot;Netherlands&quot;;[.L52]=&quot;Norway&quot;);&quot;Nine&quot;;IF(OR([.L52]=&quot;Belgium&quot;;[.L52]=&quot;Germany&quot;;[.L52]=&quot;Italy&quot;;[.L52]=&quot;Spain&quot;;[.L52]=&quot;Sweden&quot;);&quot;Fourteen&quot;;IF([.L52]=&quot;&quot;;&quot;Not Disclosed&quot;;IF(OR([.L52]=&quot;British Virgin Islands&quot;;[.L52]=&quot;Gibraltar&quot;;[.L52]=&quot;British Indian Ocean&quot;;[.L52]=&quot;Barbados&quot;);&quot;See Note&quot;;&quot;No&quot;))))))" office:value-type="string" office:string-value="No" calcext:value-type="string">
            <text:p>No</text:p>
          </table:table-cell>
          <table:table-cell table:style-name="ce61" office:value-type="string" calcext:value-type="string">
            <text:p>Yes</text:p>
          </table:table-cell>
          <table:table-cell table:style-name="ce65"/>
          <table:table-cell table:style-name="ce67" office:value-type="string" calcext:value-type="string">
            <text:p>Yes</text:p>
          </table:table-cell>
          <table:table-cell table:style-name="ce73" office:value-type="string" calcext:value-type="string">
            <text:p>No</text:p>
          </table:table-cell>
          <table:table-cell table:number-columns-repeated="3" table:style-name="ce75" office:value-type="string" calcext:value-type="string">
            <text:p>Free</text:p>
          </table:table-cell>
          <table:table-cell table:style-name="ce77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81" office:value-type="string" calcext:value-type="string">
            <text:p>No</text:p>
          </table:table-cell>
          <table:table-cell table:style-name="ce84" table:formula="of:=IF(AND(NOT([.L52]=&quot;USA&quot;); [.AE52]=&quot;SSL/TLS&quot;); &quot;Yes&quot;; &quot;No&quot;)" office:value-type="string" office:string-value="Yes" calcext:value-type="string">
            <text:p>Yes</text:p>
          </table:table-cell>
          <table:table-cell table:style-name="ce90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number-columns-repeated="2" table:style-name="ce90" office:value-type="string" calcext:value-type="string">
            <text:p>Yes</text:p>
          </table:table-cell>
          <table:table-cell table:style-name="ce92" office:value-type="string" calcext:value-type="string">
            <text:p>Yes</text:p>
          </table:table-cell>
          <table:table-cell table:style-name="ce95" office:value-type="string" calcext:value-type="string">
            <text:p>Yes</text:p>
          </table:table-cell>
          <table:table-cell table:style-name="ce97" office:value-type="string" calcext:value-type="string">
            <text:p>SSL/TLS</text:p>
          </table:table-cell>
          <table:table-cell table:style-name="ce100"/>
          <table:table-cell table:style-name="ce103" office:value-type="string" calcext:value-type="string">
            <text:p>Yes</text:p>
          </table:table-cell>
          <table:table-cell table:style-name="ce109" office:value-type="float" office:value="1" calcext:value-type="float">
            <text:p>1</text:p>
          </table:table-cell>
          <table:table-cell table:style-name="ce112" office:value-type="string" calcext:value-type="string">
            <text:p>No</text:p>
          </table:table-cell>
          <table:table-cell table:style-name="ce113" office:value-type="string" calcext:value-type="string">
            <text:p>Yes</text:p>
          </table:table-cell>
          <table:table-cell table:number-columns-repeated="2" table:style-name="ce11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8" office:value-type="float" office:value="10" calcext:value-type="float">
            <text:p>10</text:p>
          </table:table-cell>
          <table:table-cell table:style-name="ce120" office:value-type="float" office:value="10" calcext:value-type="float">
            <text:p>10</text:p>
          </table:table-cell>
          <table:table-cell table:style-name="ce126" office:value-type="float" office:value="6" calcext:value-type="float">
            <text:p>6</text:p>
          </table:table-cell>
          <table:table-cell table:style-name="ce128" office:value-type="float" office:value="5" calcext:value-type="float">
            <text:p>5</text:p>
          </table:table-cell>
          <table:table-cell table:style-name="ce132" office:value-type="float" office:value="4" calcext:value-type="float">
            <text:p>4</text:p>
          </table:table-cell>
          <table:table-cell table:style-name="ce134" office:value-type="string" calcext:value-type="string">
            <text:p>A</text:p>
          </table:table-cell>
          <table:table-cell table:style-name="ce136" office:value-type="string" calcext:value-type="string">
            <text:p>Self</text:p>
          </table:table-cell>
          <table:table-cell table:style-name="ce140" office:value-type="float" office:value="0" calcext:value-type="float">
            <text:p>$0.00</text:p>
          </table:table-cell>
          <table:table-cell table:style-name="ce143" office:value-type="float" office:value="0" calcext:value-type="float">
            <text:p>$0.00</text:p>
          </table:table-cell>
          <table:table-cell table:style-name="ce145" office:value-type="string" calcext:value-type="string">
            <text:p>Free</text:p>
          </table:table-cell>
          <table:table-cell table:style-name="ce147" office:value-type="string" calcext:value-type="string">
            <text:p>Free</text:p>
          </table:table-cell>
          <table:table-cell table:style-name="ce152"/>
          <table:table-cell table:style-name="ce154"/>
          <table:table-cell table:style-name="ce157" table:number-columns-repeated="2"/>
          <table:table-cell table:style-name="ce159"/>
          <table:table-cell table:style-name="ce163"/>
          <table:table-cell table:style-name="ce165"/>
          <table:table-cell table:number-columns-repeated="967"/>
        </table:table-row>
        <table:table-row table:style-name="ro1">
          <table:table-cell table:style-name="ce7" office:value-type="string" calcext:value-type="string">
            <text:p>Zoho</text:p>
          </table:table-cell>
          <table:table-cell table:style-name="ce17" table:formula="of:=IF(OR([.M53]=&quot;Five&quot;);2;0)+IF(OR([.M53]=&quot;Not Disclosed&quot;);1.5;0)+IF(OR([.M53]=&quot;Nine&quot;;[.M53]=&quot;Fourteen&quot;;[.M53]=&quot;See Note&quot;;[.M53]=&quot;Cooperative&quot;);1;0)+IF(OR([.N53]=&quot;Yes&quot;);2;0)+IF(OR([.N53]=&quot;Not Disclosed&quot;);1.5;0)+IF(OR([.N53]=&quot;Owned&quot;);1;0)" office:value-type="float" office:value="4" calcext:value-type="float">
            <text:p>4</text:p>
          </table:table-cell>
          <table:table-cell table:style-name="ce24" table:formula="of:=(COUNTIF([.P53];&quot;Yes&quot;))+(0.5*COUNTIF([.P53];&quot;&quot;))+(0.5*COUNTIF([.P53];&quot;See Note&quot;))+(COUNTIF([.O53];&quot;Yes&quot;))+(0.5*COUNTIF([.O53];&quot;&quot;))" office:value-type="float" office:value="2" calcext:value-type="float">
            <text:p>2</text:p>
          </table:table-cell>
          <table:table-cell table:style-name="ce28" table:formula="of:=(3*COUNTIF([.Q53];&quot;No&quot;))+COUNTIF([.T53:.V53];&quot;No&quot;)+(0.5*COUNTIF([.U53];&quot;Some&quot;))" office:value-type="float" office:value="5" calcext:value-type="float">
            <text:p>5</text:p>
          </table:table-cell>
          <table:table-cell table:style-name="ce31" table:formula="of:=IF([.Y53]=&quot;No&quot;;1;0)+IF([.Z53]=&quot;No&quot;;1;0)+IF([.Z53]=&quot;&quot;;1;0)+(0.5*COUNTIF([.AA53];&quot;No&quot;))+COUNTIF([.AB53];&quot;No&quot;)+COUNTIF([.AC53];&quot;No&quot;)" office:value-type="float" office:value="1" calcext:value-type="float">
            <text:p>1</text:p>
          </table:table-cell>
          <table:table-cell table:style-name="ce35" table:formula="of:=COUNTIF([.AD53];&quot;No&quot;)+COUNTIF([.AE53];&quot;None&quot;)+COUNTIF([.AE53];&quot;&quot;)+IF([.AF53]=&quot;TDE&quot;;1;0)+IF([.AF53]=&quot;BitLocker&quot;;1;0)+IF([.AF53]=&quot;TrueCrypt&quot;;1;0)+COUNTIF([.AF53];&quot;None&quot;)+COUNTIF([.AF53];&quot;&quot;)+COUNTIF([.AG53];&quot;No&quot;)" office:value-type="float" office:value="1" calcext:value-type="float">
            <text:p>1</text:p>
          </table:table-cell>
          <table:table-cell table:style-name="ce38" table:formula="of:=IF([.AH53]&lt;3;1;0)+IF([.AI53]=&quot;No&quot;;1)+IF([.AJ53]=&quot;No&quot;;1)+IF([.AK53]=&quot;No&quot;;1)+IF([.AL53]=&quot;No&quot;;1)+IF([.AM53]=&quot;No&quot;;1)+IF([.AN53]&lt;1;1)+IF([.AO53]&lt;1;1)" office:value-type="float" office:value="2" calcext:value-type="float">
            <text:p>2</text:p>
          </table:table-cell>
          <table:table-cell table:style-name="ce40" table:formula="of:=IF([.AP53]=0;0;IF([.AP53]&lt;5;1;IF([.AP53]&lt;10;2;3)))+IF([.AQ53]=0;0;IF([.AQ53]&lt;3;1;IF([.AQ53]&lt;10;2;3)))+IF([.AR53]=0;0;IF([.AR53]&lt;5;1;IF([.AR53]&lt;10;2;3)))+IF([.AS53]=&quot;A&quot;;0;IF([.AS53]=&quot;A+&quot;;0;IF([.AS53]=&quot;B&quot;;1;5))+IF([.AT53]=&quot;Self&quot;;0;IF([.AT53]=&quot;CloudFlare&quot;;2;IF([.AT53]=&quot;Incapsula&quot;;2;3))))" office:value-type="float" office:value="6" calcext:value-type="float">
            <text:p>6</text:p>
          </table:table-cell>
          <table:table-cell table:style-name="ce42" table:formula="of:=IF([.AU53]&lt;PricePercentile33;0;IF([.AU53]&lt;PricePercentile66;1;2))+IF([.AV53]&lt;ConPricePercentile33;0;IF([.AV53]&lt;ConPricePercentile66;1;2))+IF([.AW53]=&quot;Free&quot;;0;IF([.AW53]=&quot;Yes&quot;;0;1))+IF([.AX53]=&quot;Free&quot;;0;IF([.AX53]&gt;29;0;IF([.AX53]&gt;13;1;IF([.AX53]&gt;6;2;3))))" office:value-type="float" office:value="0" calcext:value-type="float">
            <text:p>0</text:p>
          </table:table-cell>
          <table:table-cell table:style-name="ce46" table:formula="of:=IF([.AY53]=&quot;Yes&quot;;1;0)+IF([.AZ53]=&quot;Yes&quot;;1;0)+IF([.BA53]=&quot;No&quot;;1;IF([.BA53]=&quot;&quot;;0;IF([.BA53]=&quot;Some&quot;;0.5;0)))+IF([.BB53]=&quot;No&quot;;1;IF([.BB53]=&quot;&quot;;0;IF([.BB53]=&quot;Some&quot;;0.5;0)))+IF([.BC53]=&quot;No&quot;;1;IF([.BC53]=&quot;&quot;;0;IF([.BC53]=&quot;Some&quot;;0.5;0)))+IF([.BD53]=&quot;&quot;;0;1)+IF([.BE53]=&quot;&quot;;0;1)" office:value-type="float" office:value="5" calcext:value-type="float">
            <text:p>5</text:p>
          </table:table-cell>
          <table:table-cell table:style-name="ce51"/>
          <table:table-cell table:style-name="ce56" office:value-type="string" calcext:value-type="string">
            <text:p>USA</text:p>
          </table:table-cell>
          <table:table-cell table:style-name="ce59" table:formula="of:=IF(OR([.L53]=&quot;USA&quot;;[.L53]=&quot;UK&quot;;[.L53]=&quot;Canada&quot;;[.L53]=&quot;Australia&quot;;[.L53]=&quot;New Zealand&quot;);&quot;Five&quot;;(IF(OR([.L53]=&quot;Denmark&quot;;[.L53]=&quot;France&quot;;[.L53]=&quot;Netherlands&quot;;[.L53]=&quot;Norway&quot;);&quot;Nine&quot;;IF(OR([.L53]=&quot;Belgium&quot;;[.L53]=&quot;Germany&quot;;[.L53]=&quot;Italy&quot;;[.L53]=&quot;Spain&quot;;[.L53]=&quot;Sweden&quot;);&quot;Fourteen&quot;;IF([.L53]=&quot;&quot;;&quot;Not Disclosed&quot;;IF(OR([.L53]=&quot;British Virgin Islands&quot;;[.L53]=&quot;Gibraltar&quot;;[.L53]=&quot;British Indian Ocean&quot;;[.L53]=&quot;Barbados&quot;);&quot;See Note&quot;;&quot;No&quot;))))))" office:value-type="string" office:string-value="Five" calcext:value-type="string">
            <text:p>Five</text:p>
          </table:table-cell>
          <table:table-cell table:style-name="ce63" office:value-type="string" calcext:value-type="string">
            <text:p>Yes</text:p>
          </table:table-cell>
          <table:table-cell table:style-name="ce66" office:value-type="string" calcext:value-type="string">
            <text:p>Yes</text:p>
          </table:table-cell>
          <table:table-cell table:style-name="ce69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number-columns-repeated="3" table:style-name="ce76" office:value-type="string" calcext:value-type="string">
            <text:p>Free</text:p>
          </table:table-cell>
          <table:table-cell table:style-name="ce78" office:value-type="string" calcext:value-type="string">
            <text:p>No</text:p>
          </table:table-cell>
          <table:table-cell table:style-name="ce80" office:value-type="string" calcext:value-type="string">
            <text:p>No</text:p>
          </table:table-cell>
          <table:table-cell table:style-name="ce82" office:value-type="string" calcext:value-type="string">
            <text:p>No</text:p>
          </table:table-cell>
          <table:table-cell table:style-name="ce85" table:formula="of:=IF(AND(NOT([.L53]=&quot;USA&quot;); [.AE53]=&quot;SSL/TLS&quot;); &quot;Yes&quot;; &quot;No&quot;)" office:value-type="string" office:string-value="No" calcext:value-type="string">
            <text:p>No</text:p>
          </table:table-cell>
          <table:table-cell table:style-name="ce91" office:value-type="string" calcext:value-type="string">
            <text:p>Yes</text:p>
          </table:table-cell>
          <table:table-cell table:style-name="ce93" office:value-type="string" calcext:value-type="string">
            <text:p>No</text:p>
          </table:table-cell>
          <table:table-cell table:number-columns-repeated="2" table:style-name="ce91" office:value-type="string" calcext:value-type="string">
            <text:p>Yes</text:p>
          </table:table-cell>
          <table:table-cell table:style-name="ce93" office:value-type="string" calcext:value-type="string">
            <text:p>Yes</text:p>
          </table:table-cell>
          <table:table-cell table:style-name="ce96" office:value-type="string" calcext:value-type="string">
            <text:p>Yes</text:p>
          </table:table-cell>
          <table:table-cell table:style-name="ce98" office:value-type="string" calcext:value-type="string">
            <text:p>SSL/TLS</text:p>
          </table:table-cell>
          <table:table-cell table:style-name="ce101" office:value-type="string" calcext:value-type="string">
            <text:p>None</text:p>
          </table:table-cell>
          <table:table-cell table:style-name="ce106" office:value-type="string" calcext:value-type="string">
            <text:p>Yes</text:p>
          </table:table-cell>
          <table:table-cell table:style-name="ce111" office:value-type="float" office:value="1" calcext:value-type="float">
            <text:p>1</text:p>
          </table:table-cell>
          <table:table-cell table:style-name="ce114" office:value-type="string" calcext:value-type="string">
            <text:p>Yes</text:p>
          </table:table-cell>
          <table:table-cell table:style-name="ce116" office:value-type="string" calcext:value-type="string">
            <text:p>Yes</text:p>
          </table:table-cell>
          <table:table-cell table:style-name="ce116" office:value-type="string" calcext:value-type="string">
            <text:p>No</text:p>
          </table:table-cell>
          <table:table-cell table:style-name="ce116" office:value-type="string" calcext:value-type="string">
            <text:p>Yes</text:p>
          </table:table-cell>
          <table:table-cell table:style-name="ce114" office:value-type="string" calcext:value-type="string">
            <text:p>Yes</text:p>
          </table:table-cell>
          <table:table-cell table:style-name="ce119" office:value-type="float" office:value="5" calcext:value-type="float">
            <text:p>5</text:p>
          </table:table-cell>
          <table:table-cell table:style-name="ce122" office:value-type="float" office:value="5" calcext:value-type="float">
            <text:p>5</text:p>
          </table:table-cell>
          <table:table-cell table:style-name="ce127" office:value-type="float" office:value="2" calcext:value-type="float">
            <text:p>2</text:p>
          </table:table-cell>
          <table:table-cell table:style-name="ce130" office:value-type="float" office:value="5" calcext:value-type="float">
            <text:p>5</text:p>
          </table:table-cell>
          <table:table-cell table:style-name="ce133" office:value-type="float" office:value="15" calcext:value-type="float">
            <text:p>15</text:p>
          </table:table-cell>
          <table:table-cell table:style-name="ce135" office:value-type="string" calcext:value-type="string">
            <text:p>A+</text:p>
          </table:table-cell>
          <table:table-cell table:style-name="ce138" office:value-type="string" calcext:value-type="string">
            <text:p>Self</text:p>
          </table:table-cell>
          <table:table-cell table:style-name="ce141" office:value-type="float" office:value="0" calcext:value-type="float">
            <text:p>$0.00</text:p>
          </table:table-cell>
          <table:table-cell table:style-name="ce144" office:value-type="float" office:value="0" calcext:value-type="float">
            <text:p>$0.00</text:p>
          </table:table-cell>
          <table:table-cell table:style-name="ce146" office:value-type="string" calcext:value-type="string">
            <text:p>Free</text:p>
          </table:table-cell>
          <table:table-cell table:style-name="ce149" office:value-type="string" calcext:value-type="string">
            <text:p>Free</text:p>
          </table:table-cell>
          <table:table-cell table:style-name="ce153"/>
          <table:table-cell table:style-name="ce155" office:value-type="string" calcext:value-type="string">
            <text:p>Yes</text:p>
          </table:table-cell>
          <table:table-cell table:number-columns-repeated="2" table:style-name="ce158" office:value-type="string" calcext:value-type="string">
            <text:p>No</text:p>
          </table:table-cell>
          <table:table-cell table:style-name="ce161" office:value-type="string" calcext:value-type="string">
            <text:p>No</text:p>
          </table:table-cell>
          <table:table-cell table:style-name="ce164"/>
          <table:table-cell table:style-name="ce166" office:value-type="string" calcext:value-type="string">
            <text:p>No</text:p>
          </table:table-cell>
          <table:table-cell table:number-columns-repeated="967"/>
        </table:table-row>
        <table:table-row table:style-name="ro1">
          <table:table-cell table:style-name="ce8" table:formula="of:=HYPERLINK(&quot;http://creativecommons.org/licenses/by-nc-sa/4.0/&quot;;&quot;That One Privacy Guy's Email Comparison Chart is licensed under a Creative Commons Attribution-NonCommercial-ShareAlike 4.0 International License.&quot;)" office:value-type="string" office:string-value="That One Privacy Guy's Email Comparison Chart is licensed under a Creative Commons Attribution-NonCommercial-ShareAlike 4.0 International License." calcext:value-type="string">
            <text:p>That One Privacy Guy's Email Comparison Chart is licensed under a Creative Commons Attribution-NonCommercial-ShareAlike 4.0 International License.</text:p>
          </table:table-cell>
          <table:table-cell table:style-name="ce18" table:number-columns-repeated="45"/>
          <table:table-cell table:style-name="ce142" table:formula="of:=PERCENTILE([.AU35:.AU51];0.66)" office:value-type="float" office:value="3.9296" calcext:value-type="float">
            <text:p>3.9296</text:p>
          </table:table-cell>
          <table:table-cell table:style-name="ce142" table:formula="of:=PERCENTILE([.AV35:.AV51];0.66)" office:value-type="float" office:value="2.0952" calcext:value-type="float">
            <text:p>2.0952</text:p>
          </table:table-cell>
          <table:table-cell table:style-name="ce18" table:number-columns-repeated="9"/>
          <table:table-cell table:number-columns-repeated="967"/>
        </table:table-row>
        <table:table-row table:style-name="ro1">
          <table:table-cell table:style-name="ce9" office:value-type="string" calcext:value-type="string">
            <text:p>THAT ONE PRIVACY SITE</text:p>
          </table:table-cell>
          <table:table-cell table:style-name="ce18" table:number-columns-repeated="45"/>
          <table:table-cell table:style-name="ce142" table:formula="of:=PERCENTILE([.AU35:.AU51];0.33)" office:value-type="float" office:value="1.67" calcext:value-type="float">
            <text:p>1.67</text:p>
          </table:table-cell>
          <table:table-cell table:style-name="ce142" table:formula="of:=PERCENTILE([.AV35:.AV51];0.33)" office:value-type="float" office:value="0.32" calcext:value-type="float">
            <text:p>0.32</text:p>
          </table:table-cell>
          <table:table-cell table:style-name="ce18" table:number-columns-repeated="9"/>
          <table:table-cell table:number-columns-repeated="967"/>
        </table:table-row>
        <table:table-row table:style-name="ro1">
          <table:table-cell table:style-name="ce10" office:value-type="string" calcext:value-type="string">
            <text:p><text:a xlink:href="https://thatoneprivacysite.net/" xlink:type="simple">https://thatoneprivacysite.xyz</text:a></text:p>
          </table:table-cell>
          <table:table-cell table:style-name="ce18" table:number-columns-repeated="56"/>
          <table:table-cell table:number-columns-repeated="967"/>
        </table:table-row>
        <table:table-row table:style-name="ro1" table:number-rows-repeated="944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44E0FBDA_4594_4890_8A1A_07F01A3993E2_.wvu.FilterData" table:base-cell-address="$'Email Comparison'.$A$1" table:cell-range-address="$'Email Comparison'.$A$5:.$BE$53"/>
        </table:named-expressions>
        <calcext:conditional-formats>
          <calcext:conditional-format calcext:target-range-address="'Email Comparison'.W6:'Email Comparison'.X53">
            <calcext:condition calcext:apply-style-name="ConditionalStyle_1" calcext:value="contains-text(&quot;Yes&quot;)" calcext:base-cell-address="'Email Comparison'.W6"/>
          </calcext:conditional-format>
          <calcext:conditional-format calcext:target-range-address="'Email Comparison'.W6:'Email Comparison'.X53">
            <calcext:condition calcext:apply-style-name="ConditionalStyle_2" calcext:value="contains-text(&quot;No&quot;)" calcext:base-cell-address="'Email Comparison'.W6"/>
          </calcext:conditional-format>
          <calcext:conditional-format calcext:target-range-address="'Email Comparison'.P6:'Email Comparison'.P53">
            <calcext:condition calcext:apply-style-name="ConditionalStyle_3" calcext:value="contains-text(&quot;See Note&quot;)" calcext:base-cell-address="'Email Comparison'.P6"/>
          </calcext:conditional-format>
          <calcext:conditional-format calcext:target-range-address="'Email Comparison'.P6:'Email Comparison'.P53">
            <calcext:condition calcext:apply-style-name="ConditionalStyle_2" calcext:value="contains-text(&quot;Yes&quot;)" calcext:base-cell-address="'Email Comparison'.P6"/>
          </calcext:conditional-format>
          <calcext:conditional-format calcext:target-range-address="'Email Comparison'.P6:'Email Comparison'.P53">
            <calcext:condition calcext:apply-style-name="ConditionalStyle_1" calcext:value="contains-text(&quot;No&quot;)" calcext:base-cell-address="'Email Comparison'.P6"/>
          </calcext:conditional-format>
          <calcext:conditional-format calcext:target-range-address="'Email Comparison'.AV6:'Email Comparison'.AV53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  <calcext:conditional-format calcext:target-range-address="'Email Comparison'.AU6:'Email Comparison'.AU53">
            <calcext:condition calcext:apply-style-name="ConditionalStyle_3" calcext:value="contains-text(&quot;See Note&quot;)" calcext:base-cell-address="'Email Comparison'.AU6"/>
          </calcext:conditional-format>
          <calcext:conditional-format calcext:target-range-address="'Email Comparison'.AU6:'Email Comparison'.AU53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  <calcext:conditional-format calcext:target-range-address="'Email Comparison'.AH6:'Email Comparison'.AH53">
            <calcext:color-scale>
              <calcext:color-scale-entry calcext:value="0" calcext:type="minimum" calcext:color="#e67c73"/>
              <calcext:color-scale-entry calcext:value="50" calcext:type="percentile" calcext:color="#ffd666"/>
              <calcext:color-scale-entry calcext:value="0" calcext:type="maximum" calcext:color="#57bb8a"/>
            </calcext:color-scale>
          </calcext:conditional-format>
          <calcext:conditional-format calcext:target-range-address="'Email Comparison'.AR6:'Email Comparison'.AS53">
            <calcext:condition calcext:apply-style-name="ConditionalStyle_1" calcext:value="contains-text(&quot;A&quot;)" calcext:base-cell-address="'Email Comparison'.AR6"/>
          </calcext:conditional-format>
          <calcext:conditional-format calcext:target-range-address="'Email Comparison'.AR6:'Email Comparison'.AS53">
            <calcext:condition calcext:apply-style-name="ConditionalStyle_4" calcext:value="contains-text(&quot;B&quot;)" calcext:base-cell-address="'Email Comparison'.AR6"/>
          </calcext:conditional-format>
          <calcext:conditional-format calcext:target-range-address="'Email Comparison'.AR6:'Email Comparison'.AS53">
            <calcext:condition calcext:apply-style-name="ConditionalStyle_3" calcext:value="contains-text(&quot;C&quot;)" calcext:base-cell-address="'Email Comparison'.AR6"/>
          </calcext:conditional-format>
          <calcext:conditional-format calcext:target-range-address="'Email Comparison'.AR6:'Email Comparison'.AS53">
            <calcext:condition calcext:apply-style-name="ConditionalStyle_5" calcext:value="contains-text(&quot;D&quot;)" calcext:base-cell-address="'Email Comparison'.AR6"/>
          </calcext:conditional-format>
          <calcext:conditional-format calcext:target-range-address="'Email Comparison'.AR6:'Email Comparison'.AS53">
            <calcext:condition calcext:apply-style-name="ConditionalStyle_2" calcext:value="contains-text(&quot;F&quot;)" calcext:base-cell-address="'Email Comparison'.AR6"/>
          </calcext:conditional-format>
          <calcext:conditional-format calcext:target-range-address="'Email Comparison'.AX6:'Email Comparison'.AX53">
            <calcext:condition calcext:apply-style-name="ConditionalStyle_1" calcext:value="contains-text(&quot;Free&quot;)" calcext:base-cell-address="'Email Comparison'.AX6"/>
          </calcext:conditional-format>
          <calcext:conditional-format calcext:target-range-address="'Email Comparison'.AX6:'Email Comparison'.BC53">
            <calcext:condition calcext:apply-style-name="ConditionalStyle_3" calcext:value="contains-text(&quot;See Note&quot;)" calcext:base-cell-address="'Email Comparison'.AX6"/>
          </calcext:conditional-format>
          <calcext:conditional-format calcext:target-range-address="'Email Comparison'.AX6:'Email Comparison'.BC53">
            <calcext:color-scale>
              <calcext:color-scale-entry calcext:value="0" calcext:type="minimum" calcext:color="#e67c73"/>
              <calcext:color-scale-entry calcext:value="50" calcext:type="percentile" calcext:color="#ffd666"/>
              <calcext:color-scale-entry calcext:value="0" calcext:type="maximum" calcext:color="#57bb8a"/>
            </calcext:color-scale>
          </calcext:conditional-format>
          <calcext:conditional-format calcext:target-range-address="'Email Comparison'.AW6:'Email Comparison'.AW53">
            <calcext:condition calcext:apply-style-name="ConditionalStyle_1" calcext:value="contains-text(&quot;Free&quot;)" calcext:base-cell-address="'Email Comparison'.AW6"/>
          </calcext:conditional-format>
          <calcext:conditional-format calcext:target-range-address="'Email Comparison'.AW6:'Email Comparison'.AW53">
            <calcext:condition calcext:apply-style-name="ConditionalStyle_1" calcext:value="contains-text(&quot;Yes&quot;)" calcext:base-cell-address="'Email Comparison'.AW6"/>
          </calcext:conditional-format>
          <calcext:conditional-format calcext:target-range-address="'Email Comparison'.AW6:'Email Comparison'.AW53">
            <calcext:condition calcext:apply-style-name="ConditionalStyle_2" calcext:value="contains-text(&quot;No&quot;)" calcext:base-cell-address="'Email Comparison'.AW6"/>
          </calcext:conditional-format>
          <calcext:conditional-format calcext:target-range-address="'Email Comparison'.Q6:'Email Comparison'.Q53">
            <calcext:condition calcext:apply-style-name="ConditionalStyle_2" calcext:value="contains-text(&quot;No&quot;)" calcext:base-cell-address="'Email Comparison'.Q6"/>
          </calcext:conditional-format>
          <calcext:conditional-format calcext:target-range-address="'Email Comparison'.Q6:'Email Comparison'.Q53">
            <calcext:condition calcext:apply-style-name="ConditionalStyle_1" calcext:value="contains-text(&quot;Yes&quot;)" calcext:base-cell-address="'Email Comparison'.Q6"/>
          </calcext:conditional-format>
          <calcext:conditional-format calcext:target-range-address="'Email Comparison'.Q6:'Email Comparison'.Q53">
            <calcext:condition calcext:apply-style-name="ConditionalStyle_3" calcext:value="contains-text(&quot;Email&quot;)" calcext:base-cell-address="'Email Comparison'.Q6"/>
          </calcext:conditional-format>
          <calcext:conditional-format calcext:target-range-address="'Email Comparison'.AR6:'Email Comparison'.AR53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  <calcext:conditional-format calcext:target-range-address="'Email Comparison'.AT6:'Email Comparison'.AT53">
            <calcext:condition calcext:apply-style-name="ConditionalStyle_1" calcext:value="contains-text(&quot;Self&quot;)" calcext:base-cell-address="'Email Comparison'.AT6"/>
          </calcext:conditional-format>
          <calcext:conditional-format calcext:target-range-address="'Email Comparison'.AT6:'Email Comparison'.AT53">
            <calcext:condition calcext:apply-style-name="ConditionalStyle_2" calcext:value="not-contains-text(&quot;Self&quot;)" calcext:base-cell-address="'Email Comparison'.AT6"/>
          </calcext:conditional-format>
          <calcext:conditional-format calcext:target-range-address="'Email Comparison'.AP6:'Email Comparison'.AP53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  <calcext:conditional-format calcext:target-range-address="'Email Comparison'.AQ6:'Email Comparison'.AQ53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  <calcext:conditional-format calcext:target-range-address="'Email Comparison'.AG6:'Email Comparison'.AG53">
            <calcext:condition calcext:apply-style-name="ConditionalStyle_1" calcext:value="contains-text(&quot;Yes&quot;)" calcext:base-cell-address="'Email Comparison'.AG6"/>
          </calcext:conditional-format>
          <calcext:conditional-format calcext:target-range-address="'Email Comparison'.AG6:'Email Comparison'.AG53">
            <calcext:condition calcext:apply-style-name="ConditionalStyle_2" calcext:value="contains-text(&quot;No&quot;)" calcext:base-cell-address="'Email Comparison'.AG6"/>
          </calcext:conditional-format>
          <calcext:conditional-format calcext:target-range-address="'Email Comparison'.AY6:'Email Comparison'.AZ53">
            <calcext:condition calcext:apply-style-name="ConditionalStyle_2" calcext:value="contains-text(&quot;Yes&quot;)" calcext:base-cell-address="'Email Comparison'.AY6"/>
          </calcext:conditional-format>
          <calcext:conditional-format calcext:target-range-address="'Email Comparison'.AS6:'Email Comparison'.AS53">
            <calcext:condition calcext:apply-style-name="ConditionalStyle_2" calcext:value="contains-text(&quot;T&quot;)" calcext:base-cell-address="'Email Comparison'.AS6"/>
          </calcext:conditional-format>
          <calcext:conditional-format calcext:target-range-address="'Email Comparison'.BD6:'Email Comparison'.BD53">
            <calcext:condition calcext:apply-style-name="ConditionalStyle_2" calcext:value="contains-text(&quot;No&quot;)" calcext:base-cell-address="'Email Comparison'.BD6"/>
          </calcext:conditional-format>
          <calcext:conditional-format calcext:target-range-address="'Email Comparison'.BA6:'Email Comparison'.BC53">
            <calcext:condition calcext:apply-style-name="ConditionalStyle_1" calcext:value="contains-text(&quot;Yes&quot;)" calcext:base-cell-address="'Email Comparison'.BA6"/>
          </calcext:conditional-format>
          <calcext:conditional-format calcext:target-range-address="'Email Comparison'.BA6:'Email Comparison'.BC53">
            <calcext:condition calcext:apply-style-name="ConditionalStyle_2" calcext:value="contains-text(&quot;No&quot;)" calcext:base-cell-address="'Email Comparison'.BA6"/>
          </calcext:conditional-format>
          <calcext:conditional-format calcext:target-range-address="'Email Comparison'.BC6:'Email Comparison'.BE53">
            <calcext:condition calcext:apply-style-name="ConditionalStyle_1" calcext:value="contains-text(&quot;Yes&quot;)" calcext:base-cell-address="'Email Comparison'.BC6"/>
          </calcext:conditional-format>
          <calcext:conditional-format calcext:target-range-address="'Email Comparison'.BC6:'Email Comparison'.BE53">
            <calcext:condition calcext:apply-style-name="ConditionalStyle_2" calcext:value="contains-text(&quot;No&quot;)" calcext:base-cell-address="'Email Comparison'.BC6"/>
          </calcext:conditional-format>
          <calcext:conditional-format calcext:target-range-address="'Email Comparison'.BA6:'Email Comparison'.BC53">
            <calcext:condition calcext:apply-style-name="ConditionalStyle_3" calcext:value="contains-text(&quot;Some&quot;)" calcext:base-cell-address="'Email Comparison'.BA6"/>
          </calcext:conditional-format>
          <calcext:conditional-format calcext:target-range-address="'Email Comparison'.B6:'Email Comparison'.B53">
            <calcext:condition calcext:apply-style-name="ConditionalStyle_6" calcext:value="=0" calcext:base-cell-address="'Email Comparison'.B6"/>
          </calcext:conditional-format>
          <calcext:conditional-format calcext:target-range-address="'Email Comparison'.B6:'Email Comparison'.B53">
            <calcext:condition calcext:apply-style-name="ConditionalStyle_7" calcext:value="&lt;3" calcext:base-cell-address="'Email Comparison'.B6"/>
          </calcext:conditional-format>
          <calcext:conditional-format calcext:target-range-address="'Email Comparison'.B6:'Email Comparison'.B53">
            <calcext:condition calcext:apply-style-name="ConditionalStyle_8" calcext:value="&gt;=3" calcext:base-cell-address="'Email Comparison'.B6"/>
          </calcext:conditional-format>
          <calcext:conditional-format calcext:target-range-address="'Email Comparison'.C6:'Email Comparison'.C53">
            <calcext:condition calcext:apply-style-name="ConditionalStyle_6" calcext:value="&lt;=0.5" calcext:base-cell-address="'Email Comparison'.C6"/>
          </calcext:conditional-format>
          <calcext:conditional-format calcext:target-range-address="'Email Comparison'.C6:'Email Comparison'.C53">
            <calcext:condition calcext:apply-style-name="ConditionalStyle_7" calcext:value="&lt;2" calcext:base-cell-address="'Email Comparison'.C6"/>
          </calcext:conditional-format>
          <calcext:conditional-format calcext:target-range-address="'Email Comparison'.C6:'Email Comparison'.C53">
            <calcext:condition calcext:apply-style-name="ConditionalStyle_8" calcext:value="&gt;=2" calcext:base-cell-address="'Email Comparison'.C6"/>
          </calcext:conditional-format>
          <calcext:conditional-format calcext:target-range-address="'Email Comparison'.D6:'Email Comparison'.D53">
            <calcext:condition calcext:apply-style-name="ConditionalStyle_6" calcext:value="&lt;=2" calcext:base-cell-address="'Email Comparison'.D6"/>
          </calcext:conditional-format>
          <calcext:conditional-format calcext:target-range-address="'Email Comparison'.D6:'Email Comparison'.D53">
            <calcext:condition calcext:apply-style-name="ConditionalStyle_7" calcext:value="&lt;5" calcext:base-cell-address="'Email Comparison'.D6"/>
          </calcext:conditional-format>
          <calcext:conditional-format calcext:target-range-address="'Email Comparison'.D6:'Email Comparison'.D53">
            <calcext:condition calcext:apply-style-name="ConditionalStyle_8" calcext:value="&gt;=5" calcext:base-cell-address="'Email Comparison'.D6"/>
          </calcext:conditional-format>
          <calcext:conditional-format calcext:target-range-address="'Email Comparison'.E6:'Email Comparison'.E53">
            <calcext:condition calcext:apply-style-name="ConditionalStyle_6" calcext:value="&lt;=0.5" calcext:base-cell-address="'Email Comparison'.E6"/>
          </calcext:conditional-format>
          <calcext:conditional-format calcext:target-range-address="'Email Comparison'.E6:'Email Comparison'.E53">
            <calcext:condition calcext:apply-style-name="ConditionalStyle_7" calcext:value="&lt;2" calcext:base-cell-address="'Email Comparison'.E6"/>
          </calcext:conditional-format>
          <calcext:conditional-format calcext:target-range-address="'Email Comparison'.E6:'Email Comparison'.E53">
            <calcext:condition calcext:apply-style-name="ConditionalStyle_8" calcext:value="&gt;=2" calcext:base-cell-address="'Email Comparison'.E6"/>
          </calcext:conditional-format>
          <calcext:conditional-format calcext:target-range-address="'Email Comparison'.F6:'Email Comparison'.F53">
            <calcext:condition calcext:apply-style-name="ConditionalStyle_6" calcext:value="&lt;=0.5" calcext:base-cell-address="'Email Comparison'.F6"/>
          </calcext:conditional-format>
          <calcext:conditional-format calcext:target-range-address="'Email Comparison'.F6:'Email Comparison'.F53">
            <calcext:condition calcext:apply-style-name="ConditionalStyle_7" calcext:value="&lt;=2" calcext:base-cell-address="'Email Comparison'.F6"/>
          </calcext:conditional-format>
          <calcext:conditional-format calcext:target-range-address="'Email Comparison'.F6:'Email Comparison'.F53">
            <calcext:condition calcext:apply-style-name="ConditionalStyle_8" calcext:value="&gt;2" calcext:base-cell-address="'Email Comparison'.F6"/>
          </calcext:conditional-format>
          <calcext:conditional-format calcext:target-range-address="'Email Comparison'.G6:'Email Comparison'.G53">
            <calcext:condition calcext:apply-style-name="ConditionalStyle_6" calcext:value="&lt;=1" calcext:base-cell-address="'Email Comparison'.G6"/>
          </calcext:conditional-format>
          <calcext:conditional-format calcext:target-range-address="'Email Comparison'.G6:'Email Comparison'.G53">
            <calcext:condition calcext:apply-style-name="ConditionalStyle_7" calcext:value="&lt;=3" calcext:base-cell-address="'Email Comparison'.G6"/>
          </calcext:conditional-format>
          <calcext:conditional-format calcext:target-range-address="'Email Comparison'.G6:'Email Comparison'.G53">
            <calcext:condition calcext:apply-style-name="ConditionalStyle_8" calcext:value="&gt;3" calcext:base-cell-address="'Email Comparison'.G6"/>
          </calcext:conditional-format>
          <calcext:conditional-format calcext:target-range-address="'Email Comparison'.H6:'Email Comparison'.H53">
            <calcext:condition calcext:apply-style-name="ConditionalStyle_6" calcext:value="&lt;=3" calcext:base-cell-address="'Email Comparison'.H6"/>
          </calcext:conditional-format>
          <calcext:conditional-format calcext:target-range-address="'Email Comparison'.H6:'Email Comparison'.H53">
            <calcext:condition calcext:apply-style-name="ConditionalStyle_7" calcext:value="&lt;=6" calcext:base-cell-address="'Email Comparison'.H6"/>
          </calcext:conditional-format>
          <calcext:conditional-format calcext:target-range-address="'Email Comparison'.H6:'Email Comparison'.H53">
            <calcext:condition calcext:apply-style-name="ConditionalStyle_8" calcext:value="&gt;6" calcext:base-cell-address="'Email Comparison'.H6"/>
          </calcext:conditional-format>
          <calcext:conditional-format calcext:target-range-address="'Email Comparison'.I6:'Email Comparison'.I53">
            <calcext:condition calcext:apply-style-name="ConditionalStyle_6" calcext:value="&lt;=3" calcext:base-cell-address="'Email Comparison'.I6"/>
          </calcext:conditional-format>
          <calcext:conditional-format calcext:target-range-address="'Email Comparison'.I6:'Email Comparison'.I53">
            <calcext:condition calcext:apply-style-name="ConditionalStyle_7" calcext:value="&lt;=6" calcext:base-cell-address="'Email Comparison'.I6"/>
          </calcext:conditional-format>
          <calcext:conditional-format calcext:target-range-address="'Email Comparison'.I6:'Email Comparison'.I53">
            <calcext:condition calcext:apply-style-name="ConditionalStyle_8" calcext:value="&gt;6" calcext:base-cell-address="'Email Comparison'.I6"/>
          </calcext:conditional-format>
          <calcext:conditional-format calcext:target-range-address="'Email Comparison'.J6:'Email Comparison'.J53">
            <calcext:condition calcext:apply-style-name="ConditionalStyle_6" calcext:value="=0" calcext:base-cell-address="'Email Comparison'.J6"/>
          </calcext:conditional-format>
          <calcext:conditional-format calcext:target-range-address="'Email Comparison'.J6:'Email Comparison'.J53">
            <calcext:condition calcext:apply-style-name="ConditionalStyle_7" calcext:value="&lt;3" calcext:base-cell-address="'Email Comparison'.J6"/>
          </calcext:conditional-format>
          <calcext:conditional-format calcext:target-range-address="'Email Comparison'.J6:'Email Comparison'.J53">
            <calcext:condition calcext:apply-style-name="ConditionalStyle_8" calcext:value="&gt;=3" calcext:base-cell-address="'Email Comparison'.J6"/>
          </calcext:conditional-format>
          <calcext:conditional-format calcext:target-range-address="'Email Comparison'.M6:'Email Comparison'.M53">
            <calcext:condition calcext:apply-style-name="ConditionalStyle_2" calcext:value="contains-text(&quot;Five&quot;)" calcext:base-cell-address="'Email Comparison'.M6"/>
          </calcext:conditional-format>
          <calcext:conditional-format calcext:target-range-address="'Email Comparison'.M6:'Email Comparison'.M53">
            <calcext:condition calcext:apply-style-name="ConditionalStyle_3" calcext:value="contains-text(&quot;Nine&quot;)" calcext:base-cell-address="'Email Comparison'.M6"/>
          </calcext:conditional-format>
          <calcext:conditional-format calcext:target-range-address="'Email Comparison'.M6:'Email Comparison'.M53">
            <calcext:condition calcext:apply-style-name="ConditionalStyle_3" calcext:value="contains-text(&quot;Fourteen&quot;)" calcext:base-cell-address="'Email Comparison'.M6"/>
          </calcext:conditional-format>
          <calcext:conditional-format calcext:target-range-address="'Email Comparison'.M6:'Email Comparison'.M53">
            <calcext:condition calcext:apply-style-name="ConditionalStyle_3" calcext:value="contains-text(&quot;See Note&quot;)" calcext:base-cell-address="'Email Comparison'.M6"/>
          </calcext:conditional-format>
          <calcext:conditional-format calcext:target-range-address="'Email Comparison'.M6:'Email Comparison'.M53">
            <calcext:condition calcext:apply-style-name="ConditionalStyle_2" calcext:value="contains-text(&quot;Not Disclosed&quot;)" calcext:base-cell-address="'Email Comparison'.M6"/>
          </calcext:conditional-format>
          <calcext:conditional-format calcext:target-range-address="'Email Comparison'.M6:'Email Comparison'.M53">
            <calcext:condition calcext:apply-style-name="ConditionalStyle_1" calcext:value="contains-text(&quot;No&quot;)" calcext:base-cell-address="'Email Comparison'.M6"/>
          </calcext:conditional-format>
          <calcext:conditional-format calcext:target-range-address="'Email Comparison'.Y6:'Email Comparison'.AC53">
            <calcext:condition calcext:apply-style-name="ConditionalStyle_1" calcext:value="contains-text(&quot;Yes&quot;)" calcext:base-cell-address="'Email Comparison'.Y6"/>
          </calcext:conditional-format>
          <calcext:conditional-format calcext:target-range-address="'Email Comparison'.Y6:'Email Comparison'.AC53">
            <calcext:condition calcext:apply-style-name="ConditionalStyle_3" calcext:value="contains-text(&quot;See Note&quot;)" calcext:base-cell-address="'Email Comparison'.Y6"/>
          </calcext:conditional-format>
          <calcext:conditional-format calcext:target-range-address="'Email Comparison'.AI6:'Email Comparison'.AM53">
            <calcext:condition calcext:apply-style-name="ConditionalStyle_2" calcext:value="contains-text(&quot;No&quot;)" calcext:base-cell-address="'Email Comparison'.AI6"/>
          </calcext:conditional-format>
          <calcext:conditional-format calcext:target-range-address="'Email Comparison'.AI6:'Email Comparison'.AM53">
            <calcext:condition calcext:apply-style-name="ConditionalStyle_1" calcext:value="contains-text(&quot;Yes&quot;)" calcext:base-cell-address="'Email Comparison'.AI6"/>
          </calcext:conditional-format>
          <calcext:conditional-format calcext:target-range-address="'Email Comparison'.N6:'Email Comparison'.N53">
            <calcext:condition calcext:apply-style-name="ConditionalStyle_1" calcext:value="=&quot;No&quot;" calcext:base-cell-address="'Email Comparison'.N6"/>
          </calcext:conditional-format>
          <calcext:conditional-format calcext:target-range-address="'Email Comparison'.N6:'Email Comparison'.N53">
            <calcext:condition calcext:apply-style-name="ConditionalStyle_2" calcext:value="=&quot;Yes&quot;" calcext:base-cell-address="'Email Comparison'.N6"/>
          </calcext:conditional-format>
          <calcext:conditional-format calcext:target-range-address="'Email Comparison'.R6:'Email Comparison'.V53">
            <calcext:condition calcext:apply-style-name="ConditionalStyle_2" calcext:value="contains-text(&quot;No&quot;)" calcext:base-cell-address="'Email Comparison'.R6"/>
          </calcext:conditional-format>
          <calcext:conditional-format calcext:target-range-address="'Email Comparison'.U6:'Email Comparison'.U53">
            <calcext:condition calcext:apply-style-name="ConditionalStyle_3" calcext:value="contains-text(&quot;Some&quot;)" calcext:base-cell-address="'Email Comparison'.U6"/>
          </calcext:conditional-format>
          <calcext:conditional-format calcext:target-range-address="'Email Comparison'.R6:'Email Comparison'.V53">
            <calcext:condition calcext:apply-style-name="ConditionalStyle_1" calcext:value="contains-text(&quot;Yes&quot;)" calcext:base-cell-address="'Email Comparison'.R6"/>
          </calcext:conditional-format>
          <calcext:conditional-format calcext:target-range-address="'Email Comparison'.AD6:'Email Comparison'.AD53">
            <calcext:condition calcext:apply-style-name="ConditionalStyle_1" calcext:value="contains-text(&quot;Yes&quot;)" calcext:base-cell-address="'Email Comparison'.AD6"/>
          </calcext:conditional-format>
          <calcext:conditional-format calcext:target-range-address="'Email Comparison'.AD6:'Email Comparison'.AD53">
            <calcext:condition calcext:apply-style-name="ConditionalStyle_2" calcext:value="contains-text(&quot;No&quot;)" calcext:base-cell-address="'Email Comparison'.AD6"/>
          </calcext:conditional-format>
          <calcext:conditional-format calcext:target-range-address="'Email Comparison'.N6:'Email Comparison'.N53">
            <calcext:condition calcext:apply-style-name="ConditionalStyle_2" calcext:value="contains-text(&quot;Not Disclosed&quot;)" calcext:base-cell-address="'Email Comparison'.N6"/>
          </calcext:conditional-format>
          <calcext:conditional-format calcext:target-range-address="'Email Comparison'.N6:'Email Comparison'.N53">
            <calcext:condition calcext:apply-style-name="ConditionalStyle_3" calcext:value="contains-text(&quot;Owned&quot;)" calcext:base-cell-address="'Email Comparison'.N6"/>
          </calcext:conditional-format>
          <calcext:conditional-format calcext:target-range-address="'Email Comparison'.M6:'Email Comparison'.M53">
            <calcext:condition calcext:apply-style-name="ConditionalStyle_3" calcext:value="contains-text(&quot;Cooperative&quot;)" calcext:base-cell-address="'Email Comparison'.M6"/>
          </calcext:conditional-format>
          <calcext:conditional-format calcext:target-range-address="'Email Comparison'.AN6:'Email Comparison'.AN53">
            <calcext:color-scale>
              <calcext:color-scale-entry calcext:value="0" calcext:type="minimum" calcext:color="#e67c73"/>
              <calcext:color-scale-entry calcext:value="50" calcext:type="percentile" calcext:color="#ffd666"/>
              <calcext:color-scale-entry calcext:value="0" calcext:type="maximum" calcext:color="#57bb8a"/>
            </calcext:color-scale>
          </calcext:conditional-format>
          <calcext:conditional-format calcext:target-range-address="'Email Comparison'.Y6:'Email Comparison'.AC53">
            <calcext:condition calcext:apply-style-name="ConditionalStyle_2" calcext:value="contains-text(&quot;No&quot;)" calcext:base-cell-address="'Email Comparison'.Y6"/>
          </calcext:conditional-format>
          <calcext:conditional-format calcext:target-range-address="'Email Comparison'.AO6:'Email Comparison'.AO53">
            <calcext:color-scale>
              <calcext:color-scale-entry calcext:value="0" calcext:type="minimum" calcext:color="#e67c73"/>
              <calcext:color-scale-entry calcext:value="50" calcext:type="percentile" calcext:color="#ffd666"/>
              <calcext:color-scale-entry calcext:value="0" calcext:type="maximum" calcext:color="#57bb8a"/>
            </calcext:color-scale>
          </calcext:conditional-format>
          <calcext:conditional-format calcext:target-range-address="'Email Comparison'.O6:'Email Comparison'.O53">
            <calcext:condition calcext:apply-style-name="ConditionalStyle_1" calcext:value="contains-text(&quot;No&quot;)" calcext:base-cell-address="'Email Comparison'.O6"/>
          </calcext:conditional-format>
          <calcext:conditional-format calcext:target-range-address="'Email Comparison'.O6:'Email Comparison'.O53">
            <calcext:condition calcext:apply-style-name="ConditionalStyle_2" calcext:value="contains-text(&quot;Yes&quot;)" calcext:base-cell-address="'Email Comparison'.O6"/>
          </calcext:conditional-format>
          <calcext:conditional-format calcext:target-range-address="'Email Comparison'.AE6:'Email Comparison'.AE53">
            <calcext:condition calcext:apply-style-name="ConditionalStyle_1" calcext:value="contains-text(&quot;SSL/TLS&quot;)" calcext:base-cell-address="'Email Comparison'.AE6"/>
          </calcext:conditional-format>
          <calcext:conditional-format calcext:target-range-address="'Email Comparison'.AE6:'Email Comparison'.AE53">
            <calcext:condition calcext:apply-style-name="ConditionalStyle_1" calcext:value="contains-text(&quot;STARTTLS&quot;)" calcext:base-cell-address="'Email Comparison'.AE6"/>
          </calcext:conditional-format>
          <calcext:conditional-format calcext:target-range-address="'Email Comparison'.AE6:'Email Comparison'.AE53">
            <calcext:condition calcext:apply-style-name="ConditionalStyle_2" calcext:value="contains-text(&quot;None&quot;)" calcext:base-cell-address="'Email Comparison'.AE6"/>
          </calcext:conditional-format>
          <calcext:conditional-format calcext:target-range-address="'Email Comparison'.AF6:'Email Comparison'.AF53">
            <calcext:condition calcext:apply-style-name="ConditionalStyle_1" calcext:value="contains-text(&quot;PGP&quot;)" calcext:base-cell-address="'Email Comparison'.AF6"/>
          </calcext:conditional-format>
          <calcext:conditional-format calcext:target-range-address="'Email Comparison'.AF6:'Email Comparison'.AF53">
            <calcext:condition calcext:apply-style-name="ConditionalStyle_1" calcext:value="contains-text(&quot;AES&quot;)" calcext:base-cell-address="'Email Comparison'.AF6"/>
          </calcext:conditional-format>
          <calcext:conditional-format calcext:target-range-address="'Email Comparison'.AF6:'Email Comparison'.AF53">
            <calcext:condition calcext:apply-style-name="ConditionalStyle_3" calcext:value="contains-text(&quot;TDE&quot;)" calcext:base-cell-address="'Email Comparison'.AF6"/>
          </calcext:conditional-format>
          <calcext:conditional-format calcext:target-range-address="'Email Comparison'.AF6:'Email Comparison'.AF53">
            <calcext:condition calcext:apply-style-name="ConditionalStyle_3" calcext:value="contains-text(&quot;BitLocker&quot;)" calcext:base-cell-address="'Email Comparison'.AF6"/>
          </calcext:conditional-format>
          <calcext:conditional-format calcext:target-range-address="'Email Comparison'.AF6:'Email Comparison'.AF53">
            <calcext:condition calcext:apply-style-name="ConditionalStyle_2" calcext:value="contains-text(&quot;None&quot;)" calcext:base-cell-address="'Email Comparison'.AF6"/>
          </calcext:conditional-format>
          <calcext:conditional-format calcext:target-range-address="'Email Comparison'.R6:'Email Comparison'.T53">
            <calcext:condition calcext:apply-style-name="ConditionalStyle_1" calcext:value="contains-text(&quot;Free&quot;)" calcext:base-cell-address="'Email Comparison'.R6"/>
          </calcext:conditional-format>
          <calcext:conditional-format calcext:target-range-address="'Email Comparison'.AE6:'Email Comparison'.AE53">
            <calcext:condition calcext:apply-style-name="ConditionalStyle_1" calcext:value="contains-text(&quot;AES-128&quot;)" calcext:base-cell-address="'Email Comparison'.AE6"/>
          </calcext:conditional-format>
          <calcext:conditional-format calcext:target-range-address="'Email Comparison'.AF6:'Email Comparison'.AF53">
            <calcext:condition calcext:apply-style-name="ConditionalStyle_2" calcext:value="contains-text(&quot;TrueCrypt&quot;)" calcext:base-cell-address="'Email Comparison'.AF6"/>
          </calcext:conditional-format>
        </calcext:conditional-formats>
      </table:table>
      <table:named-expressions>
        <table:named-range table:name="ConPricePercentile33" table:base-cell-address="$'Email Comparison'.$A$1" table:cell-range-address="$'Email Comparison'.$AV$55"/>
        <table:named-range table:name="ConPricePercentile66" table:base-cell-address="$'Email Comparison'.$A$1" table:cell-range-address="$'Email Comparison'.$AV$54"/>
        <table:named-range table:name="PricePercentile33" table:base-cell-address="$'Email Comparison'.$A$1" table:cell-range-address="$'Email Comparison'.$AU$55"/>
        <table:named-range table:name="PricePercentile66" table:base-cell-address="$'Email Comparison'.$A$1" table:cell-range-address="$'Email Comparison'.$AU$5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57bb8a"/>
    </style:style>
    <style:style style:name="ConditionalStyle_5f_2" style:display-name="ConditionalStyle_2" style:family="table-cell" style:parent-style-name="Default">
      <style:table-cell-properties fo:background-color="#e67c73"/>
    </style:style>
    <style:style style:name="ConditionalStyle_5f_3" style:display-name="ConditionalStyle_3" style:family="table-cell" style:parent-style-name="Default">
      <style:table-cell-properties fo:background-color="#ffd666"/>
    </style:style>
    <style:style style:name="ConditionalStyle_5f_4" style:display-name="ConditionalStyle_4" style:family="table-cell" style:parent-style-name="Default">
      <style:table-cell-properties fo:background-color="#b6d7a8"/>
    </style:style>
    <style:style style:name="ConditionalStyle_5f_5" style:display-name="ConditionalStyle_5" style:family="table-cell" style:parent-style-name="Default">
      <style:table-cell-properties fo:background-color="#f9cb9c"/>
    </style:style>
    <style:style style:name="ConditionalStyle_5f_6" style:display-name="ConditionalStyle_6" style:family="table-cell" style:parent-style-name="Default">
      <style:table-cell-properties fo:background-color="#57bb8a"/>
      <style:text-properties fo:color="#57bb8a"/>
    </style:style>
    <style:style style:name="ConditionalStyle_5f_7" style:display-name="ConditionalStyle_7" style:family="table-cell" style:parent-style-name="Default">
      <style:table-cell-properties fo:background-color="#ffd666"/>
      <style:text-properties fo:color="#ffd666"/>
    </style:style>
    <style:style style:name="ConditionalStyle_5f_8" style:display-name="ConditionalStyle_8" style:family="table-cell" style:parent-style-name="Default">
      <style:table-cell-properties fo:background-color="#e67c73"/>
      <style:text-properties fo:color="#e67c7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mail_20_Comparison" style:display-name="PageStyle_Email Comparis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06" meta:object-count="0"/>
    <meta:generator>LibreOfficeDev/6.0.5.2$Linux_X86_64 LibreOffice_project/</meta:generator>
  </office:meta>
</office:document-meta>
</file>